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6"/>
    <style:style style:name="ce4" style:family="table-cell" style:parent-style-name="Default" style:data-style-name="N4">
      <style:table-cell-properties fo:background-color="#E2EFDA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fo:background-color="#FCE4D6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39">
      <style:text-properties fo:font-weight="bold" style:font-weight-asian="bold" style:font-weight-complex="bold"/>
    </style:style>
    <style:style style:name="ce14" style:family="table-cell" style:parent-style-name="Default" style:data-style-name="N41"/>
    <style:style style:name="ce15" style:family="table-cell" style:parent-style-name="Default" style:data-style-name="N39">
      <style:table-cell-properties fo:background-color="#E2EFDA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2EFDA"/>
    </style:style>
    <style:style style:name="ce17" style:family="table-cell" style:parent-style-name="Default" style:data-style-name="N41">
      <style:table-cell-properties fo:background-color="#E2EFDA"/>
    </style:style>
    <style:style style:name="ce18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44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BC2E6"/>
    </style:style>
    <style:style style:name="ce21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22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4" style:family="table-cell" style:parent-style-name="Default" style:data-style-name="N36">
      <style:table-cell-properties style:vertical-align="automatic" fo:background-color="#9BC2E6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#9BC2E6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8" style:family="table-cell" style:parent-style-name="Default" style:data-style-name="N38">
      <style:table-cell-properties fo:background-color="#F7D1D5"/>
    </style:style>
    <style:style style:name="ce29" style:family="table-cell" style:parent-style-name="Default" style:data-style-name="N36"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38">
      <style:table-cell-properties fo:background-color="#FFF2CC"/>
    </style:style>
    <style:style style:name="ce33" style:family="table-cell" style:parent-style-name="Default" style:data-style-name="N0">
      <style:table-cell-properties fo:background-color="#FFF2CC"/>
    </style:style>
    <style:style style:name="ce34" style:family="table-cell" style:parent-style-name="Default" style:data-style-name="N36">
      <style:table-cell-properties fo:background-color="#FFF2CC"/>
    </style:style>
    <style:style style:name="ce35" style:family="table-cell" style:parent-style-name="Default" style:data-style-name="N38">
      <style:table-cell-properties fo:background-color="#F6F9D4"/>
    </style:style>
    <style:style style:name="ce36" style:family="table-cell" style:parent-style-name="Default" style:data-style-name="N0">
      <style:table-cell-properties fo:background-color="#F6F9D4"/>
    </style:style>
    <style:style style:name="ce37" style:family="table-cell" style:parent-style-name="Default" style:data-style-name="N36">
      <style:table-cell-properties fo:background-color="#F6F9D4"/>
    </style:style>
    <style:style style:name="ce38" style:family="table-cell" style:parent-style-name="Default" style:data-style-name="N0">
      <style:table-cell-properties fo:background-color="#F7D1D5"/>
    </style:style>
    <style:style style:name="ce39" style:family="table-cell" style:parent-style-name="Default" style:data-style-name="N36">
      <style:table-cell-properties fo:background-color="#AFD095"/>
    </style:style>
    <style:style style:name="ce40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36">
      <style:table-cell-properties fo:background-color="transparent"/>
    </style:style>
    <style:style style:name="ce43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47"/>
    <style:style style:name="ce45" style:family="table-cell" style:parent-style-name="Default" style:data-style-name="N44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4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49" style:family="table-cell" style:parent-style-name="Default" style:data-style-name="N48"/>
    <style:style style:name="ce50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5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14"/>
    <style:style style:name="ce5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9" style:family="table-cell" style:parent-style-name="Default" style:data-style-name="N0">
      <style:table-cell-properties fo:background-color="#E8F2A1"/>
    </style:style>
    <style:style style:name="ce6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6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68" style:family="table-cell" style:parent-style-name="Default" style:data-style-name="N36">
      <style:table-cell-properties fo:background-color="#FFFFD7"/>
    </style:style>
    <style:style style:name="ce69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71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8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81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3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84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fo:background-color="#729FCF"/>
    </style:style>
    <style:style style:name="ce8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9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10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0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3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4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5" style:family="table-cell" style:parent-style-name="Default" style:data-style-name="N0">
      <style:text-properties style:text-underline-style="solid" style:text-underline-type="single"/>
    </style:style>
    <style:style style:name="ce10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4">
      <style:text-properties style:text-underline-style="solid" style:text-underline-type="single"/>
    </style:style>
    <style:style style:name="ce108" style:family="table-cell" style:parent-style-name="Default" style:data-style-name="N4">
      <style:text-properties fo:font-weight="bold" style:font-weight-asian="bold" style:font-weight-complex="bold"/>
    </style:style>
    <style:style style:name="ce109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0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1" style:family="table-cell" style:parent-style-name="Default" style:data-style-name="N0">
      <style:table-cell-properties fo:background-color="#FFBF00"/>
    </style:style>
    <style:style style:name="ce112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3" style:family="table-cell" style:parent-style-name="Default" style:data-style-name="N36">
      <style:table-cell-properties fo:background-color="#FFBF00"/>
    </style:style>
    <style:style style:name="ce114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">
      <style:table-cell-properties fo:background-color="transparent"/>
    </style:style>
    <style:style style:name="ce116" style:family="table-cell" style:parent-style-name="Default" style:data-style-name="N37"/>
    <style:style style:name="ce117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1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4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5" style:family="table-cell" style:parent-style-name="Default" style:data-style-name="N39"/>
    <style:style style:name="ce12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7">
      <style:table-cell-properties fo:background-color="transparent"/>
    </style:style>
    <style:style style:name="ce128" style:family="table-cell" style:parent-style-name="Default" style:data-style-name="N40">
      <style:table-cell-properties fo:background-color="transparent"/>
    </style:style>
    <style:style style:name="ce129" style:family="table-cell" style:parent-style-name="Default" style:data-style-name="N37">
      <style:table-cell-properties fo:background-color="#FFBF00"/>
    </style:style>
    <style:style style:name="ce130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1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5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6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 style:data-style-name="N40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40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1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2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3" style:family="table-cell" style:parent-style-name="Default" style:data-style-name="N0">
      <style:table-cell-properties fo:background-color="#AFD095"/>
    </style:style>
    <style:style style:name="ce144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6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9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50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51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2" style:family="table-cell" style:parent-style-name="Default" style:data-style-name="N0">
      <style:table-cell-properties style:vertical-align="automatic" fo:wrap-option="wrap"/>
    </style:style>
    <style:style style:name="ce15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38"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8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0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67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8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70" style:family="table-cell" style:parent-style-name="Default" style:data-style-name="N38">
      <style:table-cell-properties fo:background-color="#D9E1F2"/>
    </style:style>
    <style:style style:name="ce171" style:family="table-cell" style:parent-style-name="Default" style:data-style-name="N0">
      <style:table-cell-properties fo:background-color="#D9E1F2"/>
    </style:style>
    <style:style style:name="ce172" style:family="table-cell" style:parent-style-name="Default" style:data-style-name="N36">
      <style:table-cell-properties fo:background-color="#D9E1F2"/>
    </style:style>
    <style:style style:name="ce173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174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175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E0C2CD"/>
    </style:style>
    <style:style style:name="ce178" style:family="table-cell" style:parent-style-name="Default" style:data-style-name="N36">
      <style:table-cell-properties fo:background-color="#E0C2CD"/>
    </style:style>
    <style:style style:name="ce179" style:family="table-cell" style:parent-style-name="Default" style:data-style-name="N40">
      <style:table-cell-properties fo:background-color="#E0C2CD"/>
    </style:style>
    <style:style style:name="ce180" style:family="table-cell" style:parent-style-name="Default" style:data-style-name="N38">
      <style:table-cell-properties fo:background-color="#FFBF00"/>
    </style:style>
    <style:style style:name="ce18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3" style:family="table-cell" style:parent-style-name="Default" style:data-style-name="N42"/>
    <style:style style:name="ce184" style:family="table-cell" style:parent-style-name="Default" style:data-style-name="N43"/>
    <style:style style:name="ce185" style:family="table-cell" style:parent-style-name="Default" style:data-style-name="N4">
      <style:table-cell-properties fo:background-color="#FFFF00"/>
    </style:style>
    <style:style style:name="ce186" style:family="table-cell" style:parent-style-name="Default" style:data-style-name="N37">
      <style:table-cell-properties fo:background-color="#E0C2CD"/>
    </style:style>
    <style:style style:name="ce1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ext-properties fo:font-size="12pt" style:font-size-asian="12pt" style:font-size-complex="12pt"/>
    </style:style>
    <style:style style:name="ce18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90" style:family="table-cell" style:parent-style-name="Default" style:data-style-name="N39">
      <style:table-cell-properties fo:background-color="#E8F2A1"/>
    </style:style>
    <style:style style:name="ce191" style:family="table-cell" style:parent-style-name="Default" style:data-style-name="N39">
      <style:table-cell-properties fo:background-color="transparent"/>
    </style:style>
    <style:style style:name="ce192" style:family="table-cell" style:parent-style-name="Default" style:data-style-name="N37">
      <style:text-properties fo:color="#C9211E" fo:font-weight="bold" style:font-weight-asian="bold" style:font-weight-complex="bold"/>
    </style:style>
    <style:style style:name="ce1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4" style:family="table-cell" style:parent-style-name="Default" style:data-style-name="N0">
      <style:table-cell-properties fo:background-color="#81D41A"/>
    </style:style>
    <style:style style:name="ce195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6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fo:background-color="#81D41A"/>
    </style:style>
    <style:style style:name="ce198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0C2CD"/>
    </style:style>
    <style:style style:name="ce20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40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5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7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20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9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21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1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F7D1D5"/>
    </style:style>
    <style:style style:name="ce21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6" style:family="table-cell" style:parent-style-name="Default" style:data-style-name="N40"/>
    <style:style style:name="ce217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8" style:family="table-cell" style:parent-style-name="Default" style:data-style-name="N39">
      <style:table-cell-properties fo:background-color="#81D41A"/>
    </style:style>
    <style:style style:name="ce219" style:family="table-cell" style:parent-style-name="Default" style:data-style-name="N0">
      <style:table-cell-properties fo:background-color="#FFA6A6"/>
    </style:style>
    <style:style style:name="ce220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ackground-color="#BBE33D"/>
    </style:style>
    <style:style style:name="ce222" style:family="table-cell" style:parent-style-name="Default" style:data-style-name="N4">
      <style:table-cell-properties fo:background-color="#BBE33D"/>
    </style:style>
    <style:style style:name="ce2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/>
    </style:style>
    <style:style style:name="ce225" style:family="table-cell" style:parent-style-name="Default" style:data-style-name="N0">
      <style:table-cell-properties fo:background-color="#FFD8CE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81D41A"/>
    </style:style>
    <style:style style:name="ce230" style:family="table-cell" style:parent-style-name="Default" style:data-style-name="N0">
      <style:table-cell-properties fo:background-color="#D4EA6B"/>
    </style:style>
    <style:style style:name="ce231" style:family="table-cell" style:parent-style-name="Default" style:data-style-name="N36">
      <style:table-cell-properties fo:background-color="#D4EA6B"/>
    </style:style>
    <style:style style:name="ce232" style:family="table-cell" style:parent-style-name="Default" style:data-style-name="N4">
      <style:table-cell-properties fo:background-color="#D4EA6B"/>
    </style:style>
    <style:style style:name="ce23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fo:background-color="#D4EA6B"/>
    </style:style>
    <style:style style:name="ce235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#FFD8CE"/>
    </style:style>
    <style:style style:name="ce237" style:family="table-cell" style:parent-style-name="Default" style:data-style-name="N36">
      <style:table-cell-properties fo:background-color="#FFD8CE"/>
    </style:style>
    <style:style style:name="ce238" style:family="table-cell" style:parent-style-name="Default" style:data-style-name="N0">
      <style:table-cell-properties fo:background-color="#FFD7D7"/>
    </style:style>
    <style:style style:name="ce23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40" style:family="table-cell" style:parent-style-name="Default" style:data-style-name="N36">
      <style:table-cell-properties fo:background-color="#FFD7D7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2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7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069A2E"/>
    </style:style>
    <style:style style:name="ce250" style:family="table-cell" style:parent-style-name="Default" style:data-style-name="N37">
      <style:table-cell-properties fo:background-color="#FFD7D7"/>
    </style:style>
    <style:style style:name="ce251" style:family="table-cell" style:parent-style-name="Default" style:data-style-name="N4">
      <style:table-cell-properties fo:background-color="#FFD7D7"/>
    </style:style>
    <style:style style:name="ce252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61458333333333cm"/>
    </style:style>
    <style:style style:name="co24" style:family="table-column">
      <style:table-column-properties fo:break-before="auto" style:column-width="1.48166666666667cm"/>
    </style:style>
    <style:style style:name="co25" style:family="table-column">
      <style:table-column-properties fo:break-before="auto" style:column-width="1.29645833333333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00541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6.64104166666667cm"/>
    </style:style>
    <style:style style:name="co30" style:family="table-column">
      <style:table-column-properties fo:break-before="auto" style:column-width="1.74625cm"/>
    </style:style>
    <style:style style:name="co31" style:family="table-column">
      <style:table-column-properties fo:break-before="auto" style:column-width="1.95791666666667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.85208333333333cm"/>
    </style:style>
    <style:style style:name="co34" style:family="table-column">
      <style:table-column-properties fo:break-before="auto" style:column-width="2.03729166666667cm"/>
    </style:style>
    <style:style style:name="co35" style:family="table-column">
      <style:table-column-properties fo:break-before="auto" style:column-width="3.22791666666667cm"/>
    </style:style>
    <style:style style:name="co36" style:family="table-column">
      <style:table-column-properties fo:break-before="auto" style:column-width="6.00604166666667cm"/>
    </style:style>
    <style:style style:name="co37" style:family="table-column">
      <style:table-column-properties fo:break-before="auto" style:column-width="2.06375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7.01145833333333cm"/>
    </style:style>
    <style:style style:name="co40" style:family="table-column">
      <style:table-column-properties fo:break-before="auto" style:column-width="2.38125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4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 Gelir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4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 Gelir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4">
            <text:p>354,42</text:p>
          </table:table-cell>
          <table:table-cell table:number-columns-repeated="16377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İŞ Fon 801 alış</text:p>
          </table:table-cell>
          <table:table-cell office:value-type="float" office:value="110" table:style-name="ce1">
            <text:p>11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9466.121879999992" table:formula="of:=[Sayfa2.$D20]*[Sayfa2.$C20]" table:style-name="ce2">
            <text:p>59.466,12</text:p>
          </table:table-cell>
          <table:table-cell table:number-columns-repeated="16377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İŞ Fon 801 alış</text:p>
          </table:table-cell>
          <table:table-cell office:value-type="float" office:value="50" table:style-name="ce1">
            <text:p>50</text:p>
          </table:table-cell>
          <table:table-cell office:value-type="float" office:value="542.43450199999995" table:style-name="ce1">
            <text:p>542,43450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7121.725099999996" table:formula="of:=[Sayfa2.$D21]*[Sayfa2.$C21]" table:style-name="ce2">
            <text:p>27.121,7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3 yıl sonu nazan kira geliri</text:p>
          </table:table-cell>
          <table:table-cell office:value-type="float" office:value="119450.07603448002" table:formula="of:=[NZN_23.I18]" table:style-name="ce11">
            <text:p>119.450,0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4 yılı Toplam</text:p>
          </table:table-cell>
          <table:table-cell office:value-type="float" office:value="34366.063999999998" table:formula="of:=[.I23]*-1" table:style-name="ce11">
            <text:p>34.366,06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3" table:style-name="ce1"/>
          <table:table-cell office:value-type="float" office:value="153816.14003448002" table:formula="of:=[.I6]+[.I5]" table:style-name="ce11">
            <text:p>15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2">
            <text:p>4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43816.14003448002" table:formula="of:=[.I7]-[.D8]" table:style-name="ce14">
            <text:p>₺143.816,14</text:p>
          </table:table-cell>
          <table:table-cell office:value-type="currency" office:value="10000" table:style-name="ce15">
            <text:p>₺10.000,00</text:p>
          </table:table-cell>
          <table:table-cell table:style-name="ce16"/>
          <table:table-cell office:value-type="string" table:style-name="ce16">
            <text:p>nazan havale</text:p>
          </table:table-cell>
          <table:table-cell office:value-type="currency" office:value="143816.14003448002" table:formula="of:=[.I7]-[.F8]" table:style-name="ce17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33816.14003448002" table:formula="of:=[.E8]-[.D9]" table:style-name="ce14">
            <text:p>₺133.816,14</text:p>
          </table:table-cell>
          <table:table-cell table:number-columns-repeated="3" table:style-name="ce1"/>
          <table:table-cell office:value-type="currency" office:value="143816.14003448002" table:formula="of:=[.I8]-[.F9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23816.14003448002" table:formula="of:=[.E9]-[.D10]" table:style-name="ce14">
            <text:p>₺123.816,14</text:p>
          </table:table-cell>
          <table:table-cell table:number-columns-repeated="3" table:style-name="ce1"/>
          <table:table-cell office:value-type="currency" office:value="143816.14003448002" table:formula="of:=[.I9]-[.F10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13816.14003448002" table:formula="of:=[.E10]-[.D11]" table:style-name="ce14">
            <text:p>₺113.816,14</text:p>
          </table:table-cell>
          <table:table-cell table:number-columns-repeated="3" table:style-name="ce1"/>
          <table:table-cell office:value-type="currency" office:value="143816.14003448002" table:formula="of:=[.I10]-[.F11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3816.14003448002" table:formula="of:=[.E11]-[.D12]" table:style-name="ce14">
            <text:p>₺103.816,14</text:p>
          </table:table-cell>
          <table:table-cell table:number-columns-repeated="3" table:style-name="ce1"/>
          <table:table-cell office:value-type="currency" office:value="143816.14003448002" table:formula="of:=[.I11]-[.F12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3816.14003448002" table:formula="of:=[.E12]-[.D13]" table:style-name="ce14">
            <text:p>₺93.816,14</text:p>
          </table:table-cell>
          <table:table-cell table:number-columns-repeated="3" table:style-name="ce1"/>
          <table:table-cell office:value-type="currency" office:value="143816.14003448002" table:formula="of:=[.I12]-[.F13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3816.14003448002" table:formula="of:=[.E13]-[.D14]" table:style-name="ce14">
            <text:p>₺83.816,14</text:p>
          </table:table-cell>
          <table:table-cell table:number-columns-repeated="3" table:style-name="ce1"/>
          <table:table-cell office:value-type="currency" office:value="143816.14003448002" table:formula="of:=[.I13]-[.F14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3816.14003448002" table:formula="of:=[.E14]-[.D15]" table:style-name="ce14">
            <text:p>₺73.816,14</text:p>
          </table:table-cell>
          <table:table-cell table:number-columns-repeated="3" table:style-name="ce1"/>
          <table:table-cell office:value-type="currency" office:value="143816.14003448002" table:formula="of:=[.I14]-[.F15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3816.14003448002" table:formula="of:=[.E15]-[.D16]" table:style-name="ce14">
            <text:p>₺63.816,14</text:p>
          </table:table-cell>
          <table:table-cell table:number-columns-repeated="3" table:style-name="ce1"/>
          <table:table-cell office:value-type="currency" office:value="143816.14003448002" table:formula="of:=[.I15]-[.F16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3816.14003448002" table:formula="of:=[.E16]-[.D17]" table:style-name="ce14">
            <text:p>₺53.816,14</text:p>
          </table:table-cell>
          <table:table-cell table:number-columns-repeated="3" table:style-name="ce1"/>
          <table:table-cell office:value-type="currency" office:value="143816.14003448002" table:formula="of:=[.I16]-[.F17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3816.14003448002" table:formula="of:=[.E17]-[.D18]" table:style-name="ce14">
            <text:p>₺43.816,14</text:p>
          </table:table-cell>
          <table:table-cell table:number-columns-repeated="3" table:style-name="ce1"/>
          <table:table-cell office:value-type="currency" office:value="143816.14003448002" table:formula="of:=[.I17]-[.F18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3816.14003448002" table:formula="of:=[.E18]-[.D19]" table:style-name="ce14">
            <text:p>₺33.816,14</text:p>
          </table:table-cell>
          <table:table-cell table:number-columns-repeated="3" table:style-name="ce1"/>
          <table:table-cell office:value-type="currency" office:value="143816.14003448002" table:formula="of:=[.I18]-[.F19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1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20">
            <text:p>Tarih</text:p>
          </table:table-cell>
          <table:table-cell office:value-type="string" table:style-name="ce20">
            <text:p>Açıklama</text:p>
          </table:table-cell>
          <table:table-cell office:value-type="string" table:style-name="ce21">
            <text:p>snyA-H</text:p>
          </table:table-cell>
          <table:table-cell office:value-type="string" table:style-name="ce22">
            <text:p>Oran %</text:p>
          </table:table-cell>
          <table:table-cell office:value-type="string" table:style-name="ce21">
            <text:p>Oran TL Tutar</text:p>
          </table:table-cell>
          <table:table-cell office:value-type="string" table:style-name="ce23">
            <text:p>Ödendi</text:p>
          </table:table-cell>
          <table:table-cell office:value-type="string" table:style-name="ce21">
            <text:p>Oran TL</text:p>
          </table:table-cell>
          <table:table-cell office:value-type="string" table:style-name="ce24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0"/>
          <table:table-cell office:value-type="string" table:style-name="ce25">
            <text:p>Toplam Gelir</text:p>
          </table:table-cell>
          <table:table-cell office:value-type="float" office:value="331000" table:formula="of:=SUBTOTAL(109;[.D24:.D37])" table:style-name="ce26">
            <text:p>331.000,00</text:p>
          </table:table-cell>
          <table:table-cell office:value-type="float" office:value="170000" table:formula="of:=SUBTOTAL(109;[.$E$23:.$E$37])" table:style-name="ce26">
            <text:p>170.000,00</text:p>
          </table:table-cell>
          <table:table-cell office:value-type="float" office:value="-37896.824000000001" table:formula="of:=SUM([.F24:.F37])" table:style-name="ce26">
            <text:p>-37.896,82</text:p>
          </table:table-cell>
          <table:table-cell table:style-name="ce25"/>
          <table:table-cell office:value-type="float" office:value="-40015.279999999999" table:formula="of:=SUBTOTAL(109;[.$H$23:.$H$37])" table:style-name="ce26">
            <text:p>-40.015,28</text:p>
          </table:table-cell>
          <table:table-cell office:value-type="float" office:value="-34366.063999999998" table:formula="of:=[.I24]" table:style-name="ce26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8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9">
            <text:p>0,00</text:p>
          </table:table-cell>
          <table:table-cell office:value-type="float" office:value="0" table:formula="of:=IF([.G24]=0;[.D24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4]=1;[.D24]*[.$E$21]*-1;0)" table:style-name="ce29">
            <text:p>0,00</text:p>
          </table:table-cell>
          <table:table-cell office:value-type="float" office:value="-34366.063999999998" table:formula="of:=[.I25]+[.H24]" table:style-name="ce9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5]=1;[.$D25];0)" table:style-name="ce29">
            <text:p>0,00</text:p>
          </table:table-cell>
          <table:table-cell office:value-type="float" office:value="0" table:formula="of:=IF([.G25]=0;[.D25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5]=1;[.D25]*[.$E$21]*-1;0)" table:style-name="ce29">
            <text:p>0,00</text:p>
          </table:table-cell>
          <table:table-cell office:value-type="float" office:value="-34366.063999999998" table:formula="of:=[.I26]+[.H2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6]=1;[.$D26];0)" table:style-name="ce29">
            <text:p>0,00</text:p>
          </table:table-cell>
          <table:table-cell office:value-type="float" office:value="0" table:formula="of:=IF([.G26]=0;[.D26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6]=1;[.D26]*[.$E$21]*-1;0)" table:style-name="ce29">
            <text:p>0,00</text:p>
          </table:table-cell>
          <table:table-cell office:value-type="float" office:value="-34366.063999999998" table:formula="of:=[.I27]+[.H26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7]=1;[.$D27];0)" table:style-name="ce29">
            <text:p>0,00</text:p>
          </table:table-cell>
          <table:table-cell office:value-type="float" office:value="0" table:formula="of:=IF([.G27]=0;[.D27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7]=1;[.D27]*[.$E$21]*-1;0)" table:style-name="ce29">
            <text:p>0,00</text:p>
          </table:table-cell>
          <table:table-cell office:value-type="float" office:value="-34366.063999999998" table:formula="of:=[.I28]+[.H27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8]=1;[.$D28];0)" table:style-name="ce29">
            <text:p>0,00</text:p>
          </table:table-cell>
          <table:table-cell office:value-type="float" office:value="0" table:formula="of:=IF([.G28]=0;[.D28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8]=1;[.D28]*[.$E$21]*-1;0)" table:style-name="ce29">
            <text:p>0,00</text:p>
          </table:table-cell>
          <table:table-cell office:value-type="float" office:value="-34366.063999999998" table:formula="of:=[.I29]+[.H28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9]=1;[.$D29];0)" table:style-name="ce29">
            <text:p>0,00</text:p>
          </table:table-cell>
          <table:table-cell office:value-type="float" office:value="0" table:formula="of:=IF([.G29]=0;[.D29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9]=1;[.D29]*[.$E$21]*-1;0)" table:style-name="ce29">
            <text:p>0,00</text:p>
          </table:table-cell>
          <table:table-cell office:value-type="float" office:value="-34366.063999999998" table:formula="of:=[.I30]+[.H29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0]=1;[.$D30];0)" table:style-name="ce29">
            <text:p>0,00</text:p>
          </table:table-cell>
          <table:table-cell office:value-type="float" office:value="0" table:formula="of:=IF([.G30]=0;[.D30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0]=1;[.D30]*[.$E$21]*-1;0)" table:style-name="ce29">
            <text:p>0,00</text:p>
          </table:table-cell>
          <table:table-cell office:value-type="float" office:value="-34366.063999999998" table:formula="of:=[.I31]+[.H30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1]=1;[.$D31];0)" table:style-name="ce29">
            <text:p>0,00</text:p>
          </table:table-cell>
          <table:table-cell office:value-type="float" office:value="0" table:formula="of:=IF([.G31]=0;[.D31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1]=1;[.D31]*[.$E$21]*-1;0)" table:style-name="ce29">
            <text:p>0,00</text:p>
          </table:table-cell>
          <table:table-cell office:value-type="float" office:value="-34366.063999999998" table:formula="of:=[.I32]+[.H31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32]=1;[.$D32];0)" table:style-name="ce29">
            <text:p>0,00</text:p>
          </table:table-cell>
          <table:table-cell office:value-type="float" office:value="0" table:formula="of:=IF([.G32]=0;[.D32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2]=1;[.D32]*[.$E$21]*-1;0)" table:style-name="ce29">
            <text:p>0,00</text:p>
          </table:table-cell>
          <table:table-cell office:value-type="float" office:value="-34366.063999999998" table:formula="of:=[.I33]+[.H32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1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1]*-1;0)" table:style-name="ce29">
            <text:p>0,00</text:p>
          </table:table-cell>
          <table:table-cell office:value-type="float" office:value="-34366.063999999998" table:formula="of:=[.I35]+[.H33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office:value-type="string" table:style-name="ce36">
            <text:p>snyB- bankadan umuta</text:p>
          </table:table-cell>
          <table:table-cell office:value-type="float" office:value="24000" table:style-name="ce37">
            <text:p>24.000,00</text:p>
          </table:table-cell>
          <table:table-cell office:value-type="float" office:value="24000" table:formula="of:=IF([.G34]=1;[.$D34];0)" table:style-name="ce29">
            <text:p>24.000,00</text:p>
          </table:table-cell>
          <table:table-cell office:value-type="float" office:value="0" table:formula="of:=IF([.G34]=0;[.D34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5649.2160000000003" table:formula="of:=IF([.G34]=1;[.D34]*[.$E$21]*-1;0)" table:style-name="ce29">
            <text:p>-5.649,22</text:p>
          </table:table-cell>
          <table:table-cell office:value-type="float" office:value="-33895.296000000002" table:formula="of:=[.I36]+[.H34]" table:style-name="ce9">
            <text:p>-33.895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5T00:00:00" table:style-name="ce35">
            <text:p>5.01.2024</text:p>
          </table:table-cell>
          <table:table-cell office:value-type="string" table:style-name="ce36">
            <text:p>snyB- nakit</text:p>
          </table:table-cell>
          <table:table-cell office:value-type="float" office:value="26000" table:style-name="ce37">
            <text:p>26.000,00</text:p>
          </table:table-cell>
          <table:table-cell office:value-type="float" office:value="26000" table:formula="of:=IF([.G35]=1;[.$D35];0)" table:style-name="ce29">
            <text:p>26.000,00</text:p>
          </table:table-cell>
          <table:table-cell office:value-type="float" office:value="0" table:formula="of:=IF([.G35]=0;[.D35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119.9840000000004" table:formula="of:=IF([.G35]=1;[.D35]*[.$E$21]*-1;0)" table:style-name="ce29">
            <text:p>-6.119,98</text:p>
          </table:table-cell>
          <table:table-cell office:value-type="float" office:value="-34366.063999999998" table:formula="of:=[.I36]+[.H3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4T00:00:00" table:style-name="ce32">
            <text:p>4.01.2024</text:p>
          </table:table-cell>
          <table:table-cell office:value-type="string" table:style-name="ce36">
            <text:p>snyB- nakit</text:p>
          </table:table-cell>
          <table:table-cell office:value-type="float" office:value="120000" table:style-name="ce34">
            <text:p>120.000,00</text:p>
          </table:table-cell>
          <table:table-cell office:value-type="float" office:value="120000" table:formula="of:=IF([.G36]=1;[.$D36];0)" table:style-name="ce40">
            <text:p>120.000,00</text:p>
          </table:table-cell>
          <table:table-cell office:value-type="float" office:value="0" table:formula="of:=IF([.G36]=0;[.D36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8246.080000000002" table:formula="of:=IF([.G36]=1;[.D36]*[.$E$21]*-1;0)" table:style-name="ce29">
            <text:p>-28.246,08</text:p>
          </table:table-cell>
          <table:table-cell office:value-type="float" office:value="-28246.080000000002" table:formula="of:=[.I37]+[.H36]" table:style-name="ce9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5">
            <text:p>1.01.2024</text:p>
          </table:table-cell>
          <table:table-cell office:value-type="string" table:style-name="ce36">
            <text:p>snyF</text:p>
          </table:table-cell>
          <table:table-cell office:value-type="float" office:value="154000" table:style-name="ce37">
            <text:p>154.000,00</text:p>
          </table:table-cell>
          <table:table-cell office:value-type="float" office:value="0" table:formula="of:=IF([.G37]=1;[.$D37];0)" table:style-name="ce29">
            <text:p>0,00</text:p>
          </table:table-cell>
          <table:table-cell office:value-type="float" office:value="-36249.135999999999" table:formula="of:=IF([.G37]=0;[.D37]*[.$E$21]*-1;0)" table:style-name="ce30">
            <text:p>-36.249,14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IF([.G37]=1;[.D37]*[.$E$21]*-1;0)" table:style-name="ce29">
            <text:p>0,00</text:p>
          </table:table-cell>
          <table:table-cell office:value-type="float" office:value="0" table:formula="of:=[.H37]" table:style-name="ce9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1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1000" table:formula="of:=[.$D$23]*[.D41]" table:style-name="ce47">
            <text:p>331.000,00</text:p>
          </table:table-cell>
          <table:table-cell office:value-type="float" office:value="253087.92784220001" table:formula="of:=[.$D$23]*[.E41]" table:style-name="ce48">
            <text:p>253.087,93</text:p>
          </table:table-cell>
          <table:table-cell office:value-type="float" office:value="77912.072157799994" table:formula="of:=[.$D$23]*[.F41]" table:style-name="ce48">
            <text:p>77.912,07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46000.05966933072" table:formula="of:=[.E43]+[.F43]" table:style-name="ce29">
            <text:p>146.000,06</text:p>
          </table:table-cell>
          <table:table-cell office:value-type="float" office:value="111633.99566933072" table:formula="of:=[.F43]/[.F41]*[.E41]" table:style-name="ce9">
            <text:p>111.634,00</text:p>
          </table:table-cell>
          <table:table-cell office:value-type="float" office:value="34366.063999999998" table:formula="of:=[.$I$23]*-1" table:style-name="ce9">
            <text:p>34.366,06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184999.94033066928" table:formula="of:=[.D42]-[.D43]" table:style-name="ce29">
            <text:p>184.999,94</text:p>
          </table:table-cell>
          <table:table-cell office:value-type="float" office:value="141453.93217286927" table:formula="of:=[.E42]-[.E43]" table:style-name="ce9">
            <text:p>141.453,93</text:p>
          </table:table-cell>
          <table:table-cell office:value-type="float" office:value="43546.008157799995" table:formula="of:=[.F42]-[.F43]" table:style-name="ce9">
            <text:p>43.546,01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9"/>
          <table:table-cell table:style-name="ce51"/>
          <table:table-cell table:style-name="ce9"/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111633.99566933072" table:formula="of:=[.E43]" table:style-name="ce9">
            <text:p>111.634,0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2790.8498917332681" table:formula="of:=[.D49]*[.E49]" table:style-name="ce9">
            <text:p>2.790,85</text:p>
          </table:table-cell>
          <table:table-cell table:number-columns-repeated="2" table:style-name="ce1"/>
          <table:table-cell table:style-name="ce9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2"/>
        <table:table-column table:style-name="co4" table:default-cell-style-name="ce2"/>
        <table:table-column table:style-name="co26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string" table:style-name="ce61">
            <text:p>NZN</text:p>
          </table:table-cell>
          <table:table-cell office:value-type="string" table:number-columns-spanned="2" table:number-rows-spanned="1" table:style-name="ce117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3">
            <text:p>-2024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percentage" office:value="0.23538400000000001" table:style-name="ce63">
            <text:p>24%</text:p>
          </table:table-cell>
          <table:table-cell office:value-type="percentage" office:value="0.76461599999999996" table:formula="of:=1-[.K2]" table:style-name="ce64">
            <text:p>76%</text:p>
          </table:table-cell>
          <table:table-cell office:value-type="string" table:style-name="ce6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96464.6" table:formula="of:=['01_24'.D2]" table:style-name="ce67">
            <text:p>196.464,60</text:p>
          </table:table-cell>
          <table:table-cell office:value-type="float" office:value="-52469.760000000002" table:formula="of:=['01_24'.E2]" table:style-name="ce68">
            <text:p>-52.469,76</text:p>
          </table:table-cell>
          <table:table-cell office:value-type="float" office:value="143994.84" table:formula="of:=[.B3]+[.C3]" table:style-name="ce69">
            <text:p>143.994,84</text:p>
          </table:table-cell>
          <table:table-cell office:value-type="float" office:value="182500" table:formula="of:=['01_24'.F2]" table:style-name="ce67">
            <text:p>182.500,00</text:p>
          </table:table-cell>
          <table:table-cell office:value-type="float" office:value="-46427.21" table:formula="of:=['01_24'.G2]" table:style-name="ce68">
            <text:p>-46.427,21</text:p>
          </table:table-cell>
          <table:table-cell office:value-type="float" office:value="136072.79" table:formula="of:=[.E3]+[.F3]" table:style-name="ce70">
            <text:p>136.072,7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144" table:style-name="ce66">
            <text:p>144</text:p>
          </table:table-cell>
          <table:table-cell table:style-name="ce73"/>
          <table:table-cell table:style-name="ce74"/>
          <table:table-cell office:value-type="float" office:value="144" table:formula="of:=[.J3]" table:style-name="ce75">
            <text:p>144</text:p>
          </table:table-cell>
          <table:table-cell office:value-type="float" office:value="0" table:formula="of:=['01_24'.E11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9300" table:formula="of:=['02_24'.D2]" table:style-name="ce67">
            <text:p>19.300,00</text:p>
          </table:table-cell>
          <table:table-cell office:value-type="float" office:value="-112878.64" table:formula="of:=['02_24'.E2]" table:style-name="ce68">
            <text:p>-112.878,64</text:p>
          </table:table-cell>
          <table:table-cell office:value-type="float" office:value="50416.2" table:formula="of:=[.B4]+[.C4]+[.D3]" table:style-name="ce69">
            <text:p>50.416,20</text:p>
          </table:table-cell>
          <table:table-cell office:value-type="float" office:value="0" table:formula="of:=['02_24'.F2]" table:style-name="ce67">
            <text:p>0,00</text:p>
          </table:table-cell>
          <table:table-cell office:value-type="float" office:value="0" table:formula="of:=['02_24'.G2]" table:style-name="ce68">
            <text:p>0,00</text:p>
          </table:table-cell>
          <table:table-cell office:value-type="float" office:value="136072.79" table:formula="of:=[.E4]+[.F4]+[.G3]" table:style-name="ce70">
            <text:p>136.072,79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4]*[.$K$2]" table:style-name="ce76">
            <text:p>34</text:p>
          </table:table-cell>
          <table:table-cell office:value-type="float" office:value="110.104704" table:formula="of:=[.J4]-[.K4]" table:style-name="ce77">
            <text:p>110,10</text:p>
          </table:table-cell>
          <table:table-cell table:style-name="ce7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163300" table:formula="of:=['03_24'.D2]" table:style-name="ce67">
            <text:p>163.300,00</text:p>
          </table:table-cell>
          <table:table-cell office:value-type="float" office:value="-46682.58" table:formula="of:=['03_24'.E2]" table:style-name="ce68">
            <text:p>-46.682,58</text:p>
          </table:table-cell>
          <table:table-cell office:value-type="float" office:value="167033.62" table:formula="of:=[.B5]+[.C5]+[.D4]" table:style-name="ce69">
            <text:p>167.033,62</text:p>
          </table:table-cell>
          <table:table-cell office:value-type="float" office:value="0" table:formula="of:=['03_24'.F2]" table:style-name="ce67">
            <text:p>0,00</text:p>
          </table:table-cell>
          <table:table-cell office:value-type="float" office:value="0" table:formula="of:=['03_24'.G2]" table:style-name="ce68">
            <text:p>0,00</text:p>
          </table:table-cell>
          <table:table-cell office:value-type="float" office:value="136072.79" table:formula="of:=[.E5]+[.F5]+[.G4]" table:style-name="ce70">
            <text:p>136.072,79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90" table:style-name="ce66">
            <text:p>90</text:p>
          </table:table-cell>
          <table:table-cell table:style-name="ce76"/>
          <table:table-cell table:style-name="ce74"/>
          <table:table-cell office:value-type="float" office:value="90" table:formula="of:=[.J5]" table:style-name="ce7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4000" table:formula="of:=['04_24'.D2]" table:style-name="ce67">
            <text:p>24.000,00</text:p>
          </table:table-cell>
          <table:table-cell office:value-type="float" office:value="-40853.47" table:formula="of:=['04_24'.E2]" table:style-name="ce68">
            <text:p>-40.853,47</text:p>
          </table:table-cell>
          <table:table-cell office:value-type="float" office:value="150180.15" table:formula="of:=[.B6]+[.C6]+[.D5]" table:style-name="ce69">
            <text:p>150.180,15</text:p>
          </table:table-cell>
          <table:table-cell office:value-type="float" office:value="0" table:formula="of:=['04_24'.F2]" table:style-name="ce67">
            <text:p>0,00</text:p>
          </table:table-cell>
          <table:table-cell office:value-type="float" office:value="0" table:formula="of:=['04_24'.G2]" table:style-name="ce68">
            <text:p>0,00</text:p>
          </table:table-cell>
          <table:table-cell office:value-type="float" office:value="136072.79" table:formula="of:=[.E6]+[.F6]+[.G5]" table:style-name="ce70">
            <text:p>136.072,7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76"/>
          <table:table-cell table:style-name="ce74"/>
          <table:table-cell office:value-type="float" office:value="0" table:formula="of:=[.E18]/1000" table:style-name="ce7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24000" table:formula="of:=['05_24'.D2]" table:style-name="ce67">
            <text:p>24.000,00</text:p>
          </table:table-cell>
          <table:table-cell office:value-type="float" office:value="-40253.47" table:formula="of:=['05_24'.E2]" table:style-name="ce68">
            <text:p>-40.253,47</text:p>
          </table:table-cell>
          <table:table-cell office:value-type="float" office:value="133926.68" table:formula="of:=[.B7]+[.C7]+[.D6]" table:style-name="ce69">
            <text:p>133.926,68</text:p>
          </table:table-cell>
          <table:table-cell office:value-type="float" office:value="0" table:formula="of:=['05_24'.F2]" table:style-name="ce67">
            <text:p>0,00</text:p>
          </table:table-cell>
          <table:table-cell office:value-type="float" office:value="0" table:formula="of:=['05_24'.G2]" table:style-name="ce68">
            <text:p>0,00</text:p>
          </table:table-cell>
          <table:table-cell office:value-type="float" office:value="136072.79" table:formula="of:=[.E7]+[.F7]+[.G6]" table:style-name="ce70">
            <text:p>136.072,79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76"/>
          <table:table-cell table:style-name="ce77"/>
          <table:table-cell office:value-type="float" office:value="0" table:formula="of:=[.E19]/1000" table:style-name="ce7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4000" table:formula="of:=['06_24'.D2]" table:style-name="ce67">
            <text:p>24.000,00</text:p>
          </table:table-cell>
          <table:table-cell office:value-type="float" office:value="-45473.47" table:formula="of:=['06_24'.E2]" table:style-name="ce68">
            <text:p>-45.473,47</text:p>
          </table:table-cell>
          <table:table-cell office:value-type="float" office:value="112453.20999999999" table:formula="of:=[.B8]+[.C8]+[.D7]" table:style-name="ce69">
            <text:p>112.453,21</text:p>
          </table:table-cell>
          <table:table-cell office:value-type="float" office:value="0" table:formula="of:=['06_24'.F2]" table:style-name="ce67">
            <text:p>0,00</text:p>
          </table:table-cell>
          <table:table-cell office:value-type="float" office:value="0" table:formula="of:=['06_24'.G2]" table:style-name="ce68">
            <text:p>0,00</text:p>
          </table:table-cell>
          <table:table-cell office:value-type="float" office:value="136072.79" table:formula="of:=[.E8]+[.F8]+[.G7]" table:style-name="ce70">
            <text:p>136.072,79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400" table:style-name="ce66">
            <text:p>400</text:p>
          </table:table-cell>
          <table:table-cell table:style-name="ce76"/>
          <table:table-cell table:style-name="ce77"/>
          <table:table-cell office:value-type="float" office:value="100" table:formula="of:=[.J8]/4" table:style-name="ce7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29000" table:formula="of:=['07_24'.D2]" table:style-name="ce67">
            <text:p>29.000,00</text:p>
          </table:table-cell>
          <table:table-cell office:value-type="float" office:value="-44623.66" table:formula="of:=['07_24'.E2]" table:style-name="ce68">
            <text:p>-44.623,66</text:p>
          </table:table-cell>
          <table:table-cell office:value-type="float" office:value="96829.549999999988" table:formula="of:=[.B9]+[.C9]+[.D8]" table:style-name="ce69">
            <text:p>96.829,55</text:p>
          </table:table-cell>
          <table:table-cell office:value-type="float" office:value="0" table:formula="of:=['07_24'.F2]" table:style-name="ce67">
            <text:p>0,00</text:p>
          </table:table-cell>
          <table:table-cell office:value-type="float" office:value="0" table:formula="of:=['07_24'.G2]" table:style-name="ce68">
            <text:p>0,00</text:p>
          </table:table-cell>
          <table:table-cell office:value-type="float" office:value="136072.79" table:formula="of:=[.E9]+[.F9]+[.G8]" table:style-name="ce70">
            <text:p>136.072,79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9]*[.$K$2]" table:style-name="ce76">
            <text:p>34</text:p>
          </table:table-cell>
          <table:table-cell office:value-type="float" office:value="110.104704" table:formula="of:=[.J9]-[.K9]" table:style-name="ce77">
            <text:p>110,1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178500" table:formula="of:=['08_24'.D2]" table:style-name="ce67">
            <text:p>178.500,00</text:p>
          </table:table-cell>
          <table:table-cell office:value-type="float" office:value="-41072" table:formula="of:=['08_24'.E2]" table:style-name="ce68">
            <text:p>-41.072,00</text:p>
          </table:table-cell>
          <table:table-cell office:value-type="float" office:value="234257.55" table:formula="of:=[.B10]+[.C10]+[.D9]" table:style-name="ce69">
            <text:p>234.257,55</text:p>
          </table:table-cell>
          <table:table-cell office:value-type="float" office:value="0" table:formula="of:=['08_24'.F2]" table:style-name="ce67">
            <text:p>0,00</text:p>
          </table:table-cell>
          <table:table-cell office:value-type="float" office:value="0" table:formula="of:=['08_24'.G2]" table:style-name="ce68">
            <text:p>0,00</text:p>
          </table:table-cell>
          <table:table-cell office:value-type="float" office:value="136072.79" table:formula="of:=[.E10]+[.F10]+[.G9]" table:style-name="ce70">
            <text:p>136.072,7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250" table:style-name="ce66">
            <text:p>250</text:p>
          </table:table-cell>
          <table:table-cell table:style-name="ce76"/>
          <table:table-cell table:style-name="ce77"/>
          <table:table-cell office:value-type="float" office:value="32.5" table:formula="of:=[.J10]*0.13" table:style-name="ce7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78500" table:formula="of:=['09_24'.D2]" table:style-name="ce67">
            <text:p>178.500,00</text:p>
          </table:table-cell>
          <table:table-cell office:value-type="float" office:value="-41072" table:formula="of:=['09_24'.E2]" table:style-name="ce68">
            <text:p>-41.072,00</text:p>
          </table:table-cell>
          <table:table-cell office:value-type="float" office:value="371685.55" table:formula="of:=[.B11]+[.C11]+[.D10]" table:style-name="ce69">
            <text:p>371.685,55</text:p>
          </table:table-cell>
          <table:table-cell office:value-type="float" office:value="0" table:formula="of:=['09_24'.F2]" table:style-name="ce67">
            <text:p>0,00</text:p>
          </table:table-cell>
          <table:table-cell office:value-type="float" office:value="0" table:formula="of:=['09_24'.G2]" table:style-name="ce68">
            <text:p>0,00</text:p>
          </table:table-cell>
          <table:table-cell office:value-type="float" office:value="136072.79" table:formula="of:=[.E11]+[.F11]+[.G10]" table:style-name="ce70">
            <text:p>136.072,79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11]*[.$K$2]" table:style-name="ce76">
            <text:p>34</text:p>
          </table:table-cell>
          <table:table-cell office:value-type="float" office:value="110.104704" table:formula="of:=[.J11]-[.K11]" table:style-name="ce77">
            <text:p>110,10</text:p>
          </table:table-cell>
          <table:table-cell table:style-name="ce7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154500" table:formula="of:=['10_24'.D2]" table:style-name="ce67">
            <text:p>154.500,00</text:p>
          </table:table-cell>
          <table:table-cell office:value-type="float" office:value="-141072" table:formula="of:=['10_24'.E2]" table:style-name="ce68">
            <text:p>-141.072,00</text:p>
          </table:table-cell>
          <table:table-cell office:value-type="float" office:value="385113.55" table:formula="of:=[.B12]+[.C12]+[.D11]" table:style-name="ce69">
            <text:p>385.113,55</text:p>
          </table:table-cell>
          <table:table-cell office:value-type="float" office:value="0" table:formula="of:=['10_24'.F2]" table:style-name="ce67">
            <text:p>0,00</text:p>
          </table:table-cell>
          <table:table-cell office:value-type="float" office:value="0" table:formula="of:=['10_24'.G2]" table:style-name="ce68">
            <text:p>0,00</text:p>
          </table:table-cell>
          <table:table-cell office:value-type="float" office:value="136072.79" table:formula="of:=[.E12]+[.F12]+[.G11]" table:style-name="ce70">
            <text:p>136.072,79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120" table:style-name="ce66">
            <text:p>120</text:p>
          </table:table-cell>
          <table:table-cell office:value-type="float" office:value="28.246080000000003" table:formula="of:=[.J12]*[.$K$2]" table:style-name="ce76">
            <text:p>28</text:p>
          </table:table-cell>
          <table:table-cell office:value-type="float" office:value="91.753919999999994" table:formula="of:=[.J12]-[.K12]" table:style-name="ce77">
            <text:p>91,75</text:p>
          </table:table-cell>
          <table:table-cell table:style-name="ce7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84500" table:formula="of:=['11_24'.D2]" table:style-name="ce67">
            <text:p>284.500,00</text:p>
          </table:table-cell>
          <table:table-cell office:value-type="float" office:value="-41072" table:formula="of:=['11_24'.E2]" table:style-name="ce68">
            <text:p>-41.072,00</text:p>
          </table:table-cell>
          <table:table-cell office:value-type="float" office:value="628541.55000000005" table:formula="of:=[.B13]+[.C13]+[.D12]" table:style-name="ce69">
            <text:p>628.541,55</text:p>
          </table:table-cell>
          <table:table-cell office:value-type="float" office:value="0" table:formula="of:=['11_24'.F2]" table:style-name="ce67">
            <text:p>0,00</text:p>
          </table:table-cell>
          <table:table-cell office:value-type="float" office:value="0" table:formula="of:=['11_24'.G2]" table:style-name="ce68">
            <text:p>0,00</text:p>
          </table:table-cell>
          <table:table-cell office:value-type="float" office:value="136072.79" table:formula="of:=[.E13]+[.F13]+[.G12]" table:style-name="ce70">
            <text:p>136.072,79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250" table:style-name="ce66">
            <text:p>250</text:p>
          </table:table-cell>
          <table:table-cell office:value-type="float" office:value="58.846000000000004" table:formula="of:=[.J13]*[.$K$2]" table:style-name="ce76">
            <text:p>59</text:p>
          </table:table-cell>
          <table:table-cell office:value-type="float" office:value="191.154" table:formula="of:=[.J13]-[.K13]" table:style-name="ce77">
            <text:p>191,15</text:p>
          </table:table-cell>
          <table:table-cell table:style-name="ce80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6">
            <text:p>Aralık</text:p>
          </table:table-cell>
          <table:table-cell office:value-type="float" office:value="284500" table:formula="of:=['12_24'.D2]" table:style-name="ce67">
            <text:p>284.500,00</text:p>
          </table:table-cell>
          <table:table-cell office:value-type="float" office:value="-41072" table:formula="of:=['12_24'.E2]" table:style-name="ce68">
            <text:p>-41.072,00</text:p>
          </table:table-cell>
          <table:table-cell office:value-type="float" office:value="871969.55" table:formula="of:=[.B14]+[.C14]+[.D13]" table:style-name="ce69">
            <text:p>871.969,55</text:p>
          </table:table-cell>
          <table:table-cell office:value-type="float" office:value="0" table:formula="of:=['12_24'.F2]" table:style-name="ce67">
            <text:p>0,00</text:p>
          </table:table-cell>
          <table:table-cell office:value-type="float" office:value="0" table:formula="of:=['12_24'.G2]" table:style-name="ce68">
            <text:p>0,00</text:p>
          </table:table-cell>
          <table:table-cell office:value-type="float" office:value="136072.79" table:formula="of:=[.E14]+[.F14]+[.G13]" table:style-name="ce70">
            <text:p>136.072,79</text:p>
          </table:table-cell>
          <table:table-cell table:style-name="ce71"/>
          <table:table-cell office:value-type="string" table:style-name="ce81">
            <text:p>sB</text:p>
          </table:table-cell>
          <table:table-cell office:value-type="float" office:value="170" table:style-name="ce16">
            <text:p>170</text:p>
          </table:table-cell>
          <table:table-cell office:value-type="float" office:value="40.015280000000004" table:formula="of:=[.J14]*[.$K$2]" table:style-name="ce76">
            <text:p>40</text:p>
          </table:table-cell>
          <table:table-cell office:value-type="float" office:value="129.98471999999998" table:formula="of:=[.J14]-[.K14]" table:style-name="ce77">
            <text:p>129,98</text:p>
          </table:table-cell>
          <table:table-cell table:style-name="ce75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1560564.6" table:formula="of:=SUM([.B3:.B14])" table:style-name="ce83">
            <text:p>1.560.564,60</text:p>
          </table:table-cell>
          <table:table-cell office:value-type="float" office:value="-688595.05" table:formula="of:=SUM([.C3:.C14])" table:style-name="ce39">
            <text:p>-688.595,05</text:p>
          </table:table-cell>
          <table:table-cell office:value-type="float" office:value="871969.55" table:formula="of:=[.B15]+[.C15]" table:style-name="ce84">
            <text:p>871.969,55</text:p>
          </table:table-cell>
          <table:table-cell office:value-type="float" office:value="182500" table:formula="of:=SUM([.E3:.E14])" table:style-name="ce83">
            <text:p>182.500,00</text:p>
          </table:table-cell>
          <table:table-cell office:value-type="float" office:value="-46427.21" table:formula="of:=SUM([.F3:.F14])" table:style-name="ce39">
            <text:p>-46.427,21</text:p>
          </table:table-cell>
          <table:table-cell office:value-type="float" office:value="136072.79" table:formula="of:=[.E15]+[.F15]" table:style-name="ce84">
            <text:p>136.072,79</text:p>
          </table:table-cell>
          <table:table-cell table:style-name="ce85"/>
          <table:table-cell table:style-name="ce86"/>
          <table:table-cell office:value-type="float" office:value="1856" table:formula="of:=SUM([.J3:.J14])" table:style-name="ce87">
            <text:p>1856</text:p>
          </table:table-cell>
          <table:table-cell office:value-type="float" office:value="228.79324800000001" table:formula="of:=SUM([.K4:.K14])" table:style-name="ce88">
            <text:p>229</text:p>
          </table:table-cell>
          <table:table-cell office:value-type="float" office:value="743.20675200000005" table:formula="of:=SUM([.L4:.L14])" table:style-name="ce89">
            <text:p>743,21</text:p>
          </table:table-cell>
          <table:table-cell office:value-type="float" office:value="366.5" table:formula="of:=[.M10]+[.M8]+[.M6]+[.M5]+[.M3]+[.M7]" table:style-name="ce90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91">
            <text:p>Tpl / 12</text:p>
          </table:table-cell>
          <table:table-cell office:value-type="float" office:value="130047.05" table:formula="of:=[.B15]/[.A16]" table:style-name="ce92">
            <text:p>130.047,05</text:p>
          </table:table-cell>
          <table:table-cell office:value-type="float" office:value="-57382.920833333337" table:formula="of:=[.C15]/[.A16]" table:style-name="ce93">
            <text:p>-57.382,92</text:p>
          </table:table-cell>
          <table:table-cell table:style-name="ce93"/>
          <table:table-cell office:value-type="float" office:value="15208.333333333334" table:formula="of:=[.E15]/[.A16]" table:style-name="ce93">
            <text:p>15.208,33</text:p>
          </table:table-cell>
          <table:table-cell office:value-type="float" office:value="-3868.9341666666664" table:formula="of:=[.F15]/[.A16]" table:style-name="ce93">
            <text:p>-3.868,93</text:p>
          </table:table-cell>
          <table:table-cell office:value-type="float" office:value="11339.399166666668" table:formula="of:=[.G15]/[.A16]" table:style-name="ce93">
            <text:p>11.339,40</text:p>
          </table:table-cell>
          <table:table-cell table:style-name="ce94"/>
          <table:table-cell table:style-name="ce95"/>
          <table:table-cell office:value-type="float" office:value="154.66666666666666" table:formula="of:=[.J15]/12" table:style-name="ce96">
            <text:p>154,67</text:p>
          </table:table-cell>
          <table:table-cell office:value-type="float" office:value="19.066103999999999" table:formula="of:=[.K15]/12" table:style-name="ce97">
            <text:p>19</text:p>
          </table:table-cell>
          <table:table-cell office:value-type="float" office:value="61.933896000000004" table:formula="of:=[.L15]/12" table:style-name="ce98">
            <text:p>61,93</text:p>
          </table:table-cell>
          <table:table-cell office:value-type="float" office:value="30.541666666666668" table:formula="of:=[.M15]/12" table:style-name="ce99">
            <text:p>30,54</text:p>
          </table:table-cell>
          <table:table-cell office:value-type="float" office:value="160.63446000000002" table:formula="of:=AVERAGE([.N2:.N15])" table:style-name="ce100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8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table:style-name="ce103"/>
          <table:table-cell office:value-type="float" office:value="92.475562666666676" table:formula="of:=[.L17]/12" table:style-name="ce104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7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2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0" table:formula="of:=SUM([.E18:.E19])" table:style-name="ce108">
            <text:p>0,00</text:p>
          </table:table-cell>
          <table:table-cell office:value-type="float" office:value="8732.8125" table:formula="of:=SUM([.F18:.F19])" table:style-name="ce109">
            <text:p>8.732,81</text:p>
          </table:table-cell>
          <table:table-cell office:value-type="string" table:style-name="ce110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3 Aralık <text:s/>Devir</text:p>
          </table:table-cell>
          <table:table-cell table:style-name="ce111"/>
          <table:table-cell table:style-name="ce113"/>
          <table:table-cell office:value-type="float" office:value="0" table:formula="of:=SUM([.F26:.F64])" table:style-name="ce114">
            <text:p>0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8])" table:style-name="ce47">
            <text:p>284.500,00</text:p>
          </table:table-cell>
          <table:table-cell office:value-type="float" office:value="-41072" table:formula="of:=SUM([.E4:.E38])" table:style-name="ce47">
            <text:p>-41.072,00</text:p>
          </table:table-cell>
          <table:table-cell office:value-type="float" office:value="0" table:formula="of:=SUM([.F4:.F38])" table:style-name="ce47">
            <text:p>0,00</text:p>
          </table:table-cell>
          <table:table-cell office:value-type="float" office:value="0" table:formula="of:=SUM([.G4:.G38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3 <text:s text:c="3"/>8/30 <text:s text:c="2"/>8*250 = 2000 ÖDENDİ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4 <text:s text:c="3"/>9/30 – 20/30 <text:s text:c="2"/>12*250 = 300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5 <text:s text:c="3"/>21/30-30/30 <text:s text:c="2"/>10*8845 = 88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9]*-1" table:style-name="ce9">
            <text:p>0,00</text:p>
          </table:table-cell>
          <table:table-cell table:number-columns-repeated="2"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9">
            <text:p>0,00</text:p>
          </table:table-cell>
          <table:table-cell table:number-columns-repeated="2"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32]+[.F33]+[.G3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3]+[.F34]+[.G3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4]+[.F35]+[.G3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5]+[.F36]+[.G3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4:.D49])" table:style-name="ce131">
            <text:p>0,00</text:p>
          </table:table-cell>
          <table:table-cell office:value-type="float" office:value="0" table:formula="of:=SUM([.E44:.E49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5:.E6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70:.E78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0:.E117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4])" table:style-name="ce47">
            <text:p>284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500" table:formula="of:=SUM([.D4:.D34])" table:style-name="ce47">
            <text:p>154.500,00</text:p>
          </table:table-cell>
          <table:table-cell office:value-type="float" office:value="-141072" table:formula="of:=SUM([.E4:.E34])" table:style-name="ce47">
            <text:p>-1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8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9">
            <text:p>-100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20000" table:style-name="ce125">
            <text:p>₺12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9000" table:formula="of:=SUM([.D4:.D34])" table:style-name="ce47">
            <text:p>29.000,00</text:p>
          </table:table-cell>
          <table:table-cell office:value-type="float" office:value="-44623.66" table:formula="of:=SUM([.E4:.E34])" table:style-name="ce47">
            <text:p>-44.623,66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6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HAZİR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5473.47" table:formula="of:=SUM([.E4:.E34])" table:style-name="ce47">
            <text:p>-45.47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 <text:s text:c="2"/>%25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9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5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YIS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253.47" table:formula="of:=SUM([.E4:.E34])" table:style-name="ce47">
            <text:p>-40.2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8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4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NİS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853.47" table:formula="of:=SUM([.E4:.E34])" table:style-name="ce47">
            <text:p>-40.8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9">
            <text:p>-4.1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1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7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4151.66" table:formula="of:=SUM([.E65:.E73])" table:style-name="ce114">
            <text:p>-41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3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5:.E112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R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63300" table:formula="of:=SUM([.D4:.D34])" table:style-name="ce47">
            <text:p>163.300,00</text:p>
          </table:table-cell>
          <table:table-cell office:value-type="float" office:value="-46682.58" table:formula="of:=SUM([.E4:.E34])" table:style-name="ce47">
            <text:p>-46.682,58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9">
            <text:p>-2.704,48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2704.48" table:formula="of:=SUM([.E51:.E63])" table:style-name="ce114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6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6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7:.E76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6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2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8:.E115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ŞUBA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300" table:formula="of:=SUM([.D4:.D34])" table:style-name="ce47">
            <text:p>19.300,00</text:p>
          </table:table-cell>
          <table:table-cell office:value-type="float" office:value="-112878.64" table:formula="of:=SUM([.E4:.E34])" table:style-name="ce47">
            <text:p>-112.878,64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9">
            <text:p>-3.900,54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9">
            <text:p>-6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00.54" table:formula="of:=SUM([.E51:.E64])" table:style-name="ce114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9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5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5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8:.E77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5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1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9:.E11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6464.6" table:formula="of:=SUM([.D4:.D39])" table:style-name="ce47">
            <text:p>196.464,60</text:p>
          </table:table-cell>
          <table:table-cell office:value-type="float" office:value="-52469.760000000002" table:formula="of:=SUM([.E4:.E39])" table:style-name="ce47">
            <text:p>-52.469,76</text:p>
          </table:table-cell>
          <table:table-cell office:value-type="float" office:value="182500" table:formula="of:=SUM([.F4:.F39])" table:style-name="ce47">
            <text:p>182.500,00</text:p>
          </table:table-cell>
          <table:table-cell office:value-type="float" office:value="-46427.21" table:formula="of:=SUM([.G4:.G39])" table:style-name="ce47">
            <text:p>-46.427,21</text:p>
          </table:table-cell>
          <table:table-cell office:value-type="float" office:value="136072.79" table:formula="of:=[.F2]+[.G2]" table:style-name="ce47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9">
            <text:p>-10.000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0152" table:formula="of:=[.H4]+[.F5]+[.G5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-10152" table:formula="of:=[.H5]+[.F6]+[.G6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-10152" table:formula="of:=[.H6]+[.F7]+[.G7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402" table:formula="of:=[.H7]+[.F8]+[.G8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0402" table:formula="of:=[.H8]+[.F9]+[.G9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0402" table:formula="of:=[.H9]+[.F10]+[.G10]" table:style-name="ce9">
            <text:p>-10.402,00</text:p>
          </table:table-cell>
          <table:table-cell table:number-columns-repeated="16376"/>
        </table:table-row>
        <table:table-row table:style-name="ro1">
          <table:table-cell office:value-type="date" office:date-value="2024-01-18T00:00:00" table:style-name="ce3">
            <text:p>18.Oca</text:p>
          </table:table-cell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office:value-type="float" office:value="137.30000000000001" table:style-name="ce123">
            <text:p>137,3</text:p>
          </table:table-cell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-1408" table:style-name="ce9">
            <text:p>-1.408,00</text:p>
          </table:table-cell>
          <table:table-cell office:value-type="float" office:value="-11810" table:formula="of:=[.H10]+[.F11]+[.G11]" table:style-name="ce9">
            <text:p>-11.810,00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office:value-type="float" office:value="27.3" table:style-name="ce123">
            <text:p>27,3</text:p>
          </table:table-cell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11810" table:formula="of:=[.H11]+[.F12]+[.G12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1810" table:formula="of:=[.H12]+[.F13]+[.G13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69.14" table:formula="of:=[.E52]*-1" table:style-name="ce9">
            <text:p>-169,14</text:p>
          </table:table-cell>
          <table:table-cell table:style-name="ce9"/>
          <table:table-cell office:value-type="float" office:value="-169.14" table:formula="of:=[.E14]" table:style-name="ce9">
            <text:p>-169,14</text:p>
          </table:table-cell>
          <table:table-cell office:value-type="float" office:value="-11979.14" table:formula="of:=[.H13]+[.F14]+[.G14]" table:style-name="ce9">
            <text:p>-11.979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61.94" table:formula="of:=[.E57]" table:style-name="ce9">
            <text:p>-3.961,94</text:p>
          </table:table-cell>
          <table:table-cell table:style-name="ce9"/>
          <table:table-cell office:value-type="float" office:value="-3961.94" table:formula="of:=[.E15]" table:style-name="ce9">
            <text:p>-3.961,94</text:p>
          </table:table-cell>
          <table:table-cell office:value-type="float" office:value="-15941.08" table:formula="of:=[.H14]+[.F15]+[.G15]" table:style-name="ce9">
            <text:p>-15.941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2474.550000000001" table:formula="of:=[.E74]" table:style-name="ce9">
            <text:p>-12.474,55</text:p>
          </table:table-cell>
          <table:table-cell table:style-name="ce1"/>
          <table:table-cell office:value-type="float" office:value="-12474" table:style-name="ce9">
            <text:p>-12.474,00</text:p>
          </table:table-cell>
          <table:table-cell office:value-type="float" office:value="-28415.08" table:formula="of:=[.H15]+[.F16]+[.G16]" table:style-name="ce9">
            <text:p>-28.415,08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116">
            <text:p>04.01.2024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7]" table:style-name="ce9">
            <text:p>-5.375,00</text:p>
          </table:table-cell>
          <table:table-cell office:value-type="float" office:value="-33790.080000000002" table:formula="of:=[.H16]+[.F17]+[.G17]" table:style-name="ce9">
            <text:p>-33.790,0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8]" table:style-name="ce9">
            <text:p>-2.125,00</text:p>
          </table:table-cell>
          <table:table-cell office:value-type="float" office:value="-35915.08" table:formula="of:=[.H17]+[.F18]+[.G18]" table:style-name="ce9">
            <text:p>-35.915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1512.13" table:style-name="ce9">
            <text:p>-1.512,13</text:p>
          </table:table-cell>
          <table:table-cell table:style-name="ce29"/>
          <table:table-cell office:value-type="float" office:value="-1512.13" table:style-name="ce9">
            <text:p>-1.512,13</text:p>
          </table:table-cell>
          <table:table-cell office:value-type="float" office:value="-37427.21" table:formula="of:=[.H18]+[.F19]+[.G19]" table:style-name="ce9">
            <text:p>-37.427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37427.21" table:formula="of:=[.H19]+[.F20]+[.G20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0]+[.F21]+[.G21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1]+[.F22]+[.G22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2]+[.F23]+[.G23]" table:style-name="ce9">
            <text:p>-37.427,21</text:p>
          </table:table-cell>
          <table:table-cell table:number-columns-repeated="16376"/>
        </table:table-row>
        <table:table-row table:style-name="ro1">
          <table:table-cell office:value-type="date" office:date-value="2024-01-09T00:00:00" table:style-name="ce3">
            <text:p>9.Oca</text:p>
          </table:table-cell>
          <table:table-cell office:value-type="string" table:style-name="ce1">
            <text:p>atila balcı zeytinyağı için havale mehmet yabir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000" table:style-name="ce9">
            <text:p>-5.000,00</text:p>
          </table:table-cell>
          <table:table-cell office:value-type="float" office:value="-42427.21" table:formula="of:=[.H23]+[.F24]+[.G24]" table:style-name="ce9">
            <text:p>-42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number-columns-repeated="3" table:style-name="ce9"/>
          <table:table-cell office:value-type="float" office:value="-42427.21" table:formula="of:=[.H24]+[.F25]+[.G25]" table:style-name="ce9">
            <text:p>-42.4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number-columns-repeated="3" table:style-name="ce9"/>
          <table:table-cell office:value-type="float" office:value="-42427.21" table:formula="of:=[.H25]+[.F26]+[.G26]" table:style-name="ce9">
            <text:p>-42.427,21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3"/>
          <table:table-cell table:style-name="ce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5927.21" table:formula="of:=[.H26]+[.F27]+[.G27]" table:style-name="ce9">
            <text:p>-35.9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number-columns-repeated="3" table:style-name="ce9"/>
          <table:table-cell office:value-type="float" office:value="-35927.21" table:formula="of:=[.H27]+[.F28]+[.G28]" table:style-name="ce9">
            <text:p>-35.927,21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3"/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29927.21" table:formula="of:=[.H28]+[.F29]+[.G29]" table:style-name="ce9">
            <text:p>-29.92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3">
            <text:p>₺7.000,00</text:p>
          </table:table-cell>
          <table:table-cell table:style-name="ce9"/>
          <table:table-cell table:style-name="ce1"/>
          <table:table-cell table:style-name="ce9"/>
          <table:table-cell office:value-type="float" office:value="-29927.21" table:formula="of:=[.H29]+[.F30]+[.G30]" table:style-name="ce9">
            <text:p>-29.9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3">
            <text:p>₺170.000,00</text:p>
          </table:table-cell>
          <table:table-cell table:number-columns-repeated="3" table:style-name="ce9"/>
          <table:table-cell office:value-type="float" office:value="-29927.21" table:formula="of:=[.H30]+[.F31]+[.G31]" table:style-name="ce9">
            <text:p>-29.927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120000" table:style-name="ce9">
            <text:p>120.000,00</text:p>
          </table:table-cell>
          <table:table-cell table:style-name="ce9"/>
          <table:table-cell office:value-type="float" office:value="90072.790000000008" table:formula="of:=[.H31]+[.F32]+[.G32]" table:style-name="ce9">
            <text:p>90.072,79</text:p>
          </table:table-cell>
          <table:table-cell table:number-columns-repeated="16376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26000" table:style-name="ce9">
            <text:p>26.000,00</text:p>
          </table:table-cell>
          <table:table-cell table:style-name="ce9"/>
          <table:table-cell office:value-type="float" office:value="116072.79000000001" table:formula="of:=[.H32]+[.F33]+[.G33]" table:style-name="ce9">
            <text:p>116.072,79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snyB bankadan umuta<text:s text:c="3"/></text:p>
          </table:table-cell>
          <table:table-cell table:style-name="ce1"/>
          <table:table-cell table:style-name="ce13"/>
          <table:table-cell table:style-name="ce9"/>
          <table:table-cell office:value-type="float" office:value="24000" table:style-name="ce9">
            <text:p>24.000,00</text:p>
          </table:table-cell>
          <table:table-cell table:style-name="ce9"/>
          <table:table-cell office:value-type="float" office:value="140072.79" table:formula="of:=[.H33]+[.F34]+[.G34]" table:style-name="ce9">
            <text:p>140.072,79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umuta kiradan harçlık</text:p>
          </table:table-cell>
          <table:table-cell table:style-name="ce1"/>
          <table:table-cell table:style-name="ce13"/>
          <table:table-cell table:number-columns-repeated="2" table:style-name="ce9"/>
          <table:table-cell office:value-type="float" office:value="-4000" table:style-name="ce9">
            <text:p>-4.000,00</text:p>
          </table:table-cell>
          <table:table-cell office:value-type="float" office:value="136072.79" table:formula="of:=[.H34]+[.F35]+[.G35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6072.79" table:formula="of:=[.H35]+[.F36]+[.G36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6072.79" table:formula="of:=[.H36]+[.F37]+[.G37]" table:style-name="ce9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number-columns-repeated="3" table:style-name="ce9"/>
          <table:table-cell office:value-type="float" office:value="136072.79" table:formula="of:=[.H37]+[.F38]+[.G38]" table:style-name="ce9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136072.79" table:formula="of:=[.H38]+[.F39]+[.G39]" table:style-name="ce9">
            <text:p>136.072,79</text:p>
          </table:table-cell>
          <table:table-cell table:number-columns-repeated="16376"/>
        </table:table-row>
        <table:table-row table:number-rows-repeated="2" table:style-name="ro1">
          <table:table-cell table:style-name="ce12"/>
          <table:table-cell table:number-columns-repeated="2" table:style-name="ce1"/>
          <table:table-cell table:style-name="ce125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9"/>
          <table:table-cell office:value-type="float" office:value="136072.79" table:formula="of:=[.H39]+[.F42]+[.G42]" table:style-name="ce9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772.1500000000005" table:formula="of:=SUM([.D47:.D52])" table:style-name="ce131">
            <text:p>4.772,15</text:p>
          </table:table-cell>
          <table:table-cell office:value-type="float" office:value="3412.64" table:formula="of:=SUM([.E47:.E52])" table:style-name="ce131">
            <text:p>3.412,64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329.72" table:style-name="ce115">
            <text:p>1.329,72</text:p>
          </table:table-cell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office:value-type="float" office:value="1250" table:style-name="ce9">
            <text:p>1.2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office:value-type="float" office:value="298.5" table:style-name="ce9">
            <text:p>29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 text:c="8"/>382789 havale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office:value-type="float" office:value="1205" table:style-name="ce1">
            <text:p>120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office:value-type="float" office:value="490" table:style-name="ce9">
            <text:p>49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69.14" table:style-name="ce2">
            <text:p>169,14</text:p>
          </table:table-cell>
          <table:table-cell office:value-type="float" office:value="169.14" table:style-name="ce123">
            <text:p>169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61.94" table:formula="of:=SUM([.E58:.E71])" table:style-name="ce114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8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4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4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0 – 10</text:p>
          </table:table-cell>
          <table:table-cell office:value-type="float" office:value="-61.4" table:style-name="ce29">
            <text:p>-61,4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474.550000000001" table:formula="of:=SUM([.E75:.E109])" table:style-name="ce131">
            <text:p>-12.474,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4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9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9">
            <text:p>-401,5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9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9">
            <text:p>-49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9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9">
            <text:p>-81,6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9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9">
            <text:p>-177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7">
            <text:p>bonus</text:p>
          </table:table-cell>
          <table:table-cell office:value-type="float" office:value="109.92" table:style-name="ce123">
            <text:p>109,92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05.12" table:style-name="ce9">
            <text:p>-105,1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2T00:00:00" table:style-name="ce116">
            <text:p>22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58.63" table:style-name="ce9">
            <text:p>-58,6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110" table:style-name="ce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6.66" table:style-name="ce9">
            <text:p>-76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9T00:00:00" table:style-name="ce116">
            <text:p>19.12.2023</text:p>
          </table:table-cell>
          <table:table-cell office:value-type="string" table:style-name="ce7">
            <text:p>emrar arar tokat ?</text:p>
          </table:table-cell>
          <table:table-cell table:number-columns-repeated="2" table:style-name="ce123"/>
          <table:table-cell office:value-type="float" office:value="-260" table:style-name="ce9">
            <text:p>-2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8T00:00:00" table:style-name="ce116">
            <text:p>18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370" table:style-name="ce9">
            <text:p>-3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izzet çağlar tokat ?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et ev</text:p>
          </table:table-cell>
          <table:table-cell table:number-columns-repeated="2" table:style-name="ce123"/>
          <table:table-cell office:value-type="float" office:value="-470" table:style-name="ce9">
            <text:p>-4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kasap zeki tokat ?</text:p>
          </table:table-cell>
          <table:table-cell table:number-columns-repeated="2" table:style-name="ce123"/>
          <table:table-cell office:value-type="float" office:value="-285" table:style-name="ce9">
            <text:p>-28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4T00:00:00" table:style-name="ce116">
            <text:p>14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2T00:00:00" table:style-name="ce116">
            <text:p>12.12.2023</text:p>
          </table:table-cell>
          <table:table-cell office:value-type="string" table:style-name="ce7">
            <text:p>snycd noter ihtar süre bitimi</text:p>
          </table:table-cell>
          <table:table-cell table:number-columns-repeated="2" table:style-name="ce123"/>
          <table:table-cell office:value-type="float" office:value="-1108.1500000000001" table:style-name="ce9">
            <text:p>-1.108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1T00:00:00" table:style-name="ce116">
            <text:p>1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audi benzin</text:p>
          </table:table-cell>
          <table:table-cell table:number-columns-repeated="2" table:style-name="ce123"/>
          <table:table-cell office:value-type="float" office:value="-1551.29" table:style-name="ce9">
            <text:p>-1.551,2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erenler ev</text:p>
          </table:table-cell>
          <table:table-cell table:number-columns-repeated="2" table:style-name="ce123"/>
          <table:table-cell office:value-type="float" office:value="-315.10000000000002" table:style-name="ce9">
            <text:p>-315,1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7T00:00:00" table:style-name="ce116">
            <text:p>07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5T00:00:00" table:style-name="ce116">
            <text:p>05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4T00:00:00" table:style-name="ce116">
            <text:p>04.12.2023</text:p>
          </table:table-cell>
          <table:table-cell office:value-type="string" table:style-name="ce7">
            <text:p>ödeme</text:p>
          </table:table-cell>
          <table:table-cell table:style-name="ce123"/>
          <table:table-cell office:value-type="float" office:value="11990.16" table:style-name="ce123">
            <text:p>11990,1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6:.E12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20]*[.C12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21]*[.C12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22]*[.C12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136072.79" table:formula="of:=[.H2]" table:style-name="ce9">
            <text:p>136.072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136072.79" table:formula="of:=SUM([.E116:.E125])" table:style-name="ce1">
            <text:p>136072,79</text:p>
          </table:table-cell>
          <table:table-cell table:number-columns-repeated="16379"/>
        </table:table-row>
        <table:table-row table:number-rows-repeated="1048450" table:style-name="ro1">
          <table:table-cell table:number-columns-repeated="16384"/>
        </table:table-row>
      </table:table>
      <table:table table:name="GNLK-_2023" table:style-name="ta3">
        <table:table-column table:style-name="co17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number-columns-repeated="2" table:default-cell-style-name="ce2"/>
        <table:table-column table:style-name="co17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538400000000001" table:style-name="ce136">
            <text:p>%23,54</text:p>
          </table:table-cell>
          <table:table-cell office:value-type="percentage" office:value="0.76461599999999996" table:formula="of:=1-[.K1]" table:style-name="ce137">
            <text:p>%76,46</text:p>
          </table:table-cell>
          <table:table-cell table:style-name="ce138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139">
            <text:p>nzn</text:p>
          </table:table-cell>
          <table:table-cell office:value-type="string" table:style-name="ce140">
            <text:p>hc</text:p>
          </table:table-cell>
          <table:table-cell office:value-type="string" table:style-name="ce6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3261" table:formula="of:=['01_23'.D2]" table:style-name="ce67">
            <text:p>13.261,00</text:p>
          </table:table-cell>
          <table:table-cell office:value-type="float" office:value="-22808.309999999998" table:formula="of:=['01_23'.E2]" table:style-name="ce68">
            <text:p>-22.808,31</text:p>
          </table:table-cell>
          <table:table-cell office:value-type="float" office:value="-9547.3099999999977" table:formula="of:=[.B3]+[.C3]" table:style-name="ce69">
            <text:p>-9.547,31</text:p>
          </table:table-cell>
          <table:table-cell office:value-type="float" office:value="8049.2" table:formula="of:=['01_23'.F2]" table:style-name="ce67">
            <text:p>8.049,20</text:p>
          </table:table-cell>
          <table:table-cell office:value-type="float" office:value="-23047.62" table:formula="of:=['01_23'.G2]" table:style-name="ce68">
            <text:p>-23.047,62</text:p>
          </table:table-cell>
          <table:table-cell office:value-type="float" office:value="-14998.419999999998" table:formula="of:=[.E3]+[.F3]" table:style-name="ce70">
            <text:p>-14.998,42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78" table:style-name="ce66">
            <text:p>78</text:p>
          </table:table-cell>
          <table:table-cell table:style-name="ce141"/>
          <table:table-cell table:style-name="ce74"/>
          <table:table-cell office:value-type="float" office:value="78" table:formula="of:=[.J3]" table:style-name="ce7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5761" table:formula="of:=['02_23'.D2]" table:style-name="ce67">
            <text:p>15.761,00</text:p>
          </table:table-cell>
          <table:table-cell office:value-type="float" office:value="-56286.92" table:formula="of:=['02_23'.E2]" table:style-name="ce68">
            <text:p>-56.286,92</text:p>
          </table:table-cell>
          <table:table-cell office:value-type="float" office:value="-50073.229999999996" table:formula="of:=[.B4]+[.C4]+[.D3]" table:style-name="ce69">
            <text:p>-50.073,23</text:p>
          </table:table-cell>
          <table:table-cell office:value-type="float" office:value="26990.010000000002" table:formula="of:=['02_23'.F2]" table:style-name="ce67">
            <text:p>26.990,01</text:p>
          </table:table-cell>
          <table:table-cell office:value-type="float" office:value="-77441.489999999991" table:formula="of:=['02_23'.G2]" table:style-name="ce68">
            <text:p>-77.441,49</text:p>
          </table:table-cell>
          <table:table-cell office:value-type="float" office:value="-65449.899999999987" table:formula="of:=[.E4]+[.F4]+[.G3]" table:style-name="ce70">
            <text:p>-65.449,9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83.16" table:style-name="ce66">
            <text:p>83,16</text:p>
          </table:table-cell>
          <table:table-cell office:value-type="float" office:value="19.57453344" table:formula="of:=[.J4]*[.$K$1]" table:style-name="ce141">
            <text:p>19,57</text:p>
          </table:table-cell>
          <table:table-cell office:value-type="float" office:value="63.58546656" table:formula="of:=[.J4]-[.K4]" table:style-name="ce77">
            <text:p>63,59</text:p>
          </table:table-cell>
          <table:table-cell table:style-name="ce7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88189" table:formula="of:=['03_23'.D2]" table:style-name="ce67">
            <text:p>88.189,00</text:p>
          </table:table-cell>
          <table:table-cell office:value-type="float" office:value="-24634.690000000002" table:formula="of:=['03_23'.E2]" table:style-name="ce68">
            <text:p>-24.634,69</text:p>
          </table:table-cell>
          <table:table-cell office:value-type="float" office:value="13481.080000000002" table:formula="of:=[.B5]+[.C5]+[.D4]" table:style-name="ce69">
            <text:p>13.481,08</text:p>
          </table:table-cell>
          <table:table-cell office:value-type="float" office:value="23139.34" table:formula="of:=['03_23'.F2]" table:style-name="ce67">
            <text:p>23.139,34</text:p>
          </table:table-cell>
          <table:table-cell office:value-type="float" office:value="-33283.54" table:formula="of:=['03_23'.G2]" table:style-name="ce68">
            <text:p>-33.283,54</text:p>
          </table:table-cell>
          <table:table-cell office:value-type="float" office:value="-75594.099999999991" table:formula="of:=[.E5]+[.F5]+[.G4]" table:style-name="ce70">
            <text:p>-75.594,10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33" table:style-name="ce66">
            <text:p>33</text:p>
          </table:table-cell>
          <table:table-cell table:style-name="ce141"/>
          <table:table-cell table:style-name="ce74"/>
          <table:table-cell office:value-type="float" office:value="33" table:style-name="ce7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0911" table:formula="of:=['04_23'.D2]" table:style-name="ce67">
            <text:p>20.911,00</text:p>
          </table:table-cell>
          <table:table-cell office:value-type="float" office:value="-54277.093000000001" table:formula="of:=['04_23'.E2]" table:style-name="ce68">
            <text:p>-54.277,09</text:p>
          </table:table-cell>
          <table:table-cell office:value-type="float" office:value="-19885.012999999999" table:formula="of:=[.B6]+[.C6]+[.D5]" table:style-name="ce69">
            <text:p>-19.885,01</text:p>
          </table:table-cell>
          <table:table-cell office:value-type="float" office:value="72630" table:formula="of:=['04_23'.F2]" table:style-name="ce67">
            <text:p>72.630,00</text:p>
          </table:table-cell>
          <table:table-cell office:value-type="float" office:value="-58332.79" table:formula="of:=['04_23'.G2]" table:style-name="ce68">
            <text:p>-58.332,79</text:p>
          </table:table-cell>
          <table:table-cell office:value-type="float" office:value="-61296.889999999992" table:formula="of:=[.E6]+[.F6]+[.G5]" table:style-name="ce70">
            <text:p>-61.296,8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142"/>
          <table:table-cell table:style-name="ce74"/>
          <table:table-cell office:value-type="float" office:value="39.208550000000002" table:formula="of:=[.E18]/1000" table:style-name="ce7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7911" table:formula="of:=['05_23'.D2]" table:style-name="ce67">
            <text:p>17.911,00</text:p>
          </table:table-cell>
          <table:table-cell office:value-type="float" office:value="-20977.52" table:formula="of:=['05_23'.E2]" table:style-name="ce68">
            <text:p>-20.977,52</text:p>
          </table:table-cell>
          <table:table-cell office:value-type="float" office:value="-22951.532999999999" table:formula="of:=[.B7]+[.C7]+[.D6]" table:style-name="ce69">
            <text:p>-22.951,53</text:p>
          </table:table-cell>
          <table:table-cell office:value-type="float" office:value="19800" table:formula="of:=['05_23'.F2]" table:style-name="ce67">
            <text:p>19.800,00</text:p>
          </table:table-cell>
          <table:table-cell office:value-type="float" office:value="-25248.52" table:formula="of:=['05_23'.G2]" table:style-name="ce68">
            <text:p>-25.248,52</text:p>
          </table:table-cell>
          <table:table-cell office:value-type="float" office:value="-66745.409999999989" table:formula="of:=[.E7]+[.F7]+[.G6]" table:style-name="ce70">
            <text:p>-66.745,41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141"/>
          <table:table-cell table:style-name="ce77"/>
          <table:table-cell office:value-type="float" office:value="51.93253" table:formula="of:=([.E19]+[.E20])/1000" table:style-name="ce79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8744" table:formula="of:=['06_23'.D2]" table:style-name="ce67">
            <text:p>28.744,00</text:p>
          </table:table-cell>
          <table:table-cell office:value-type="float" office:value="-26572.629999999997" table:formula="of:=['06_23'.E2]" table:style-name="ce68">
            <text:p>-26.572,63</text:p>
          </table:table-cell>
          <table:table-cell office:value-type="float" office:value="-20780.162999999997" table:formula="of:=[.B8]+[.C8]+[.D7]" table:style-name="ce69">
            <text:p>-20.780,16</text:p>
          </table:table-cell>
          <table:table-cell office:value-type="float" office:value="33133" table:formula="of:=['06_23'.F2]" table:style-name="ce67">
            <text:p>33.133,00</text:p>
          </table:table-cell>
          <table:table-cell office:value-type="float" office:value="-28830.22" table:formula="of:=['06_23'.G2]" table:style-name="ce68">
            <text:p>-28.830,22</text:p>
          </table:table-cell>
          <table:table-cell office:value-type="float" office:value="-62442.62999999999" table:formula="of:=[.E8]+[.F8]+[.G7]" table:style-name="ce70">
            <text:p>-62.442,63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150" table:style-name="ce66">
            <text:p>150</text:p>
          </table:table-cell>
          <table:table-cell table:style-name="ce141"/>
          <table:table-cell table:style-name="ce77"/>
          <table:table-cell office:value-type="float" office:value="37.5" table:formula="of:=[.J8]/4" table:style-name="ce7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67911" table:formula="of:=['07_23'.D2]" table:style-name="ce67">
            <text:p>67.911,00</text:p>
          </table:table-cell>
          <table:table-cell office:value-type="float" office:value="-35277.64" table:formula="of:=['07_23'.E2]" table:style-name="ce68">
            <text:p>-35.277,64</text:p>
          </table:table-cell>
          <table:table-cell office:value-type="float" office:value="11853.197000000004" table:formula="of:=[.B9]+[.C9]+[.D8]" table:style-name="ce69">
            <text:p>11.853,20</text:p>
          </table:table-cell>
          <table:table-cell office:value-type="float" office:value="70250" table:formula="of:=['07_23'.F2]" table:style-name="ce67">
            <text:p>70.250,00</text:p>
          </table:table-cell>
          <table:table-cell office:value-type="float" office:value="-42110.31" table:formula="of:=['07_23'.G2]" table:style-name="ce68">
            <text:p>-42.110,31</text:p>
          </table:table-cell>
          <table:table-cell office:value-type="float" office:value="-34302.939999999988" table:formula="of:=[.E9]+[.F9]+[.G8]" table:style-name="ce70">
            <text:p>-34.302,94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9]*[.$K$1]" table:style-name="ce141">
            <text:p>22,60</text:p>
          </table:table-cell>
          <table:table-cell office:value-type="float" office:value="73.403136000000003" table:formula="of:=[.J9]-[.K9]" table:style-name="ce77">
            <text:p>73,4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87911" table:formula="of:=['08_23'.D2]" table:style-name="ce67">
            <text:p>87.911,00</text:p>
          </table:table-cell>
          <table:table-cell office:value-type="float" office:value="-32079.01" table:formula="of:=['08_23'.E2]" table:style-name="ce68">
            <text:p>-32.079,01</text:p>
          </table:table-cell>
          <table:table-cell office:value-type="float" office:value="67685.187000000005" table:formula="of:=[.B10]+[.C10]+[.D9]" table:style-name="ce69">
            <text:p>67.685,19</text:p>
          </table:table-cell>
          <table:table-cell office:value-type="float" office:value="16800" table:formula="of:=['08_23'.F2]" table:style-name="ce67">
            <text:p>16.800,00</text:p>
          </table:table-cell>
          <table:table-cell office:value-type="float" office:value="-37135.350000000006" table:formula="of:=['08_23'.G2]" table:style-name="ce68">
            <text:p>-37.135,35</text:p>
          </table:table-cell>
          <table:table-cell office:value-type="float" office:value="-54638.289999999994" table:formula="of:=[.E10]+[.F10]+[.G9]" table:style-name="ce70">
            <text:p>-54.638,2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100" table:style-name="ce66">
            <text:p>100</text:p>
          </table:table-cell>
          <table:table-cell table:style-name="ce141"/>
          <table:table-cell table:style-name="ce77"/>
          <table:table-cell office:value-type="float" office:value="10" table:style-name="ce7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33300" table:formula="of:=['09_23'.D2]" table:style-name="ce67">
            <text:p>133.300,00</text:p>
          </table:table-cell>
          <table:table-cell office:value-type="float" office:value="-31871.02" table:formula="of:=['09_23'.E2]" table:style-name="ce68">
            <text:p>-31.871,02</text:p>
          </table:table-cell>
          <table:table-cell office:value-type="float" office:value="169114.16700000002" table:formula="of:=[.B11]+[.C11]+[.D10]" table:style-name="ce69">
            <text:p>169.114,17</text:p>
          </table:table-cell>
          <table:table-cell office:value-type="float" office:value="257800" table:formula="of:=['09_23'.F2]" table:style-name="ce67">
            <text:p>257.800,00</text:p>
          </table:table-cell>
          <table:table-cell office:value-type="float" office:value="-34914.910000000003" table:formula="of:=['09_23'.G2]" table:style-name="ce68">
            <text:p>-34.914,91</text:p>
          </table:table-cell>
          <table:table-cell office:value-type="float" office:value="168246.8" table:formula="of:=[.E11]+[.F11]+[.G10]" table:style-name="ce70">
            <text:p>168.246,80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11]*[.$K$1]" table:style-name="ce141">
            <text:p>22,60</text:p>
          </table:table-cell>
          <table:table-cell office:value-type="float" office:value="73.403136000000003" table:formula="of:=[.J11]-[.K11]" table:style-name="ce77">
            <text:p>73,40</text:p>
          </table:table-cell>
          <table:table-cell table:style-name="ce7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32800" table:formula="of:=['10_23'.D2]" table:style-name="ce67">
            <text:p>32.800,00</text:p>
          </table:table-cell>
          <table:table-cell office:value-type="float" office:value="-44478.170000000006" table:formula="of:=['10_23'.E2]" table:style-name="ce68">
            <text:p>-44.478,17</text:p>
          </table:table-cell>
          <table:table-cell office:value-type="float" office:value="157435.997" table:formula="of:=[.B12]+[.C12]+[.D11]" table:style-name="ce69">
            <text:p>157.436,00</text:p>
          </table:table-cell>
          <table:table-cell office:value-type="float" office:value="23200" table:formula="of:=['10_23'.F2]" table:style-name="ce67">
            <text:p>23.200,00</text:p>
          </table:table-cell>
          <table:table-cell office:value-type="float" office:value="-43968.17" table:formula="of:=['10_23'.G2]" table:style-name="ce68">
            <text:p>-43.968,17</text:p>
          </table:table-cell>
          <table:table-cell office:value-type="float" office:value="147478.63" table:formula="of:=[.E12]+[.F12]+[.G11]" table:style-name="ce70">
            <text:p>147.478,63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84" table:style-name="ce66">
            <text:p>84</text:p>
          </table:table-cell>
          <table:table-cell office:value-type="float" office:value="19.772256000000002" table:formula="of:=[.J12]*[.$K$1]" table:style-name="ce141">
            <text:p>19,77</text:p>
          </table:table-cell>
          <table:table-cell office:value-type="float" office:value="64.227744000000001" table:formula="of:=[.J12]-[.K12]" table:style-name="ce77">
            <text:p>64,23</text:p>
          </table:table-cell>
          <table:table-cell table:style-name="ce7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62800" table:formula="of:=['11_23'.D2]" table:style-name="ce67">
            <text:p>262.800,00</text:p>
          </table:table-cell>
          <table:table-cell office:value-type="float" office:value="-98843.11" table:formula="of:=['11_23'.E2]" table:style-name="ce68">
            <text:p>-98.843,11</text:p>
          </table:table-cell>
          <table:table-cell office:value-type="float" office:value="321392.88699999999" table:formula="of:=[.B13]+[.C13]+[.D12]" table:style-name="ce69">
            <text:p>321.392,89</text:p>
          </table:table-cell>
          <table:table-cell office:value-type="float" office:value="177687.06" table:formula="of:=['11_23'.F2]" table:style-name="ce67">
            <text:p>177.687,06</text:p>
          </table:table-cell>
          <table:table-cell office:value-type="float" office:value="-242504.11" table:formula="of:=['11_23'.G2]" table:style-name="ce68">
            <text:p>-242.504,11</text:p>
          </table:table-cell>
          <table:table-cell office:value-type="float" office:value="82661.580000000016" table:formula="of:=[.E13]+[.F13]+[.G12]" table:style-name="ce70">
            <text:p>82.661,58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135" table:style-name="ce66">
            <text:p>135</text:p>
          </table:table-cell>
          <table:table-cell office:value-type="float" office:value="31.77684" table:formula="of:=[.J13]*[.$K$1]" table:style-name="ce141">
            <text:p>31,78</text:p>
          </table:table-cell>
          <table:table-cell office:value-type="float" office:value="103.22316000000001" table:formula="of:=[.J13]-[.K13]" table:style-name="ce77">
            <text:p>103,22</text:p>
          </table:table-cell>
          <table:table-cell table:style-name="ce80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22800" table:formula="of:=['12_23'.D2]" table:style-name="ce67">
            <text:p>22.800,00</text:p>
          </table:table-cell>
          <table:table-cell office:value-type="float" office:value="-38101.83" table:formula="of:=['12_23'.E2]" table:style-name="ce68">
            <text:p>-38.101,83</text:p>
          </table:table-cell>
          <table:table-cell office:value-type="float" office:value="306091.05699999997" table:formula="of:=[.B14]+[.C14]+[.D13]" table:style-name="ce69">
            <text:p>306.091,06</text:p>
          </table:table-cell>
          <table:table-cell office:value-type="float" office:value="16232.529999999999" table:formula="of:=['12_23'.F2]" table:style-name="ce67">
            <text:p>16.232,53</text:p>
          </table:table-cell>
          <table:table-cell office:value-type="float" office:value="-41854.230000000003" table:formula="of:=['12_23'.G2]" table:style-name="ce68">
            <text:p>-41.854,23</text:p>
          </table:table-cell>
          <table:table-cell office:value-type="float" office:value="57039.880000000012" table:formula="of:=[.E14]+[.F14]+[.G13]" table:style-name="ce70">
            <text:p>57.039,88</text:p>
          </table:table-cell>
          <table:table-cell table:style-name="ce71"/>
          <table:table-cell office:value-type="string" table:style-name="ce72">
            <text:p>sB</text:p>
          </table:table-cell>
          <table:table-cell table:style-name="ce66"/>
          <table:table-cell office:value-type="float" office:value="0" table:formula="of:=[.J14]*[.$K$1]" table:style-name="ce141">
            <text:p>0,00</text:p>
          </table:table-cell>
          <table:table-cell office:value-type="float" office:value="0" table:formula="of:=[.J14]-[.K14]" table:style-name="ce77">
            <text:p>0,00</text:p>
          </table:table-cell>
          <table:table-cell table:style-name="ce80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792299" table:formula="of:=SUM([.B3:.B14])" table:style-name="ce83">
            <text:p>792.299,00</text:p>
          </table:table-cell>
          <table:table-cell office:value-type="float" office:value="-486207.94300000003" table:formula="of:=SUM([.C3:.C14])" table:style-name="ce39">
            <text:p>-486.207,94</text:p>
          </table:table-cell>
          <table:table-cell office:value-type="float" office:value="306091.05699999997" table:formula="of:=[.B15]+[.C15]" table:style-name="ce84">
            <text:p>306.091,06</text:p>
          </table:table-cell>
          <table:table-cell office:value-type="float" office:value="745711.14000000013" table:formula="of:=SUM([.E3:.E14])" table:style-name="ce83">
            <text:p>745.711,14</text:p>
          </table:table-cell>
          <table:table-cell office:value-type="float" office:value="-688671.26" table:formula="of:=SUM([.F3:.F14])" table:style-name="ce39">
            <text:p>-688.671,26</text:p>
          </table:table-cell>
          <table:table-cell office:value-type="float" office:value="57039.880000000121" table:formula="of:=[.E15]+[.F15]" table:style-name="ce84">
            <text:p>57.039,88</text:p>
          </table:table-cell>
          <table:table-cell table:style-name="ce71"/>
          <table:table-cell table:style-name="ce143"/>
          <table:table-cell office:value-type="float" office:value="855.16" table:formula="of:=SUM([.J3:.J14])" table:style-name="ce143">
            <text:p>855,16</text:p>
          </table:table-cell>
          <table:table-cell office:value-type="float" office:value="116.31735743999999" table:formula="of:=SUM([.K4:.K14])" table:style-name="ce144">
            <text:p>116,32</text:p>
          </table:table-cell>
          <table:table-cell office:value-type="float" office:value="377.84264256000006" table:formula="of:=SUM([.L4:.L14])" table:style-name="ce89">
            <text:p>377,84</text:p>
          </table:table-cell>
          <table:table-cell office:value-type="float" office:value="249.64107999999999" table:formula="of:=SUM([.M3:.M10])" table:style-name="ce90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91">
            <text:p>Tpl / 12</text:p>
          </table:table-cell>
          <table:table-cell office:value-type="float" office:value="66024.916666666672" table:formula="of:=[.B15]/[.A16]" table:style-name="ce92">
            <text:p>66.024,92</text:p>
          </table:table-cell>
          <table:table-cell office:value-type="float" office:value="-40517.328583333336" table:formula="of:=[.C15]/[.A16]" table:style-name="ce93">
            <text:p>-40.517,33</text:p>
          </table:table-cell>
          <table:table-cell table:style-name="ce93"/>
          <table:table-cell office:value-type="float" office:value="62142.595000000008" table:formula="of:=[.E15]/[.A16]" table:style-name="ce93">
            <text:p>62.142,60</text:p>
          </table:table-cell>
          <table:table-cell office:value-type="float" office:value="-57389.271666666667" table:formula="of:=[.F15]/[.A16]" table:style-name="ce93">
            <text:p>-57.389,27</text:p>
          </table:table-cell>
          <table:table-cell office:value-type="float" office:value="4753.3233333333437" table:formula="of:=[.G15]/[.A16]" table:style-name="ce93">
            <text:p>4.753,32</text:p>
          </table:table-cell>
          <table:table-cell table:style-name="ce94"/>
          <table:table-cell table:style-name="ce145"/>
          <table:table-cell office:value-type="float" office:value="71.263333333333335" table:formula="of:=[.J15]/12" table:style-name="ce93">
            <text:p>71,26</text:p>
          </table:table-cell>
          <table:table-cell office:value-type="float" office:value="9.6931131199999996" table:formula="of:=[.K15]/12" table:style-name="ce146">
            <text:p>9,69</text:p>
          </table:table-cell>
          <table:table-cell office:value-type="float" office:value="31.486886880000004" table:formula="of:=[.L15]/12" table:style-name="ce147">
            <text:p>31,49</text:p>
          </table:table-cell>
          <table:table-cell office:value-type="float" office:value="20.803423333333331" table:formula="of:=[.M15]/12" table:style-name="ce148">
            <text:p>20,80</text:p>
          </table:table-cell>
          <table:table-cell office:value-type="float" office:value="418.25000730769227" table:formula="of:=AVERAGE([.N2:.N15])" table:style-name="ce100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string" table:style-name="ce149">
            <text:p>HACI</text:p>
          </table:table-cell>
          <table:table-cell office:value-type="float" office:value="627.48372256000005" table:formula="of:=[.L15]+[.M15]" table:style-name="ce150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office:value-type="string" table:style-name="ce151">
            <text:p><text:s/>/ 12</text:p>
          </table:table-cell>
          <table:table-cell office:value-type="float" office:value="52.290310213333335" table:formula="of:=[.M17]/12" table:style-name="ce104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7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2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5"/>
          <table:table-cell office:value-type="string" table:style-name="ce106">
            <text:p>bayram-100.yıl</text:p>
          </table:table-cell>
          <table:table-cell office:value-type="float" office:value="7000" table:style-name="ce107">
            <text:p>7.000,00</text:p>
          </table:table-cell>
          <table:table-cell table:style-name="ce1"/>
          <table:table-cell table:style-name="ce102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91141.08" table:formula="of:=SUM([.E18:.E20])" table:style-name="ce108">
            <text:p>91.141,08</text:p>
          </table:table-cell>
          <table:table-cell office:value-type="float" office:value="6986.25" table:formula="of:=SUM([.F18:.F19])" table:style-name="ce110">
            <text:p>6986,25</text:p>
          </table:table-cell>
          <table:table-cell office:value-type="string" table:style-name="ce110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2 Aralık <text:s/>Devir</text:p>
          </table:table-cell>
          <table:table-cell table:style-name="ce111"/>
          <table:table-cell table:style-name="ce113"/>
          <table:table-cell office:value-type="float" office:value="356022.27" table:formula="of:=SUM([.F27:.F65])" table:style-name="ce114">
            <text:p>356022,27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25" table:default-cell-style-name="ce1"/>
        <table:table-column table:style-name="co28" table:default-cell-style-name="ce1"/>
        <table:table-column table:style-name="co32" table:default-cell-style-name="ce1"/>
        <table:table-column table:style-name="co33" table:default-cell-style-name="ce1"/>
        <table:table-column table:style-name="co28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52">
            <text:p>hesaba yazılmayan</text:p>
          </table:table-cell>
          <table:table-cell table:style-name="ce2"/>
          <table:table-cell office:value-type="string" table:style-name="ce153">
            <text:p>Peri</text:p>
          </table:table-cell>
          <table:table-cell office:value-type="string" table:style-name="ce153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4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2">
            <text:p>23.11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250" table:style-name="ce108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8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2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2">
            <text:p>23.11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150" table:style-name="ce108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2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2">
            <text:p>19.12.20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500" table:style-name="ce108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2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2">
            <text:p>15.01.2023</text:p>
          </table:table-cell>
          <table:table-cell office:value-type="string" table:style-name="ce7">
            <text:p>peri havale</text:p>
          </table:table-cell>
          <table:table-cell table:style-name="ce7"/>
          <table:table-cell table:style-name="ce2"/>
          <table:table-cell office:value-type="float" office:value="1500" table:style-name="ce108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8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8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2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8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2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2">
            <text:p>24.02.20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2000" table:style-name="ce108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2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2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2">
            <text:p>15.04.20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6000" table:style-name="ce108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2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2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2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8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2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8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3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3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3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2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3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2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3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3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3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3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2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3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8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2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8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8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5">
            <text:p>30.08.2023</text:p>
          </table:table-cell>
          <table:table-cell table:style-name="ce1"/>
          <table:table-cell office:value-type="string" table:style-name="ce6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8">
            <text:p>22.836,00</text:p>
          </table:table-cell>
          <table:table-cell office:value-type="float" office:value="1058" table:formula="of:=[.E39]-[.F39]" table:style-name="ce156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2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6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7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8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9">
            <text:p>Toplamlar</text:p>
          </table:table-cell>
          <table:table-cell office:value-type="float" office:value="5271" table:formula="of:=SUM([.D3:.D36])+SUM([.D41:.D52])" table:style-name="ce160">
            <text:p>5.271,00</text:p>
          </table:table-cell>
          <table:table-cell office:value-type="float" office:value="37708" table:formula="of:=SUM([.E3:.E36])+SUM([.E41:.E56])" table:style-name="ce160">
            <text:p>37.708,00</text:p>
          </table:table-cell>
          <table:table-cell office:value-type="float" office:value="36636" table:formula="of:=SUM([.F3:.F36])+SUM([.F41:.F56])" table:style-name="ce160">
            <text:p>36.636,00</text:p>
          </table:table-cell>
          <table:table-cell office:value-type="float" office:value="1072" table:formula="of:=[.E59]-[.F59]" table:style-name="ce161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2">
            <text:p>HESABA</text:p>
          </table:table-cell>
          <table:table-cell office:value-type="string" table:style-name="ce163">
            <text:p>PERI</text:p>
          </table:table-cell>
          <table:table-cell office:value-type="string" table:style-name="ce163">
            <text:p>PERİ</text:p>
          </table:table-cell>
          <table:table-cell office:value-type="string" table:style-name="ce164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2">
            <text:p>YAZILMAYAN</text:p>
          </table:table-cell>
          <table:table-cell office:value-type="string" table:style-name="ce163">
            <text:p>BORÇ</text:p>
          </table:table-cell>
          <table:table-cell office:value-type="string" table:style-name="ce163">
            <text:p>ÖDEME</text:p>
          </table:table-cell>
          <table:table-cell office:value-type="string" table:style-name="ce165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6" table:default-cell-style-name="ce1"/>
        <table:table-column table:style-name="co15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6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9"/>
          <table:table-cell table:number-columns-repeated="3" table:style-name="ce1"/>
          <table:table-cell office:value-type="float" office:value="119450.07603448002" table:formula="of:=SUBTOTAL(109;[.$H$25:.$H$42])*-1" table:style-name="ce167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2">
            <text:p>1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9450.07603448002" table:formula="of:=[.I6]-[.D7]" table:style-name="ce14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9450.076034480022" table:formula="of:=[.E7]-[.D8]" table:style-name="ce14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9450.076034480022" table:formula="of:=[.E8]-[.D9]" table:style-name="ce14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9450.076034480022" table:formula="of:=[.E9]-[.D10]" table:style-name="ce14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9450.076034480022" table:formula="of:=[.E10]-[.D11]" table:style-name="ce14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9450.076034480022" table:formula="of:=[.E11]-[.D12]" table:style-name="ce14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9450.076034480022" table:formula="of:=[.E12]-[.D13]" table:style-name="ce14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9450.076034480022" table:formula="of:=[.E13]-[.D14]" table:style-name="ce14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29450.076034480022" table:formula="of:=[.E14]-[.D15]" table:style-name="ce14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9450.076034480022" table:formula="of:=[.E15]-[.D16]" table:style-name="ce14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450.0760344800219" table:formula="of:=[.E16]-[.D17]" table:style-name="ce14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-549.92396551997808" table:formula="of:=[.E17]-[.D18]" table:style-name="ce14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2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0">
            <text:p>snyA-H</text:p>
          </table:table-cell>
          <table:table-cell office:value-type="string" table:style-name="ce168">
            <text:p>Oran %</text:p>
          </table:table-cell>
          <table:table-cell office:value-type="string" table:style-name="ce10">
            <text:p>Oran TL Tutar</text:p>
          </table:table-cell>
          <table:table-cell office:value-type="string" table:style-name="ce31">
            <text:p>Ödendi</text:p>
          </table:table-cell>
          <table:table-cell office:value-type="string" table:style-name="ce10">
            <text:p>Oran TL</text:p>
          </table:table-cell>
          <table:table-cell office:value-type="string" table:style-name="ce169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formula="of:=IF([.G25]=1;[.$D25];0)" table:style-name="ce29">
            <text:p>-5.843,55</text:p>
          </table:table-cell>
          <table:table-cell office:value-type="float" office:value="0" table:formula="of:=IF([.G25]=0;[.D2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1375.4781732000001" table:formula="of:=IF([.G25]=1;[.D25]*[.$E$22]*-1;0)" table:style-name="ce29">
            <text:p>1.375,48</text:p>
          </table:table-cell>
          <table:table-cell office:value-type="float" office:value="-119450.07603448002" table:formula="of:=[.I26]+[.H25]" table:style-name="ce9">
            <text:p>-119.450,08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CD- Nakit-&gt;nazana</text:p>
          </table:table-cell>
          <table:table-cell office:value-type="float" office:value="135000" table:style-name="ce34">
            <text:p>135.000,00</text:p>
          </table:table-cell>
          <table:table-cell office:value-type="float" office:value="135000" table:formula="of:=IF([.G26]=1;[.$D26];0)" table:style-name="ce29">
            <text:p>135.000,00</text:p>
          </table:table-cell>
          <table:table-cell office:value-type="float" office:value="0" table:formula="of:=IF([.G26]=0;[.D2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1776.84" table:formula="of:=IF([.G26]=1;[.D26]*[.$E$22]*-1;0)" table:style-name="ce29">
            <text:p>-31.776,84</text:p>
          </table:table-cell>
          <table:table-cell office:value-type="float" office:value="-120825.55420768002" table:formula="of:=[.I27]+[.H26]" table:style-name="ce9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70">
            <text:p>30.11.2023</text:p>
          </table:table-cell>
          <table:table-cell office:value-type="string" table:style-name="ce171">
            <text:p>snyB- 2024 yılı içerisinde</text:p>
          </table:table-cell>
          <table:table-cell table:style-name="ce172"/>
          <table:table-cell office:value-type="float" office:value="0" table:formula="of:=IF([.G27]=1;[.$D27];0)" table:style-name="ce173">
            <text:p>0,00</text:p>
          </table:table-cell>
          <table:table-cell office:value-type="float" office:value="0" table:formula="of:=IF([.G27]=0;[.D27]*[.$E$22]*-1;0)" table:style-name="ce174">
            <text:p>0,00</text:p>
          </table:table-cell>
          <table:table-cell office:value-type="float" office:value="0" table:style-name="ce175">
            <text:p>0</text:p>
          </table:table-cell>
          <table:table-cell office:value-type="float" office:value="0" table:formula="of:=IF([.G27]=1;[.D27]*[.$E$22]*-1;0)" table:style-name="ce173">
            <text:p>0,00</text:p>
          </table:table-cell>
          <table:table-cell office:value-type="float" office:value="-89048.714207680023" table:formula="of:=[.I28]+[.H27]" table:style-name="ce172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5">
            <text:p>6.11.2023</text:p>
          </table:table-cell>
          <table:table-cell office:value-type="string" table:style-name="ce36">
            <text:p>snyF- Nakit-&gt;nazana</text:p>
          </table:table-cell>
          <table:table-cell office:value-type="float" office:value="15887.06" table:style-name="ce37">
            <text:p>15.887,06</text:p>
          </table:table-cell>
          <table:table-cell office:value-type="float" office:value="15887.06" table:formula="of:=IF([.G28]=1;[.$D28];0)" table:style-name="ce29">
            <text:p>15.887,06</text:p>
          </table:table-cell>
          <table:table-cell office:value-type="float" office:value="0" table:formula="of:=IF([.G28]=0;[.D2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739.5597310399999" table:formula="of:=IF([.G28]=1;[.D28]*[.$E$22]*-1;0)" table:style-name="ce29">
            <text:p>-3.739,56</text:p>
          </table:table-cell>
          <table:table-cell office:value-type="float" office:value="-89048.714207680023" table:formula="of:=[.I29]+[.H28]" table:style-name="ce9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5">
            <text:p>26.09.2023</text:p>
          </table:table-cell>
          <table:table-cell office:value-type="string" table:style-name="ce36">
            <text:p>snyA- Nakit-&gt;nazana</text:p>
          </table:table-cell>
          <table:table-cell office:value-type="float" office:value="84000" table:style-name="ce37">
            <text:p>84.000,00</text:p>
          </table:table-cell>
          <table:table-cell office:value-type="float" office:value="84000" table:formula="of:=IF([.G29]=1;[.$D29];0)" table:style-name="ce29">
            <text:p>84.000,00</text:p>
          </table:table-cell>
          <table:table-cell office:value-type="float" office:value="0" table:formula="of:=IF([.G29]=0;[.D2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772.256000000001" table:formula="of:=IF([.G29]=1;[.D29]*[.$E$22]*-1;0)" table:style-name="ce29">
            <text:p>-19.772,26</text:p>
          </table:table-cell>
          <table:table-cell office:value-type="float" office:value="-85309.154476640018" table:formula="of:=[.I30]+[.H29]" table:style-name="ce9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2">
            <text:p>30.10.2023</text:p>
          </table:table-cell>
          <table:table-cell office:value-type="string" table:style-name="ce33">
            <text:p>snyG- Nakit-&gt;nazana</text:p>
          </table:table-cell>
          <table:table-cell office:value-type="float" office:value="10000" table:style-name="ce34">
            <text:p>10.000,00</text:p>
          </table:table-cell>
          <table:table-cell office:value-type="float" office:value="10000" table:formula="of:=IF([.G30]=1;[.$D30];0)" table:style-name="ce29">
            <text:p>10.000,00</text:p>
          </table:table-cell>
          <table:table-cell office:value-type="float" office:value="0" table:formula="of:=IF([.G30]=0;[.D3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353.84" table:formula="of:=IF([.G30]=1;[.D30]*[.$E$22]*-1;0)" table:style-name="ce29">
            <text:p>-2.353,84</text:p>
          </table:table-cell>
          <table:table-cell office:value-type="float" office:value="-65536.89847664001" table:formula="of:=[.I31]+[.H30]" table:style-name="ce9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32">
            <text:p>25.09.2023</text:p>
          </table:table-cell>
          <table:table-cell office:value-type="string" table:style-name="ce33">
            <text:p>snyG- Nakit-&gt;nazana</text:p>
          </table:table-cell>
          <table:table-cell office:value-type="float" office:value="3000" table:style-name="ce34">
            <text:p>3.000,00</text:p>
          </table:table-cell>
          <table:table-cell office:value-type="float" office:value="3000" table:formula="of:=IF([.G31]=1;[.$D31];0)" table:style-name="ce29">
            <text:p>3.000,00</text:p>
          </table:table-cell>
          <table:table-cell office:value-type="float" office:value="0" table:formula="of:=IF([.G31]=0;[.D3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706.15200000000004" table:formula="of:=IF([.G31]=1;[.D31]*[.$E$22]*-1;0)" table:style-name="ce29">
            <text:p>-706,15</text:p>
          </table:table-cell>
          <table:table-cell office:value-type="float" office:value="-63183.058476640013" table:formula="of:=[.I32]+[.H31]" table:style-name="ce9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32">
            <text:p>23.09.2023</text:p>
          </table:table-cell>
          <table:table-cell office:value-type="string" table:style-name="ce33">
            <text:p>snyG- Nakit-&gt;nazana</text:p>
          </table:table-cell>
          <table:table-cell office:value-type="float" office:value="83000" table:style-name="ce34">
            <text:p>83.000,00</text:p>
          </table:table-cell>
          <table:table-cell office:value-type="float" office:value="83000" table:formula="of:=IF([.G32]=1;[.$D32];0)" table:style-name="ce29">
            <text:p>83.000,00</text:p>
          </table:table-cell>
          <table:table-cell office:value-type="float" office:value="0" table:formula="of:=IF([.G32]=0;[.D32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536.871999999999" table:formula="of:=IF([.G32]=1;[.D32]*[.$E$22]*-1;0)" table:style-name="ce29">
            <text:p>-19.536,87</text:p>
          </table:table-cell>
          <table:table-cell office:value-type="float" office:value="-62476.906476640012" table:formula="of:=[.I33]+[.H32]" table:style-name="ce9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2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2]*-1;0)" table:style-name="ce29">
            <text:p>0,00</text:p>
          </table:table-cell>
          <table:table-cell office:value-type="float" office:value="-42940.034476640009" table:formula="of:=[.I34]+[.H33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E- Nakit-&gt;nazana 3-1-24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4]=1;[.$D34];0)" table:style-name="ce29">
            <text:p>6.000,00</text:p>
          </table:table-cell>
          <table:table-cell office:value-type="float" office:value="0" table:formula="of:=IF([.G34]=0;[.D34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4]=1;[.D34]*[.$E$22]*-1;0)" table:style-name="ce29">
            <text:p>-1.412,30</text:p>
          </table:table-cell>
          <table:table-cell office:value-type="float" office:value="-42940.034476640009" table:formula="of:=[.I35]+[.H34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32">
            <text:p>30.11.2023</text:p>
          </table:table-cell>
          <table:table-cell office:value-type="string" table:style-name="ce33">
            <text:p>SnyE- Nakit-&gt;nazana 06-12-23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5]=1;[.$D35];0)" table:style-name="ce29">
            <text:p>6.000,00</text:p>
          </table:table-cell>
          <table:table-cell office:value-type="float" office:value="0" table:formula="of:=IF([.G35]=0;[.D3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5]=1;[.D35]*[.$E$22]*-1;0)" table:style-name="ce29">
            <text:p>-1.412,30</text:p>
          </table:table-cell>
          <table:table-cell office:value-type="float" office:value="-41527.730476640005" table:formula="of:=[.I36]+[.H35]" table:style-name="ce9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5">
            <text:p>30.10.2023</text:p>
          </table:table-cell>
          <table:table-cell office:value-type="string" table:style-name="ce36">
            <text:p>SnyE- Nakit-&gt;nazana 06-11-23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6]=1;[.$D36];0)" table:style-name="ce29">
            <text:p>6.000,00</text:p>
          </table:table-cell>
          <table:table-cell office:value-type="float" office:value="0" table:formula="of:=IF([.G36]=0;[.D3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6]=1;[.D36]*[.$E$22]*-1;0)" table:style-name="ce29">
            <text:p>-1.412,30</text:p>
          </table:table-cell>
          <table:table-cell office:value-type="float" office:value="-40115.426476640001" table:formula="of:=[.I37]+[.H36]" table:style-name="ce9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5">
            <text:p>30.09.2023</text:p>
          </table:table-cell>
          <table:table-cell office:value-type="string" table:style-name="ce36">
            <text:p>SnyE- Nakit-&gt;nazana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7]=1;[.$D37];0)" table:style-name="ce29">
            <text:p>6.000,00</text:p>
          </table:table-cell>
          <table:table-cell office:value-type="float" office:value="0" table:formula="of:=IF([.G37]=0;[.D37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7]=1;[.D37]*[.$E$22]*-1;0)" table:style-name="ce29">
            <text:p>-1.412,30</text:p>
          </table:table-cell>
          <table:table-cell office:value-type="float" office:value="-38703.122476639997" table:formula="of:=[.I38]+[.H37]" table:style-name="ce9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5">
            <text:p>2.09.2023</text:p>
          </table:table-cell>
          <table:table-cell office:value-type="string" table:style-name="ce36">
            <text:p>SnyE- Nakit-&gt;nazana</text:p>
          </table:table-cell>
          <table:table-cell office:value-type="float" office:value="65000" table:style-name="ce37">
            <text:p>65.000,00</text:p>
          </table:table-cell>
          <table:table-cell office:value-type="float" office:value="65000" table:formula="of:=IF([.G38]=1;[.$D38];0)" table:style-name="ce29">
            <text:p>65.000,00</text:p>
          </table:table-cell>
          <table:table-cell office:value-type="float" office:value="0" table:formula="of:=IF([.G38]=0;[.D3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5299.960000000001" table:formula="of:=IF([.G38]=1;[.D38]*[.$E$22]*-1;0)" table:style-name="ce29">
            <text:p>-15.299,96</text:p>
          </table:table-cell>
          <table:table-cell office:value-type="float" office:value="-37290.818476640001" table:formula="of:=[.I39]+[.H38]" table:style-name="ce9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5">
            <text:p>15.07.2023</text:p>
          </table:table-cell>
          <table:table-cell office:value-type="string" table:style-name="ce36">
            <text:p>SnF-Çek-&gt;Nazan</text:p>
          </table:table-cell>
          <table:table-cell office:value-type="float" office:value="50000" table:style-name="ce37">
            <text:p>50.000,00</text:p>
          </table:table-cell>
          <table:table-cell office:value-type="float" office:value="50000" table:formula="of:=IF([.G39]=1;[.$D39];0)" table:style-name="ce29">
            <text:p>50.000,00</text:p>
          </table:table-cell>
          <table:table-cell office:value-type="float" office:value="0" table:formula="of:=IF([.G39]=0;[.D3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1769.2" table:formula="of:=IF([.G39]=1;[.D39]*[.$E$22]*-1;0)" table:style-name="ce29">
            <text:p>-11.769,20</text:p>
          </table:table-cell>
          <table:table-cell office:value-type="float" office:value="-21990.858476640002" table:formula="of:=[.I40]+[.H39]" table:style-name="ce9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bankadan <text:s/>-&gt; Nazan</text:p>
          </table:table-cell>
          <table:table-cell office:value-type="float" office:value="28080" table:style-name="ce37">
            <text:p>28.080,00</text:p>
          </table:table-cell>
          <table:table-cell office:value-type="float" office:value="28080" table:formula="of:=IF([.G40]=1;[.$D40];0)" table:style-name="ce29">
            <text:p>28.080,00</text:p>
          </table:table-cell>
          <table:table-cell office:value-type="float" office:value="0" table:formula="of:=IF([.G40]=0;[.D4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609.5827200000003" table:formula="of:=IF([.G40]=1;[.D40]*[.$E$22]*-1;0)" table:style-name="ce29">
            <text:p>-6.609,58</text:p>
          </table:table-cell>
          <table:table-cell office:value-type="float" office:value="-10221.658476640001" table:formula="of:=[.I41]+[.H40]" table:style-name="ce9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icra avukatdan <text:s/>-&gt; Nazan</text:p>
          </table:table-cell>
          <table:table-cell office:value-type="float" office:value="8425.4599999999991" table:style-name="ce37">
            <text:p>8.425,46</text:p>
          </table:table-cell>
          <table:table-cell office:value-type="float" office:value="8425.4599999999991" table:formula="of:=IF([.G41]=1;[.$D41];0)" table:style-name="ce29">
            <text:p>8.425,46</text:p>
          </table:table-cell>
          <table:table-cell office:value-type="float" office:value="0" table:formula="of:=IF([.G41]=0;[.D4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83.2184766399998" table:formula="of:=IF([.G41]=1;[.D41]*[.$E$22]*-1;0)" table:style-name="ce29">
            <text:p>-1.983,22</text:p>
          </table:table-cell>
          <table:table-cell office:value-type="float" office:value="-3612.0757566399998" table:formula="of:=[.I42]+[.H41]" table:style-name="ce9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5">
            <text:p>6.02.2023</text:p>
          </table:table-cell>
          <table:table-cell office:value-type="string" table:style-name="ce36">
            <text:p>SnyF-Ocak23 -&gt; Nazan</text:p>
          </table:table-cell>
          <table:table-cell office:value-type="float" office:value="6920" table:style-name="ce37">
            <text:p>6.920,00</text:p>
          </table:table-cell>
          <table:table-cell office:value-type="float" office:value="6920" table:formula="of:=IF([.G42]=1;[.$D42];0)" table:style-name="ce29">
            <text:p>6.920,00</text:p>
          </table:table-cell>
          <table:table-cell office:value-type="float" office:value="0" table:formula="of:=IF([.G42]=0;[.D42]*[.$E$22]*-1;0)" table:style-name="ce30">
            <text:p>0,00</text:p>
          </table:table-cell>
          <table:table-cell office:value-type="float" office:value="1" table:style-name="ce41">
            <text:p>1</text:p>
          </table:table-cell>
          <table:table-cell office:value-type="float" office:value="-1628.8572800000002" table:formula="of:=IF([.G42]=1;[.D42]*[.$E$22]*-1;0)" table:style-name="ce29">
            <text:p>-1.628,86</text:p>
          </table:table-cell>
          <table:table-cell office:value-type="float" office:value="-1628.8572800000002" table:formula="of:=[.I43]+[.H42]" table:style-name="ce9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9">
            <text:p>514.468,97</text:p>
          </table:table-cell>
          <table:table-cell office:value-type="float" office:value="513312.52" table:formula="of:=SUBTOTAL(109;[.$E$26:.$E$43])" table:style-name="ce9">
            <text:p>513.312,52</text:p>
          </table:table-cell>
          <table:table-cell office:value-type="float" office:value="-1647.6880000000001" table:formula="of:=SUM([.F25:.F42])" table:style-name="ce9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9">
            <text:p>-119.450,08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Harcama</text:p>
          </table:table-cell>
          <table:table-cell table:style-name="ce9"/>
          <table:table-cell office:value-type="float" office:value="-5843.55" table:formula="of:=[.E25]" table:style-name="ce9">
            <text:p>-5.843,55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t Gelir</text:p>
          </table:table-cell>
          <table:table-cell table:style-name="ce9"/>
          <table:table-cell office:value-type="float" office:value="507468.97000000003" table:formula="of:=[.E45]+[.E44]" table:style-name="ce9">
            <text:p>507.468,97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/>
        </table:table-row>
        <table:table-row table:style-name="ro3">
          <table:table-cell table:number-columns-repeated="2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9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plam Gelecek</text:p>
          </table:table-cell>
          <table:table-cell office:value-type="float" office:value="514468.97000000003" table:formula="of:=[.$D$44]*[.D49]" table:style-name="ce47">
            <text:p>514.468,97</text:p>
          </table:table-cell>
          <table:table-cell office:value-type="float" office:value="393371.25545743498" table:formula="of:=[.$D$44]*[.E49]" table:style-name="ce48">
            <text:p>393.371,26</text:p>
          </table:table-cell>
          <table:table-cell office:value-type="float" office:value="121097.71454256508" table:formula="of:=[.$D$44]*[.F49]" table:style-name="ce48">
            <text:p>121.097,71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51]+[.F51]" table:style-name="ce29">
            <text:p>507.469,18</text:p>
          </table:table-cell>
          <table:table-cell office:value-type="float" office:value="388019.10136506666" table:formula="of:=[.F51]/[.F49]*[.E49]" table:style-name="ce9">
            <text:p>388.019,10</text:p>
          </table:table-cell>
          <table:table-cell office:value-type="float" office:value="119450.07603448002" table:formula="of:=[.$H$44]*-1" table:style-name="ce9">
            <text:p>119.450,08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50]-[.D51]" table:style-name="ce29">
            <text:p>6.999,79</text:p>
          </table:table-cell>
          <table:table-cell office:value-type="float" office:value="5352.1540923683206" table:formula="of:=[.E50]-[.E51]" table:style-name="ce9">
            <text:p>5.352,15</text:p>
          </table:table-cell>
          <table:table-cell office:value-type="float" office:value="1647.6385080850596" table:formula="of:=[.F50]-[.F51]" table:style-name="ce9">
            <text:p>1.647,64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51]" table:style-name="ce9">
            <text:p>119.450,08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2986.2519008620006" table:formula="of:=[.D56]*[.E56]" table:style-name="ce9">
            <text:p>2.986,25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388019.10136506666" table:formula="of:=[.E51]" table:style-name="ce9">
            <text:p>388.019,1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9700.4775341266668" table:formula="of:=[.D57]*[.E57]" table:style-name="ce9">
            <text:p>9.700,48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12_23" table:style-name="ta5">
        <table:table-column table:style-name="co16" table:default-cell-style-name="ce1"/>
        <table:table-column table:style-name="co36" table:default-cell-style-name="ce1"/>
        <table:table-column table:style-name="co37" table:default-cell-style-name="ce1"/>
        <table:table-column table:style-name="co12" table:default-cell-style-name="ce1"/>
        <table:table-column table:style-name="co21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RALI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2800" table:formula="of:=SUM([.D5:.D35])" table:style-name="ce47">
            <text:p>22.800,00</text:p>
          </table:table-cell>
          <table:table-cell office:value-type="float" office:value="-38101.83" table:formula="of:=SUM([.E5:.E35])" table:style-name="ce47">
            <text:p>-38.101,83</text:p>
          </table:table-cell>
          <table:table-cell office:value-type="float" office:value="16232.529999999999" table:formula="of:=SUM([.F5:.F35])" table:style-name="ce47">
            <text:p>16.232,53</text:p>
          </table:table-cell>
          <table:table-cell office:value-type="float" office:value="-41854.230000000003" table:formula="of:=SUM([.G5:.G35])" table:style-name="ce47">
            <text:p>-41.854,23</text:p>
          </table:table-cell>
          <table:table-cell office:value-type="float" office:value="-25621.700000000004" table:formula="of:=[.F2]+[.G2]" table:style-name="ce47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6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9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9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1">
            <text:p>TUSDATA 8/30 <text:s text:c="17"/>8*250 = 2000 <text:s text:c="6"/>2023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formula="of:=[.E7]" table:style-name="ce9">
            <text:p>-250,00</text:p>
          </table:table-cell>
          <table:table-cell office:value-type="float" office:value="-1097" table:formula="of:=[.H6]+[.F7]+[.G7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 – 20/30 <text:s text:c="2"/>12*250 = 3000 <text:s text:c="6"/>2024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7]+[.F8]+[.G8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1/30-30/30 <text:s text:c="2"/>10*8845 = 88450 <text:s text:c="3"/>2025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8]+[.F9]+[.G9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9]+[.F10]+[.G10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38.01" table:formula="of:=[.E52]*-1" table:style-name="ce9">
            <text:p>-138,01</text:p>
          </table:table-cell>
          <table:table-cell table:style-name="ce9"/>
          <table:table-cell office:value-type="float" office:value="-138.01" table:formula="of:=[.E11]" table:style-name="ce9">
            <text:p>-138,01</text:p>
          </table:table-cell>
          <table:table-cell office:value-type="float" office:value="-1235.01" table:formula="of:=[.H10]+[.F11]+[.G11]" table:style-name="ce9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9">
            <text:p>-4.628,58</text:p>
          </table:table-cell>
          <table:table-cell table:style-name="ce9"/>
          <table:table-cell office:value-type="float" office:value="-4628.58" table:formula="of:=[.E12]" table:style-name="ce9">
            <text:p>-4.628,58</text:p>
          </table:table-cell>
          <table:table-cell office:value-type="float" office:value="-5863.59" table:formula="of:=[.H11]+[.F12]+[.G12]" table:style-name="ce9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9">
            <text:p>-11.990,16</text:p>
          </table:table-cell>
          <table:table-cell table:style-name="ce1"/>
          <table:table-cell office:value-type="float" office:value="-11990.160000000002" table:formula="of:=[.E13]" table:style-name="ce9">
            <text:p>-11.990,16</text:p>
          </table:table-cell>
          <table:table-cell office:value-type="float" office:value="-17853.75" table:formula="of:=[.H12]+[.F13]+[.G13]" table:style-name="ce9">
            <text:p>-17.853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4]" table:style-name="ce9">
            <text:p>-5.375,00</text:p>
          </table:table-cell>
          <table:table-cell office:value-type="float" office:value="-23228.75" table:formula="of:=[.H13]+[.F14]+[.G14]" table:style-name="ce9">
            <text:p>-23.228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5]" table:style-name="ce9">
            <text:p>-2.125,00</text:p>
          </table:table-cell>
          <table:table-cell office:value-type="float" office:value="-25353.75" table:formula="of:=[.H14]+[.F15]+[.G15]" table:style-name="ce9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7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formula="of:=[.E16]" table:style-name="ce9">
            <text:p>-945,08</text:p>
          </table:table-cell>
          <table:table-cell office:value-type="float" office:value="-26298.83" table:formula="of:=[.H15]+[.F16]+[.G16]" table:style-name="ce9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3.4" table:style-name="ce9">
            <text:p>-133,40</text:p>
          </table:table-cell>
          <table:table-cell office:value-type="float" office:value="-26432.230000000003" table:formula="of:=[.H16]+[.F17]+[.G17]" table:style-name="ce9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621" table:style-name="ce9">
            <text:p>-621,00</text:p>
          </table:table-cell>
          <table:table-cell office:value-type="float" office:value="-27053.230000000003" table:formula="of:=[.H17]+[.F18]+[.G18]" table:style-name="ce9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7053.230000000003" table:formula="of:=[.H18]+[.F19]+[.G19]" table:style-name="ce9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3">
            <text:p>yasemin</text:p>
          </table:table-cell>
          <table:table-cell table:number-columns-repeated="2" table:style-name="ce123"/>
          <table:table-cell table:number-columns-repeated="2" table:style-name="ce29"/>
          <table:table-cell office:value-type="float" office:value="-3512" table:style-name="ce9">
            <text:p>-3.512,00</text:p>
          </table:table-cell>
          <table:table-cell office:value-type="float" office:value="-30565.230000000003" table:formula="of:=[.H19]+[.F20]+[.G20]" table:style-name="ce9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4077.230000000003" table:formula="of:=[.H20]+[.F21]+[.G21]" table:style-name="ce9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7589.230000000003" table:formula="of:=[.H21]+[.F22]+[.G22]" table:style-name="ce9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41101.230000000003" table:formula="of:=[.H22]+[.F23]+[.G23]" table:style-name="ce9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155" table:style-name="ce9">
            <text:p>-155,00</text:p>
          </table:table-cell>
          <table:table-cell office:value-type="float" office:value="-41256.230000000003" table:formula="of:=[.H23]+[.F24]+[.G24]" table:style-name="ce9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41506.230000000003" table:formula="of:=[.H24]+[.F25]+[.G25]" table:style-name="ce9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2006.23" table:formula="of:=[.H25]+[.F26]+[.G26]" table:style-name="ce9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2006.23" table:formula="of:=[.H26]+[.F27]+[.G27]" table:style-name="ce9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432.53" table:style-name="ce9">
            <text:p>7.432,53</text:p>
          </table:table-cell>
          <table:table-cell table:style-name="ce9"/>
          <table:table-cell office:value-type="float" office:value="-34573.700000000004" table:formula="of:=[.H27]+[.F28]+[.G28]" table:style-name="ce9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1773.700000000004" table:formula="of:=[.H28]+[.F29]+[.G29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29]+[.F30]+[.G30]" table:style-name="ce9">
            <text:p>-31.773,70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"/>
          <table:table-cell table:style-name="ce13"/>
          <table:table-cell table:number-columns-repeated="3" table:style-name="ce1"/>
          <table:table-cell office:value-type="float" office:value="-31773.700000000004" table:formula="of:=[.H30]+[.F31]+[.G31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31]+[.F32]+[.G32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2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3"/>
          <table:table-cell table:style-name="ce1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25773.700000000004" table:formula="of:=[.H32]+[.F33]+[.G33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3]+[.F34]+[.G34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4]+[.F35]+[.G35]" table:style-name="ce9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80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5357.51" table:formula="of:=SUM([.D47:.D54])" table:style-name="ce131">
            <text:p>5.357,51</text:p>
          </table:table-cell>
          <table:table-cell office:value-type="float" office:value="5360.01" table:formula="of:=SUM([.E47:.E53])" table:style-name="ce131">
            <text:p>5.360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9">
            <text:p>9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9">
            <text:p>1.8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38.01" table:style-name="ce123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28.58" table:formula="of:=SUM([.E59:.E78])" table:style-name="ce181">
            <text:p>-4.628,58</text:p>
          </table:table-cell>
          <table:table-cell office:value-type="float" office:value="0" table:formula="of:=SUM([.F59:.F78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9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7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6 – 6</text:p>
          </table:table-cell>
          <table:table-cell office:value-type="float" office:value="-666.65" table:style-name="ce29">
            <text:p>-666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3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3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5">
          <table:table-cell table:style-name="ce116"/>
          <table:table-cell table:number-columns-repeated="2" table:style-name="ce123"/>
          <table:table-cell office:value-type="string" table:style-name="ce135">
            <text:p>HESAP KESİM</text:p>
          </table:table-cell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7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990.160000000002" table:formula="of:=SUM([.E82:.E107])" table:style-name="ce131">
            <text:p>-11.990,16</text:p>
          </table:table-cell>
          <table:table-cell office:value-type="float" office:value="0" table:formula="of:=SUM([.F82:.F90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3 <text:s/>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9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10">
            <text:p>150</text:p>
          </table:table-cell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10">
            <text:p>100</text:p>
          </table:table-cell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9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9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9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9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9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9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2">
            <text:p>ARALIK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98220.30499999993" table:formula="of:=SUM([.E112:.E128])" table:style-name="ce114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2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2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2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8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2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8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8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8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2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/text:p>
          </table:table-cell>
          <table:table-cell table:style-name="ce2"/>
          <table:table-cell office:value-type="float" office:value="5587.73" table:style-name="ce108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2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29.36" table:style-name="ce183">
            <text:p>-629,36<text:s/></text:p>
          </table:table-cell>
          <table:table-cell office:value-type="float" office:value="4752.22" table:style-name="ce108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2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52.52" table:style-name="ce183">
            <text:p>-52,52<text:s/></text:p>
          </table:table-cell>
          <table:table-cell office:value-type="float" office:value="315.38" table:style-name="ce108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2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196" table:style-name="ce183">
            <text:p>-196,00<text:s/></text:p>
          </table:table-cell>
          <table:table-cell office:value-type="float" office:value="295.8" table:style-name="ce108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2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69.7" table:style-name="ce183">
            <text:p>-669,70<text:s/></text:p>
          </table:table-cell>
          <table:table-cell office:value-type="float" office:value="4239.3" table:style-name="ce108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8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2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4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8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2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4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8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2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8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2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7">
            <text:p>ARALIK</text:p>
          </table:table-cell>
          <table:table-cell office:value-type="string" table:style-name="ce6">
            <text:p><text:s/>Bakiye</text:p>
          </table:table-cell>
          <table:table-cell office:value-type="float" office:value="-25773.700000000004" table:formula="of:=[.H33]" table:style-name="ce29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Ay sonu BAKİYE</text:p>
          </table:table-cell>
          <table:table-cell office:value-type="float" office:value="698220.30499999993" table:formula="of:=SUM([.E112:.E128])" table:style-name="ce185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13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37" table:default-cell-style-name="ce1"/>
        <table:table-column table:style-name="co41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KASI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62800" table:formula="of:=SUM([.D5:.D36])" table:style-name="ce47">
            <text:p>262.800,00</text:p>
          </table:table-cell>
          <table:table-cell office:value-type="float" office:value="-98843.11" table:formula="of:=SUM([.E4:.E27])" table:style-name="ce47">
            <text:p>-98.843,11</text:p>
          </table:table-cell>
          <table:table-cell office:value-type="float" office:value="177687.06" table:formula="of:=SUM([.F5:.F37])" table:style-name="ce47">
            <text:p>177.687,06</text:p>
          </table:table-cell>
          <table:table-cell office:value-type="float" office:value="-242504.11" table:formula="of:=SUM([.G4:.G37])" table:style-name="ce47">
            <text:p>-242.504,11</text:p>
          </table:table-cell>
          <table:table-cell office:value-type="float" office:value="-64817.049999999988" table:formula="of:=[.F2]+[.G2]" table:style-name="ce47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6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77" table:style-name="ce9">
            <text:p>-277,00</text:p>
          </table:table-cell>
          <table:table-cell office:value-type="float" office:value="-429" table:formula="of:=[.H4]+[.F5]+[.G5]" table:style-name="ce9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12" table:style-name="ce9">
            <text:p>-512,00</text:p>
          </table:table-cell>
          <table:table-cell office:value-type="float" office:value="-941" table:formula="of:=[.H5]+[.F6]+[.G6]" table:style-name="ce9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TUSDATA 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91" table:formula="of:=[.H6]+[.F7]+[.G7]" table:style-name="ce9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51.54" table:formula="of:=[.E49]*-1" table:style-name="ce9">
            <text:p>-51,54</text:p>
          </table:table-cell>
          <table:table-cell table:style-name="ce9"/>
          <table:table-cell office:value-type="float" office:value="-51.54" table:formula="of:=[.E8]" table:style-name="ce9">
            <text:p>-51,54</text:p>
          </table:table-cell>
          <table:table-cell office:value-type="float" office:value="-1242.54" table:formula="of:=[.H7]+[.F8]+[.G8]" table:style-name="ce9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9">
            <text:p>-5.698,99</text:p>
          </table:table-cell>
          <table:table-cell table:style-name="ce9"/>
          <table:table-cell office:value-type="float" office:value="-5698.99" table:formula="of:=[.E9]" table:style-name="ce9">
            <text:p>-5.698,99</text:p>
          </table:table-cell>
          <table:table-cell office:value-type="float" office:value="-6941.53" table:formula="of:=[.H8]+[.F9]+[.G9]" table:style-name="ce9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9">
            <text:p>-71.595,50</text:p>
          </table:table-cell>
          <table:table-cell table:style-name="ce1"/>
          <table:table-cell office:value-type="float" office:value="-71595.5" table:formula="of:=[.E10]" table:style-name="ce9">
            <text:p>-71.595,50</text:p>
          </table:table-cell>
          <table:table-cell office:value-type="float" office:value="-78537.03" table:formula="of:=[.H9]+[.F10]+[.G10]" table:style-name="ce9">
            <text:p>-78.537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83912.03" table:formula="of:=[.H10]+[.F11]+[.G11]" table:style-name="ce9">
            <text:p>-83.912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86037.03" table:formula="of:=[.H11]+[.F12]+[.G12]" table:style-name="ce9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Aidat Marmara Royal Site 6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86982.11" table:formula="of:=[.H12]+[.F13]+[.G13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3]+[.F14]+[.G14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4]+[.F15]+[.G15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5]+[.F16]+[.G16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0493.11" table:formula="of:=[.H16]+[.F17]+[.G17]" table:style-name="ce9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4004.11" table:formula="of:=[.H17]+[.F18]+[.G18]" table:style-name="ce9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97504.11" table:formula="of:=[.H18]+[.F19]+[.G19]" table:style-name="ce9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9"/>
          <table:table-cell office:value-type="float" office:value="15887.06" table:style-name="ce9">
            <text:p>15.887,06</text:p>
          </table:table-cell>
          <table:table-cell table:style-name="ce9"/>
          <table:table-cell office:value-type="float" office:value="-81617.05" table:formula="of:=[.H19]+[.F20]+[.G20]" table:style-name="ce9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74117.05" table:formula="of:=[.H20]+[.F21]+[.G21]" table:style-name="ce9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71317.05" table:formula="of:=[.H21]+[.F22]+[.G22]" table:style-name="ce9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817.05" table:formula="of:=[.H22]+[.F23]+[.G23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5"/>
          <table:table-cell table:number-columns-repeated="2" table:style-name="ce1"/>
          <table:table-cell table:style-name="ce9"/>
          <table:table-cell office:value-type="float" office:value="-64817.05" table:formula="of:=[.H23]+[.F24]+[.G24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5">
            <text:p>₺240.000,00</text:p>
          </table:table-cell>
          <table:table-cell table:style-name="ce1"/>
          <table:table-cell office:value-type="float" office:value="135000" table:style-name="ce9">
            <text:p>135.000,00</text:p>
          </table:table-cell>
          <table:table-cell table:style-name="ce9"/>
          <table:table-cell office:value-type="float" office:value="70182.95" table:formula="of:=[.H24]+[.F25]+[.G25]" table:style-name="ce9">
            <text:p>70.182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25"/>
          <table:table-cell table:style-name="ce1"/>
          <table:table-cell table:style-name="ce9"/>
          <table:table-cell office:value-type="float" office:value="-135000" table:style-name="ce9">
            <text:p>-135.000,00</text:p>
          </table:table-cell>
          <table:table-cell office:value-type="float" office:value="-64817.05" table:formula="of:=[.H25]+[.F26]+[.G26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number-columns-repeated="2" table:style-name="ce1"/>
          <table:table-cell table:style-name="ce9"/>
          <table:table-cell office:value-type="float" office:value="-64817.05" table:formula="of:=[.H26]+[.F27]+[.G27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5"/>
          <table:table-cell table:style-name="ce1"/>
          <table:table-cell office:value-type="float" office:value="10000" table:style-name="ce9">
            <text:p>10.000,00</text:p>
          </table:table-cell>
          <table:table-cell table:style-name="ce1"/>
          <table:table-cell office:value-type="float" office:value="-54817.05" table:formula="of:=[.H27]+[.F28]+[.G28]" table:style-name="ce9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5"/>
          <table:table-cell table:style-name="ce1"/>
          <table:table-cell table:style-name="ce9"/>
          <table:table-cell office:value-type="float" office:value="-10000" table:style-name="ce9">
            <text:p>-10.000,00</text:p>
          </table:table-cell>
          <table:table-cell office:value-type="float" office:value="-64817.05" table:formula="of:=[.H28]+[.F29]+[.G29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9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9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9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9">
            <text:p>-532,60</text:p>
          </table:table-cell>
          <table:table-cell table:number-columns-repeated="2" table:style-name="ce9"/>
          <table:table-cell office:value-type="float" office:value="-64817.05" table:formula="of:=[.H32]+[.F33]+[.G33]" table:style-name="ce9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906.8500000000004" table:formula="of:=SUM([.D44:.D51])" table:style-name="ce131">
            <text:p>3.906,85</text:p>
          </table:table-cell>
          <table:table-cell office:value-type="float" office:value="3907.8" table:formula="of:=SUM([.E44:.E51])" table:style-name="ce131">
            <text:p>3.907,8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9">
            <text:p>6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9">
            <text:p>1.5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51.54" table:style-name="ce123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698.99" table:formula="of:=SUM([.E56:.E68])" table:style-name="ce114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8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6 – 6</text:p>
          </table:table-cell>
          <table:table-cell office:value-type="float" office:value="-549.85" table:style-name="ce29">
            <text:p>-549,8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6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6 – 6</text:p>
          </table:table-cell>
          <table:table-cell office:value-type="float" office:value="-520.54" table:style-name="ce29">
            <text:p>-520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5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2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2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23">
            <text:p>ödeme</text:p>
          </table:table-cell>
          <table:table-cell office:value-type="float" office:value="-6481.59" table:style-name="ce123">
            <text:p>-6481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5">
          <table:table-cell table:style-name="ce116"/>
          <table:table-cell table:number-columns-repeated="2"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71595.5" table:formula="of:=SUM([.E72:.E104])" table:style-name="ce114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9">
            <text:p>-190,1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3 - 3</text:p>
          </table:table-cell>
          <table:table-cell office:value-type="float" office:value="-181.84" table:style-name="ce29">
            <text:p>-181,8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9"/>2 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25T00:00:00" table:style-name="ce116">
            <text:p>25.09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59483.25" table:style-name="ce29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9">
            <text:p>-6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9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9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9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9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9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9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9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9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9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9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9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9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2">
            <text:p>KASI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709393.08499999996" table:formula="of:=SUM([.E112:.E122])" table:style-name="ce114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2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2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8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2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8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8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2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8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2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4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8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2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4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8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2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2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7">
            <text:p>KASIM</text:p>
          </table:table-cell>
          <table:table-cell office:value-type="string" table:style-name="ce6">
            <text:p><text:s/>Bakiye</text:p>
          </table:table-cell>
          <table:table-cell office:value-type="float" office:value="-64817.05" table:formula="of:=[.H33]" table:style-name="ce29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709393.08499999996" table:formula="of:=SUM([.E112:.E122])" table:style-name="ce185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31" table:default-cell-style-name="ce1"/>
        <table:table-column table:style-name="co18" table:default-cell-style-name="ce1"/>
        <table:table-column table:style-name="co30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<text:s/>EKİ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2800" table:formula="of:=SUM([.D4:.D32])" table:style-name="ce47">
            <text:p>32.800,00</text:p>
          </table:table-cell>
          <table:table-cell office:value-type="float" office:value="-44478.170000000006" table:formula="of:=SUM([.E4:.E32])" table:style-name="ce47">
            <text:p>-44.478,17</text:p>
          </table:table-cell>
          <table:table-cell office:value-type="float" office:value="23200" table:formula="of:=SUM([.F4:.F32])" table:style-name="ce47">
            <text:p>23.200,00</text:p>
          </table:table-cell>
          <table:table-cell office:value-type="float" office:value="-43968.17" table:formula="of:=SUM([.G4:.G32])" table:style-name="ce47">
            <text:p>-43.968,17</text:p>
          </table:table-cell>
          <table:table-cell office:value-type="float" office:value="-20768.169999999998" table:formula="of:=[.F2]+[.G2]" table:style-name="ce47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27" table:style-name="ce9">
            <text:p>-327,00</text:p>
          </table:table-cell>
          <table:table-cell office:value-type="float" office:value="-327" table:formula="of:=[.H3]+[.F4]+[.G4]" table:style-name="ce9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93" table:style-name="ce9">
            <text:p>-593,00</text:p>
          </table:table-cell>
          <table:table-cell office:value-type="float" office:value="-920" table:formula="of:=[.H4]+[.F5]+[.G5]" table:style-name="ce9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2240 Turkcell İLK FATURA</text:p>
          </table:table-cell>
          <table:table-cell table:number-columns-repeated="2" table:style-name="ce121"/>
          <table:table-cell office:value-type="float" office:value="-137.19999999999999" table:style-name="ce9">
            <text:p>-137,20</text:p>
          </table:table-cell>
          <table:table-cell table:style-name="ce1"/>
          <table:table-cell office:value-type="float" office:value="-137.19999999999999" table:style-name="ce9">
            <text:p>-137,20</text:p>
          </table:table-cell>
          <table:table-cell office:value-type="float" office:value="-1057.2" table:formula="of:=[.H5]+[.F6]+[.G6]" table:style-name="ce9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AOF</text:p>
          </table:table-cell>
          <table:table-cell table:number-columns-repeated="2" table:style-name="ce121"/>
          <table:table-cell office:value-type="float" office:value="-1180" table:style-name="ce9">
            <text:p>-1.180,00</text:p>
          </table:table-cell>
          <table:table-cell table:style-name="ce1"/>
          <table:table-cell office:value-type="float" office:value="-1180" table:style-name="ce9">
            <text:p>-1.180,00</text:p>
          </table:table-cell>
          <table:table-cell office:value-type="float" office:value="-2237.1999999999998" table:formula="of:=[.H6]+[.F7]+[.G7]" table:style-name="ce9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TUSDATA 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2487.1999999999998" table:formula="of:=[.H7]+[.F8]+[.G8]" table:style-name="ce9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33.729999999999997" table:formula="of:=[.D45]*-1" table:style-name="ce9">
            <text:p>-33,73</text:p>
          </table:table-cell>
          <table:table-cell table:style-name="ce9"/>
          <table:table-cell office:value-type="float" office:value="-33.729999999999997" table:formula="of:=[.E9]" table:style-name="ce9">
            <text:p>-33,73</text:p>
          </table:table-cell>
          <table:table-cell office:value-type="float" office:value="-2520.9299999999998" table:formula="of:=[.H8]+[.F9]+[.G9]" table:style-name="ce9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9">
            <text:p>-6.481,61</text:p>
          </table:table-cell>
          <table:table-cell table:style-name="ce9"/>
          <table:table-cell office:value-type="float" office:value="-6481.61" table:style-name="ce9">
            <text:p>-6.481,61</text:p>
          </table:table-cell>
          <table:table-cell office:value-type="float" office:value="-9002.5399999999991" table:formula="of:=[.H9]+[.F10]+[.G10]" table:style-name="ce9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9">
            <text:p>-16.000,55</text:p>
          </table:table-cell>
          <table:table-cell table:style-name="ce1"/>
          <table:table-cell office:value-type="float" office:value="-16000.55" table:style-name="ce9">
            <text:p>-16.000,55</text:p>
          </table:table-cell>
          <table:table-cell office:value-type="float" office:value="-25003.089999999997" table:formula="of:=[.H10]+[.F11]+[.G11]" table:style-name="ce9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2">
            <text:p>7.01.2023</text:p>
          </table:table-cell>
          <table:table-cell office:value-type="string" table:style-name="ce121">
            <text:p>Kira Adem Özen<text:s/><text:span text:style-name="T2">5</text:span>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30378.089999999997" table:formula="of:=[.H11]+[.F12]+[.G12]" table:style-name="ce9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ira Adem Özen 5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2503.089999999997" table:formula="of:=[.H12]+[.F13]+[.G13]" table:style-name="ce9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5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33448.17" table:formula="of:=[.H13]+[.F14]+[.G14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33448.17" table:formula="of:=[.H14]+[.F15]+[.G15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33448.17" table:formula="of:=[.H15]+[.F16]+[.G16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33448.17" table:formula="of:=[.H16]+[.F17]+[.G17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36958.17" table:formula="of:=[.H17]+[.F18]+[.G18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36958.17" table:formula="of:=[.H18]+[.F19]+[.G19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40468.17" table:formula="of:=[.H19]+[.F20]+[.G20]" table:style-name="ce9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3968.17" table:formula="of:=[.H20]+[.F21]+[.G21]" table:style-name="ce9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3968.17" table:formula="of:=[.H21]+[.F22]+[.G22]" table:style-name="ce9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36468.17" table:formula="of:=[.H22]+[.F23]+[.G23]" table:style-name="ce9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2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3668.17" table:formula="of:=[.H23]+[.F24]+[.G24]" table:style-name="ce9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27168.17" table:formula="of:=[.H24]+[.F25]+[.G25]" table:style-name="ce9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2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9">
            <text:p>6.000,00</text:p>
          </table:table-cell>
          <table:table-cell table:style-name="ce1"/>
          <table:table-cell office:value-type="float" office:value="-21168.17" table:formula="of:=[.H25]+[.F26]+[.G26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2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5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-21168.17" table:formula="of:=[.H26]+[.F27]+[.G27]" table:style-name="ce9">
            <text:p>-21.168,17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1168.17" table:formula="of:=[.H27]+[.F28]+[.G28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2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-20768.169999999998" table:formula="of:=[.H28]+[.F29]+[.G29]" table:style-name="ce9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80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425.3799999999997" table:formula="of:=SUM([.D40:.D47])" table:style-name="ce131">
            <text:p>3.425,38</text:p>
          </table:table-cell>
          <table:table-cell office:value-type="float" office:value="3422.73" table:formula="of:=SUM([.E40:.E47])" table:style-name="ce131">
            <text:p>3.422,73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9">
            <text:p>57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9">
            <text:p>1.23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3.729999999999997" table:style-name="ce123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481.6100000000006" table:formula="of:=SUM([.E52:.E65])" table:style-name="ce114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7 – 10</text:p>
          </table:table-cell>
          <table:table-cell office:value-type="float" office:value="-61.39" table:style-name="ce29">
            <text:p>-61,39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5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5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2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5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4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2">
            <text:p>30.08.2023</text:p>
          </table:table-cell>
          <table:table-cell office:value-type="string" table:style-name="ce123">
            <text:p>pide et</text:p>
          </table:table-cell>
          <table:table-cell table:style-name="ce1"/>
          <table:table-cell table:style-name="ce13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4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4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4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4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09.2023</text:p>
          </table:table-cell>
          <table:table-cell office:value-type="string" table:style-name="ce123">
            <text:p>ödeme otomtk</text:p>
          </table:table-cell>
          <table:table-cell office:value-type="float" office:value="7338.29" table:style-name="ce123">
            <text:p>7338,2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1 – 9</text:p>
          </table:table-cell>
          <table:table-cell office:value-type="float" office:value="-849.81" table:style-name="ce29">
            <text:p>-849,8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 - kc30001TB-macZ790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1 – 6</text:p>
          </table:table-cell>
          <table:table-cell office:value-type="float" office:value="-1854.67" table:style-name="ce29">
            <text:p>-1.854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6000.550000000001" table:formula="of:=SUM([.E69:.E104])" table:style-name="ce114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2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9">
            <text:p>-190,17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2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2 - 3</text:p>
          </table:table-cell>
          <table:table-cell office:value-type="float" office:value="-181.83" table:style-name="ce29">
            <text:p>-181,83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- i913900k+psu</text:p>
          </table:table-cell>
          <table:table-cell table:style-name="ce123"/>
          <table:table-cell office:value-type="string" table:style-name="ce1">
            <text:p><text:s text:c="9"/>1 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udi mtv muayene için yattı 2023 mtv ek-1</text:p>
          </table:table-cell>
          <table:table-cell table:number-columns-repeated="2" table:style-name="ce123"/>
          <table:table-cell office:value-type="float" office:value="-573.17999999999995" table:style-name="ce29">
            <text:p>-573,18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525" table:style-name="ce29">
            <text:p>-52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2">
            <text:p>26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opet ağaoğlu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sivas yerliyurt petrol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2">
            <text:p>29.08.2023</text:p>
          </table:table-cell>
          <table:table-cell office:value-type="string" table:style-name="ce123">
            <text:p>isot çatı çivi 2 kg</text:p>
          </table:table-cell>
          <table:table-cell table:number-columns-repeated="2" table:style-name="ce123"/>
          <table:table-cell office:value-type="float" office:value="-70" table:style-name="ce29">
            <text:p>-7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office:value-type="string" table:style-name="ce123">
            <text:p>opet audi çatı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office:value-type="string" table:style-name="ce123">
            <text:p>ödeme</text:p>
          </table:table-cell>
          <table:table-cell office:value-type="float" office:value="-3842.65" table:style-name="ce123">
            <text:p>-3842,65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2T00:00:00" table:style-name="ce12">
            <text:p>2.09.2023</text:p>
          </table:table-cell>
          <table:table-cell table:number-columns-repeated="3" table:style-name="ce123"/>
          <table:table-cell office:value-type="float" office:value="-180" table:style-name="ce29">
            <text:p>-1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3T00:00:00" table:style-name="ce12">
            <text:p>3.09.2023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339.4" table:style-name="ce29">
            <text:p>-339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5T00:00:00" table:style-name="ce12">
            <text:p>5.09.2023</text:p>
          </table:table-cell>
          <table:table-cell table:number-columns-repeated="3" table:style-name="ce12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6T00:00:00" table:style-name="ce12">
            <text:p>6.09.2023</text:p>
          </table:table-cell>
          <table:table-cell table:style-name="ce134"/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2">
            <text:p>8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9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9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2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2">
            <text:p>12.09.2023</text:p>
          </table:table-cell>
          <table:table-cell table:number-columns-repeated="3" table:style-name="ce1"/>
          <table:table-cell office:value-type="float" office:value="-165" table:style-name="ce29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2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2">
            <text:p>14.09.2023</text:p>
          </table:table-cell>
          <table:table-cell table:number-columns-repeated="2"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9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9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2">
            <text:p>16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2">
            <text:p>19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9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9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9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82">
            <text:p>EKİ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10649.73" table:formula="of:=SUM([.E112:.E121])" table:style-name="ce114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8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8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8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8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8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4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8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4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8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8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EKİM</text:p>
          </table:table-cell>
          <table:table-cell office:value-type="string" table:style-name="ce6">
            <text:p><text:s/>Bakiye</text:p>
          </table:table-cell>
          <table:table-cell office:value-type="float" office:value="0" table:formula="of:=[.H41]" table:style-name="ce2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10649.73" table:formula="of:=SUM([.E112:.E121])" table:style-name="ce185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1" table:default-cell-style-name="ce1"/>
        <table:table-column table:style-name="co42" table:default-cell-style-name="ce1"/>
        <table:table-column table:style-name="co34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EYLÜL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3300" table:formula="of:=SUM([.D4:.D38])" table:style-name="ce47">
            <text:p>133.300,00</text:p>
          </table:table-cell>
          <table:table-cell office:value-type="float" office:value="-31871.02" table:formula="of:=SUM([.E4:.E37])" table:style-name="ce47">
            <text:p>-31.871,02</text:p>
          </table:table-cell>
          <table:table-cell office:value-type="float" office:value="257800" table:formula="of:=SUM([.F4:.F44])" table:style-name="ce47">
            <text:p>257.800,00</text:p>
          </table:table-cell>
          <table:table-cell office:value-type="float" office:value="-34914.910000000003" table:formula="of:=SUM([.G4:.G44])" table:style-name="ce47">
            <text:p>-34.914,91</text:p>
          </table:table-cell>
          <table:table-cell office:value-type="float" office:value="222885.09" table:formula="of:=[.F2]+[.G2]" table:style-name="ce47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7" table:style-name="ce9">
            <text:p>-317,00</text:p>
          </table:table-cell>
          <table:table-cell office:value-type="float" office:value="-317" table:formula="of:=[.H3]+[.F4]+[.G4]" table:style-name="ce9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59" table:style-name="ce9">
            <text:p>-559,00</text:p>
          </table:table-cell>
          <table:table-cell office:value-type="float" office:value="-876" table:formula="of:=[.H4]+[.F5]+[.G5]" table:style-name="ce9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26" table:formula="of:=[.H5]+[.F6]+[.G6]" table:style-name="ce9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44.99" table:formula="of:=[.D56]*-1" table:style-name="ce9">
            <text:p>-44,99</text:p>
          </table:table-cell>
          <table:table-cell table:style-name="ce9"/>
          <table:table-cell office:value-type="float" office:value="-44.99" table:formula="of:=[.E56]*-1" table:style-name="ce9">
            <text:p>-44,99</text:p>
          </table:table-cell>
          <table:table-cell office:value-type="float" office:value="-1170.99" table:formula="of:=[.H6]+[.F7]+[.G7]" table:style-name="ce9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9">
            <text:p>-7.338,29</text:p>
          </table:table-cell>
          <table:table-cell table:style-name="ce9"/>
          <table:table-cell office:value-type="float" office:value="-7338.29" table:style-name="ce9">
            <text:p>-7.338,29</text:p>
          </table:table-cell>
          <table:table-cell office:value-type="float" office:value="-8509.2800000000007" table:formula="of:=[.H7]+[.F8]+[.G8]" table:style-name="ce9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9">
            <text:p>-3.842,66</text:p>
          </table:table-cell>
          <table:table-cell table:style-name="ce1"/>
          <table:table-cell office:value-type="float" office:value="-3842.65" table:style-name="ce9">
            <text:p>-3.842,65</text:p>
          </table:table-cell>
          <table:table-cell office:value-type="float" office:value="-12351.93" table:formula="of:=[.H8]+[.F9]+[.G9]" table:style-name="ce9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7726.93" table:formula="of:=[.H9]+[.F10]+[.G10]" table:style-name="ce9">
            <text:p>-17.726,9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9851.93" table:formula="of:=[.H10]+[.F11]+[.G11]" table:style-name="ce9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4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0797.010000000002" table:formula="of:=[.H11]+[.F12]+[.G12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20797.010000000002" table:formula="of:=[.H12]+[.F13]+[.G13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20797.010000000002" table:formula="of:=[.H13]+[.F14]+[.G14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20797.010000000002" table:formula="of:=[.H14]+[.F15]+[.G15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24306.010000000002" table:formula="of:=[.H15]+[.F16]+[.G16]" table:style-name="ce9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3509" table:style-name="ce9">
            <text:p>-3.509,00</text:p>
          </table:table-cell>
          <table:table-cell office:value-type="float" office:value="-27815.010000000002" table:formula="of:=[.H16]+[.F17]+[.G17]" table:style-name="ce9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31324.010000000002" table:formula="of:=[.H17]+[.F18]+[.G18]" table:style-name="ce9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4824.01" table:formula="of:=[.H18]+[.F19]+[.G19]" table:style-name="ce9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34824.01" table:formula="of:=[.H19]+[.F20]+[.G20]" table:style-name="ce9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7324.010000000002" table:formula="of:=[.H20]+[.F21]+[.G21]" table:style-name="ce9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4524.010000000002" table:formula="of:=[.H21]+[.F22]+[.G22]" table:style-name="ce9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8024.010000000002" table:formula="of:=[.H22]+[.F23]+[.G23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5">
            <text:p>₺37.500,00</text:p>
          </table:table-cell>
          <table:table-cell table:style-name="ce1"/>
          <table:table-cell table:number-columns-repeated="2" table:style-name="ce9"/>
          <table:table-cell office:value-type="float" office:value="-18024.010000000002" table:formula="of:=[.H23]+[.F24]+[.G24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8024.010000000002" table:formula="of:=[.H24]+[.F25]+[.G25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9-23 - 96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8024.010000000002" table:formula="of:=[.H25]+[.F26]+[.G26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3"/>
          <table:table-cell table:style-name="ce1"/>
          <table:table-cell office:value-type="float" office:value="83000" table:style-name="ce9">
            <text:p>83.000,00</text:p>
          </table:table-cell>
          <table:table-cell table:style-name="ce9"/>
          <table:table-cell office:value-type="float" office:value="64975.99" table:formula="of:=[.H26]+[.F27]+[.G27]" table:style-name="ce9">
            <text:p>64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9"/>
          <table:table-cell office:value-type="float" office:value="67975.989999999991" table:formula="of:=[.H27]+[.F28]+[.G28]" table:style-name="ce9">
            <text:p>67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9"/>
          <table:table-cell office:value-type="float" office:value="67975.989999999991" table:formula="of:=[.H28]+[.F29]+[.G29]" table:style-name="ce9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3"/>
          <table:table-cell table:style-name="ce1"/>
          <table:table-cell office:value-type="float" office:value="65000" table:style-name="ce9">
            <text:p>65.000,00</text:p>
          </table:table-cell>
          <table:table-cell table:style-name="ce9"/>
          <table:table-cell office:value-type="float" office:value="132975.99" table:formula="of:=[.H29]+[.F30]+[.G30]" table:style-name="ce9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9"/>
          <table:table-cell office:value-type="float" office:value="138975.99" table:formula="of:=[.H30]+[.F31]+[.G31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1]+[.F32]+[.G32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2]+[.F33]+[.G33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3]+[.F34]+[.G34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4]+[.F35]+[.G35]" table:style-name="ce9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office:value-type="float" office:value="-90.9" table:style-name="ce9">
            <text:p>-90,90</text:p>
          </table:table-cell>
          <table:table-cell office:value-type="float" office:value="138885.09" table:formula="of:=[.H35]+[.F36]+[.G36]" table:style-name="ce9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9">
            <text:p>74.000,00</text:p>
          </table:table-cell>
          <table:table-cell table:style-name="ce9"/>
          <table:table-cell office:value-type="float" office:value="212885.09" table:formula="of:=[.H36]+[.F37]+[.G37]" table:style-name="ce9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9"/>
          <table:table-cell office:value-type="float" office:value="10000" table:style-name="ce1">
            <text:p>10000</text:p>
          </table:table-cell>
          <table:table-cell table:style-name="ce9"/>
          <table:table-cell office:value-type="float" office:value="222885.09" table:formula="of:=[.H37]+[.F38]+[.G38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8]+[.F39]+[.G39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9]+[.F40]+[.G40]" table:style-name="ce29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502.0099999999998" table:formula="of:=SUM([.D51:.D58])" table:style-name="ce131">
            <text:p>3.502,01</text:p>
          </table:table-cell>
          <table:table-cell office:value-type="float" office:value="3502.0099999999998" table:formula="of:=SUM([.E51:.E58])" table:style-name="ce131">
            <text:p>3.502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9">
            <text:p>673,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9">
            <text:p>1.165,7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3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338.2899999999991" table:formula="of:=SUM([.E63:.E84])" table:style-name="ce131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6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6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4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4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4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3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3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3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3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3 – 4</text:p>
          </table:table-cell>
          <table:table-cell office:value-type="float" office:value="-133.15" table:style-name="ce29">
            <text:p>-133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3">
            <text:p>gib merdal damga vrgs</text:p>
          </table:table-cell>
          <table:table-cell table:number-columns-repeated="2" table:style-name="ce1"/>
          <table:table-cell office:value-type="float" office:value="-260.02" table:style-name="ce29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116.6" table:style-name="ce29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23.75" table:style-name="ce29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3">
            <text:p>çapa motor arıza enj</text:p>
          </table:table-cell>
          <table:table-cell table:number-columns-repeated="2" table:style-name="ce1"/>
          <table:table-cell office:value-type="float" office:value="-600" table:style-name="ce29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"/>
          <table:table-cell office:value-type="float" office:value="-165.4" table:style-name="ce29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3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9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3">
            <text:p>audi bnzn</text:p>
          </table:table-cell>
          <table:table-cell table:number-columns-repeated="2" table:style-name="ce1"/>
          <table:table-cell office:value-type="float" office:value="-1806" table:style-name="ce29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3">
            <text:p>ev interntet superonline</text:p>
          </table:table-cell>
          <table:table-cell table:number-columns-repeated="2" table:style-name="ce1"/>
          <table:table-cell office:value-type="float" office:value="-160.9" table:style-name="ce29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3">
            <text:p>tcdd umut svs-ank-business <text:s/>248+</text:p>
          </table:table-cell>
          <table:table-cell table:style-name="ce1"/>
          <table:table-cell table:style-name="ce10"/>
          <table:table-cell office:value-type="float" office:value="-231" table:style-name="ce29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3"/>
          <table:table-cell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3"/>
          <table:table-cell table:style-name="ce1"/>
          <table:table-cell table:style-name="ce10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842.66" table:formula="of:=SUM([.E88:.E108])" table:style-name="ce114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6T00:00:00" table:style-name="ce116">
            <text:p>26.07.2023</text:p>
          </table:table-cell>
          <table:table-cell office:value-type="string" table:style-name="ce123">
            <text:p>Lokanta yemek</text:p>
          </table:table-cell>
          <table:table-cell table:number-columns-repeated="2" table:style-name="ce123"/>
          <table:table-cell office:value-type="float" office:value="-245" table:style-name="ce29">
            <text:p>-24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7T00:00:00" table:style-name="ce116">
            <text:p>27.07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toyota gaz afyon</text:p>
          </table:table-cell>
          <table:table-cell table:number-columns-repeated="2" table:style-name="ce123"/>
          <table:table-cell office:value-type="float" office:value="-555.87" table:style-name="ce29">
            <text:p>-555,8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kft ysf</text:p>
          </table:table-cell>
          <table:table-cell table:number-columns-repeated="2" table:style-name="ce123"/>
          <table:table-cell office:value-type="float" office:value="-328" table:style-name="ce29">
            <text:p>-328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42.15" table:style-name="ce29">
            <text:p>-42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82">
            <text:p>EYLÜL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04370.1" table:formula="of:=SUM([.E112:.E120])" table:style-name="ce114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8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8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8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8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4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8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4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8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8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8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">
            <text:p>EYLÜL</text:p>
          </table:table-cell>
          <table:table-cell office:value-type="string" table:style-name="ce6">
            <text:p><text:s/>Bakiye</text:p>
          </table:table-cell>
          <table:table-cell office:value-type="float" office:value="222885.09" table:formula="of:=[.H40]" table:style-name="ce29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04370.1" table:formula="of:=SUM([.E112:.E120])" table:style-name="ce185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ĞUSTO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7911" table:formula="of:=SUM([.D4:.D30])" table:style-name="ce47">
            <text:p>87.911,00</text:p>
          </table:table-cell>
          <table:table-cell office:value-type="float" office:value="-32079.01" table:formula="of:=SUM([.E4:.E29])" table:style-name="ce47">
            <text:p>-32.079,01</text:p>
          </table:table-cell>
          <table:table-cell office:value-type="float" office:value="16800" table:formula="of:=SUM([.F4:.F31])" table:style-name="ce47">
            <text:p>16.800,00</text:p>
          </table:table-cell>
          <table:table-cell office:value-type="float" office:value="-37135.350000000006" table:formula="of:=SUM([.G4:.G31])" table:style-name="ce47">
            <text:p>-37.135,35</text:p>
          </table:table-cell>
          <table:table-cell office:value-type="float" office:value="-20335.350000000006" table:formula="of:=[.F2]+[.G2]" table:style-name="ce47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1" table:style-name="ce9">
            <text:p>-311,00</text:p>
          </table:table-cell>
          <table:table-cell office:value-type="float" office:value="-311" table:formula="of:=[.H3]+[.F4]+[.G4]" table:style-name="ce9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0" table:style-name="ce9">
            <text:p>-520,00</text:p>
          </table:table-cell>
          <table:table-cell office:value-type="float" office:value="-831" table:formula="of:=[.H4]+[.F5]+[.G5]" table:style-name="ce9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81" table:formula="of:=[.H5]+[.F6]+[.G6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office:value-type="float" office:value="0" table:formula="of:=[.D37]" table:style-name="ce9">
            <text:p>0,00</text:p>
          </table:table-cell>
          <table:table-cell table:style-name="ce2"/>
          <table:table-cell office:value-type="float" office:value="0" table:formula="of:=[.E37]" table:style-name="ce9">
            <text:p>0,00</text:p>
          </table:table-cell>
          <table:table-cell table:style-name="ce9"/>
          <table:table-cell office:value-type="float" office:value="-1081" table:formula="of:=[.H6]+[.F7]+[.G7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9">
            <text:p>-5.147,64</text:p>
          </table:table-cell>
          <table:table-cell table:style-name="ce9"/>
          <table:table-cell office:value-type="float" office:value="-5147.6400000000003" table:style-name="ce9">
            <text:p>-5.147,64</text:p>
          </table:table-cell>
          <table:table-cell office:value-type="float" office:value="-6228.64" table:formula="of:=[.H7]+[.F8]+[.G8]" table:style-name="ce9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9">
            <text:p>-6.556,63</text:p>
          </table:table-cell>
          <table:table-cell table:style-name="ce1"/>
          <table:table-cell office:value-type="float" office:value="-6556.63" table:style-name="ce9">
            <text:p>-6.556,63</text:p>
          </table:table-cell>
          <table:table-cell office:value-type="float" office:value="-12785.27" table:formula="of:=[.H8]+[.F9]+[.G9]" table:style-name="ce9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8160.27" table:formula="of:=[.H9]+[.F10]+[.G10]" table:style-name="ce9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20285.27" table:formula="of:=[.H10]+[.F11]+[.G11]" table:style-name="ce9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3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1230.350000000002" table:formula="of:=[.H11]+[.F12]+[.G12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2]+[.F13]+[.G13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3]+[.F14]+[.G14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4]+[.F15]+[.G15]" table:style-name="ce9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21">
            <text:p>Elektrik 8758480300 Bahçe</text:p>
          </table:table-cell>
          <table:table-cell table:number-columns-repeated="4" table:style-name="ce1"/>
          <table:table-cell office:value-type="float" office:value="-139" table:style-name="ce9">
            <text:p>-139,00</text:p>
          </table:table-cell>
          <table:table-cell office:value-type="float" office:value="-21369.350000000002" table:formula="of:=[.H15]+[.F16]+[.G16]" table:style-name="ce9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9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4877.350000000002" table:formula="of:=[.H17]+[.F18]+[.G18]" table:style-name="ce9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8385.350000000002" table:formula="of:=[.H18]+[.F19]+[.G19]" table:style-name="ce9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1885.350000000002" table:formula="of:=[.H19]+[.F20]+[.G20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31885.350000000002" table:formula="of:=[.H20]+[.F21]+[.G21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4385.350000000002" table:formula="of:=[.H21]+[.F22]+[.G22]" table:style-name="ce9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1585.350000000002" table:formula="of:=[.H22]+[.F23]+[.G23]" table:style-name="ce9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5085.350000000002" table:formula="of:=[.H23]+[.F24]+[.G24]" table:style-name="ce9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4]+[.F25]+[.G25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5]+[.F26]+[.G26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5085.350000000002" table:formula="of:=[.H26]+[.F27]+[.G27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5250" table:style-name="ce9">
            <text:p>-5.250,00</text:p>
          </table:table-cell>
          <table:table-cell office:value-type="float" office:value="-20335.350000000002" table:formula="of:=[.H27]+[.F28]+[.G28]" table:style-name="ce9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38:.D45])" table:style-name="ce131">
            <text:p>0,00</text:p>
          </table:table-cell>
          <table:table-cell office:value-type="float" office:value="0" table:formula="of:=SUM([.E38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3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147.6399999999985" table:formula="of:=SUM([.E50:.E64])" table:style-name="ce114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9 – 9</text:p>
          </table:table-cell>
          <table:table-cell office:value-type="float" office:value="-1111.1199999999999" table:style-name="ce29">
            <text:p>-1.111,12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5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5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3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3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3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2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2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2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2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2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5T00:00:00" table:style-name="ce11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9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office:value-type="string" table:style-name="ce7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6556.6299999999992" table:formula="of:=SUM([.E68:.E91])" table:style-name="ce114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28T00:00:00" table:style-name="ce116">
            <text:p>28.06.2023</text:p>
          </table:table-cell>
          <table:table-cell office:value-type="string" table:style-name="ce123">
            <text:p><text:span text:style-name="T3">kbrs<text:s/></text:span>korcan iletişim kıbrıs</text:p>
          </table:table-cell>
          <table:table-cell table:number-columns-repeated="2" table:style-name="ce123"/>
          <table:table-cell office:value-type="float" office:value="-27.99" table:style-name="ce29">
            <text:p>-27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23">
            <text:p><text:span text:style-name="T3">kbrs<text:s/></text:span>benzin m nissan</text:p>
          </table:table-cell>
          <table:table-cell table:number-columns-repeated="2" table:style-name="ce123"/>
          <table:table-cell office:value-type="float" office:value="-900" table:style-name="ce29">
            <text:p>-9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1T00:00:00" table:style-name="ce116">
            <text:p>01.07.2023</text:p>
          </table:table-cell>
          <table:table-cell office:value-type="string" table:style-name="ce123">
            <text:p><text:span text:style-name="T3">kbrs<text:s/></text:span>atlex co</text:p>
          </table:table-cell>
          <table:table-cell table:number-columns-repeated="2" table:style-name="ce123"/>
          <table:table-cell office:value-type="float" office:value="-207.59" table:style-name="ce29">
            <text:p>-207,5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4T00:00:00" table:style-name="ce116">
            <text:p>04.07.2023</text:p>
          </table:table-cell>
          <table:table-cell office:value-type="string" table:style-name="ce123">
            <text:p>ödeme oto</text:p>
          </table:table-cell>
          <table:table-cell office:value-type="float" office:value="3730.59" table:style-name="ce123">
            <text:p>3730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34">
            <text:p>ödeme</text:p>
          </table:table-cell>
          <table:table-cell office:value-type="float" office:value="5595.88" table:style-name="ce105">
            <text:p>5595,88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10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10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82">
            <text:p>AĞUSTOS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399800.57" table:formula="of:=SUM([.E112:.E120])" table:style-name="ce114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8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8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8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4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8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4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8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8">
            <text:p>50.85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8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">
            <text:p>AĞUSTOS</text:p>
          </table:table-cell>
          <table:table-cell office:value-type="string" table:style-name="ce6">
            <text:p><text:s/>Bakiye</text:p>
          </table:table-cell>
          <table:table-cell office:value-type="float" office:value="-21230.350000000002" table:formula="of:=[.H13]" table:style-name="ce9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4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67911" table:formula="of:=SUM([.D4:.D34])" table:style-name="ce47">
            <text:p>67.911,00</text:p>
          </table:table-cell>
          <table:table-cell office:value-type="float" office:value="-35277.64" table:formula="of:=SUM([.E4:.E33])" table:style-name="ce47">
            <text:p>-35.277,64</text:p>
          </table:table-cell>
          <table:table-cell office:value-type="float" office:value="70250" table:formula="of:=SUM([.F4:.F35])" table:style-name="ce47">
            <text:p>70.250,00</text:p>
          </table:table-cell>
          <table:table-cell office:value-type="float" office:value="-42110.31" table:formula="of:=SUM([.G4:.G35])" table:style-name="ce47">
            <text:p>-42.110,31</text:p>
          </table:table-cell>
          <table:table-cell office:value-type="float" office:value="28139.690000000002" table:formula="of:=[.F2]+[.G2]" table:style-name="ce47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400" table:formula="of:=[.H3]+[.F4]+[.G4]" table:style-name="ce9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198" table:style-name="ce9">
            <text:p>-198,00</text:p>
          </table:table-cell>
          <table:table-cell office:value-type="float" office:value="-598" table:formula="of:=[.H4]+[.F5]+[.G5]" table:style-name="ce9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TUSDATA 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4" table:style-name="ce9">
            <text:p>-254,00</text:p>
          </table:table-cell>
          <table:table-cell office:value-type="float" office:value="-852" table:formula="of:=[.H5]+[.F6]+[.G6]" table:style-name="ce9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umut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4352" table:formula="of:=[.H6]+[.F7]+[.G7]" table:style-name="ce9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yasemin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7852" table:formula="of:=[.H7]+[.F8]+[.G8]" table:style-name="ce9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9">
            <text:p>-32,70</text:p>
          </table:table-cell>
          <table:table-cell table:style-name="ce1"/>
          <table:table-cell office:value-type="float" office:value="-32.700000000000003" table:formula="of:=[.E9]" table:style-name="ce9">
            <text:p>-32,70</text:p>
          </table:table-cell>
          <table:table-cell office:value-type="float" office:value="-7884.7" table:formula="of:=[.H8]+[.F9]+[.G9]" table:style-name="ce9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9">
            <text:p>-6.143,73</text:p>
          </table:table-cell>
          <table:table-cell table:style-name="ce9"/>
          <table:table-cell office:value-type="float" office:value="-6143.73" table:style-name="ce9">
            <text:p>-6.143,73</text:p>
          </table:table-cell>
          <table:table-cell office:value-type="float" office:value="-14028.43" table:formula="of:=[.H9]+[.F10]+[.G10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9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 oto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3730.59" table:style-name="ce9">
            <text:p>-3.730,59</text:p>
          </table:table-cell>
          <table:table-cell office:value-type="float" office:value="-17759.02" table:formula="of:=[.H11]+[.F12]+[.G12]" table:style-name="ce9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7">
            <text:p>KK 5165 Denizbank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95.88" table:style-name="ce9">
            <text:p>-5.595,88</text:p>
          </table:table-cell>
          <table:table-cell office:value-type="float" office:value="-23354.9" table:formula="of:=[.H12]+[.F13]+[.G13]" table:style-name="ce9">
            <text:p>-23.354,90</text:p>
          </table:table-cell>
          <table:table-cell table:style-name="ce44"/>
          <table:table-cell table:number-columns-repeated="16375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office:value-type="string" table:style-name="ce121">
            <text:p>bankadan</text:p>
          </table:table-cell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28729.9" table:formula="of:=[.H13]+[.F14]+[.G14]" table:style-name="ce9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0854.9" table:formula="of:=[.H14]+[.F15]+[.G15]" table:style-name="ce9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Aidat Marmara Royal Site 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55.41" table:style-name="ce9">
            <text:p>-955,41</text:p>
          </table:table-cell>
          <table:table-cell office:value-type="float" office:value="-31810.31" table:formula="of:=[.H15]+[.F16]+[.G16]" table:style-name="ce9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6]+[.F17]+[.G17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7]+[.F18]+[.G18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8]+[.F19]+[.G19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5310.31" table:formula="of:=[.H19]+[.F20]+[.G20]" table:style-name="ce9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8810.31" table:formula="of:=[.H20]+[.F21]+[.G21]" table:style-name="ce9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300" table:style-name="ce9">
            <text:p>-3.300,00</text:p>
          </table:table-cell>
          <table:table-cell office:value-type="float" office:value="-42110.31" table:formula="of:=[.H21]+[.F22]+[.G22]" table:style-name="ce9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9"/>
          <table:table-cell office:value-type="float" office:value="50000" table:style-name="ce9">
            <text:p>50.000,00</text:p>
          </table:table-cell>
          <table:table-cell table:style-name="ce9"/>
          <table:table-cell office:value-type="float" office:value="7889.6900000000023" table:formula="of:=[.H22]+[.F23]+[.G23]" table:style-name="ce9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7889.6900000000023" table:formula="of:=[.H23]+[.F24]+[.G24]" table:style-name="ce9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8"/>
          <table:table-cell table:style-name="ce29"/>
          <table:table-cell office:value-type="float" office:value="3450" table:style-name="ce9">
            <text:p>3.450,00</text:p>
          </table:table-cell>
          <table:table-cell table:style-name="ce9"/>
          <table:table-cell office:value-type="float" office:value="11339.690000000002" table:formula="of:=[.H24]+[.F25]+[.G25]" table:style-name="ce9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18839.690000000002" table:formula="of:=[.H25]+[.F26]+[.G26]" table:style-name="ce9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21639.690000000002" table:formula="of:=[.H26]+[.F27]+[.G27]" table:style-name="ce9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28139.690000000002" table:formula="of:=[.H27]+[.F28]+[.G28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number-columns-repeated="3" table:style-name="ce1"/>
          <table:table-cell office:value-type="float" office:value="28139.690000000002" table:formula="of:=[.H28]+[.F29]+[.G29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28139.690000000002" table:formula="of:=[.H29]+[.F30]+[.G30]" table:style-name="ce9">
            <text:p>28.139,6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120.43" table:formula="of:=SUM([.D42:.D49])" table:style-name="ce131">
            <text:p>3.120,43</text:p>
          </table:table-cell>
          <table:table-cell office:value-type="float" office:value="1344.7" table:formula="of:=SUM([.E42:.E49])" table:style-name="ce131">
            <text:p>1.344,7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9">
            <text:p>99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2.700000000000003" table:style-name="ce123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143.73" table:formula="of:=SUM([.E54:.E66])" table:style-name="ce114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8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4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4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2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2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2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1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1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1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1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1 – 6</text:p>
          </table:table-cell>
          <table:table-cell office:value-type="float" office:value="-666.67" table:style-name="ce29">
            <text:p>-666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6">
            <text:p>14.06.2023</text:p>
          </table:table-cell>
          <table:table-cell office:value-type="string" table:style-name="ce123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9">
            <text:p>-1.129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116"/>
          <table:table-cell table:style-name="ce123"/>
          <table:table-cell table:style-name="ce1"/>
          <table:table-cell office:value-type="string" table:style-name="ce7">
            <text:p>HESAP KESİM</text:p>
          </table:table-cell>
          <table:table-cell table:style-name="ce29"/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9326.4700000000012" table:formula="of:=SUM([.E70:.E97])" table:style-name="ce114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ET 2 GÜNLÜK</text:p>
          </table:table-cell>
          <table:table-cell table:number-columns-repeated="2" table:style-name="ce123"/>
          <table:table-cell office:value-type="float" office:value="-350" table:style-name="ce29">
            <text:p>-3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SEBZE</text:p>
          </table:table-cell>
          <table:table-cell table:number-columns-repeated="2" table:style-name="ce123"/>
          <table:table-cell office:value-type="float" office:value="-63.15" table:style-name="ce29">
            <text:p>-6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6T00:00:00" table:style-name="ce116">
            <text:p>26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9T00:00:00" table:style-name="ce116">
            <text:p>29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34">
            <text:p>ET</text:p>
          </table:table-cell>
          <table:table-cell table:number-columns-repeated="2" table:style-name="ce1"/>
          <table:table-cell office:value-type="float" office:value="-225" table:style-name="ce29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3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AUDİ YAĞ FİLTRE</text:p>
          </table:table-cell>
          <table:table-cell table:number-columns-repeated="2" table:style-name="ce1"/>
          <table:table-cell office:value-type="float" office:value="-850" table:style-name="ce29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RENLER</text:p>
          </table:table-cell>
          <table:table-cell table:number-columns-repeated="2" table:style-name="ce1"/>
          <table:table-cell office:value-type="float" office:value="-112.11" table:style-name="ce29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9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9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9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9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9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9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9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9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9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9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9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182">
            <text:p>TEMMUZ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433286.58999999997" table:formula="of:=SUM([.E112:.E120])" table:style-name="ce114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8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8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8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8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8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8">
            <text:p>67.5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">
            <text:p>TEMMUZ</text:p>
          </table:table-cell>
          <table:table-cell office:value-type="string" table:style-name="ce6">
            <text:p><text:s/>Bakiye</text:p>
          </table:table-cell>
          <table:table-cell office:value-type="float" office:value="-23354.9" table:formula="of:=[.H13]" table:style-name="ce9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4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744" table:formula="of:=SUM([.D4:.D30])" table:style-name="ce47">
            <text:p>28.744,00</text:p>
          </table:table-cell>
          <table:table-cell office:value-type="float" office:value="-26572.629999999997" table:formula="of:=SUM([.E4:.E29])" table:style-name="ce47">
            <text:p>-26.572,63</text:p>
          </table:table-cell>
          <table:table-cell office:value-type="float" office:value="33133" table:formula="of:=SUM([.F4:.F31])" table:style-name="ce47">
            <text:p>33.133,00</text:p>
          </table:table-cell>
          <table:table-cell office:value-type="float" office:value="-28830.22" table:formula="of:=SUM([.G4:.G31])" table:style-name="ce47">
            <text:p>-28.830,22</text:p>
          </table:table-cell>
          <table:table-cell office:value-type="float" office:value="4302.7799999999988" table:formula="of:=[.F2]+[.G2]" table:style-name="ce47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204" table:formula="of:=[.H3]+[.F4]+[.G4]" table:style-name="ce9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11" table:style-name="ce9">
            <text:p>-411,00</text:p>
          </table:table-cell>
          <table:table-cell office:value-type="float" office:value="-615" table:formula="of:=[.H4]+[.F5]+[.G5]" table:style-name="ce9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TUSDATA 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865" table:formula="of:=[.H5]+[.F6]+[.G6]" table:style-name="ce9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21"/>
          <table:table-cell table:style-name="ce9"/>
          <table:table-cell office:value-type="float" office:value="-44" table:style-name="ce9">
            <text:p>-44,00</text:p>
          </table:table-cell>
          <table:table-cell table:style-name="ce9"/>
          <table:table-cell office:value-type="float" office:value="-44" table:style-name="ce9">
            <text:p>-44,00</text:p>
          </table:table-cell>
          <table:table-cell office:value-type="float" office:value="-909" table:formula="of:=[.H6]+[.F7]+[.G7]" table:style-name="ce9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4876 İşbank</text:p>
          </table:table-cell>
          <table:table-cell table:style-name="ce121"/>
          <table:table-cell table:style-name="ce1"/>
          <table:table-cell office:value-type="float" office:value="-4946.47" table:formula="of:=[.E49]" table:style-name="ce9">
            <text:p>-4.946,47</text:p>
          </table:table-cell>
          <table:table-cell table:style-name="ce9"/>
          <table:table-cell office:value-type="float" office:value="-4946.47" table:style-name="ce9">
            <text:p>-4.946,47</text:p>
          </table:table-cell>
          <table:table-cell office:value-type="float" office:value="-5855.47" table:formula="of:=[.H7]+[.F8]+[.G8]" table:style-name="ce9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5165 Denizbank</text:p>
          </table:table-cell>
          <table:table-cell table:style-name="ce121"/>
          <table:table-cell table:style-name="ce1"/>
          <table:table-cell office:value-type="float" office:value="-1207.42" table:formula="of:=[.E84]" table:style-name="ce9">
            <text:p>-1.207,42</text:p>
          </table:table-cell>
          <table:table-cell table:style-name="ce1"/>
          <table:table-cell office:value-type="float" office:value="-1207.42" table:style-name="ce9">
            <text:p>-1.207,42</text:p>
          </table:table-cell>
          <table:table-cell office:value-type="float" office:value="-7062.89" table:formula="of:=[.H8]+[.F9]+[.G9]" table:style-name="ce9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6">
            <text:p>07.06.2023</text:p>
          </table:table-cell>
          <table:table-cell office:value-type="string" table:style-name="ce121">
            <text:p>Kira Adem Özen 1/12 Mrmr Ryl A Blok 82</text:p>
          </table:table-cell>
          <table:table-cell table:style-name="ce1"/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2437.89" table:formula="of:=[.H9]+[.F10]+[.G10]" table:style-name="ce9">
            <text:p>-12.437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%74,42 artış - 4300 * 25 % = 5375 <text:s/>-- 700 -5375 = 2125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4562.89" table:formula="of:=[.H10]+[.F11]+[.G11]" table:style-name="ce9">
            <text:p>-14.562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havale ücreti kira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16.059999999999999" table:style-name="ce9">
            <text:p>-16,06</text:p>
          </table:table-cell>
          <table:table-cell office:value-type="float" office:value="-14578.949999999999" table:formula="of:=[.H11]+[.F12]+[.G12]" table:style-name="ce9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5249.22" table:formula="of:=[.H12]+[.F13]+[.G13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5249.22" table:formula="of:=[.H13]+[.F14]+[.G14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04" table:style-name="ce9">
            <text:p>-104,00</text:p>
          </table:table-cell>
          <table:table-cell office:value-type="float" office:value="-15353.22" table:formula="of:=[.H14]+[.F15]+[.G15]" table:style-name="ce9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27" table:style-name="ce9">
            <text:p>-127,00</text:p>
          </table:table-cell>
          <table:table-cell office:value-type="float" office:value="-15480.22" table:formula="of:=[.H15]+[.F16]+[.G16]" table:style-name="ce9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18980.22" table:formula="of:=[.H16]+[.F17]+[.G17]" table:style-name="ce9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22480.22" table:formula="of:=[.H17]+[.F18]+[.G18]" table:style-name="ce9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29"/>
          <table:table-cell office:value-type="float" office:value="-2750" table:style-name="ce9">
            <text:p>-2.750,00</text:p>
          </table:table-cell>
          <table:table-cell office:value-type="float" office:value="-25230.22" table:formula="of:=[.H18]+[.F19]+[.G19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5230.22" table:formula="of:=[.H19]+[.F20]+[.G20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7730.22" table:formula="of:=[.H20]+[.F21]+[.G21]" table:style-name="ce9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3"/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5730.220000000001" table:formula="of:=[.H21]+[.F22]+[.G22]" table:style-name="ce9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2930.220000000001" table:formula="of:=[.H22]+[.F23]+[.G23]" table:style-name="ce9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30.2200000000012" table:formula="of:=[.H23]+[.F24]+[.G24]" table:style-name="ce9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5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9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4402.7799999999988" table:formula="of:=[.H25]+[.F26]+[.G26]" table:style-name="ce9">
            <text:p>4.402,7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işçilik motorcu yusuf</text:p>
          </table:table-cell>
          <table:table-cell table:style-name="ce1"/>
          <table:table-cell table:style-name="ce13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9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9"/>
          <table:table-cell table:style-name="ce1"/>
          <table:table-cell office:value-type="float" office:value="3500" table:style-name="ce9">
            <text:p>3.500,00</text:p>
          </table:table-cell>
          <table:table-cell table:style-name="ce9"/>
          <table:table-cell office:value-type="float" office:value="7802.7799999999988" table:formula="of:=[.H27]+[.F28]+[.G28]" table:style-name="ce9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8">
            <text:p>ziraate havale</text:p>
          </table:table-cell>
          <table:table-cell table:number-columns-repeated="3" table:style-name="ce1"/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4302.7799999999988" table:formula="of:=[.H28]+[.F29]+[.G29]" table:style-name="ce9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377.9" table:formula="of:=SUM([.D38:.D45])" table:style-name="ce131">
            <text:p>3.377,90</text:p>
          </table:table-cell>
          <table:table-cell office:value-type="float" office:value="3379.06" table:formula="of:=SUM([.E38:.E45])" table:style-name="ce131">
            <text:p>3.379,0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9">
            <text:p>55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9">
            <text:p>92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3"/>
          <table:table-cell office:value-type="float" office:value="44.06" table:style-name="ce123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46.47" table:formula="of:=SUM([.E50:.E69])" table:style-name="ce131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7 – 9</text:p>
          </table:table-cell>
          <table:table-cell office:value-type="float" office:value="-1111.1099999999999" table:style-name="ce29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4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3 – 10</text:p>
          </table:table-cell>
          <table:table-cell office:value-type="float" office:value="-61.39" table:style-name="ce29">
            <text:p>-61,3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3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3 – 6</text:p>
          </table:table-cell>
          <table:table-cell office:value-type="float" office:value="-376.49" table:style-name="ce29">
            <text:p>-376,4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1 – 9</text:p>
          </table:table-cell>
          <table:table-cell office:value-type="float" office:value="-1196.06" table:style-name="ce29">
            <text:p>-1.196,06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1 – 6</text:p>
          </table:table-cell>
          <table:table-cell office:value-type="float" office:value="-549.83000000000004" table:style-name="ce29">
            <text:p>-549,83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1 – 6</text:p>
          </table:table-cell>
          <table:table-cell office:value-type="float" office:value="-520.54999999999995" table:style-name="ce29">
            <text:p>-520,55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kullanılan maxipuan</text:p>
          </table:table-cell>
          <table:table-cell office:value-type="float" office:value="-476.91" table:style-name="ce123">
            <text:p>-476,91</text:p>
          </table:table-cell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9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Hepsiburada – lcd power</text:p>
          </table:table-cell>
          <table:table-cell table:number-columns-repeated="2" table:style-name="ce123"/>
          <table:table-cell office:value-type="float" office:value="-120" table:style-name="ce29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9">
            <text:p>-321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9">
            <text:p>110,52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"/>
          <table:table-cell office:value-type="float" office:value="100.48" table:style-name="ce29">
            <text:p>100,48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2">
            <text:p>30.06.2023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07.42" table:formula="of:=SUM([.E85:.E96])" table:style-name="ce114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et</text:p>
          </table:table-cell>
          <table:table-cell table:number-columns-repeated="2" table:style-name="ce123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sebze erenler</text:p>
          </table:table-cell>
          <table:table-cell table:number-columns-repeated="2" table:style-name="ce123"/>
          <table:table-cell office:value-type="float" office:value="-35.78" table:style-name="ce29">
            <text:p>-35,78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9T00:00:00" table:style-name="ce116">
            <text:p>29.04.2023</text:p>
          </table:table-cell>
          <table:table-cell office:value-type="string" table:style-name="ce123">
            <text:p>ÖDEME</text:p>
          </table:table-cell>
          <table:table-cell office:value-type="float" office:value="-221.54" table:style-name="ce123">
            <text:p>-221,54</text:p>
          </table:table-cell>
          <table:table-cell table:style-name="ce123"/>
          <table:table-cell table:style-name="ce29"/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39.950000000000003" table:style-name="ce29">
            <text:p>-39,9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154.44999999999999" table:style-name="ce29">
            <text:p>-154,4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260" table:style-name="ce29">
            <text:p>-26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9">
            <text:p>-57,07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9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9">
            <text:p>-19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82">
            <text:p>HAZİRAN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77425.43" table:formula="of:=SUM([.E112:.E120])" table:style-name="ce114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8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8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8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-5855.47" table:formula="of:=[.H8]" table:style-name="ce9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1" table:formula="of:=SUM([.D4:.D40])" table:style-name="ce47">
            <text:p>17.911,00</text:p>
          </table:table-cell>
          <table:table-cell office:value-type="float" office:value="-20977.52" table:formula="of:=SUM([.E4:.E39])" table:style-name="ce47">
            <text:p>-20.977,52</text:p>
          </table:table-cell>
          <table:table-cell office:value-type="float" office:value="19800" table:formula="of:=SUM([.F4:.F41])" table:style-name="ce47">
            <text:p>19.800,00</text:p>
          </table:table-cell>
          <table:table-cell office:value-type="float" office:value="-25248.52" table:formula="of:=SUM([.G4:.G41])" table:style-name="ce47">
            <text:p>-25.248,52</text:p>
          </table:table-cell>
          <table:table-cell office:value-type="float" office:value="-5448.52" table:formula="of:=[.F2]+[.G2]" table:style-name="ce47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7" table:style-name="ce9">
            <text:p>-267,00</text:p>
          </table:table-cell>
          <table:table-cell office:value-type="float" office:value="-267" table:formula="of:=[.H3]+[.F4]+[.G4]" table:style-name="ce9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4" table:style-name="ce9">
            <text:p>-504,00</text:p>
          </table:table-cell>
          <table:table-cell office:value-type="float" office:value="-771" table:formula="of:=[.H4]+[.F5]+[.G5]" table:style-name="ce9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10" table:formula="of:=[.D53]*-1" table:style-name="ce9">
            <text:p>-110,00</text:p>
          </table:table-cell>
          <table:table-cell table:style-name="ce9"/>
          <table:table-cell office:value-type="float" office:value="-110" table:style-name="ce9">
            <text:p>-110,00</text:p>
          </table:table-cell>
          <table:table-cell office:value-type="float" office:value="-881" table:formula="of:=[.H5]+[.F6]+[.G6]" table:style-name="ce9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9">
            <text:p>-4.975,71</text:p>
          </table:table-cell>
          <table:table-cell table:style-name="ce9"/>
          <table:table-cell office:value-type="float" office:value="-4975.71" table:style-name="ce9">
            <text:p>-4.975,71</text:p>
          </table:table-cell>
          <table:table-cell office:value-type="float" office:value="-5856.71" table:formula="of:=[.H6]+[.F7]+[.G7]" table:style-name="ce9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9">
            <text:p>-221,54</text:p>
          </table:table-cell>
          <table:table-cell table:style-name="ce1"/>
          <table:table-cell office:value-type="float" office:value="-221.54" table:style-name="ce9">
            <text:p>-221,54</text:p>
          </table:table-cell>
          <table:table-cell office:value-type="float" office:value="-6078.25" table:formula="of:=[.H7]+[.F8]+[.G8]" table:style-name="ce9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21">
            <text:p>TUSDATA 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6328.25" table:formula="of:=[.H8]+[.F9]+[.G9]" table:style-name="ce9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10628.25" table:formula="of:=[.H9]+[.F10]+[.G10]" table:style-name="ce9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670.27" table:style-name="ce9">
            <text:p>-670,27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1298.52" table:formula="of:=[.H10]+[.F11]+[.G11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 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1]+[.F12]+[.G12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2]+[.F13]+[.G13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3]+[.F14]+[.G14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4798.52" table:formula="of:=[.H14]+[.F15]+[.G15]" table:style-name="ce9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8298.52" table:formula="of:=[.H15]+[.F16]+[.G16]" table:style-name="ce9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21798.52" table:formula="of:=[.H16]+[.F17]+[.G17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9"/>
          <table:table-cell office:value-type="float" office:value="-21798.52" table:formula="of:=[.H17]+[.F18]+[.G18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4298.52" table:formula="of:=[.H18]+[.F19]+[.G19]" table:style-name="ce9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1498.52" table:formula="of:=[.H19]+[.F20]+[.G20]" table:style-name="ce9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4998.5200000000004" table:formula="of:=[.H20]+[.F21]+[.G21]" table:style-name="ce9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3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9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3450" table:style-name="ce9">
            <text:p>-3.450,00</text:p>
          </table:table-cell>
          <table:table-cell office:value-type="float" office:value="-5448.52" table:formula="of:=[.H22]+[.F23]+[.G23]" table:style-name="ce9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2" table:style-name="ce1"/>
          <table:table-cell table:style-name="ce13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8/30 <text:s text:c="17"/>8*250 = 2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9/30 – 20/30 <text:s text:c="2"/>12*250 = 3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21/30-30/30 <text:s text:c="2"/>10*8845 = 88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anlaşma 31-3-2023 te yapıldı</text:p>
          </table:table-cell>
          <table:table-cell office:value-type="string" table:style-name="ce121">
            <text:p><text:s/></text:p>
          </table:table-cell>
          <table:table-cell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USD <text:s text:c="3"/>iş alış <text:s text:c="7"/>18,78<text:s text:c="12"/>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ALTIN İŞ ALIŞ 1179,83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2838.0099999999998" table:formula="of:=SUM([.D48:.D55])" table:style-name="ce131">
            <text:p>2.838,01</text:p>
          </table:table-cell>
          <table:table-cell office:value-type="float" office:value="2839.5" table:formula="of:=SUM([.E48:.E55])" table:style-name="ce131">
            <text:p>2.839,5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9">
            <text:p>51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9">
            <text:p>93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10" table:style-name="ce123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75.71" table:formula="of:=SUM([.E60:.E77])" table:style-name="ce114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6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3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3 – 3</text:p>
          </table:table-cell>
          <table:table-cell office:value-type="float" office:value="-134.75" table:style-name="ce29">
            <text:p>-134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3 – 3</text:p>
          </table:table-cell>
          <table:table-cell office:value-type="float" office:value="-378.34" table:style-name="ce29">
            <text:p>-378,3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3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2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2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2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çapa bıçak 24 ad</text:p>
          </table:table-cell>
          <table:table-cell table:number-columns-repeated="2" table:style-name="ce123"/>
          <table:table-cell office:value-type="float" office:value="-800" table:style-name="ce29">
            <text:p>-8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3"/>
          <table:table-cell office:value-type="float" office:value="-294.89999999999998" table:style-name="ce29">
            <text:p>-29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9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table:number-columns-repeated="3" table:style-name="ce1"/>
          <table:table-cell office:value-type="float" office:value="-77.52" table:style-name="ce29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9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9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9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9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9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221.54" table:formula="of:=SUM([.E81:.E106])" table:style-name="ce131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Belediye 17761</text:p>
          </table:table-cell>
          <table:table-cell table:number-columns-repeated="2" table:style-name="ce123"/>
          <table:table-cell office:value-type="float" office:value="-221.54" table:style-name="ce29">
            <text:p>-221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office:value-type="string" table:style-name="ce29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25"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2">
            <text:p>MAYIS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58028.33999999997" table:formula="of:=SUM([.E112:.E120])" table:style-name="ce114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8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8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8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0" table:formula="of:=[.H3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1"/>
          <table:table-cell table:style-name="ce112"/>
          <table:table-cell table:style-name="ce111"/>
          <table:table-cell table:style-name="ce113"/>
          <table:table-cell table:style-name="ce114"/>
          <table:table-cell table:number-columns-repeated="16379"/>
        </table:table-row>
        <table:table-row table:number-rows-repeated="9" table:style-name="ro1">
          <table:table-cell table:style-name="ce116"/>
          <table:table-cell table:style-name="ce1"/>
          <table:table-cell table:number-columns-repeated="2" table:style-name="ce2"/>
          <table:table-cell table:style-name="ce10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style-name="ce9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13" table:default-cell-style-name="ce1"/>
        <table:table-column table:style-name="co45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37" table:default-cell-style-name="ce1"/>
        <table:table-column table:style-name="co28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0911" table:formula="of:=SUM([.D4:.D35])" table:style-name="ce47">
            <text:p>20.911,00</text:p>
          </table:table-cell>
          <table:table-cell office:value-type="float" office:value="-54277.093000000001" table:formula="of:=SUM([.E4:.E26])" table:style-name="ce47">
            <text:p>-54.277,09</text:p>
          </table:table-cell>
          <table:table-cell office:value-type="float" office:value="72630" table:formula="of:=SUM([.F4:.F36])" table:style-name="ce47">
            <text:p>72.630,00</text:p>
          </table:table-cell>
          <table:table-cell office:value-type="float" office:value="-58332.79" table:formula="of:=SUM([.G4:.G36])" table:style-name="ce47">
            <text:p>-58.332,79</text:p>
          </table:table-cell>
          <table:table-cell office:value-type="float" office:value="14297.21" table:formula="of:=[.F2]+[.G2]" table:style-name="ce47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7" table:style-name="ce9">
            <text:p>-207,00</text:p>
          </table:table-cell>
          <table:table-cell office:value-type="float" office:value="-207" table:formula="of:=[.H3]+[.F4]+[.G4]" table:style-name="ce9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6" table:style-name="ce9">
            <text:p>-456,00</text:p>
          </table:table-cell>
          <table:table-cell office:value-type="float" office:value="-663" table:formula="of:=[.H4]+[.F5]+[.G5]" table:style-name="ce9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63" table:formula="of:=[.H5]+[.F6]+[.G6]" table:style-name="ce9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5633.27" table:formula="of:=[.H6]+[.F7]+[.G7]" table:style-name="ce9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6">
            <text:p>m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9.9" table:style-name="ce9">
            <text:p>-139,90</text:p>
          </table:table-cell>
          <table:table-cell office:value-type="float" office:value="-5773.17" table:formula="of:=[.H7]+[.F8]+[.G8]" table:style-name="ce9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9"/>
          <table:table-cell office:value-type="float" office:value="-1148" table:style-name="ce9">
            <text:p>-1.148,00</text:p>
          </table:table-cell>
          <table:table-cell office:value-type="float" office:value="-6921.17" table:formula="of:=[.H8]+[.F9]+[.G9]" table:style-name="ce9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93.5" table:style-name="ce9">
            <text:p>-93,50</text:p>
          </table:table-cell>
          <table:table-cell office:value-type="float" office:value="-7014.67" table:formula="of:=[.H9]+[.F10]+[.G10]" table:style-name="ce9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07.14" table:formula="of:=[.D48]*-1" table:style-name="ce9">
            <text:p>-107,14</text:p>
          </table:table-cell>
          <table:table-cell table:style-name="ce9"/>
          <table:table-cell office:value-type="float" office:value="-107.14" table:style-name="ce9">
            <text:p>-107,14</text:p>
          </table:table-cell>
          <table:table-cell office:value-type="float" office:value="-7121.81" table:formula="of:=[.H10]+[.F11]+[.G11]" table:style-name="ce9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9">
            <text:p>-5.461,22</text:p>
          </table:table-cell>
          <table:table-cell table:style-name="ce9"/>
          <table:table-cell office:value-type="float" office:value="-5461.22" table:style-name="ce9">
            <text:p>-5.461,22</text:p>
          </table:table-cell>
          <table:table-cell office:value-type="float" office:value="-12583.03" table:formula="of:=[.H11]+[.F12]+[.G12]" table:style-name="ce9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9">
            <text:p>-31.033,99</text:p>
          </table:table-cell>
          <table:table-cell table:style-name="ce9"/>
          <table:table-cell office:value-type="float" office:value="-31033.99" table:style-name="ce9">
            <text:p>-31.033,99</text:p>
          </table:table-cell>
          <table:table-cell office:value-type="float" office:value="-43617.020000000004" table:formula="of:=[.H12]+[.F13]+[.G13]" table:style-name="ce9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7117.020000000004" table:formula="of:=[.H13]+[.F14]+[.G14]" table:style-name="ce9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48117.020000000004" table:formula="of:=[.H14]+[.F15]+[.G15]" table:style-name="ce9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1617.020000000004" table:formula="of:=[.H15]+[.F16]+[.G16]" table:style-name="ce9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52617.020000000004" table:formula="of:=[.H16]+[.F17]+[.G17]" table:style-name="ce9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6117.020000000004" table:formula="of:=[.H17]+[.F18]+[.G18]" table:style-name="ce9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50117.020000000004" table:formula="of:=[.H18]+[.F19]+[.G19]" table:style-name="ce9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29">
            <text:p>7.500,00</text:p>
          </table:table-cell>
          <table:table-cell table:style-name="ce9"/>
          <table:table-cell office:value-type="float" office:value="-42617.020000000004" table:formula="of:=[.H19]+[.F20]+[.G20]" table:style-name="ce9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5">
            <text:p>₺2.000,00</text:p>
          </table:table-cell>
          <table:table-cell table:style-name="ce1"/>
          <table:table-cell office:value-type="float" office:value="2000" table:style-name="ce29">
            <text:p>2.000,00</text:p>
          </table:table-cell>
          <table:table-cell table:style-name="ce9"/>
          <table:table-cell office:value-type="float" office:value="-40617.020000000004" table:formula="of:=[.H20]+[.F21]+[.G21]" table:style-name="ce9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7817.020000000004" table:formula="of:=[.H21]+[.F22]+[.G22]" table:style-name="ce9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1317.020000000004" table:formula="of:=[.H22]+[.F23]+[.G23]" table:style-name="ce9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9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3"/>
          <table:table-cell table:style-name="ce1"/>
          <table:table-cell office:value-type="float" office:value="13000" table:style-name="ce9">
            <text:p>13.000,00</text:p>
          </table:table-cell>
          <table:table-cell table:style-name="ce9"/>
          <table:table-cell office:value-type="float" office:value="-18317.020000000004" table:formula="of:=[.H24]+[.F25]+[.G25]" table:style-name="ce9">
            <text:p>-18.317,0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-18317.020000000004" table:formula="of:=[.H25]+[.F26]+[.G26]" table:style-name="ce9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9">
            <text:p>28.080,00</text:p>
          </table:table-cell>
          <table:table-cell table:style-name="ce9"/>
          <table:table-cell office:value-type="float" office:value="9762.9799999999959" table:formula="of:=[.H26]+[.F27]+[.G27]" table:style-name="ce9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9"/>
          <table:table-cell office:value-type="float" office:value="-600" table:style-name="ce9">
            <text:p>-600,00</text:p>
          </table:table-cell>
          <table:table-cell office:value-type="float" office:value="9162.9799999999959" table:formula="of:=[.H27]+[.F28]+[.G28]" table:style-name="ce9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9"/>
          <table:table-cell office:value-type="float" office:value="-1615.77" table:style-name="ce9">
            <text:p>-1.615,77</text:p>
          </table:table-cell>
          <table:table-cell office:value-type="float" office:value="7547.2099999999955" table:formula="of:=[.H28]+[.F29]+[.G29]" table:style-name="ce9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9">
            <text:p>6.750,00</text:p>
          </table:table-cell>
          <table:table-cell table:style-name="ce9"/>
          <table:table-cell office:value-type="float" office:value="14297.209999999995" table:formula="of:=[.H29]+[.F30]+[.G30]" table:style-name="ce29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7"/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7"/>
          <table:table-cell table:style-name="ce179"/>
          <table:table-cell table:number-columns-repeated="2"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161.9400000000005" table:formula="of:=SUM([.D43:.D50])" table:style-name="ce131">
            <text:p>4.161,94</text:p>
          </table:table-cell>
          <table:table-cell office:value-type="float" office:value="4162" table:formula="of:=SUM([.E43:.E50])" table:style-name="ce131">
            <text:p>4.16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9">
            <text:p>83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9">
            <text:p>1.2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07.14" table:style-name="ce123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461.222999999999" table:formula="of:=SUM([.E55:.E75])" table:style-name="ce114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5/9</text:p>
          </table:table-cell>
          <table:table-cell table:style-name="ce123"/>
          <table:table-cell office:value-type="string" table:style-name="ce123">
            <text:p><text:s/>5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397.47" table:style-name="ce29">
            <text:p>-397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80.92" table:style-name="ce29">
            <text:p>-80,9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49.323" table:style-name="ce29">
            <text:p>-49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2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2 – 3</text:p>
          </table:table-cell>
          <table:table-cell office:value-type="float" office:value="-134.74" table:style-name="ce29">
            <text:p>-134,74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2 – 3</text:p>
          </table:table-cell>
          <table:table-cell office:value-type="float" office:value="-378.33" table:style-name="ce29">
            <text:p>-378,3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2 – 4</text:p>
          </table:table-cell>
          <table:table-cell office:value-type="float" office:value="-164.98" table:style-name="ce29">
            <text:p>-164,98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1 – 3</text:p>
          </table:table-cell>
          <table:table-cell office:value-type="float" office:value="-240.06" table:style-name="ce29">
            <text:p>-240,0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 – 10</text:p>
          </table:table-cell>
          <table:table-cell office:value-type="float" office:value="-61.39" table:style-name="ce29">
            <text:p>-61,3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1 – 6</text:p>
          </table:table-cell>
          <table:table-cell office:value-type="float" office:value="-376.49" table:style-name="ce29">
            <text:p>-376,4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61.31" table:style-name="ce29">
            <text:p>-161,3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37.93" table:style-name="ce29">
            <text:p>-137,9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21.99" table:style-name="ce29">
            <text:p>-121,9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10"/>
          <table:table-cell office:value-type="float" office:value="-94.85" table:style-name="ce29">
            <text:p>-94,8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10"/>
          <table:table-cell office:value-type="float" office:value="-456.1" table:style-name="ce29">
            <text:p>-456,1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10"/>
          <table:table-cell office:value-type="float" office:value="-554.11" table:style-name="ce29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10"/>
          <table:table-cell office:value-type="float" office:value="-530.54999999999995" table:style-name="ce29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10"/>
          <table:table-cell office:value-type="float" office:value="-26.53" table:style-name="ce29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10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1033.99" table:formula="of:=SUM([.E79:.E83])" table:style-name="ce114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30374" table:style-name="ce29">
            <text:p>-30.374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8T00:00:00" table:style-name="ce116">
            <text:p>08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60" table:style-name="ce29">
            <text:p>-1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9T00:00:00" table:style-name="ce116">
            <text:p>09.03.2023</text:p>
          </table:table-cell>
          <table:table-cell office:value-type="string" table:style-name="ce123">
            <text:p>benzin çapa</text:p>
          </table:table-cell>
          <table:table-cell table:number-columns-repeated="2" table:style-name="ce123"/>
          <table:table-cell office:value-type="float" office:value="-160.04" table:style-name="ce29">
            <text:p>-160,0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10" table:style-name="ce2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23">
            <text:p>dnz kk et yğ soğn bbr</text:p>
          </table:table-cell>
          <table:table-cell table:number-columns-repeated="2" table:style-name="ce123"/>
          <table:table-cell office:value-type="float" office:value="-229.95" table:style-name="ce29">
            <text:p>-229,9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11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Nisan <text:s/>Devir</text:p>
          </table:table-cell>
          <table:table-cell table:style-name="ce111"/>
          <table:table-cell table:style-name="ce113"/>
          <table:table-cell office:value-type="float" office:value="367483.41000000003" table:formula="of:=SUM([.E112:.E120])" table:style-name="ce114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8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8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8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8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8">
            <text:p>40.0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Nisan Bakiye</text:p>
          </table:table-cell>
          <table:table-cell office:value-type="float" office:value="14297.21" table:formula="of:=[.H2]" table:style-name="ce9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1" table:default-cell-style-name="ce1"/>
        <table:table-column table:style-name="co39" table:default-cell-style-name="ce1"/>
        <table:table-column table:style-name="co30" table:default-cell-style-name="ce1"/>
        <table:table-column table:style-name="co5" table:default-cell-style-name="ce1"/>
        <table:table-column table:style-name="co19" table:default-cell-style-name="ce1"/>
        <table:table-column table:style-name="co31" table:default-cell-style-name="ce1"/>
        <table:table-column table:style-name="co41" table:default-cell-style-name="ce1"/>
        <table:table-column table:style-name="co20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R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8189" table:formula="of:=SUM([.D5:.D36])" table:style-name="ce47">
            <text:p>88.189,00</text:p>
          </table:table-cell>
          <table:table-cell office:value-type="float" office:value="-24634.690000000002" table:formula="of:=SUM([.E5:.E35])" table:style-name="ce47">
            <text:p>-24.634,69</text:p>
          </table:table-cell>
          <table:table-cell office:value-type="float" office:value="23139.34" table:formula="of:=SUM([.F4:.F36])" table:style-name="ce47">
            <text:p>23.139,34</text:p>
          </table:table-cell>
          <table:table-cell office:value-type="float" office:value="-33283.54" table:formula="of:=SUM([.G5:.G40])" table:style-name="ce47">
            <text:p>-33.283,54</text:p>
          </table:table-cell>
          <table:table-cell office:value-type="float" office:value="-10144.200000000001" table:formula="of:=[.F2]+[.G2]" table:style-name="ce47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9"/>
          <table:table-cell office:value-type="float" office:value="0" table:formula="of:=[.F3]+[.G3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9"/>
          <table:table-cell office:value-type="float" office:value="5000" table:formula="of:=[.H3]+[.F4]+[.G4]" table:style-name="ce9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24" table:style-name="ce9">
            <text:p>-224,00</text:p>
          </table:table-cell>
          <table:table-cell office:value-type="float" office:value="4776" table:formula="of:=[.H4]+[.F5]+[.G5]" table:style-name="ce9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61" table:style-name="ce9">
            <text:p>-461,00</text:p>
          </table:table-cell>
          <table:table-cell office:value-type="float" office:value="4315" table:formula="of:=[.H5]+[.F6]+[.G6]" table:style-name="ce9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6">
            <text:p>14.03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15" table:formula="of:=[.H6]+[.F7]+[.G7]" table:style-name="ce9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2.15" table:style-name="ce9">
            <text:p>-672,15</text:p>
          </table:table-cell>
          <table:table-cell office:value-type="float" office:value="-657.15" table:formula="of:=[.H7]+[.F8]+[.G8]" table:style-name="ce9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87.46" table:style-name="ce9">
            <text:p>-187,46</text:p>
          </table:table-cell>
          <table:table-cell office:value-type="float" office:value="-844.61" table:formula="of:=[.H8]+[.F9]+[.G9]" table:style-name="ce9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464.5" table:style-name="ce9">
            <text:p>-1.464,50</text:p>
          </table:table-cell>
          <table:table-cell office:value-type="float" office:value="-2309.11" table:formula="of:=[.H9]+[.F10]+[.G10]" table:style-name="ce9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64.5" table:style-name="ce9">
            <text:p>-64,50</text:p>
          </table:table-cell>
          <table:table-cell office:value-type="float" office:value="-2373.61" table:formula="of:=[.H10]+[.F11]+[.G11]" table:style-name="ce9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9">
            <text:p>-64,93</text:p>
          </table:table-cell>
          <table:table-cell table:style-name="ce9"/>
          <table:table-cell office:value-type="float" office:value="-64.930000000000007" table:style-name="ce9">
            <text:p>-64,93</text:p>
          </table:table-cell>
          <table:table-cell office:value-type="float" office:value="-2438.54" table:formula="of:=[.H11]+[.F12]+[.G12]" table:style-name="ce9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9">
            <text:p>-7.675,40</text:p>
          </table:table-cell>
          <table:table-cell table:style-name="ce9"/>
          <table:table-cell office:value-type="float" office:value="-7675.38" table:style-name="ce9">
            <text:p>-7.675,38</text:p>
          </table:table-cell>
          <table:table-cell office:value-type="float" office:value="-10113.92" table:formula="of:=[.H12]+[.F13]+[.G13]" table:style-name="ce9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9">
            <text:p>-1.174,72</text:p>
          </table:table-cell>
          <table:table-cell table:style-name="ce1"/>
          <table:table-cell office:value-type="float" office:value="-1174.72" table:style-name="ce9">
            <text:p>-1.174,72</text:p>
          </table:table-cell>
          <table:table-cell office:value-type="float" office:value="-11288.64" table:formula="of:=[.H13]+[.F14]+[.G14]" table:style-name="ce9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4038.64" table:formula="of:=[.H14]+[.F15]+[.G15]" table:style-name="ce9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1621" table:style-name="ce9">
            <text:p>-1.621,00</text:p>
          </table:table-cell>
          <table:table-cell office:value-type="float" office:value="-15659.64" table:formula="of:=[.H15]+[.F16]+[.G16]" table:style-name="ce9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8409.64" table:formula="of:=[.H16]+[.F17]+[.G17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7]+[.F18]+[.G18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8]+[.F19]+[.G19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89.34" table:style-name="ce9">
            <text:p>5.589,34</text:p>
          </table:table-cell>
          <table:table-cell table:style-name="ce9"/>
          <table:table-cell office:value-type="float" office:value="-12820.3" table:formula="of:=[.H19]+[.F20]+[.G20]" table:style-name="ce9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1170.3" table:formula="of:=[.H20]+[.F21]+[.G21]" table:style-name="ce9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9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9"/>
          <table:table-cell office:value-type="float" office:value="-4670.2999999999993" table:formula="of:=[.H21]+[.F22]+[.G22]" table:style-name="ce9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3"/>
          <table:table-cell table:style-name="ce1"/>
          <table:table-cell office:value-type="float" office:value="4000" table:style-name="ce9">
            <text:p>4.000,00</text:p>
          </table:table-cell>
          <table:table-cell table:style-name="ce9"/>
          <table:table-cell office:value-type="float" office:value="-670.29999999999927" table:formula="of:=[.H22]+[.F23]+[.G23]" table:style-name="ce9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9"/>
          <table:table-cell office:value-type="float" office:value="-270.29999999999927" table:formula="of:=[.H23]+[.F24]+[.G24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4]+[.F25]+[.G25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5]+[.F26]+[.G26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2" table:style-name="ce1"/>
          <table:table-cell table:style-name="ce9"/>
          <table:table-cell office:value-type="float" office:value="-270.29999999999927" table:formula="of:=[.H26]+[.F27]+[.G27]" table:style-name="ce9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office:value-type="float" office:value="-470.29999999999927" table:formula="of:=[.H27]+[.F28]+[.G28]" table:style-name="ce9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3450" table:style-name="ce9">
            <text:p>-3.450,00</text:p>
          </table:table-cell>
          <table:table-cell office:value-type="float" office:value="-3920.2999999999993" table:formula="of:=[.H28]+[.F29]+[.G29]" table:style-name="ce9">
            <text:p>-3.920,3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style-name="ce29"/>
          <table:table-cell table:style-name="ce1"/>
          <table:table-cell table:style-name="ce9"/>
          <table:table-cell office:value-type="float" office:value="-3920.2999999999993" table:formula="of:=[.H29]+[.F30]+[.G30]" table:style-name="ce9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3"/>
          <table:table-cell office:value-type="float" office:value="-294.89999999999998" table:style-name="ce9">
            <text:p>-294,90</text:p>
          </table:table-cell>
          <table:table-cell table:style-name="ce1"/>
          <table:table-cell office:value-type="float" office:value="-294.89999999999998" table:style-name="ce9">
            <text:p>-294,90</text:p>
          </table:table-cell>
          <table:table-cell office:value-type="float" office:value="-4215.1999999999989" table:formula="of:=[.H30]+[.F31]+[.G31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3">
            <text:p>₺70.000,00</text:p>
          </table:table-cell>
          <table:table-cell table:style-name="ce1"/>
          <table:table-cell table:number-columns-repeated="2" table:style-name="ce9"/>
          <table:table-cell office:value-type="float" office:value="-4215.1999999999989" table:formula="of:=[.H31]+[.F32]+[.G32]" table:style-name="ce9">
            <text:p>-4.2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4215.1999999999989" table:formula="of:=[.H32]+[.F33]+[.G33]" table:style-name="ce9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office:value-type="float" office:value="-4215.1999999999989" table:formula="of:=[.H33]+[.F34]+[.G34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4]+[.F35]+[.G35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5]+[.F36]+[.G36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4800" table:style-name="ce9">
            <text:p>-4.800,00</text:p>
          </table:table-cell>
          <table:table-cell office:value-type="float" office:value="-9015.1999999999989" table:formula="of:=[.H36]+[.F37]+[.G37]" table:style-name="ce9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9"/>
          <table:table-cell office:value-type="float" office:value="1129" table:style-name="ce9">
            <text:p>1.129,00</text:p>
          </table:table-cell>
          <table:table-cell office:value-type="float" office:value="-1129" table:style-name="ce9">
            <text:p>-1.129,00</text:p>
          </table:table-cell>
          <table:table-cell office:value-type="float" office:value="-9015.1999999999989" table:formula="of:=[.H37]+[.F38]+[.G38]" table:style-name="ce9">
            <text:p>-9.0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office:value-type="string" table:style-name="ce9">
            <text:p>umut aylık +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number-columns-repeated="3" table:style-name="ce66"/>
          <table:table-cell table:style-name="ce42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27"/>
          <table:table-cell table:style-name="ce66"/>
          <table:table-cell table:style-name="ce128"/>
          <table:table-cell table:number-columns-repeated="2" table:style-name="ce66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3" table:style-name="ce66"/>
          <table:table-cell table:style-name="ce9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899.0699999999997" table:formula="of:=SUM([.D47:.D54])" table:style-name="ce131">
            <text:p>3.899,07</text:p>
          </table:table-cell>
          <table:table-cell office:value-type="float" office:value="3699.0699999999997" table:formula="of:=SUM([.E47:.E54])" table:style-name="ce131">
            <text:p>3.699,0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9">
            <text:p>933,1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9">
            <text:p>996,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42.4" table:style-name="ce123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3">
            <text:p>64,9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08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3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675.4" table:formula="of:=SUM([.E59:.E92])" table:style-name="ce181">
            <text:p>-7.675,4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4/9</text:p>
          </table:table-cell>
          <table:table-cell table:style-name="ce123"/>
          <table:table-cell office:value-type="string" table:style-name="ce123">
            <text:p><text:s/>4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6T00:00:00" table:style-name="ce11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9">
            <text:p>-167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7T00:00:00" table:style-name="ce11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9">
            <text:p>-169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8T00:00:00" table:style-name="ce11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10"/>
          <table:table-cell office:value-type="float" office:value="-150.32" table:style-name="ce29">
            <text:p>-150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11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10"/>
          <table:table-cell office:value-type="float" office:value="-171.76" table:style-name="ce29">
            <text:p>-171,7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10"/>
          <table:table-cell office:value-type="float" office:value="-119.42" table:style-name="ce29">
            <text:p>-119,42</text:p>
          </table:table-cell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10"/>
          <table:table-cell office:value-type="float" office:value="-225.4" table:style-name="ce29">
            <text:p>-225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1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1 – 3</text:p>
          </table:table-cell>
          <table:table-cell office:value-type="float" office:value="-134.74" table:style-name="ce29">
            <text:p>-134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1 – 3</text:p>
          </table:table-cell>
          <table:table-cell office:value-type="float" office:value="-378.33" table:style-name="ce29">
            <text:p>-378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9">
            <text:p>-880,2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9">
            <text:p>-218,2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9">
            <text:p>-120,45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10"/>
          <table:table-cell office:value-type="float" office:value="-130.56" table:style-name="ce29">
            <text:p>-130,56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379" table:style-name="ce29">
            <text:p>-37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510" table:style-name="ce29">
            <text:p>-5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10"/>
          <table:table-cell office:value-type="float" office:value="-54.77" table:style-name="ce29">
            <text:p>-54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10"/>
          <table:table-cell office:value-type="float" office:value="-459" table:style-name="ce29">
            <text:p>-45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10"/>
          <table:table-cell office:value-type="float" office:value="-211" table:style-name="ce29">
            <text:p>-211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" table:style-name="ce29">
            <text:p>-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32.77000000000001" table:style-name="ce29">
            <text:p>-132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86.34" table:style-name="ce29">
            <text:p>-186,3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1 – 4</text:p>
          </table:table-cell>
          <table:table-cell office:value-type="float" office:value="-164.98" table:style-name="ce29">
            <text:p>-164,98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2">
            <text:p>25.02.2023</text:p>
          </table:table-cell>
          <table:table-cell table:number-columns-repeated="2" table:style-name="ce1"/>
          <table:table-cell table:style-name="ce10"/>
          <table:table-cell office:value-type="string" table:style-name="ce193">
            <text:p>hesap kesim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74.72" table:formula="of:=SUM([.E96:.E109])" table:style-name="ce114">
            <text:p>-1174,7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erenler pide<text:s text:c="2"/></text:p>
          </table:table-cell>
          <table:table-cell table:number-columns-repeated="2" table:style-name="ce123"/>
          <table:table-cell office:value-type="float" office:value="-122.33" table:style-name="ce29">
            <text:p>-122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trafik cezası atila</text:p>
          </table:table-cell>
          <table:table-cell table:number-columns-repeated="2" table:style-name="ce123"/>
          <table:table-cell office:value-type="float" office:value="-713.25" table:style-name="ce29">
            <text:p>-713,2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41.98" table:style-name="ce29">
            <text:p>-41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2T00:00:00" table:style-name="ce116">
            <text:p>22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30.93" table:style-name="ce29">
            <text:p>-130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3T00:00:00" table:style-name="ce116">
            <text:p>23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66.23" table:style-name="ce29">
            <text:p>-166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4T00:00:00" table:style-name="ce192">
            <text:p>24.02.2023</text:p>
          </table:table-cell>
          <table:table-cell table:style-name="ce1"/>
          <table:table-cell table:number-columns-repeated="2" table:style-name="ce123"/>
          <table:table-cell office:value-type="string" table:style-name="ce193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6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Mart <text:s/>Devir</text:p>
          </table:table-cell>
          <table:table-cell table:style-name="ce111"/>
          <table:table-cell table:style-name="ce113"/>
          <table:table-cell office:value-type="float" office:value="310932.3" table:formula="of:=SUM([.E112:.E120])" table:style-name="ce114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8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8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8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8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8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8">
            <text:p>26.3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rt çıkışı</text:p>
          </table:table-cell>
          <table:table-cell office:value-type="float" office:value="-10144.200000000001" table:formula="of:=[.H2]" table:style-name="ce9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5" table:default-cell-style-name="ce1"/>
        <table:table-column table:style-name="co46" table:default-cell-style-name="ce1"/>
        <table:table-column table:style-name="co25" table:default-cell-style-name="ce1"/>
        <table:table-column table:style-name="co28" table:default-cell-style-name="ce1"/>
        <table:table-column table:style-name="co28" table:default-cell-style-name="ce29"/>
        <table:table-column table:style-name="co28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761" table:formula="of:=SUM([.D4:.D43])" table:style-name="ce47">
            <text:p>15.761,00</text:p>
          </table:table-cell>
          <table:table-cell office:value-type="float" office:value="-56286.92" table:formula="of:=SUM([.E4:.E38])" table:style-name="ce29">
            <text:p>-56.286,92</text:p>
          </table:table-cell>
          <table:table-cell office:value-type="float" office:value="26990.010000000002" table:formula="of:=SUM([.F4:.F43])" table:style-name="ce47">
            <text:p>26.990,01</text:p>
          </table:table-cell>
          <table:table-cell office:value-type="float" office:value="-77441.489999999991" table:formula="of:=SUM([.G4:.G43])" table:style-name="ce47">
            <text:p>-77.441,49</text:p>
          </table:table-cell>
          <table:table-cell office:value-type="float" office:value="-50451.479999999989" table:formula="of:=[.F2]+[.G2]" table:style-name="ce47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4" table:style-name="ce9">
            <text:p>-264,00</text:p>
          </table:table-cell>
          <table:table-cell office:value-type="float" office:value="-264" table:formula="of:=[.H3]+[.F4]+[.G4]" table:style-name="ce9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31" table:style-name="ce9">
            <text:p>-531,00</text:p>
          </table:table-cell>
          <table:table-cell office:value-type="float" office:value="-795" table:formula="of:=[.H4]+[.F5]+[.G5]" table:style-name="ce9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9">
            <text:p>-3.076,29</text:p>
          </table:table-cell>
          <table:table-cell table:style-name="ce1"/>
          <table:table-cell office:value-type="float" office:value="-3076.29" table:style-name="ce9">
            <text:p>-3.076,29</text:p>
          </table:table-cell>
          <table:table-cell office:value-type="float" office:value="-3871.29" table:formula="of:=[.H5]+[.F6]+[.G6]" table:style-name="ce9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94">
            <text:p>SnyF-M.Kipel Ocak Ayı kirası</text:p>
          </table:table-cell>
          <table:table-cell table:style-name="ce194"/>
          <table:table-cell table:style-name="ce195"/>
          <table:table-cell table:style-name="ce196"/>
          <table:table-cell office:value-type="float" office:value="6920" table:style-name="ce197">
            <text:p>6.920,00</text:p>
          </table:table-cell>
          <table:table-cell table:style-name="ce9"/>
          <table:table-cell office:value-type="float" office:value="3048.71" table:formula="of:=[.H6]+[.F7]+[.G7]" table:style-name="ce9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94">
            <text:p>Doğuş Kira 6/12-2023-24</text:p>
          </table:table-cell>
          <table:table-cell office:value-type="string" table:style-name="ce194">
            <text:p>bankadan</text:p>
          </table:table-cell>
          <table:table-cell table:style-name="ce195"/>
          <table:table-cell table:style-name="ce196"/>
          <table:table-cell office:value-type="float" office:value="6000" table:style-name="ce197">
            <text:p>6.000,00</text:p>
          </table:table-cell>
          <table:table-cell table:style-name="ce9"/>
          <table:table-cell office:value-type="float" office:value="9048.7099999999991" table:formula="of:=[.H7]+[.F8]+[.G8]" table:style-name="ce9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9">
            <text:p>-4.657,20</text:p>
          </table:table-cell>
          <table:table-cell table:style-name="ce9"/>
          <table:table-cell office:value-type="float" office:value="-4657.21" table:style-name="ce9">
            <text:p>-4.657,21</text:p>
          </table:table-cell>
          <table:table-cell office:value-type="float" office:value="4391.4999999999991" table:formula="of:=[.H8]+[.F9]+[.G9]" table:style-name="ce9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00" table:style-name="ce9">
            <text:p>-5.000,00</text:p>
          </table:table-cell>
          <table:table-cell office:value-type="float" office:value="-608.50000000000091" table:formula="of:=[.H9]+[.F10]+[.G10]" table:style-name="ce9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08.5000000000009" table:formula="of:=[.H10]+[.F11]+[.G11]" table:style-name="ce9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0.27" table:style-name="ce9">
            <text:p>-670,27</text:p>
          </table:table-cell>
          <table:table-cell office:value-type="float" office:value="-5578.77" table:formula="of:=[.H11]+[.F12]+[.G12]" table:style-name="ce9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02.03" table:style-name="ce9">
            <text:p>-102,03</text:p>
          </table:table-cell>
          <table:table-cell office:value-type="float" office:value="-5680.8" table:formula="of:=[.H12]+[.F13]+[.G13]" table:style-name="ce9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3"/>
          <table:table-cell office:value-type="float" office:value="-2667" table:style-name="ce9">
            <text:p>-2.667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8680.7999999999993" table:formula="of:=[.H13]+[.F14]+[.G14]" table:style-name="ce9">
            <text:p>-8.680,8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9">
            <text:p>-87,69</text:p>
          </table:table-cell>
          <table:table-cell table:style-name="ce1"/>
          <table:table-cell office:value-type="float" office:value="-87.69" table:formula="of:=[.D58]*-1" table:style-name="ce9">
            <text:p>-87,69</text:p>
          </table:table-cell>
          <table:table-cell office:value-type="float" office:value="-8768.49" table:formula="of:=[.H14]+[.F15]+[.G15]" table:style-name="ce9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24">
            <text:p>İstanbuldan gül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8972.49" table:formula="of:=[.H15]+[.F16]+[.G16]" table:style-name="ce9">
            <text:p>-8.972,4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Elektrik 8758480300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95" table:style-name="ce9">
            <text:p>-95,00</text:p>
          </table:table-cell>
          <table:table-cell office:value-type="float" office:value="-9067.49" table:formula="of:=[.H16]+[.F17]+[.G17]" table:style-name="ce9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4 Kümbet D10</text:p>
          </table:table-cell>
          <table:table-cell table:style-name="ce1"/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872.5" table:style-name="ce9">
            <text:p>-1.872,50</text:p>
          </table:table-cell>
          <table:table-cell office:value-type="float" office:value="-10939.99" table:formula="of:=[.H17]+[.F18]+[.G18]" table:style-name="ce9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99.5" table:style-name="ce9">
            <text:p>-99,50</text:p>
          </table:table-cell>
          <table:table-cell office:value-type="float" office:value="-11039.49" table:formula="of:=[.H18]+[.F19]+[.G19]" table:style-name="ce9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11039.49" table:formula="of:=[.H19]+[.F20]+[.G20]" table:style-name="ce9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9"/>
          <table:table-cell office:value-type="float" office:value="5570.01" table:style-name="ce9">
            <text:p>5.570,01</text:p>
          </table:table-cell>
          <table:table-cell table:style-name="ce9"/>
          <table:table-cell office:value-type="float" office:value="-5469.48" table:formula="of:=[.H20]+[.F21]+[.G21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29"/>
          <table:table-cell office:value-type="float" office:value="-5469.48" table:formula="of:=[.H21]+[.F22]+[.G22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8171.48" table:formula="of:=[.H22]+[.F23]+[.G23]" table:style-name="ce9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9">
            <text:p>-30.374,00</text:p>
          </table:table-cell>
          <table:table-cell table:number-columns-repeated="2" table:style-name="ce9"/>
          <table:table-cell office:value-type="float" office:value="-8171.48" table:formula="of:=[.H23]+[.F24]+[.G24]" table:style-name="ce9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10873.48" table:formula="of:=[.H24]+[.F25]+[.G25]" table:style-name="ce9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3623.48" table:formula="of:=[.H25]+[.F26]+[.G26]" table:style-name="ce9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40" table:style-name="ce9">
            <text:p>-5.040,00</text:p>
          </table:table-cell>
          <table:table-cell office:value-type="float" office:value="-18663.48" table:formula="of:=[.H26]+[.F27]+[.G27]" table:style-name="ce9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663.48" table:formula="of:=[.H27]+[.F28]+[.G28]" table:style-name="ce9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9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6663.48" table:formula="of:=[.H28]+[.F29]+[.G29]" table:style-name="ce9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29"/>
          <table:table-cell table:number-columns-repeated="2" table:style-name="ce9"/>
          <table:table-cell office:value-type="float" office:value="-16663.48" table:formula="of:=[.H29]+[.F30]+[.G30]" table:style-name="ce9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2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0163.48" table:formula="of:=[.H30]+[.F31]+[.G31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style-name="ce29"/>
          <table:table-cell table:number-columns-repeated="2" table:style-name="ce1"/>
          <table:table-cell office:value-type="float" office:value="-10163.48" table:formula="of:=[.H31]+[.F32]+[.G32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9">
            <text:p>Kira snyG Metin ÇELİK 5/8 <text:s text:c="3"/>1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0163.48" table:formula="of:=[.H32]+[.F33]+[.G33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77">
            <text:p>Metin Elektrik Teminat 1200 – 6/6 200 TL</text:p>
          </table:table-cell>
          <table:table-cell table:number-columns-repeated="2" table:style-name="ce123"/>
          <table:table-cell table:number-columns-repeated="3" table:style-name="ce1"/>
          <table:table-cell office:value-type="float" office:value="-10163.48" table:formula="of:=[.H33]+[.F34]+[.G34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9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3"/>
          <table:table-cell table:style-name="ce29"/>
          <table:table-cell table:style-name="ce1"/>
          <table:table-cell office:value-type="float" office:value="-1368" table:style-name="ce9">
            <text:p>-1.368,00</text:p>
          </table:table-cell>
          <table:table-cell office:value-type="float" office:value="-11531.48" table:formula="of:=[.H37]+[.F38]+[.G38]" table:style-name="ce9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9"/>
          <table:table-cell table:style-name="ce29"/>
          <table:table-cell table:style-name="ce9"/>
          <table:table-cell office:value-type="float" office:value="-6920" table:style-name="ce9">
            <text:p>-6.920,00</text:p>
          </table:table-cell>
          <table:table-cell office:value-type="float" office:value="-18451.48" table:formula="of:=[.H38]+[.F39]+[.G39]" table:style-name="ce9">
            <text:p>-18.451,48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office:value-type="float" office:value="-18451.48" table:formula="of:=[.H39]+[.F40]+[.G40]" table:style-name="ce9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9"/>
          <table:table-cell table:style-name="ce29"/>
          <table:table-cell table:style-name="ce9"/>
          <table:table-cell office:value-type="float" office:value="-32000" table:style-name="ce9">
            <text:p>-32.000,00</text:p>
          </table:table-cell>
          <table:table-cell office:value-type="float" office:value="-50451.479999999996" table:formula="of:=[.H40]+[.F41]+[.G41]" table:style-name="ce9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7">
            <text:p>SnyF-Kynkçı Merdal 12/12-2022-23</text:p>
          </table:table-cell>
          <table:table-cell table:style-name="ce177"/>
          <table:table-cell office:value-type="string" table:style-name="ce177">
            <text:p>2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7">
            <text:p>snyA Ayhan Tüfek 42000-40000</text:p>
          </table:table-cell>
          <table:table-cell table:style-name="ce179"/>
          <table:table-cell office:value-type="string" table:style-name="ce177">
            <text:p>%57,14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7">
            <text:p>cihan oto 12-1 ay teminattan kalan</text:p>
          </table:table-cell>
          <table:table-cell table:style-name="ce179"/>
          <table:table-cell table:style-name="ce177"/>
          <table:table-cell office:value-type="float" office:value="300" table:style-name="ce29">
            <text:p>3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style-name="ce66"/>
          <table:table-cell table:style-name="ce29"/>
          <table:table-cell table:number-columns-repeated="2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615.6899999999996" table:formula="of:=SUM([.D51:.D58])" table:style-name="ce131">
            <text:p>4.615,69</text:p>
          </table:table-cell>
          <table:table-cell office:value-type="float" office:value="4215.6899999999996" table:formula="of:=SUM([.E51:.E58])" table:style-name="ce29">
            <text:p>4.215,69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9">
            <text:p>1.24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9">
            <text:p>91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9">
            <text:p>29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9">
            <text:p>1.36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05.16000000000003" table:style-name="ce1">
            <text:p>305,16</text:p>
          </table:table-cell>
          <table:table-cell office:value-type="float" office:value="305" table:style-name="ce29">
            <text:p>30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3"/>
          <table:table-cell office:value-type="float" office:value="200" table:style-name="ce199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3"/>
          <table:table-cell office:value-type="float" office:value="87.69" table:style-name="ce123">
            <text:p>87,69</text:p>
          </table:table-cell>
          <table:table-cell office:value-type="float" office:value="87.69" table:style-name="ce29">
            <text:p>87,6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"/>
          <table:table-cell table:style-name="ce13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57.2000000000007" table:formula="of:=SUM([.E63:.E85])" table:style-name="ce200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3/9</text:p>
          </table:table-cell>
          <table:table-cell table:style-name="ce123"/>
          <table:table-cell office:value-type="string" table:style-name="ce123">
            <text:p><text:s/>3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3/3</text:p>
          </table:table-cell>
          <table:table-cell table:style-name="ce123"/>
          <table:table-cell office:value-type="string" table:style-name="ce121">
            <text:p><text:s/>3 – 3</text:p>
          </table:table-cell>
          <table:table-cell office:value-type="float" office:value="-678.58" table:style-name="ce2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9T00:00:00" table:style-name="ce11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3"/>
          <table:table-cell office:value-type="float" office:value="-76.3" table:style-name="ce29">
            <text:p>-76,3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9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9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9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9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9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9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9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9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9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9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9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076.2899999999995" table:formula="of:=SUM([.E88:.E103])" table:style-name="ce200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6">
            <text:p>24.12.2022</text:p>
          </table:table-cell>
          <table:table-cell office:value-type="string" table:style-name="ce123">
            <text:p>erenler pide 12- kkdnz01</text:p>
          </table:table-cell>
          <table:table-cell table:number-columns-repeated="2" table:style-name="ce123"/>
          <table:table-cell office:value-type="float" office:value="-136.19" table:style-name="ce29">
            <text:p>-136,1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erenler pide 12- kkdnz02</text:p>
          </table:table-cell>
          <table:table-cell table:number-columns-repeated="2" table:style-name="ce123"/>
          <table:table-cell office:value-type="float" office:value="-193.47" table:style-name="ce29">
            <text:p>-193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toyota rav4 yağ-filtre</text:p>
          </table:table-cell>
          <table:table-cell table:number-columns-repeated="2" table:style-name="ce123"/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erenler pide 12- kkdnz03</text:p>
          </table:table-cell>
          <table:table-cell table:number-columns-repeated="2" table:style-name="ce123"/>
          <table:table-cell office:value-type="float" office:value="-206.27" table:style-name="ce29">
            <text:p>-206,2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8T00:00:00" table:style-name="ce116">
            <text:p>28.12.2022</text:p>
          </table:table-cell>
          <table:table-cell office:value-type="string" table:style-name="ce123">
            <text:p>erenler pide 12- kkdnz04</text:p>
          </table:table-cell>
          <table:table-cell table:number-columns-repeated="2" table:style-name="ce123"/>
          <table:table-cell office:value-type="float" office:value="-146.44" table:style-name="ce29">
            <text:p>-146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1T00:00:00" table:style-name="ce116">
            <text:p>01.01.2023</text:p>
          </table:table-cell>
          <table:table-cell office:value-type="string" table:style-name="ce123">
            <text:p>sivas yemek</text:p>
          </table:table-cell>
          <table:table-cell table:number-columns-repeated="2" table:style-name="ce123"/>
          <table:table-cell office:value-type="float" office:value="-340" table:style-name="ce29">
            <text:p>-34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34">
            <text:p>erenler pide 01- kkdnz01</text:p>
          </table:table-cell>
          <table:table-cell table:number-columns-repeated="2" table:style-name="ce1"/>
          <table:table-cell office:value-type="float" office:value="-164.8" table:style-name="ce29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6">
            <text:p>04.01.2023</text:p>
          </table:table-cell>
          <table:table-cell office:value-type="string" table:style-name="ce134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9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6">
            <text:p>05.01.2023</text:p>
          </table:table-cell>
          <table:table-cell office:value-type="string" table:style-name="ce134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9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9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9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9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10"/>
          <table:table-cell office:value-type="float" office:value="-31.35" table:style-name="ce29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10"/>
          <table:table-cell office:value-type="float" office:value="31.35" table:style-name="ce29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Şubat <text:s/>Devir</text:p>
          </table:table-cell>
          <table:table-cell table:style-name="ce111"/>
          <table:table-cell table:style-name="ce113"/>
          <table:table-cell office:value-type="float" office:value="335748" table:formula="of:=SUM([.E112:.E119])" table:style-name="ce114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6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9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8" table:default-cell-style-name="ce1"/>
        <table:table-column table:style-name="co29" table:default-cell-style-name="ce1"/>
        <table:table-column table:style-name="co47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OCA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261" table:formula="of:=SUM([.D4:.D27])" table:style-name="ce47">
            <text:p>13.261,00</text:p>
          </table:table-cell>
          <table:table-cell office:value-type="float" office:value="-22808.309999999998" table:formula="of:=SUM([.E5:.E27])" table:style-name="ce47">
            <text:p>-22.808,31</text:p>
          </table:table-cell>
          <table:table-cell office:value-type="float" office:value="8049.2" table:formula="of:=SUM([.F4:.F28])" table:style-name="ce47">
            <text:p>8.049,20</text:p>
          </table:table-cell>
          <table:table-cell office:value-type="float" office:value="-23047.62" table:formula="of:=SUM([.G4:.G28])" table:style-name="ce47">
            <text:p>-23.047,62</text:p>
          </table:table-cell>
          <table:table-cell office:value-type="float" office:value="-14998.419999999998" table:formula="of:=[.F2]+[.G2]" table:style-name="ce47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30" table:style-name="ce9">
            <text:p>-230,00</text:p>
          </table:table-cell>
          <table:table-cell office:value-type="float" office:value="-230" table:formula="of:=[.H4]+[.F5]+[.G5]" table:style-name="ce9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3" table:style-name="ce9">
            <text:p>-523,00</text:p>
          </table:table-cell>
          <table:table-cell office:value-type="float" office:value="-753" table:formula="of:=[.H5]+[.F6]+[.G6]" table:style-name="ce9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5053" table:formula="of:=[.H6]+[.F7]+[.G7]" table:style-name="ce9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4.74" table:style-name="ce9">
            <text:p>-674,74</text:p>
          </table:table-cell>
          <table:table-cell office:value-type="float" office:value="-5727.74" table:formula="of:=[.H7]+[.F8]+[.G8]" table:style-name="ce9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53.05000000000001" table:style-name="ce9">
            <text:p>-153,05</text:p>
          </table:table-cell>
          <table:table-cell office:value-type="float" office:value="-5880.79" table:formula="of:=[.H8]+[.F9]+[.G9]" table:style-name="ce9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-87" table:style-name="ce9">
            <text:p>-87,00</text:p>
          </table:table-cell>
          <table:table-cell office:value-type="float" office:value="-5967.79" table:formula="of:=[.H9]+[.F10]+[.G10]" table:style-name="ce9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560" table:style-name="ce9">
            <text:p>-1.560,00</text:p>
          </table:table-cell>
          <table:table-cell office:value-type="float" office:value="-7527.79" table:formula="of:=[.H10]+[.F11]+[.G11]" table:style-name="ce9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183.26" table:style-name="ce9">
            <text:p>-183,26</text:p>
          </table:table-cell>
          <table:table-cell office:value-type="float" office:value="-7711.05" table:formula="of:=[.H11]+[.F12]+[.G12]" table:style-name="ce9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9">
            <text:p>-7.233,57</text:p>
          </table:table-cell>
          <table:table-cell table:style-name="ce9"/>
          <table:table-cell office:value-type="float" office:value="-7233.57" table:style-name="ce9">
            <text:p>-7.233,57</text:p>
          </table:table-cell>
          <table:table-cell office:value-type="float" office:value="-14944.619999999999" table:formula="of:=[.H12]+[.F13]+[.G13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17645.62" table:formula="of:=[.H14]+[.F15]+[.G15]" table:style-name="ce9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0346.62" table:formula="of:=[.H15]+[.F16]+[.G16]" table:style-name="ce9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3047.62" table:formula="of:=[.H16]+[.F17]+[.G17]" table:style-name="ce9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3047.62" table:formula="of:=[.H17]+[.F18]+[.G18]" table:style-name="ce9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9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-21547.62" table:formula="of:=[.H18]+[.F19]+[.G19]" table:style-name="ce9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49.2" table:style-name="ce9">
            <text:p>5.549,20</text:p>
          </table:table-cell>
          <table:table-cell table:style-name="ce9"/>
          <table:table-cell office:value-type="float" office:value="-15998.419999999998" table:formula="of:=[.H19]+[.F20]+[.G20]" table:style-name="ce9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0]+[.F21]+[.G21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1]+[.F22]+[.G22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77">
            <text:p>Kira snyG Metin ÇELİK 4/8 31-12-2022</text:p>
          </table:table-cell>
          <table:table-cell table:style-name="ce177"/>
          <table:table-cell office:value-type="currency" office:value="1000" table:style-name="ce201">
            <text:p>₺1.000,00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9"/>
          <table:table-cell office:value-type="float" office:value="-14998.419999999998" table:formula="of:=[.H23]+[.F24]+[.G24]" table:style-name="ce9">
            <text:p>-14.998,4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3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7">
            <text:p>SnyF-Kynkçı Merdal 12/12-2022-23</text:p>
          </table:table-cell>
          <table:table-cell table:style-name="ce177"/>
          <table:table-cell office:value-type="string" table:style-name="ce177">
            <text:p>3 aylık kira bedeli</text:p>
          </table:table-cell>
          <table:table-cell table:style-name="ce178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7">
            <text:p>snyA Ayhan Tüfek 42000-40000</text:p>
          </table:table-cell>
          <table:table-cell table:style-name="ce179"/>
          <table:table-cell office:value-type="string" table:style-name="ce177">
            <text:p>%57,14 aylık kira bedeli</text:p>
          </table:table-cell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7">
            <text:p>cihan oto 12 ay teminattan kalan</text:p>
          </table:table-cell>
          <table:table-cell table:style-name="ce179"/>
          <table:table-cell table:style-name="ce177"/>
          <table:table-cell office:value-type="float" office:value="100" table:style-name="ce177">
            <text:p>1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6130.21" table:formula="of:=SUM([.D36:.D43])" table:style-name="ce131">
            <text:p>6.130,21</text:p>
          </table:table-cell>
          <table:table-cell office:value-type="float" office:value="5930.26" table:formula="of:=SUM([.E36:.E43])" table:style-name="ce131">
            <text:p>5.930,2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221.74" table:style-name="ce115">
            <text:p>1.221,74</text:p>
          </table:table-cell>
          <table:table-cell office:value-type="float" office:value="1222" table:style-name="ce42">
            <text:p>1.22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9">
            <text:p>1.26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9">
            <text:p>366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3"/>
          <table:table-cell office:value-type="float" office:value="200" table:style-name="ce20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83.26" table:style-name="ce2">
            <text:p>183,26</text:p>
          </table:table-cell>
          <table:table-cell office:value-type="float" office:value="183.26" table:style-name="ce123">
            <text:p>183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233.5699999999988" table:formula="of:=SUM([.E49:.E82])" table:style-name="ce114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2/9</text:p>
          </table:table-cell>
          <table:table-cell table:style-name="ce123"/>
          <table:table-cell office:value-type="string" table:style-name="ce123">
            <text:p><text:s/>2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2/3</text:p>
          </table:table-cell>
          <table:table-cell table:style-name="ce123"/>
          <table:table-cell office:value-type="string" table:style-name="ce121">
            <text:p><text:s/>2 – 3</text:p>
          </table:table-cell>
          <table:table-cell office:value-type="float" office:value="-678.58" table:style-name="ce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7">
            <text:p>erenler pide 12- k1</text:p>
          </table:table-cell>
          <table:table-cell table:number-columns-repeated="2" table:style-name="ce1"/>
          <table:table-cell office:value-type="float" office:value="-182.4" table:style-name="ce9">
            <text:p>-182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9">
            <text:p>-7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7">
            <text:p>erenler pide 12- k2</text:p>
          </table:table-cell>
          <table:table-cell table:number-columns-repeated="2" table:style-name="ce1"/>
          <table:table-cell office:value-type="float" office:value="-137.88999999999999" table:style-name="ce9">
            <text:p>-137,8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3">
            <text:p>ayfer kurt ???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142.63999999999999" table:style-name="ce9">
            <text:p>-142,6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34">
            <text:p>erenler pide 12- k3</text:p>
          </table:table-cell>
          <table:table-cell table:number-columns-repeated="2" table:style-name="ce123"/>
          <table:table-cell office:value-type="float" office:value="-148.47" table:style-name="ce9">
            <text:p>-148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34">
            <text:p>erenler pide 12- k4</text:p>
          </table:table-cell>
          <table:table-cell table:number-columns-repeated="2" table:style-name="ce123"/>
          <table:table-cell office:value-type="float" office:value="-142.77000000000001" table:style-name="ce9">
            <text:p>-142,7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aşıkbaba</text:p>
          </table:table-cell>
          <table:table-cell table:number-columns-repeated="2" table:style-name="ce123"/>
          <table:table-cell office:value-type="float" office:value="-334.55" table:style-name="ce9">
            <text:p>-334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tokat avm yunus</text:p>
          </table:table-cell>
          <table:table-cell table:number-columns-repeated="2" table:style-name="ce123"/>
          <table:table-cell office:value-type="float" office:value="-148.75" table:style-name="ce9">
            <text:p>-148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benzin audi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23">
            <text:p>yunus</text:p>
          </table:table-cell>
          <table:table-cell table:number-columns-repeated="2" table:style-name="ce123"/>
          <table:table-cell office:value-type="float" office:value="-223.23" table:style-name="ce9">
            <text:p>-223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9T00:00:00" table:style-name="ce116">
            <text:p>09.12.2022</text:p>
          </table:table-cell>
          <table:table-cell office:value-type="string" table:style-name="ce134">
            <text:p>erenler pide 12- k5</text:p>
          </table:table-cell>
          <table:table-cell table:number-columns-repeated="2" table:style-name="ce123"/>
          <table:table-cell office:value-type="float" office:value="-218.37" table:style-name="ce9">
            <text:p>-218,3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0T00:00:00" table:style-name="ce116">
            <text:p>10.12.2022</text:p>
          </table:table-cell>
          <table:table-cell office:value-type="string" table:style-name="ce134">
            <text:p>erenler pide 12- k6</text:p>
          </table:table-cell>
          <table:table-cell table:number-columns-repeated="2" table:style-name="ce123"/>
          <table:table-cell office:value-type="float" office:value="-209.35" table:style-name="ce9">
            <text:p>-209,3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34">
            <text:p>erenler pide 12- k7</text:p>
          </table:table-cell>
          <table:table-cell table:number-columns-repeated="2" table:style-name="ce1"/>
          <table:table-cell office:value-type="float" office:value="-202.93" table:style-name="ce9">
            <text:p>-202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4T00:00:00" table:style-name="ce116">
            <text:p>14.12.2022</text:p>
          </table:table-cell>
          <table:table-cell office:value-type="string" table:style-name="ce134">
            <text:p>erenler pide 12- k8</text:p>
          </table:table-cell>
          <table:table-cell table:number-columns-repeated="2" table:style-name="ce123"/>
          <table:table-cell office:value-type="float" office:value="-167.75" table:style-name="ce9">
            <text:p>-167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7">
            <text:p>erenler pide 12- k9</text:p>
          </table:table-cell>
          <table:table-cell table:number-columns-repeated="2" table:style-name="ce1"/>
          <table:table-cell office:value-type="float" office:value="-221.18" table:style-name="ce9">
            <text:p>-221,1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yunus market</text:p>
          </table:table-cell>
          <table:table-cell table:number-columns-repeated="2" table:style-name="ce123"/>
          <table:table-cell office:value-type="float" office:value="-268.73" table:style-name="ce9">
            <text:p>-268,7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kuruymş</text:p>
          </table:table-cell>
          <table:table-cell table:number-columns-repeated="2" table:style-name="ce123"/>
          <table:table-cell office:value-type="float" office:value="-140.9" table:style-name="ce9">
            <text:p>-140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7">
            <text:p>erenler pide 12- k10</text:p>
          </table:table-cell>
          <table:table-cell table:number-columns-repeated="2" table:style-name="ce123"/>
          <table:table-cell office:value-type="float" office:value="-138.4" table:style-name="ce9">
            <text:p>-138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0T00:00:00" table:style-name="ce116">
            <text:p>20.12.2022</text:p>
          </table:table-cell>
          <table:table-cell office:value-type="string" table:style-name="ce7">
            <text:p>erenler pide 12- k11</text:p>
          </table:table-cell>
          <table:table-cell table:number-columns-repeated="2" table:style-name="ce123"/>
          <table:table-cell office:value-type="float" office:value="-277.5" table:style-name="ce9">
            <text:p>-277,5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1T00:00:00" table:style-name="ce116">
            <text:p>21.12.2022</text:p>
          </table:table-cell>
          <table:table-cell office:value-type="string" table:style-name="ce7">
            <text:p>erenler pide 12- k12</text:p>
          </table:table-cell>
          <table:table-cell table:number-columns-repeated="2" table:style-name="ce123"/>
          <table:table-cell office:value-type="float" office:value="-166.62" table:style-name="ce9">
            <text:p>-166,6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2T00:00:00" table:style-name="ce116">
            <text:p>22.12.2022</text:p>
          </table:table-cell>
          <table:table-cell office:value-type="string" table:style-name="ce123">
            <text:p>2240 vodafon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3T00:00:00" table:style-name="ce116">
            <text:p>23.12.2022</text:p>
          </table:table-cell>
          <table:table-cell office:value-type="string" table:style-name="ce7">
            <text:p>erenler pide 12- k13</text:p>
          </table:table-cell>
          <table:table-cell table:number-columns-repeated="2" table:style-name="ce123"/>
          <table:table-cell office:value-type="float" office:value="-192" table:style-name="ce9">
            <text:p>-192,00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2 Ocak <text:s/>Devir</text:p>
          </table:table-cell>
          <table:table-cell table:style-name="ce111"/>
          <table:table-cell table:style-name="ce113"/>
          <table:table-cell office:value-type="float" office:value="356022.27" table:formula="of:=SUM([.E112:.E119])" table:style-name="ce114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9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48" table:default-cell-style-name="ce1"/>
        <table:table-column table:style-name="co10" table:default-cell-style-name="ce1"/>
        <table:table-column table:style-name="co37" table:default-cell-style-name="ce1"/>
        <table:table-column table:style-name="co31" table:default-cell-style-name="ce1"/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22" table:default-cell-style-name="ce1"/>
        <table:table-column table:style-name="co27" table:number-columns-repeated="2" table:default-cell-style-name="ce1"/>
        <table:table-column table:style-name="co49" table:default-cell-style-name="ce2"/>
        <table:table-column table:style-name="co4" table:default-cell-style-name="ce2"/>
        <table:table-column table:style-name="co50" table:default-cell-style-name="ce2"/>
        <table:table-column table:style-name="co51" table:default-cell-style-name="ce1"/>
        <table:table-column table:style-name="co1" table:number-columns-repeated="16370" table:default-cell-style-name="ce1"/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3">
            <text:p>%23,47</text:p>
          </table:table-cell>
          <table:table-cell office:value-type="percentage" office:value="0.76529000000000003" table:formula="of:=1-[.K1]" table:style-name="ce203">
            <text:p>%76,53</text:p>
          </table:table-cell>
          <table:table-cell table:style-name="ce204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formula="of:=['22_1'.D2]" table:style-name="ce67">
            <text:p>7.333,30</text:p>
          </table:table-cell>
          <table:table-cell office:value-type="float" office:value="-6834.05" table:formula="of:=['22_1'.E2]" table:style-name="ce68">
            <text:p>-6.834,05</text:p>
          </table:table-cell>
          <table:table-cell office:value-type="float" office:value="499.25" table:formula="of:=[.B3]+[.C3]" table:style-name="ce69">
            <text:p>499,25</text:p>
          </table:table-cell>
          <table:table-cell office:value-type="float" office:value="46462.64" table:formula="of:=['22_1'.F2]" table:style-name="ce67">
            <text:p>46.462,64</text:p>
          </table:table-cell>
          <table:table-cell office:value-type="float" office:value="-6834.05" table:formula="of:=['22_1'.G2]" table:style-name="ce68">
            <text:p>-6.834,05</text:p>
          </table:table-cell>
          <table:table-cell office:value-type="float" office:value="39628.589999999997" table:formula="of:=[.E3]+[.F3]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formula="of:=['22_2'.D2]" table:style-name="ce67">
            <text:p>10.567,09</text:p>
          </table:table-cell>
          <table:table-cell office:value-type="float" office:value="-21938.15" table:formula="of:=['22_2'.E2]" table:style-name="ce68">
            <text:p>-21.938,15</text:p>
          </table:table-cell>
          <table:table-cell office:value-type="float" office:value="-10871.810000000001" table:formula="of:=[.B4]+[.C4]+[.D3]" table:style-name="ce69">
            <text:p>-10.871,81</text:p>
          </table:table-cell>
          <table:table-cell office:value-type="float" office:value="11567.09" table:formula="of:=['22_2'.F2]" table:style-name="ce67">
            <text:p>11.567,09</text:p>
          </table:table-cell>
          <table:table-cell office:value-type="float" office:value="-21938.15" table:formula="of:=['22_2'.G2]" table:style-name="ce68">
            <text:p>-21.938,15</text:p>
          </table:table-cell>
          <table:table-cell office:value-type="float" office:value="29257.529999999995" table:formula="of:=[.E4]+[.F4]+[.G3]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formula="of:=['03'.D2]" table:style-name="ce67">
            <text:p>36.859,61</text:p>
          </table:table-cell>
          <table:table-cell office:value-type="float" office:value="-30109.3" table:formula="of:=['03'.E2]" table:style-name="ce68">
            <text:p>-30.109,30</text:p>
          </table:table-cell>
          <table:table-cell office:value-type="float" office:value="-4121.5" table:formula="of:=[.B5]+[.C5]+[.D4]" table:style-name="ce69">
            <text:p>-4.121,50</text:p>
          </table:table-cell>
          <table:table-cell office:value-type="float" office:value="35859.61" table:formula="of:=['03'.F2]" table:style-name="ce67">
            <text:p>35.859,61</text:p>
          </table:table-cell>
          <table:table-cell office:value-type="float" office:value="-30109.3" table:formula="of:=['03'.G2]" table:style-name="ce68">
            <text:p>-30.109,30</text:p>
          </table:table-cell>
          <table:table-cell office:value-type="float" office:value="35007.839999999997" table:formula="of:=[.E5]+[.F5]+[.G4]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formula="of:=['04'.D2]" table:style-name="ce67">
            <text:p>15.937,59</text:p>
          </table:table-cell>
          <table:table-cell office:value-type="float" office:value="-11790.68" table:formula="of:=['04'.E2]" table:style-name="ce68">
            <text:p>-11.790,68</text:p>
          </table:table-cell>
          <table:table-cell office:value-type="float" office:value="25.409999999999854" table:formula="of:=[.B6]+[.C6]+[.D5]" table:style-name="ce69">
            <text:p>25,41</text:p>
          </table:table-cell>
          <table:table-cell office:value-type="float" office:value="17940.28" table:formula="of:=['04'.F2]" table:style-name="ce67">
            <text:p>17.940,28</text:p>
          </table:table-cell>
          <table:table-cell office:value-type="float" office:value="-11140.68" table:formula="of:=['04'.G2]" table:style-name="ce68">
            <text:p>-11.140,68</text:p>
          </table:table-cell>
          <table:table-cell office:value-type="float" office:value="41807.439999999995" table:formula="of:=[.E6]+[.F6]+[.G5]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formula="of:=['05'.D2]" table:style-name="ce67">
            <text:p>11.328,34</text:p>
          </table:table-cell>
          <table:table-cell office:value-type="float" office:value="-7712.66" table:formula="of:=['05'.E2]" table:style-name="ce68">
            <text:p>-7.712,66</text:p>
          </table:table-cell>
          <table:table-cell office:value-type="float" office:value="3641.09" table:formula="of:=[.B7]+[.C7]+[.D6]" table:style-name="ce69">
            <text:p>3.641,09</text:p>
          </table:table-cell>
          <table:table-cell office:value-type="float" office:value="9522.369999999999" table:formula="of:=['05'.F2]" table:style-name="ce67">
            <text:p>9.522,37</text:p>
          </table:table-cell>
          <table:table-cell office:value-type="float" office:value="-7722.66" table:formula="of:=['05'.G2]" table:style-name="ce68">
            <text:p>-7.722,66</text:p>
          </table:table-cell>
          <table:table-cell office:value-type="float" office:value="43607.149999999994" table:formula="of:=[.E7]+[.F7]+[.G6]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formula="of:=['06'.D2]" table:style-name="ce67">
            <text:p>17.837,05</text:p>
          </table:table-cell>
          <table:table-cell office:value-type="float" office:value="-28058.100000000002" table:formula="of:=['06'.E2]" table:style-name="ce68">
            <text:p>-28.058,10</text:p>
          </table:table-cell>
          <table:table-cell office:value-type="float" office:value="-6579.9600000000028" table:formula="of:=[.B8]+[.C8]+[.D7]" table:style-name="ce69">
            <text:p>-6.579,96</text:p>
          </table:table-cell>
          <table:table-cell office:value-type="float" office:value="16654.189999999999" table:formula="of:=['06'.F2]" table:style-name="ce67">
            <text:p>16.654,19</text:p>
          </table:table-cell>
          <table:table-cell office:value-type="float" office:value="-28058.1" table:formula="of:=['06'.G2]" table:style-name="ce68">
            <text:p>-28.058,10</text:p>
          </table:table-cell>
          <table:table-cell office:value-type="float" office:value="32203.239999999994" table:formula="of:=[.E8]+[.F8]+[.G7]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0000000003" table:formula="of:=['07'.D2]" table:style-name="ce67">
            <text:p>27.131,07</text:p>
          </table:table-cell>
          <table:table-cell office:value-type="float" office:value="-17400.82" table:formula="of:=['07'.E2]" table:style-name="ce68">
            <text:p>-17.400,82</text:p>
          </table:table-cell>
          <table:table-cell office:value-type="float" office:value="3150.2900000000009" table:formula="of:=[.B9]+[.C9]+[.D8]" table:style-name="ce69">
            <text:p>3.150,29</text:p>
          </table:table-cell>
          <table:table-cell office:value-type="float" office:value="16133.3" table:formula="of:=['07'.F2]" table:style-name="ce67">
            <text:p>16.133,30</text:p>
          </table:table-cell>
          <table:table-cell office:value-type="float" office:value="-20600.82" table:formula="of:=['07'.G2]" table:style-name="ce68">
            <text:p>-20.600,82</text:p>
          </table:table-cell>
          <table:table-cell office:value-type="float" office:value="27735.719999999994" table:formula="of:=[.E9]+[.F9]+[.G8]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formula="of:=[.J9]*[.$K$1]" table:style-name="ce115">
            <text:p>9,86</text:p>
          </table:table-cell>
          <table:table-cell office:value-type="float" office:value="32.142179999999996" table:formula="of:=[.J9]-[.K9]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formula="of:=['08'.D2]" table:style-name="ce67">
            <text:p>34.617,91</text:p>
          </table:table-cell>
          <table:table-cell office:value-type="float" office:value="-11695.349999999999" table:formula="of:=['08'.E2]" table:style-name="ce68">
            <text:p>-11.695,35</text:p>
          </table:table-cell>
          <table:table-cell office:value-type="float" office:value="26072.850000000006" table:formula="of:=[.B10]+[.C10]+[.D9]" table:style-name="ce69">
            <text:p>26.072,85</text:p>
          </table:table-cell>
          <table:table-cell office:value-type="float" office:value="102061.66" table:formula="of:=['08'.F2]" table:style-name="ce67">
            <text:p>102.061,66</text:p>
          </table:table-cell>
          <table:table-cell office:value-type="float" office:value="-33894.33" table:formula="of:=['08'.G2]" table:style-name="ce68">
            <text:p>-33.894,33</text:p>
          </table:table-cell>
          <table:table-cell office:value-type="float" office:value="95903.049999999988" table:formula="of:=[.E10]+[.F10]+[.G9]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0]*[.$K$1]" table:style-name="ce115">
            <text:p>19,72</text:p>
          </table:table-cell>
          <table:table-cell office:value-type="float" office:value="64.284359999999992" table:formula="of:=[.J10]-[.K10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formula="of:=['09'.D2]" table:style-name="ce67">
            <text:p>66.162,31</text:p>
          </table:table-cell>
          <table:table-cell office:value-type="float" office:value="-61978.720000000001" table:formula="of:=['09'.E2]" table:style-name="ce68">
            <text:p>-61.978,72</text:p>
          </table:table-cell>
          <table:table-cell office:value-type="float" office:value="30256.440000000002" table:formula="of:=[.B11]+[.C11]+[.D10]" table:style-name="ce69">
            <text:p>30.256,44</text:p>
          </table:table-cell>
          <table:table-cell office:value-type="float" office:value="9260.5" table:formula="of:=['09'.F2]" table:style-name="ce67">
            <text:p>9.260,50</text:p>
          </table:table-cell>
          <table:table-cell office:value-type="float" office:value="-25729.239999999998" table:formula="of:=['09'.G2]" table:style-name="ce68">
            <text:p>-25.729,24</text:p>
          </table:table-cell>
          <table:table-cell office:value-type="float" office:value="79434.31" table:formula="of:=[.E11]+[.F11]+[.G10]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1]*[.$K$1]" table:style-name="ce115">
            <text:p>19,72</text:p>
          </table:table-cell>
          <table:table-cell office:value-type="float" office:value="64.284359999999992" table:formula="of:=[.J11]-[.K11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199999999997" table:formula="of:=['10'.D2]" table:style-name="ce67">
            <text:p>23.872,20</text:p>
          </table:table-cell>
          <table:table-cell office:value-type="float" office:value="-33587.82" table:formula="of:=['10'.E2]" table:style-name="ce68">
            <text:p>-33.587,82</text:p>
          </table:table-cell>
          <table:table-cell office:value-type="float" office:value="20540.82" table:formula="of:=[.B12]+[.C12]+[.D11]" table:style-name="ce69">
            <text:p>20.540,82</text:p>
          </table:table-cell>
          <table:table-cell office:value-type="float" office:value="79418.41" table:formula="of:=['10'.F2]" table:style-name="ce67">
            <text:p>79.418,41</text:p>
          </table:table-cell>
          <table:table-cell office:value-type="float" office:value="-90424.320000000007" table:formula="of:=['10'.G2]" table:style-name="ce68">
            <text:p>-90.424,32</text:p>
          </table:table-cell>
          <table:table-cell office:value-type="float" office:value="68428.399999999994" table:formula="of:=[.E12]+[.F12]+[.G11]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formula="of:=[.J12]*[.$K$1]" table:style-name="ce115">
            <text:p>10,56</text:p>
          </table:table-cell>
          <table:table-cell office:value-type="float" office:value="34.438050000000004" table:formula="of:=[.J12]-[.K12]" table:style-name="ce115">
            <text:p>34,44</text:p>
          </table:table-cell>
          <table:table-cell table:style-name="ce1"/>
          <table:table-cell office:value-type="float" office:value="400.76679000000001" table:formula="of:=[.L15]+[.M15]+[.N15]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formula="of:=['11'.D2]" table:style-name="ce67">
            <text:p>179.191,62</text:p>
          </table:table-cell>
          <table:table-cell office:value-type="float" office:value="-14175.82" table:formula="of:=['11'.E2]" table:style-name="ce68">
            <text:p>-14.175,82</text:p>
          </table:table-cell>
          <table:table-cell office:value-type="float" office:value="185556.62" table:formula="of:=[.B13]+[.C13]+[.D12]" table:style-name="ce69">
            <text:p>185.556,62</text:p>
          </table:table-cell>
          <table:table-cell office:value-type="float" office:value="178439.6" table:formula="of:=['11'.F2]" table:style-name="ce67">
            <text:p>178.439,60</text:p>
          </table:table-cell>
          <table:table-cell office:value-type="float" office:value="-18452.8" table:formula="of:=['11'.G2]" table:style-name="ce68">
            <text:p>-18.452,80</text:p>
          </table:table-cell>
          <table:table-cell office:value-type="float" office:value="228415.2" table:formula="of:=[.E13]+[.F13]+[.G12]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3]*[.$K$1]" table:style-name="ce115">
            <text:p>11,27</text:p>
          </table:table-cell>
          <table:table-cell office:value-type="float" office:value="36.733919999999998" table:formula="of:=[.J13]-[.K13]" table:style-name="ce115">
            <text:p>36,73</text:p>
          </table:table-cell>
          <table:table-cell table:style-name="ce1"/>
          <table:table-cell office:value-type="float" office:value="33.397232500000001" table:formula="of:=[.N12]/12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0000000001" table:formula="of:=['22_12'.D2]" table:style-name="ce67">
            <text:p>15.475,96</text:p>
          </table:table-cell>
          <table:table-cell office:value-type="float" office:value="-16961.339999999997" table:formula="of:=['22_12'.E2]" table:style-name="ce68">
            <text:p>-16.961,34</text:p>
          </table:table-cell>
          <table:table-cell office:value-type="float" office:value="184071.24" table:formula="of:=[.B14]+[.C14]+[.D13]" table:style-name="ce69">
            <text:p>184.071,24</text:p>
          </table:table-cell>
          <table:table-cell office:value-type="float" office:value="22052.39" table:formula="of:=['22_12'.F2]" table:style-name="ce67">
            <text:p>22.052,39</text:p>
          </table:table-cell>
          <table:table-cell office:value-type="float" office:value="-21692.25" table:formula="of:=['22_12'.G2]" table:style-name="ce68">
            <text:p>-21.692,25</text:p>
          </table:table-cell>
          <table:table-cell office:value-type="float" office:value="228775.34000000003" table:formula="of:=[.E14]+[.F14]+[.G13]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4]*[.$K$1]" table:style-name="ce115">
            <text:p>11,27</text:p>
          </table:table-cell>
          <table:table-cell office:value-type="float" office:value="36.733919999999998" table:formula="of:=[.J14]-[.K14]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000000005" table:formula="of:=SUM([.B3:.B14])" table:style-name="ce83">
            <text:p>446.314,05</text:p>
          </table:table-cell>
          <table:table-cell office:value-type="float" office:value="-262242.81000000006" table:formula="of:=SUM([.C3:.C14])" table:style-name="ce39">
            <text:p>-262.242,81</text:p>
          </table:table-cell>
          <table:table-cell office:value-type="float" office:value="184071.24" table:formula="of:=[.B15]+[.C15]" table:style-name="ce207">
            <text:p>184.071,24</text:p>
          </table:table-cell>
          <table:table-cell office:value-type="float" office:value="545372.04" table:formula="of:=SUM([.E3:.E14])" table:style-name="ce83">
            <text:p>545.372,04</text:p>
          </table:table-cell>
          <table:table-cell office:value-type="float" office:value="-316596.7" table:formula="of:=SUM([.F3:.F14])" table:style-name="ce39">
            <text:p>-316.596,70</text:p>
          </table:table-cell>
          <table:table-cell office:value-type="float" office:value="228775.34000000003" table:formula="of:=[.E15]+[.F15]" table:style-name="ce207">
            <text:p>228.775,34</text:p>
          </table:table-cell>
          <table:table-cell table:style-name="ce71"/>
          <table:table-cell table:style-name="ce143"/>
          <table:table-cell office:value-type="float" office:value="351" table:formula="of:=SUM([.J9:.J14])" table:style-name="ce143">
            <text:p>351</text:p>
          </table:table-cell>
          <table:table-cell office:value-type="float" office:value="82.383210000000005" table:formula="of:=SUM([.K9:.K14])" table:style-name="ce208">
            <text:p>82,38</text:p>
          </table:table-cell>
          <table:table-cell office:value-type="float" office:value="268.61678999999998" table:formula="of:=SUM([.L9:.L14])" table:style-name="ce208">
            <text:p>268,62</text:p>
          </table:table-cell>
          <table:table-cell office:value-type="float" office:value="86.05" table:formula="of:=SUM([.M3:.M14])" table:style-name="ce208">
            <text:p>86,05</text:p>
          </table:table-cell>
          <table:table-cell office:value-type="float" office:value="46.1" table:formula="of:=SUM([.N3:.N7])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formula="of:=[.B15]/[.A16]" table:style-name="ce210">
            <text:p>37.192,84</text:p>
          </table:table-cell>
          <table:table-cell office:value-type="float" office:value="-21853.567500000005" table:formula="of:=[.C15]/[.A16]" table:style-name="ce211">
            <text:p>-21.853,57</text:p>
          </table:table-cell>
          <table:table-cell table:style-name="ce211"/>
          <table:table-cell office:value-type="float" office:value="45447.670000000006" table:formula="of:=[.E15]/[.A16]" table:style-name="ce211">
            <text:p>45.447,67</text:p>
          </table:table-cell>
          <table:table-cell office:value-type="float" office:value="-26383.058333333334" table:formula="of:=[.F15]/[.A16]" table:style-name="ce211">
            <text:p>-26.383,06</text:p>
          </table:table-cell>
          <table:table-cell office:value-type="float" office:value="19064.611666666668" table:formula="of:=[.G15]/[.A16]" table:style-name="ce211">
            <text:p>19.064,61</text:p>
          </table:table-cell>
          <table:table-cell table:style-name="ce94"/>
          <table:table-cell table:style-name="ce145"/>
          <table:table-cell office:value-type="float" office:value="29.25" table:formula="of:=[.J15]/12" table:style-name="ce211">
            <text:p>29,25</text:p>
          </table:table-cell>
          <table:table-cell office:value-type="float" office:value="6.8652675000000007" table:formula="of:=[.K15]/12" table:style-name="ce211">
            <text:p>6,87</text:p>
          </table:table-cell>
          <table:table-cell office:value-type="float" office:value="22.384732499999998" table:formula="of:=[.L15]/12" table:style-name="ce211">
            <text:p>22,38</text:p>
          </table:table-cell>
          <table:table-cell office:value-type="float" office:value="7.1708333333333334" table:formula="of:=[.M15]/12" table:style-name="ce211">
            <text:p>7,17</text:p>
          </table:table-cell>
          <table:table-cell office:value-type="float" office:value="3.8416666666666668" table:formula="of:=[.N15]/12" table:style-name="ce211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0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3" table:default-cell-style-name="ce1"/>
        <table:table-column table:style-name="co28" table:default-cell-style-name="ce2"/>
        <table:table-column table:style-name="co28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212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RALI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75.960000000001" table:formula="of:=SUM([.D11:.D62])" table:style-name="ce47">
            <text:p>15.475,96</text:p>
          </table:table-cell>
          <table:table-cell office:value-type="float" office:value="-16961.339999999997" table:formula="of:=SUM([.E11:.E94])" table:style-name="ce47">
            <text:p>-16.961,34</text:p>
          </table:table-cell>
          <table:table-cell office:value-type="float" office:value="22052.39" table:formula="of:=SUM([.F11:.F92])" table:style-name="ce47">
            <text:p>22.052,39</text:p>
          </table:table-cell>
          <table:table-cell office:value-type="float" office:value="-21692.25" table:formula="of:=SUM([.G11:.G92])" table:style-name="ce213">
            <text:p>-21.692,25</text:p>
          </table:table-cell>
          <table:table-cell office:value-type="float" office:value="360.13999999999942" table:formula="of:=[.F2]+[.G2]" table:style-name="ce47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680" table:formula="of:=[.H3]+[.F11]+[.G11]" table:style-name="ce9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9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9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9"/>
          <table:table-cell table:style-name="ce1"/>
          <table:table-cell table:style-name="ce2"/>
          <table:table-cell office:value-type="float" office:value="-25" table:formula="of:=[.H6]+[.F7]+[.G7]" table:style-name="ce9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Adem Özen Kira Ödemesi 7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9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MarRyl Aidat 7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9">
            <text:p>680,00</text:p>
          </table:table-cell>
          <table:table-cell table:style-name="ce2"/>
          <table:table-cell office:value-type="float" office:value="-4141.5" table:formula="of:=[.H10]+[.F11]+[.G11]" table:style-name="ce9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9"/>
          <table:table-cell office:value-type="float" office:value="1400" table:style-name="ce9">
            <text:p>1.400,00</text:p>
          </table:table-cell>
          <table:table-cell table:style-name="ce2"/>
          <table:table-cell office:value-type="float" office:value="-2741.5" table:formula="of:=[.H11]+[.F12]+[.G12]" table:style-name="ce9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9"/>
          <table:table-cell office:value-type="float" office:value="295" table:style-name="ce9">
            <text:p>295,00</text:p>
          </table:table-cell>
          <table:table-cell table:style-name="ce2"/>
          <table:table-cell office:value-type="float" office:value="-2446.5" table:formula="of:=[.H12]+[.F13]+[.G13]" table:style-name="ce9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9"/>
          <table:table-cell office:value-type="float" office:value="100" table:style-name="ce196">
            <text:p>100,00</text:p>
          </table:table-cell>
          <table:table-cell table:style-name="ce2"/>
          <table:table-cell office:value-type="float" office:value="-2346.5" table:formula="of:=[.H13]+[.F14]+[.G14]" table:style-name="ce9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9"/>
          <table:table-cell office:value-type="float" office:value="1680" table:style-name="ce9">
            <text:p>1.680,00</text:p>
          </table:table-cell>
          <table:table-cell table:style-name="ce2"/>
          <table:table-cell office:value-type="float" office:value="-666.5" table:formula="of:=[.H14]+[.F15]+[.G15]" table:style-name="ce9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9">
            <text:p>1.080,00</text:p>
          </table:table-cell>
          <table:table-cell table:style-name="ce2"/>
          <table:table-cell office:value-type="float" office:value="413.5" table:formula="of:=[.H15]+[.F16]+[.G16]" table:style-name="ce9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 Elektrik Teminat 1200 – 4/6</text:p>
          </table:table-cell>
          <table:table-cell table:style-name="ce123"/>
          <table:table-cell office:value-type="float" office:value="200" table:style-name="ce123">
            <text:p>2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2"/>
          <table:table-cell office:value-type="float" office:value="613.5" table:formula="of:=[.H16]+[.F17]+[.G17]" table:style-name="ce9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acı Elektrik</text:p>
          </table:table-cell>
          <table:table-cell table:style-name="ce123"/>
          <table:table-cell office:value-type="float" office:value="217.89" table:style-name="ce123">
            <text:p>217,89</text:p>
          </table:table-cell>
          <table:table-cell table:style-name="ce9"/>
          <table:table-cell office:value-type="float" office:value="217.89" table:style-name="ce9">
            <text:p>217,89</text:p>
          </table:table-cell>
          <table:table-cell table:style-name="ce2"/>
          <table:table-cell office:value-type="float" office:value="831.39" table:formula="of:=[.H17]+[.F18]+[.G18]" table:style-name="ce9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4516" table:style-name="ce9">
            <text:p>-4.516,00</text:p>
          </table:table-cell>
          <table:table-cell table:style-name="ce9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9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3684.61" table:formula="of:=[.H19]+[.F20]+[.G20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3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style-name="ce9"/>
          <table:table-cell table:style-name="ce2"/>
          <table:table-cell office:value-type="float" office:value="-3684.61" table:formula="of:=[.H20]+[.F21]+[.G21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3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style-name="ce9"/>
          <table:table-cell table:style-name="ce2"/>
          <table:table-cell office:value-type="float" office:value="-3684.61" table:formula="of:=[.H21]+[.F22]+[.G22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9">
            <text:p>-40,00</text:p>
          </table:table-cell>
          <table:table-cell table:style-name="ce9"/>
          <table:table-cell table:style-name="ce2"/>
          <table:table-cell office:value-type="float" office:value="-3684.61" table:formula="of:=[.H22]+[.F23]+[.G23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34">
            <text:p>erenler gıda pide mlzm 11- işkk 1</text:p>
          </table:table-cell>
          <table:table-cell table:number-columns-repeated="2" table:style-name="ce123"/>
          <table:table-cell office:value-type="float" office:value="-173.67" table:style-name="ce9">
            <text:p>-173,67</text:p>
          </table:table-cell>
          <table:table-cell table:style-name="ce9"/>
          <table:table-cell table:style-name="ce2"/>
          <table:table-cell office:value-type="float" office:value="-3684.61" table:formula="of:=[.H23]+[.F24]+[.G24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6">
            <text:p>05.11.2022</text:p>
          </table:table-cell>
          <table:table-cell office:value-type="string" table:style-name="ce123">
            <text:p>mersin rav4 gaz</text:p>
          </table:table-cell>
          <table:table-cell table:number-columns-repeated="2" table:style-name="ce123"/>
          <table:table-cell office:value-type="float" office:value="-398.07" table:style-name="ce9">
            <text:p>-398,07</text:p>
          </table:table-cell>
          <table:table-cell table:style-name="ce9"/>
          <table:table-cell table:style-name="ce2"/>
          <table:table-cell office:value-type="float" office:value="-3684.61" table:formula="of:=[.H24]+[.F25]+[.G25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3"/>
          <table:table-cell office:value-type="float" office:value="-1111.1099999999999" table:style-name="ce9">
            <text:p>-1.111,11</text:p>
          </table:table-cell>
          <table:table-cell table:style-name="ce9"/>
          <table:table-cell table:style-name="ce2"/>
          <table:table-cell office:value-type="float" office:value="-3684.61" table:formula="of:=[.H25]+[.F26]+[.G26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3"/>
          <table:table-cell table:style-name="ce9"/>
          <table:table-cell office:value-type="float" office:value="1150" table:style-name="ce197">
            <text:p>1.150,00</text:p>
          </table:table-cell>
          <table:table-cell table:style-name="ce2"/>
          <table:table-cell office:value-type="float" office:value="-2534.61" table:formula="of:=[.H26]+[.F27]+[.G2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lc kot – elçilik vatandaşlık</text:p>
          </table:table-cell>
          <table:table-cell table:number-columns-repeated="2" table:style-name="ce123"/>
          <table:table-cell office:value-type="float" office:value="-279.99" table:style-name="ce9">
            <text:p>-279,99</text:p>
          </table:table-cell>
          <table:table-cell table:style-name="ce9"/>
          <table:table-cell table:style-name="ce2"/>
          <table:table-cell office:value-type="float" office:value="-2534.61" table:formula="of:=[.H27]+[.F28]+[.G28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hd isk</text:p>
          </table:table-cell>
          <table:table-cell table:number-columns-repeated="2" table:style-name="ce123"/>
          <table:table-cell office:value-type="float" office:value="-89" table:style-name="ce9">
            <text:p>-89,00</text:p>
          </table:table-cell>
          <table:table-cell table:style-name="ce9"/>
          <table:table-cell table:style-name="ce2"/>
          <table:table-cell office:value-type="float" office:value="-2534.61" table:formula="of:=[.H28]+[.F29]+[.G29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oçtaş 60*60 led</text:p>
          </table:table-cell>
          <table:table-cell table:number-columns-repeated="2" table:style-name="ce123"/>
          <table:table-cell office:value-type="float" office:value="-189.9" table:style-name="ce9">
            <text:p>-189,90</text:p>
          </table:table-cell>
          <table:table-cell table:style-name="ce9"/>
          <table:table-cell table:style-name="ce2"/>
          <table:table-cell office:value-type="float" office:value="-2534.61" table:formula="of:=[.H29]+[.F30]+[.G30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146.5" table:style-name="ce9">
            <text:p>-2.146,50</text:p>
          </table:table-cell>
          <table:table-cell table:style-name="ce9"/>
          <table:table-cell table:style-name="ce2"/>
          <table:table-cell office:value-type="float" office:value="-2534.61" table:formula="of:=[.H30]+[.F31]+[.G31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75" table:style-name="ce9">
            <text:p>-275,00</text:p>
          </table:table-cell>
          <table:table-cell table:style-name="ce9"/>
          <table:table-cell table:style-name="ce2"/>
          <table:table-cell office:value-type="float" office:value="-2534.61" table:formula="of:=[.H31]+[.F32]+[.G32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6">
            <text:p>12.11.2022</text:p>
          </table:table-cell>
          <table:table-cell office:value-type="string" table:style-name="ce134">
            <text:p>erenler gıda pide mlzm 11- işkk2</text:p>
          </table:table-cell>
          <table:table-cell table:number-columns-repeated="2" table:style-name="ce123"/>
          <table:table-cell office:value-type="float" office:value="-189.66" table:style-name="ce9">
            <text:p>-189,66</text:p>
          </table:table-cell>
          <table:table-cell table:style-name="ce9"/>
          <table:table-cell table:style-name="ce2"/>
          <table:table-cell office:value-type="float" office:value="-2534.61" table:formula="of:=[.H32]+[.F33]+[.G33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6">
            <text:p>14.11.2022</text:p>
          </table:table-cell>
          <table:table-cell office:value-type="string" table:style-name="ce123">
            <text:p>snyB alçıpan</text:p>
          </table:table-cell>
          <table:table-cell table:number-columns-repeated="2" table:style-name="ce123"/>
          <table:table-cell office:value-type="float" office:value="-1720" table:style-name="ce9">
            <text:p>-1.720,00</text:p>
          </table:table-cell>
          <table:table-cell table:style-name="ce9"/>
          <table:table-cell table:style-name="ce2"/>
          <table:table-cell office:value-type="float" office:value="-2534.61" table:formula="of:=[.H33]+[.F34]+[.G34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6">
            <text:p>17.11.2022</text:p>
          </table:table-cell>
          <table:table-cell office:value-type="string" table:style-name="ce134">
            <text:p>erenler gıda pide mlzm 11- işkk3</text:p>
          </table:table-cell>
          <table:table-cell table:number-columns-repeated="2" table:style-name="ce123"/>
          <table:table-cell office:value-type="float" office:value="-204.04" table:formula="of:=-204.04" table:style-name="ce9">
            <text:p>-204,04</text:p>
          </table:table-cell>
          <table:table-cell table:style-name="ce9"/>
          <table:table-cell table:style-name="ce2"/>
          <table:table-cell office:value-type="float" office:value="-2534.61" table:formula="of:=[.H34]+[.F35]+[.G35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style-name="ce9"/>
          <table:table-cell table:style-name="ce2"/>
          <table:table-cell office:value-type="float" office:value="-2534.61" table:formula="of:=[.H35]+[.F36]+[.G36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1/3</text:p>
          </table:table-cell>
          <table:table-cell table:number-columns-repeated="2" table:style-name="ce123"/>
          <table:table-cell office:value-type="float" office:value="-678.58" table:style-name="ce9">
            <text:p>-678,58</text:p>
          </table:table-cell>
          <table:table-cell table:style-name="ce9"/>
          <table:table-cell table:style-name="ce2"/>
          <table:table-cell office:value-type="float" office:value="-2534.61" table:formula="of:=[.H36]+[.F37]+[.G3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4876 KK <text:s text:c="22"/>7945,34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9">
            <text:p>-10.479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479.950000000001" table:formula="of:=[.H38]+[.F39]+[.G39]" table:style-name="ce9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23">
            <text:p>pervine iş ten haval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9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4 doğalgaz</text:p>
          </table:table-cell>
          <table:table-cell table:style-name="ce123"/>
          <table:table-cell office:value-type="float" office:value="-200" table:style-name="ce9">
            <text:p>-200,00</text:p>
          </table:table-cell>
          <table:table-cell table:style-name="ce29"/>
          <table:table-cell table:style-name="ce9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9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9 doğalgaz</text:p>
          </table:table-cell>
          <table:table-cell table:style-name="ce123"/>
          <table:table-cell office:value-type="float" office:value="-50" table:style-name="ce9">
            <text:p>-50,00</text:p>
          </table:table-cell>
          <table:table-cell table:style-name="ce29"/>
          <table:table-cell table:style-name="ce9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9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758480300 elektrik bahç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9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123">
            <text:p>pervinden havale <text:s/>2/9</text:p>
          </table:table-cell>
          <table:table-cell table:number-columns-repeated="2" table:style-name="ce123"/>
          <table:table-cell table:style-name="ce29"/>
          <table:table-cell office:value-type="float" office:value="2500" table:style-name="ce197">
            <text:p>2.500,00</text:p>
          </table:table-cell>
          <table:table-cell table:style-name="ce2"/>
          <table:table-cell office:value-type="float" office:value="-10211.950000000001" table:formula="of:=[.H43]+[.F44]+[.G44]" table:style-name="ce9">
            <text:p>-10.211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211.950000000001" table:formula="of:=[.H44]+[.F45]+[.G45]" table:style-name="ce9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6">
            <text:p>13.12.2022</text:p>
          </table:table-cell>
          <table:table-cell office:value-type="string" table:style-name="ce134">
            <text:p>selanik pide et 12- nkt 1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9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6">
            <text:p>15.12.2022</text:p>
          </table:table-cell>
          <table:table-cell office:value-type="string" table:style-name="ce134">
            <text:p>selanik pide <text:s/>12- nkt 2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9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marmara royal doğalgaz</text:p>
          </table:table-cell>
          <table:table-cell office:value-type="string" table:style-name="ce123">
            <text:p>bn</text:p>
          </table:table-cell>
          <table:table-cell table:style-name="ce123"/>
          <table:table-cell table:style-name="ce29"/>
          <table:table-cell table:style-name="ce9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9">
            <text:p>-10.636,8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style-name="ce29"/>
          <table:table-cell table:style-name="ce9"/>
          <table:table-cell table:style-name="ce2"/>
          <table:table-cell office:value-type="float" office:value="-10636.86" table:formula="of:=[.H48]+[.F49]+[.G49]" table:style-name="ce9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34">
            <text:p>merdal kipel ihtarname avukat emrullah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9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9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9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9"/>
          <table:table-cell table:style-name="ce2"/>
          <table:table-cell office:value-type="float" office:value="-16710.86" table:formula="of:=[.H53]+[.F54]+[.G54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2"/>
          <table:table-cell office:value-type="float" office:value="-12411.36" table:formula="of:=[.H54]+[.F55]+[.G55]" table:style-name="ce9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2"/>
          <table:table-cell office:value-type="float" office:value="-10761.36" table:formula="of:=[.H55]+[.F56]+[.G56]" table:style-name="ce9">
            <text:p>-10.761,36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2"/>
          <table:table-cell office:value-type="float" office:value="-7761.3600000000006" table:formula="of:=[.H56]+[.F57]+[.G57]" table:style-name="ce9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3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9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style-name="ce9"/>
          <table:table-cell table:style-name="ce2"/>
          <table:table-cell office:value-type="float" office:value="-7761.3600000000006" table:formula="of:=[.H58]+[.F59]+[.G59]" table:style-name="ce9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3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9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2"/>
          <table:table-cell office:value-type="float" office:value="-3961.3600000000006" table:formula="of:=[.H60]+[.F61]+[.G61]" table:style-name="ce9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Motorcu cihan rav4 yağ-filtre-amortsr işçilik için ödenen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461.3600000000006" table:formula="of:=[.H61]+[.F62]+[.G62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2]+[.F63]+[.G63]" table:style-name="ce9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3]+[.F64]+[.G64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4]+[.F65]+[.G65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38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214">
            <text:p>06.11.2022</text:p>
          </table:table-cell>
          <table:table-cell office:value-type="string" table:style-name="ce38">
            <text:p>Cihan Elektrik Teminat 1200 – 2/6</text:p>
          </table:table-cell>
          <table:table-cell table:style-name="ce38"/>
          <table:table-cell office:value-type="currency" office:value="200" table:style-name="ce195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5T00:00:00" table:style-name="ce214">
            <text:p>05.10.2022</text:p>
          </table:table-cell>
          <table:table-cell office:value-type="string" table:style-name="ce38">
            <text:p>Cihan Elektrik Teminat 1200 – 1/6</text:p>
          </table:table-cell>
          <table:table-cell table:style-name="ce38"/>
          <table:table-cell office:value-type="currency" office:value="200" table:style-name="ce195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8"/>
          <table:table-cell table:style-name="ce215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214">
            <text:p>30.03.2022</text:p>
          </table:table-cell>
          <table:table-cell office:value-type="string" table:style-name="ce38">
            <text:p>SnyF-Kynkçı Merdal 12/12-2022-23</text:p>
          </table:table-cell>
          <table:table-cell office:value-type="float" office:value="3" table:style-name="ce38">
            <text:p>3</text:p>
          </table:table-cell>
          <table:table-cell office:value-type="string" table:style-name="ce1">
            <text:p>aylık kira bedeli</text:p>
          </table:table-cell>
          <table:table-cell table:style-name="ce9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4">
            <text:p>10.10.2022</text:p>
          </table:table-cell>
          <table:table-cell office:value-type="string" table:style-name="ce38">
            <text:p>snyA Ayhan Tüfek 42000-40000</text:p>
          </table:table-cell>
          <table:table-cell table:style-name="ce21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8">
            <text:p>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KASI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91.62" table:formula="of:=SUM([.D4:.D52])" table:style-name="ce47">
            <text:p>179.191,62</text:p>
          </table:table-cell>
          <table:table-cell office:value-type="float" office:value="-14175.82" table:formula="of:=SUM([.E4:.E73])" table:style-name="ce47">
            <text:p>-14.175,82</text:p>
          </table:table-cell>
          <table:table-cell office:value-type="float" office:value="178439.6" table:formula="of:=SUM([.F4:.F71])" table:style-name="ce47">
            <text:p>178.439,60</text:p>
          </table:table-cell>
          <table:table-cell office:value-type="float" office:value="-18452.8" table:formula="of:=SUM([.G4:.G71])" table:style-name="ce47">
            <text:p>-18.452,80</text:p>
          </table:table-cell>
          <table:table-cell office:value-type="float" office:value="159986.80000000002" table:formula="of:=[.F2]+[.G2]" table:style-name="ce47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style-name="ce1"/>
          <table:table-cell table:number-columns-repeated="4" table:style-name="ce125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5"/>
          <table:table-cell table:style-name="ce13"/>
          <table:table-cell table:style-name="ce125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5">
            <text:p>₺1.221,41</text:p>
          </table:table-cell>
          <table:table-cell table:style-name="ce125"/>
          <table:table-cell office:value-type="currency" office:value="1220" table:style-name="ce125">
            <text:p>₺1.220,00</text:p>
          </table:table-cell>
          <table:table-cell table:style-name="ce125"/>
          <table:table-cell office:value-type="float" office:value="1220" table:formula="of:=[.H4]+[.F5]+[.G5]" table:style-name="ce9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5">
            <text:p>₺98,90</text:p>
          </table:table-cell>
          <table:table-cell table:style-name="ce125"/>
          <table:table-cell office:value-type="currency" office:value="98" table:style-name="ce125">
            <text:p>₺98,00</text:p>
          </table:table-cell>
          <table:table-cell table:style-name="ce125"/>
          <table:table-cell office:value-type="float" office:value="1318" table:formula="of:=[.H5]+[.F6]+[.G6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3">
            <text:p>₺200,00</text:p>
          </table:table-cell>
          <table:table-cell table:number-columns-repeated="3" table:style-name="ce125"/>
          <table:table-cell office:value-type="float" office:value="1318" table:formula="of:=[.H6]+[.F7]+[.G7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5">
            <text:p>₺1.182,16</text:p>
          </table:table-cell>
          <table:table-cell table:style-name="ce125"/>
          <table:table-cell office:value-type="currency" office:value="1182.1500000000001" table:style-name="ce125">
            <text:p>₺1.182,15</text:p>
          </table:table-cell>
          <table:table-cell table:style-name="ce125"/>
          <table:table-cell office:value-type="float" office:value="2500.15" table:formula="of:=[.H7]+[.F8]+[.G8]" table:style-name="ce9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5">
            <text:p>₺289,70</text:p>
          </table:table-cell>
          <table:table-cell table:style-name="ce125"/>
          <table:table-cell office:value-type="currency" office:value="290" table:style-name="ce125">
            <text:p>₺290,00</text:p>
          </table:table-cell>
          <table:table-cell table:style-name="ce125"/>
          <table:table-cell office:value-type="float" office:value="2790.15" table:formula="of:=[.H8]+[.F9]+[.G9]" table:style-name="ce9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5">
            <text:p>₺200,00</text:p>
          </table:table-cell>
          <table:table-cell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2990.15" table:formula="of:=[.H9]+[.F10]+[.G10]" table:style-name="ce9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5">
            <text:p>₺49,95</text:p>
          </table:table-cell>
          <table:table-cell table:style-name="ce125"/>
          <table:table-cell office:value-type="currency" office:value="49.95" table:style-name="ce125">
            <text:p>₺49,95</text:p>
          </table:table-cell>
          <table:table-cell table:style-name="ce125"/>
          <table:table-cell office:value-type="float" office:value="3040.1" table:formula="of:=[.H10]+[.F11]+[.G11]" table:style-name="ce9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9522138254 /CK ÇEPESAŞ/FATURA</text:p>
          </table:table-cell>
          <table:table-cell table:style-name="ce123"/>
          <table:table-cell table:style-name="ce217"/>
          <table:table-cell office:value-type="currency" office:value="-1500" table:style-name="ce125">
            <text:p>-₺1.500,00</text:p>
          </table:table-cell>
          <table:table-cell table:style-name="ce125"/>
          <table:table-cell office:value-type="currency" office:value="-2334" table:style-name="ce125">
            <text:p>-₺2.334,00</text:p>
          </table:table-cell>
          <table:table-cell office:value-type="float" office:value="706.09999999999991" table:formula="of:=[.H11]+[.F12]+[.G12]" table:style-name="ce9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906.09999999999991" table:formula="of:=[.H12]+[.F13]+[.G13]" table:style-name="ce9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906.09999999999991" table:formula="of:=[.H13]+[.F14]+[.G14]" table:style-name="ce9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5847500300 /CK ÇEPESAŞ/FATURA</text:p>
          </table:table-cell>
          <table:table-cell table:style-name="ce121"/>
          <table:table-cell table:style-name="ce217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255" table:style-name="ce125">
            <text:p>-₺255,00</text:p>
          </table:table-cell>
          <table:table-cell office:value-type="float" office:value="651.09999999999991" table:formula="of:=[.H14]+[.F15]+[.G15]" table:style-name="ce9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8222520300 /CK ÇEPESAŞ/FATURA</text:p>
          </table:table-cell>
          <table:table-cell table:style-name="ce121"/>
          <table:table-cell table:style-name="ce217"/>
          <table:table-cell office:value-type="currency" office:value="-400" table:style-name="ce125">
            <text:p>-₺400,00</text:p>
          </table:table-cell>
          <table:table-cell table:style-name="ce125"/>
          <table:table-cell office:value-type="currency" office:value="-536" table:style-name="ce125">
            <text:p>-₺536,00</text:p>
          </table:table-cell>
          <table:table-cell office:value-type="float" office:value="115.09999999999991" table:formula="of:=[.H15]+[.F16]+[.G16]" table:style-name="ce9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7"/>
          <table:table-cell table:style-name="ce13"/>
          <table:table-cell table:number-columns-repeated="2" table:style-name="ce125"/>
          <table:table-cell office:value-type="float" office:value="115.09999999999991" table:formula="of:=[.H16]+[.F17]+[.G17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21">
            <text:p>pervin dil kursu havale</text:p>
          </table:table-cell>
          <table:table-cell table:style-name="ce121"/>
          <table:table-cell table:style-name="ce217"/>
          <table:table-cell table:style-name="ce13"/>
          <table:table-cell table:style-name="ce125"/>
          <table:table-cell office:value-type="currency" office:value="-1250" table:style-name="ce125">
            <text:p>-₺1.250,00</text:p>
          </table:table-cell>
          <table:table-cell office:value-type="float" office:value="-1134.9000000000001" table:formula="of:=[.H17]+[.F18]+[.G18]" table:style-name="ce9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pervinden gelen</text:p>
          </table:table-cell>
          <table:table-cell table:style-name="ce123"/>
          <table:table-cell table:style-name="ce217"/>
          <table:table-cell table:style-name="ce13"/>
          <table:table-cell office:value-type="currency" office:value="1250" table:style-name="ce218">
            <text:p>₺1.250,00</text:p>
          </table:table-cell>
          <table:table-cell table:style-name="ce125"/>
          <table:table-cell office:value-type="float" office:value="115.09999999999991" table:formula="of:=[.H18]+[.F19]+[.G19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Adem Özen Kira Ödemesi 6/12</text:p>
          </table:table-cell>
          <table:table-cell table:style-name="ce121"/>
          <table:table-cell table:style-name="ce217"/>
          <table:table-cell office:value-type="currency" office:value="-4300" table:style-name="ce125">
            <text:p>-₺4.300,00</text:p>
          </table:table-cell>
          <table:table-cell table:style-name="ce13"/>
          <table:table-cell office:value-type="currency" office:value="-4150" table:style-name="ce125">
            <text:p>-₺4.150,00</text:p>
          </table:table-cell>
          <table:table-cell office:value-type="float" office:value="-4034.9" table:formula="of:=[.H19]+[.F20]+[.G20]" table:style-name="ce9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MarRyl Aidat 6/12</text:p>
          </table:table-cell>
          <table:table-cell table:style-name="ce121"/>
          <table:table-cell table:style-name="ce217"/>
          <table:table-cell office:value-type="currency" office:value="-496.5" table:style-name="ce125">
            <text:p>-₺496,50</text:p>
          </table:table-cell>
          <table:table-cell table:style-name="ce13"/>
          <table:table-cell office:value-type="currency" office:value="-496.5" table:style-name="ce125">
            <text:p>-₺496,50</text:p>
          </table:table-cell>
          <table:table-cell office:value-type="float" office:value="-4531.3999999999996" table:formula="of:=[.H20]+[.F21]+[.G21]" table:style-name="ce9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4531.3999999999996" table:formula="of:=[.H21]+[.F22]+[.G22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6">
            <text:p>26.09.2022</text:p>
          </table:table-cell>
          <table:table-cell office:value-type="string" table:style-name="ce123">
            <text:p>Mtv 3/3</text:p>
          </table:table-cell>
          <table:table-cell table:style-name="ce123"/>
          <table:table-cell table:style-name="ce217"/>
          <table:table-cell office:value-type="currency" office:value="-112.67" table:style-name="ce125">
            <text:p>-₺112,67</text:p>
          </table:table-cell>
          <table:table-cell table:number-columns-repeated="2" table:style-name="ce125"/>
          <table:table-cell office:value-type="float" office:value="-4531.3999999999996" table:formula="of:=[.H22]+[.F23]+[.G23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koçtaş dolap 2/2</text:p>
          </table:table-cell>
          <table:table-cell table:style-name="ce123"/>
          <table:table-cell table:style-name="ce217"/>
          <table:table-cell office:value-type="currency" office:value="-754.45" table:style-name="ce125">
            <text:p>-₺754,45</text:p>
          </table:table-cell>
          <table:table-cell table:number-columns-repeated="2" table:style-name="ce125"/>
          <table:table-cell office:value-type="float" office:value="-4531.3999999999996" table:formula="of:=[.H23]+[.F24]+[.G24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ikea masa 2/6</text:p>
          </table:table-cell>
          <table:table-cell table:style-name="ce123"/>
          <table:table-cell table:style-name="ce217"/>
          <table:table-cell office:value-type="currency" office:value="-208.17" table:style-name="ce125">
            <text:p>-₺208,17</text:p>
          </table:table-cell>
          <table:table-cell table:number-columns-repeated="2" table:style-name="ce125"/>
          <table:table-cell office:value-type="float" office:value="-4531.3999999999996" table:formula="of:=[.H24]+[.F25]+[.G25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6">
            <text:p>06.10.2022</text:p>
          </table:table-cell>
          <table:table-cell office:value-type="string" table:style-name="ce123">
            <text:p>koçtaş pervane 2/6</text:p>
          </table:table-cell>
          <table:table-cell table:style-name="ce123"/>
          <table:table-cell table:style-name="ce217"/>
          <table:table-cell office:value-type="currency" office:value="-151.65" table:style-name="ce125">
            <text:p>-₺151,65</text:p>
          </table:table-cell>
          <table:table-cell table:number-columns-repeated="2" table:style-name="ce125"/>
          <table:table-cell office:value-type="float" office:value="-4531.3999999999996" table:formula="of:=[.H25]+[.F26]+[.G26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5"/>
          <table:table-cell office:value-type="currency" office:value="-721.38" table:style-name="ce125">
            <text:p>-₺721,38</text:p>
          </table:table-cell>
          <table:table-cell table:number-columns-repeated="2" table:style-name="ce125"/>
          <table:table-cell office:value-type="float" office:value="-4531.3999999999996" table:formula="of:=[.H26]+[.F27]+[.G27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6">
            <text:p>16.10.2022</text:p>
          </table:table-cell>
          <table:table-cell office:value-type="string" table:style-name="ce123">
            <text:p>audi benzin sivas havaalanı</text:p>
          </table:table-cell>
          <table:table-cell table:style-name="ce123"/>
          <table:table-cell table:style-name="ce217"/>
          <table:table-cell office:value-type="currency" office:value="-500" table:style-name="ce125">
            <text:p>-₺500,00</text:p>
          </table:table-cell>
          <table:table-cell table:number-columns-repeated="2" table:style-name="ce125"/>
          <table:table-cell office:value-type="float" office:value="-4531.3999999999996" table:formula="of:=[.H27]+[.F28]+[.G28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6">
            <text:p>23.10.2022</text:p>
          </table:table-cell>
          <table:table-cell office:value-type="string" table:style-name="ce123">
            <text:p>vodafon</text:p>
          </table:table-cell>
          <table:table-cell table:style-name="ce123"/>
          <table:table-cell table:style-name="ce217"/>
          <table:table-cell office:value-type="currency" office:value="-80" table:style-name="ce125">
            <text:p>-₺80,00</text:p>
          </table:table-cell>
          <table:table-cell table:number-columns-repeated="2" table:style-name="ce125"/>
          <table:table-cell office:value-type="float" office:value="-4531.3999999999996" table:formula="of:=[.H28]+[.F29]+[.G29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6">
            <text:p>04.11.2022</text:p>
          </table:table-cell>
          <table:table-cell office:value-type="string" table:style-name="ce123">
            <text:p>4876 KK<text:s/><text:span text:style-name="T2">-2.528,32</text:span></text:p>
          </table:table-cell>
          <table:table-cell table:style-name="ce123"/>
          <table:table-cell table:style-name="ce217"/>
          <table:table-cell table:style-name="ce13"/>
          <table:table-cell table:style-name="ce125"/>
          <table:table-cell office:value-type="currency" office:value="-2528.3000000000002" table:style-name="ce125">
            <text:p>-₺2.528,30</text:p>
          </table:table-cell>
          <table:table-cell office:value-type="float" office:value="-7059.7" table:formula="of:=[.H29]+[.F30]+[.G30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7059.7" table:formula="of:=[.H30]+[.F31]+[.G31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4 /TOKATAMASY/FATURA</text:p>
          </table:table-cell>
          <table:table-cell table:style-name="ce123"/>
          <table:table-cell table:style-name="ce217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569" table:style-name="ce125">
            <text:p>-₺569,00</text:p>
          </table:table-cell>
          <table:table-cell office:value-type="float" office:value="-7628.7" table:formula="of:=[.H31]+[.F32]+[.G32]" table:style-name="ce9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9 /TOKATAMASY/FATURA</text:p>
          </table:table-cell>
          <table:table-cell table:style-name="ce123"/>
          <table:table-cell table:style-name="ce217"/>
          <table:table-cell office:value-type="currency" office:value="-51" table:style-name="ce125">
            <text:p>-₺51,00</text:p>
          </table:table-cell>
          <table:table-cell table:style-name="ce125"/>
          <table:table-cell office:value-type="currency" office:value="-51" table:style-name="ce125">
            <text:p>-₺51,00</text:p>
          </table:table-cell>
          <table:table-cell office:value-type="float" office:value="-7679.7" table:formula="of:=[.H32]+[.F33]+[.G33]" table:style-name="ce9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number-columns-repeated="3" table:style-name="ce125"/>
          <table:table-cell office:value-type="float" office:value="-7679.7" table:formula="of:=[.H33]+[.F34]+[.G34]" table:style-name="ce9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6">
            <text:p>25.11.2022</text:p>
          </table:table-cell>
          <table:table-cell office:value-type="string" table:style-name="ce134">
            <text:p>erenler gıda pide mlzm 11- nkt 1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175" table:style-name="ce125">
            <text:p>-₺175,00</text:p>
          </table:table-cell>
          <table:table-cell office:value-type="float" office:value="-7854.7" table:formula="of:=[.H34]+[.F35]+[.G35]" table:style-name="ce9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6">
            <text:p>26.11.2022</text:p>
          </table:table-cell>
          <table:table-cell office:value-type="string" table:style-name="ce134">
            <text:p>erenler gıda pide mlzm 11- nkt 2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204" table:style-name="ce125">
            <text:p>-₺204,00</text:p>
          </table:table-cell>
          <table:table-cell office:value-type="float" office:value="-8058.7" table:formula="of:=[.H35]+[.F36]+[.G36]" table:style-name="ce9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134">
            <text:p>erenler gıda pide mlzm 11- nkt 3</text:p>
          </table:table-cell>
          <table:table-cell table:style-name="ce123"/>
          <table:table-cell table:style-name="ce217"/>
          <table:table-cell table:number-columns-repeated="2" table:style-name="ce125"/>
          <table:table-cell office:value-type="currency" office:value="-182" table:style-name="ce125">
            <text:p>-₺182,00</text:p>
          </table:table-cell>
          <table:table-cell office:value-type="float" office:value="-8240.7000000000007" table:formula="of:=[.H36]+[.F37]+[.G37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7"/>
          <table:table-cell table:style-name="ce13"/>
          <table:table-cell table:number-columns-repeated="2" table:style-name="ce125"/>
          <table:table-cell office:value-type="float" office:value="-8240.7000000000007" table:formula="of:=[.H37]+[.F38]+[.G38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0351.700000000001" table:formula="of:=[.H38]+[.F39]+[.G39]" table:style-name="ce9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2462.7" table:formula="of:=[.H39]+[.F40]+[.G40]" table:style-name="ce9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1500" table:style-name="ce125">
            <text:p>-₺1.500,00</text:p>
          </table:table-cell>
          <table:table-cell office:value-type="float" office:value="-13962.7" table:formula="of:=[.H40]+[.F41]+[.G41]" table:style-name="ce9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-13962.7" table:formula="of:=[.H41]+[.F42]+[.G42]" table:style-name="ce9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float" office:value="-9663.2000000000007" table:formula="of:=[.H42]+[.F43]+[.G43]" table:style-name="ce9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float" office:value="-8013.2000000000007" table:formula="of:=[.H43]+[.F44]+[.G44]" table:style-name="ce9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float" office:value="-5013.2000000000007" table:formula="of:=[.H44]+[.F45]+[.G45]" table:style-name="ce9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float" office:value="-4013.2000000000007" table:formula="of:=[.H45]+[.F46]+[.G46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25"/>
          <table:table-cell office:value-type="float" office:value="-4013.2000000000007" table:formula="of:=[.H46]+[.F47]+[.G47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5">
            <text:p>₺82.000,00</text:p>
          </table:table-cell>
          <table:table-cell table:style-name="ce125"/>
          <table:table-cell office:value-type="currency" office:value="80000" table:style-name="ce125">
            <text:p>₺80.000,00</text:p>
          </table:table-cell>
          <table:table-cell table:style-name="ce125"/>
          <table:table-cell office:value-type="float" office:value="75986.8" table:formula="of:=[.H47]+[.F48]+[.G48]" table:style-name="ce9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5"/>
          <table:table-cell office:value-type="float" office:value="75986.8" table:formula="of:=[.H48]+[.F49]+[.G49]" table:style-name="ce9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float" office:value="159986.79999999999" table:formula="of:=[.H49]+[.F50]+[.G50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159986.79999999999" table:formula="of:=[.H51]+[.F52]+[.G52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9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219">
            <text:p>snyA Ayhan Tüfek 42000-40000</text:p>
          </table:table-cell>
          <table:table-cell table:style-name="ce219"/>
          <table:table-cell office:value-type="currency" office:value="2000" table:style-name="ce220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6">
            <text:p>05.10.2022</text:p>
          </table:table-cell>
          <table:table-cell office:value-type="string" table:style-name="ce219">
            <text:p>Cihan Elektrik Teminat 1200 – 1/6</text:p>
          </table:table-cell>
          <table:table-cell table:style-name="ce219"/>
          <table:table-cell office:value-type="currency" office:value="200" table:style-name="ce220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table:style-name="ce215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8" table:default-cell-style-name="ce1"/>
        <table:table-column table:style-name="co52" table:default-cell-style-name="ce1"/>
        <table:table-column table:style-name="co55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8">
            <text:p>3,54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Kİ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3872.199999999997" table:formula="of:=SUM([.D4:.D78])" table:style-name="ce47">
            <text:p>23.872,20</text:p>
          </table:table-cell>
          <table:table-cell office:value-type="float" office:value="-33587.82" table:formula="of:=SUM([.E4:.E107])" table:style-name="ce47">
            <text:p>-33.587,82</text:p>
          </table:table-cell>
          <table:table-cell office:value-type="float" office:value="79418.41" table:formula="of:=SUM([.F4:.F104])" table:style-name="ce47">
            <text:p>79.418,41</text:p>
          </table:table-cell>
          <table:table-cell office:value-type="float" office:value="-90424.320000000007" table:formula="of:=SUM([.G4:.G104])" table:style-name="ce47">
            <text:p>-90.424,32</text:p>
          </table:table-cell>
          <table:table-cell office:value-type="float" office:value="-11005.910000000003" table:formula="of:=[.F2]+[.G2]" table:style-name="ce47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7">
            <text:p>3.000,00</text:p>
          </table:table-cell>
          <table:table-cell table:style-name="ce9"/>
          <table:table-cell office:value-type="float" office:value="3000" table:formula="of:=[.H3]+[.F4]+[.G4]" table:style-name="ce9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3000" table:formula="of:=[.H4]+[.F5]+[.G5]" table:style-name="ce9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9"/>
          <table:table-cell office:value-type="float" office:value="933" table:style-name="ce9">
            <text:p>933,00</text:p>
          </table:table-cell>
          <table:table-cell table:style-name="ce9"/>
          <table:table-cell office:value-type="float" office:value="3933" table:formula="of:=[.H5]+[.F6]+[.G6]" table:style-name="ce9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9"/>
          <table:table-cell office:value-type="float" office:value="99" table:style-name="ce9">
            <text:p>99,00</text:p>
          </table:table-cell>
          <table:table-cell table:style-name="ce9"/>
          <table:table-cell office:value-type="float" office:value="4032" table:formula="of:=[.H6]+[.F7]+[.G7]" table:style-name="ce9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9"/>
          <table:table-cell office:value-type="float" office:value="845" table:style-name="ce9">
            <text:p>845,00</text:p>
          </table:table-cell>
          <table:table-cell table:style-name="ce9"/>
          <table:table-cell office:value-type="float" office:value="4877" table:formula="of:=[.H7]+[.F9]+[.G9]" table:style-name="ce9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9"/>
          <table:table-cell office:value-type="float" office:value="445" table:style-name="ce9">
            <text:p>445,00</text:p>
          </table:table-cell>
          <table:table-cell table:style-name="ce9"/>
          <table:table-cell office:value-type="float" office:value="5322" table:formula="of:=[.H9]+[.F10]+[.G10]" table:style-name="ce9">
            <text:p>5.322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9"/>
          <table:table-cell office:value-type="float" office:value="202.91" table:style-name="ce9">
            <text:p>202,91</text:p>
          </table:table-cell>
          <table:table-cell table:style-name="ce9"/>
          <table:table-cell office:value-type="float" office:value="5524.91" table:formula="of:=[.H10]+[.F12]+[.G12]" table:style-name="ce9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998" table:style-name="ce9">
            <text:p>-1.998,00</text:p>
          </table:table-cell>
          <table:table-cell office:value-type="float" office:value="3526.91" table:formula="of:=[.H12]+[.F13]+[.G13]" table:style-name="ce9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299" table:style-name="ce9">
            <text:p>-299,00</text:p>
          </table:table-cell>
          <table:table-cell office:value-type="float" office:value="3227.91" table:formula="of:=[.H13]+[.F14]+[.G14]" table:style-name="ce9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9"/>
          <table:table-cell office:value-type="float" office:value="-649" table:style-name="ce9">
            <text:p>-649,00</text:p>
          </table:table-cell>
          <table:table-cell office:value-type="float" office:value="2578.91" table:formula="of:=[.H14]+[.F15]+[.G15]" table:style-name="ce9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6">
            <text:p>17.10.2022</text:p>
          </table:table-cell>
          <table:table-cell office:value-type="string" table:style-name="ce121">
            <text:p>8758480300 ck bahçe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193" table:style-name="ce9">
            <text:p>-193,00</text:p>
          </table:table-cell>
          <table:table-cell office:value-type="float" office:value="2385.91" table:formula="of:=[.H15]+[.F16]+[.G16]" table:style-name="ce9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1">
            <text:p>Adem Özen Kira Ödemesi 5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1914.0900000000001" table:formula="of:=[.H16]+[.F17]+[.G17]" table:style-name="ce9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MarRyl Aidat 5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29"/>
          <table:table-cell office:value-type="float" office:value="-492.5" table:style-name="ce9">
            <text:p>-492,50</text:p>
          </table:table-cell>
          <table:table-cell office:value-type="float" office:value="-2406.59" table:formula="of:=[.H17]+[.F18]+[.G18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8]+[.F19]+[.G19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9]+[.F20]+[.G2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Mtv 2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2406.59" table:formula="of:=[.H20]+[.F21]+[.G2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6">
            <text:p>28.08.2022</text:p>
          </table:table-cell>
          <table:table-cell office:value-type="string" table:style-name="ce123">
            <text:p>toyota gaz tokat</text:p>
          </table:table-cell>
          <table:table-cell table:number-columns-repeated="2" table:style-name="ce123"/>
          <table:table-cell office:value-type="float" office:value="-355.2" table:style-name="ce9">
            <text:p>-355,20</text:p>
          </table:table-cell>
          <table:table-cell table:number-columns-repeated="2" table:style-name="ce9"/>
          <table:table-cell office:value-type="float" office:value="-2406.59" table:formula="of:=[.H21]+[.F22]+[.G2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tosya</text:p>
          </table:table-cell>
          <table:table-cell table:number-columns-repeated="2" table:style-name="ce123"/>
          <table:table-cell office:value-type="float" office:value="-363.48" table:style-name="ce9">
            <text:p>-363,48</text:p>
          </table:table-cell>
          <table:table-cell table:number-columns-repeated="2" table:style-name="ce9"/>
          <table:table-cell office:value-type="float" office:value="-2406.59" table:formula="of:=[.H22]+[.F23]+[.G2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benzin bolu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23]+[.F24]+[.G2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bolu yemek hanzade</text:p>
          </table:table-cell>
          <table:table-cell table:number-columns-repeated="2" table:style-name="ce123"/>
          <table:table-cell office:value-type="float" office:value="-240" table:style-name="ce9">
            <text:p>-240,00</text:p>
          </table:table-cell>
          <table:table-cell table:number-columns-repeated="2" table:style-name="ce9"/>
          <table:table-cell office:value-type="float" office:value="-2406.59" table:formula="of:=[.H24]+[.F25]+[.G2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232.5" table:style-name="ce9">
            <text:p>-232,50</text:p>
          </table:table-cell>
          <table:table-cell table:number-columns-repeated="2" table:style-name="ce9"/>
          <table:table-cell office:value-type="float" office:value="-2406.59" table:formula="of:=[.H25]+[.F26]+[.G2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04.65" table:style-name="ce9">
            <text:p>-104,65</text:p>
          </table:table-cell>
          <table:table-cell table:number-columns-repeated="2" table:style-name="ce9"/>
          <table:table-cell office:value-type="float" office:value="-2406.59" table:formula="of:=[.H26]+[.F27]+[.G2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85.75" table:style-name="ce9">
            <text:p>-185,75</text:p>
          </table:table-cell>
          <table:table-cell table:number-columns-repeated="2" table:style-name="ce9"/>
          <table:table-cell office:value-type="float" office:value="-2406.59" table:formula="of:=[.H27]+[.F28]+[.G2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68.74" table:style-name="ce9">
            <text:p>-368,74</text:p>
          </table:table-cell>
          <table:table-cell table:number-columns-repeated="2" table:style-name="ce9"/>
          <table:table-cell office:value-type="float" office:value="-2406.59" table:formula="of:=[.H28]+[.F29]+[.G2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27.46" table:style-name="ce9">
            <text:p>-127,46</text:p>
          </table:table-cell>
          <table:table-cell table:number-columns-repeated="2" table:style-name="ce9"/>
          <table:table-cell office:value-type="float" office:value="-2406.59" table:formula="of:=[.H29]+[.F30]+[.G3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ikea<text:s text:c="2"/></text:p>
          </table:table-cell>
          <table:table-cell table:number-columns-repeated="2" table:style-name="ce123"/>
          <table:table-cell office:value-type="float" office:value="-65.97" table:style-name="ce9">
            <text:p>-65,97</text:p>
          </table:table-cell>
          <table:table-cell table:number-columns-repeated="2" table:style-name="ce9"/>
          <table:table-cell office:value-type="float" office:value="-2406.59" table:formula="of:=[.H30]+[.F31]+[.G3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yemek</text:p>
          </table:table-cell>
          <table:table-cell table:number-columns-repeated="2" table:style-name="ce123"/>
          <table:table-cell office:value-type="float" office:value="-204" table:style-name="ce9">
            <text:p>-204,00</text:p>
          </table:table-cell>
          <table:table-cell table:number-columns-repeated="2" table:style-name="ce9"/>
          <table:table-cell office:value-type="float" office:value="-2406.59" table:formula="of:=[.H31]+[.F32]+[.G3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ikea masa 1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number-columns-repeated="2" table:style-name="ce9"/>
          <table:table-cell office:value-type="float" office:value="-2406.59" table:formula="of:=[.H32]+[.F33]+[.G3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koçtaş dolap ½</text:p>
          </table:table-cell>
          <table:table-cell table:number-columns-repeated="2" table:style-name="ce123"/>
          <table:table-cell office:value-type="float" office:value="-754.45" table:style-name="ce9">
            <text:p>-754,45</text:p>
          </table:table-cell>
          <table:table-cell table:number-columns-repeated="2" table:style-name="ce9"/>
          <table:table-cell office:value-type="float" office:value="-2406.59" table:formula="of:=[.H33]+[.F34]+[.G3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37.69999999999999" table:style-name="ce9">
            <text:p>-137,70</text:p>
          </table:table-cell>
          <table:table-cell table:number-columns-repeated="2" table:style-name="ce9"/>
          <table:table-cell office:value-type="float" office:value="-2406.59" table:formula="of:=[.H34]+[.F35]+[.G3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61.91" table:style-name="ce9">
            <text:p>-161,91</text:p>
          </table:table-cell>
          <table:table-cell table:number-columns-repeated="2" table:style-name="ce9"/>
          <table:table-cell office:value-type="float" office:value="-2406.59" table:formula="of:=[.H35]+[.F36]+[.G3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3"/>
          <table:table-cell office:value-type="float" office:value="-697.3" table:style-name="ce9">
            <text:p>-697,30</text:p>
          </table:table-cell>
          <table:table-cell table:number-columns-repeated="2" table:style-name="ce9"/>
          <table:table-cell office:value-type="float" office:value="-2406.59" table:formula="of:=[.H36]+[.F37]+[.G3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buji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2406.59" table:formula="of:=[.H37]+[.F38]+[.G3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rotil</text:p>
          </table:table-cell>
          <table:table-cell table:number-columns-repeated="2" table:style-name="ce123"/>
          <table:table-cell office:value-type="float" office:value="-350" table:style-name="ce9">
            <text:p>-350,00</text:p>
          </table:table-cell>
          <table:table-cell table:number-columns-repeated="2" table:style-name="ce9"/>
          <table:table-cell office:value-type="float" office:value="-2406.59" table:formula="of:=[.H38]+[.F39]+[.G3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hummel ayakkabı 4 adet</text:p>
          </table:table-cell>
          <table:table-cell table:number-columns-repeated="2" table:style-name="ce123"/>
          <table:table-cell office:value-type="float" office:value="-920" table:style-name="ce9">
            <text:p>-920,00</text:p>
          </table:table-cell>
          <table:table-cell table:number-columns-repeated="2" table:style-name="ce9"/>
          <table:table-cell office:value-type="float" office:value="-2406.59" table:formula="of:=[.H39]+[.F40]+[.G4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tavuk dünyası</text:p>
          </table:table-cell>
          <table:table-cell table:number-columns-repeated="2" table:style-name="ce123"/>
          <table:table-cell office:value-type="float" office:value="-392" table:style-name="ce9">
            <text:p>-392,00</text:p>
          </table:table-cell>
          <table:table-cell table:number-columns-repeated="2" table:style-name="ce9"/>
          <table:table-cell office:value-type="float" office:value="-2406.59" table:formula="of:=[.H40]+[.F41]+[.G4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6">
            <text:p>05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98.8" table:style-name="ce9">
            <text:p>-98,80</text:p>
          </table:table-cell>
          <table:table-cell table:number-columns-repeated="2" table:style-name="ce9"/>
          <table:table-cell office:value-type="float" office:value="-2406.59" table:formula="of:=[.H41]+[.F42]+[.G4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39.36" table:style-name="ce9">
            <text:p>-339,36</text:p>
          </table:table-cell>
          <table:table-cell table:number-columns-repeated="2" table:style-name="ce9"/>
          <table:table-cell office:value-type="float" office:value="-2406.59" table:formula="of:=[.H42]+[.F43]+[.G4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koçtaş pervane 1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number-columns-repeated="2" table:style-name="ce9"/>
          <table:table-cell office:value-type="float" office:value="-2406.59" table:formula="of:=[.H43]+[.F44]+[.G4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bolu yemek</text:p>
          </table:table-cell>
          <table:table-cell table:number-columns-repeated="2" table:style-name="ce123"/>
          <table:table-cell office:value-type="float" office:value="-75" table:style-name="ce9">
            <text:p>-75,00</text:p>
          </table:table-cell>
          <table:table-cell table:number-columns-repeated="2" table:style-name="ce9"/>
          <table:table-cell office:value-type="float" office:value="-2406.59" table:formula="of:=[.H44]+[.F45]+[.G4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397.56" table:style-name="ce9">
            <text:p>-397,56</text:p>
          </table:table-cell>
          <table:table-cell table:number-columns-repeated="2" table:style-name="ce9"/>
          <table:table-cell office:value-type="float" office:value="-2406.59" table:formula="of:=[.H45]+[.F46]+[.G4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pirinç</text:p>
          </table:table-cell>
          <table:table-cell table:number-columns-repeated="2" table:style-name="ce123"/>
          <table:table-cell office:value-type="float" office:value="-120" table:style-name="ce9">
            <text:p>-120,00</text:p>
          </table:table-cell>
          <table:table-cell table:number-columns-repeated="2" table:style-name="ce9"/>
          <table:table-cell office:value-type="float" office:value="-2406.59" table:formula="of:=[.H46]+[.F47]+[.G4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osmancık yolcu leblebi pirinç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47]+[.F48]+[.G4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benzin turhal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2406.59" table:formula="of:=[.H48]+[.F49]+[.G4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şenyurt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2406.59" table:formula="of:=[.H49]+[.F50]+[.G5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6">
            <text:p>07.09.2022</text:p>
          </table:table-cell>
          <table:table-cell office:value-type="string" table:style-name="ce123">
            <text:p>toyota şanz yağı 3 lt</text:p>
          </table:table-cell>
          <table:table-cell table:number-columns-repeated="2" table:style-name="ce123"/>
          <table:table-cell office:value-type="float" office:value="-360" table:style-name="ce9">
            <text:p>-360,00</text:p>
          </table:table-cell>
          <table:table-cell table:number-columns-repeated="2" table:style-name="ce9"/>
          <table:table-cell office:value-type="float" office:value="-2406.59" table:formula="of:=[.H50]+[.F51]+[.G5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6">
            <text:p>10.09.2022</text:p>
          </table:table-cell>
          <table:table-cell office:value-type="string" table:style-name="ce123">
            <text:p>alçıpan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2406.59" table:formula="of:=[.H51]+[.F52]+[.G52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 9324,32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9324.32" table:style-name="ce9">
            <text:p>-9.324,32</text:p>
          </table:table-cell>
          <table:table-cell office:value-type="float" office:value="-11730.91" table:formula="of:=[.H52]+[.F53]+[.G53]" table:style-name="ce9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9">
            <text:p>-30.374,00</text:p>
          </table:table-cell>
          <table:table-cell office:value-type="float" office:value="-42104.91" table:formula="of:=[.H53]+[.F54]+[.G54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2104.91" table:formula="of:=[.H54]+[.F55]+[.G55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5]+[.F56]+[.G56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6]+[.F57]+[.G57]" table:style-name="ce9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9"/>
          <table:table-cell office:value-type="float" office:value="-31804.910000000003" table:formula="of:=[.H57]+[.F58]+[.G58]" table:style-name="ce9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9"/>
          <table:table-cell office:value-type="float" office:value="-22804.910000000003" table:formula="of:=[.H58]+[.F59]+[.G59]" table:style-name="ce9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"/>
          <table:table-cell table:style-name="ce1"/>
          <table:table-cell office:value-type="float" office:value="20700" table:style-name="ce1">
            <text:p>20700</text:p>
          </table:table-cell>
          <table:table-cell table:style-name="ce9"/>
          <table:table-cell office:value-type="float" office:value="-2104.9100000000035" table:formula="of:=[.H59]+[.F60]+[.G60]" table:style-name="ce9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">
            <text:p>2000</text:p>
          </table:table-cell>
          <table:table-cell table:number-columns-repeated="2" table:style-name="ce1"/>
          <table:table-cell table:style-name="ce9"/>
          <table:table-cell office:value-type="float" office:value="-2104.9100000000035" table:formula="of:=[.H60]+[.F61]+[.G61]" table:style-name="ce9">
            <text:p>-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9">
            <text:p>-2.620,00</text:p>
          </table:table-cell>
          <table:table-cell office:value-type="float" office:value="-4724.9100000000035" table:formula="of:=[.H61]+[.F62]+[.G62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724.9100000000035" table:formula="of:=[.H62]+[.F63]+[.G63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1"/>
          <table:table-cell table:style-name="ce9"/>
          <table:table-cell office:value-type="float" office:value="-4724.9100000000035" table:formula="of:=[.H63]+[.F64]+[.G64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800004222959 /TOKATAMASY/FATURA</text:p>
          </table:table-cell>
          <table:table-cell table:number-columns-repeated="2" table:style-name="ce123"/>
          <table:table-cell table:style-name="ce29"/>
          <table:table-cell table:style-name="ce1"/>
          <table:table-cell office:value-type="float" office:value="-94.5" table:style-name="ce9">
            <text:p>-94,50</text:p>
          </table:table-cell>
          <table:table-cell office:value-type="float" office:value="-4819.4100000000035" table:formula="of:=[.H64]+[.F65]+[.G65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819.4100000000035" table:formula="of:=[.H65]+[.F66]+[.G66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6929.4100000000035" table:formula="of:=[.H66]+[.F67]+[.G67]" table:style-name="ce9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9039.4100000000035" table:formula="of:=[.H67]+[.F68]+[.G68]" table:style-name="ce9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1"/>
          <table:table-cell office:value-type="float" office:value="-2110" table:style-name="ce9">
            <text:p>-2.110,00</text:p>
          </table:table-cell>
          <table:table-cell office:value-type="float" office:value="-11149.410000000003" table:formula="of:=[.H68]+[.F69]+[.G69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11149.410000000003" table:formula="of:=[.H69]+[.F70]+[.G70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5">
            <text:p>₺4.293,65</text:p>
          </table:table-cell>
          <table:table-cell table:style-name="ce7"/>
          <table:table-cell office:value-type="currency" office:value="4293.5" table:style-name="ce125">
            <text:p>₺4.293,50</text:p>
          </table:table-cell>
          <table:table-cell table:style-name="ce9"/>
          <table:table-cell office:value-type="float" office:value="-6855.9100000000035" table:formula="of:=[.H70]+[.F71]+[.G71]" table:style-name="ce9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5205.9100000000035" table:formula="of:=[.H71]+[.F72]+[.G72]" table:style-name="ce9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05.9100000000035" table:formula="of:=[.H72]+[.F73]+[.G73]" table:style-name="ce9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7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7"/>
          <table:table-cell table:number-columns-repeated="2" table:style-name="ce1"/>
          <table:table-cell office:value-type="float" office:value="-1205.9100000000035" table:formula="of:=[.H74]+[.F75]+[.G75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9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9">
            <text:p>-12.667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1205.910000000003" table:formula="of:=[.H76]+[.F77]+[.G77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Lise Arkası Kira ++++++++++++++++</text:p>
          </table:table-cell>
          <table:table-cell table:style-name="ce221"/>
          <table:table-cell office:value-type="float" office:value="20000" table:style-name="ce22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9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selanik hesabına aktarılan</text:p>
          </table:table-cell>
          <table:table-cell table:style-name="ce221"/>
          <table:table-cell table:style-name="ce222"/>
          <table:table-cell table:number-columns-repeated="2" table:style-name="ce1"/>
          <table:table-cell office:value-type="float" office:value="-23750" table:style-name="ce9">
            <text:p>-23.750,00</text:p>
          </table:table-cell>
          <table:table-cell office:value-type="float" office:value="-11205.910000000003" table:formula="of:=[.H83]+[.F84]+[.G84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6"/>
          <table:table-cell table:style-name="ce115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8"/>
          <table:table-cell table:style-name="ce223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8">
            <text:p>3,08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YLÜL 2022</text:p>
          </table:table-cell>
          <table:table-cell table:style-name="ce224"/>
          <table:table-cell office:value-type="string" table:style-name="ce120">
            <text:p>TOPLAM</text:p>
          </table:table-cell>
          <table:table-cell office:value-type="float" office:value="66162.31" table:formula="of:=SUM([.D5:.D42])" table:style-name="ce47">
            <text:p>66.162,31</text:p>
          </table:table-cell>
          <table:table-cell office:value-type="float" office:value="-61978.720000000001" table:formula="of:=SUM([.E5:.E69])" table:style-name="ce47">
            <text:p>-61.978,72</text:p>
          </table:table-cell>
          <table:table-cell office:value-type="float" office:value="9260.5" table:formula="of:=SUM([.F5:.F66])" table:style-name="ce47">
            <text:p>9.260,50</text:p>
          </table:table-cell>
          <table:table-cell office:value-type="float" office:value="-25729.239999999998" table:formula="of:=SUM([.G5:.G66])" table:style-name="ce47">
            <text:p>-25.729,24</text:p>
          </table:table-cell>
          <table:table-cell office:value-type="float" office:value="-16468.739999999998" table:formula="of:=[.F2]+[.G2]" table:style-name="ce4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9"/>
          <table:table-cell office:value-type="float" office:value="1155" table:style-name="ce9">
            <text:p>1.155,00</text:p>
          </table:table-cell>
          <table:table-cell table:style-name="ce9"/>
          <table:table-cell office:value-type="float" office:value="1155" table:formula="of:=[.H5]+[.F6]+[.G6]" table:style-name="ce9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9"/>
          <table:table-cell office:value-type="float" office:value="905" table:style-name="ce9">
            <text:p>905,00</text:p>
          </table:table-cell>
          <table:table-cell table:style-name="ce9"/>
          <table:table-cell office:value-type="float" office:value="2060" table:formula="of:=[.H6]+[.F7]+[.G7]" table:style-name="ce9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9"/>
          <table:table-cell office:value-type="float" office:value="51" table:style-name="ce9">
            <text:p>51,00</text:p>
          </table:table-cell>
          <table:table-cell table:style-name="ce9"/>
          <table:table-cell office:value-type="float" office:value="2111" table:formula="of:=[.H7]+[.F8]+[.G8]" table:style-name="ce9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763.74" table:style-name="ce9">
            <text:p>-1.763,74</text:p>
          </table:table-cell>
          <table:table-cell office:value-type="float" office:value="347.26" table:formula="of:=[.H8]+[.F9]+[.G9]" table:style-name="ce9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29.9" table:style-name="ce9">
            <text:p>-229,90</text:p>
          </table:table-cell>
          <table:table-cell office:value-type="float" office:value="117.35999999999999" table:formula="of:=[.H9]+[.F10]+[.G10]" table:style-name="ce9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01.1" table:style-name="ce9">
            <text:p>-501,10</text:p>
          </table:table-cell>
          <table:table-cell office:value-type="float" office:value="-383.74" table:formula="of:=[.H10]+[.F11]+[.G11]" table:style-name="ce9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1">
            <text:p>nakit istanbul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1000" table:style-name="ce9">
            <text:p>-1.000,00</text:p>
          </table:table-cell>
          <table:table-cell office:value-type="float" office:value="-1383.74" table:formula="of:=[.H11]+[.F12]+[.G12]" table:style-name="ce9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6">
            <text:p>12.09.2022</text:p>
          </table:table-cell>
          <table:table-cell office:value-type="string" table:style-name="ce121">
            <text:p>Adem Özen Kira Ödemesi 4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5683.74" table:formula="of:=[.H12]+[.F13]+[.G13]" table:style-name="ce9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MarRyl Aidat 4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696.5" table:style-name="ce9">
            <text:p>-696,50</text:p>
          </table:table-cell>
          <table:table-cell office:value-type="float" office:value="-6380.24" table:formula="of:=[.H13]+[.F14]+[.G14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380.24" table:formula="of:=[.H14]+[.F15]+[.G15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61.44" table:style-name="ce9">
            <text:p>-61,44</text:p>
          </table:table-cell>
          <table:table-cell office:value-type="float" office:value="-6441.6799999999994" table:formula="of:=[.H15]+[.F16]+[.G16]" table:style-name="ce9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26.33" table:style-name="ce9">
            <text:p>-26,33</text:p>
          </table:table-cell>
          <table:table-cell office:value-type="float" office:value="-6468.0099999999993" table:formula="of:=[.H16]+[.F17]+[.G17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468.0099999999993" table:formula="of:=[.H17]+[.F18]+[.G18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string" table:style-name="ce123">
            <text:p>amazon 240gbWd ssd-braun-64gb 6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6468.0099999999993" table:formula="of:=[.H18]+[.F19]+[.G19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toyota trafik cezası</text:p>
          </table:table-cell>
          <table:table-cell table:number-columns-repeated="2" table:style-name="ce123"/>
          <table:table-cell office:value-type="float" office:value="-448.35" table:style-name="ce9">
            <text:p>-448,35</text:p>
          </table:table-cell>
          <table:table-cell table:number-columns-repeated="2" table:style-name="ce9"/>
          <table:table-cell office:value-type="float" office:value="-6468.0099999999993" table:formula="of:=[.H19]+[.F20]+[.G20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mtv taksit 1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6468.0099999999993" table:formula="of:=[.H20]+[.F21]+[.G21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9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6">
            <text:p>10.08.2022</text:p>
          </table:table-cell>
          <table:table-cell office:value-type="string" table:style-name="ce123">
            <text:p>akgünler deniz otobüs bileti girne -taşucu</text:p>
          </table:table-cell>
          <table:table-cell table:number-columns-repeated="2" table:style-name="ce123"/>
          <table:table-cell office:value-type="float" office:value="-633.20000000000005" table:style-name="ce9">
            <text:p>-633,20</text:p>
          </table:table-cell>
          <table:table-cell table:number-columns-repeated="2" table:style-name="ce9"/>
          <table:table-cell office:value-type="float" office:value="-6468.0099999999993" table:formula="of:=[.H22]+[.F23]+[.G23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6">
            <text:p>14.08.2022</text:p>
          </table:table-cell>
          <table:table-cell office:value-type="string" table:style-name="ce123">
            <text:p>toros benzin taşucu-tokat</text:p>
          </table:table-cell>
          <table:table-cell table:number-columns-repeated="2" table:style-name="ce123"/>
          <table:table-cell office:value-type="float" office:value="-1080.1600000000001" table:style-name="ce9">
            <text:p>-1.080,16</text:p>
          </table:table-cell>
          <table:table-cell table:number-columns-repeated="2" table:style-name="ce9"/>
          <table:table-cell office:value-type="float" office:value="-6468.0099999999993" table:formula="of:=[.H23]+[.F24]+[.G24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23"/>
          <table:table-cell office:value-type="float" office:value="-80" table:style-name="ce9">
            <text:p>-80,00</text:p>
          </table:table-cell>
          <table:table-cell table:number-columns-repeated="2" table:style-name="ce9"/>
          <table:table-cell office:value-type="float" office:value="-6468.0099999999993" table:formula="of:=[.H24]+[.F25]+[.G25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432.23" table:style-name="ce9">
            <text:p>-3.432,23</text:p>
          </table:table-cell>
          <table:table-cell office:value-type="float" office:value="-9900.24" table:formula="of:=[.H25]+[.F26]+[.G26]" table:style-name="ce9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Carraro 327 bisiklet</text:p>
          </table:table-cell>
          <table:table-cell office:value-type="string" table:style-name="ce123">
            <text:p>bh</text:p>
          </table:table-cell>
          <table:table-cell table:style-name="ce123"/>
          <table:table-cell table:style-name="ce29"/>
          <table:table-cell table:style-name="ce9"/>
          <table:table-cell office:value-type="float" office:value="-7000" table:style-name="ce9">
            <text:p>-7.000,00</text:p>
          </table:table-cell>
          <table:table-cell office:value-type="float" office:value="-16900.239999999998" table:formula="of:=[.H26]+[.F27]+[.G27]" table:style-name="ce9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16900.239999999998" table:formula="of:=[.H27]+[.F28]+[.G28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16900.239999999998" table:formula="of:=[.H28]+[.F29]+[.G29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19509.239999999998" table:formula="of:=[.H29]+[.F30]+[.G30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9"/>
          <table:table-cell office:value-type="float" office:value="-32000" table:style-name="ce9">
            <text:p>-32.000,00</text:p>
          </table:table-cell>
          <table:table-cell table:style-name="ce1"/>
          <table:table-cell table:style-name="ce9"/>
          <table:table-cell office:value-type="float" office:value="-19509.239999999998" table:formula="of:=[.H30]+[.F31]+[.G31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22118.239999999998" table:formula="of:=[.H31]+[.F32]+[.G32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9"/>
          <table:table-cell office:value-type="float" office:value="-15000" table:style-name="ce29">
            <text:p>-15.000,00</text:p>
          </table:table-cell>
          <table:table-cell table:number-columns-repeated="2" table:style-name="ce9"/>
          <table:table-cell office:value-type="float" office:value="-22118.239999999998" table:formula="of:=[.H32]+[.F33]+[.G33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3618.239999999998" table:formula="of:=[.H34]+[.F35]+[.G35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9">
            <text:p>4.200,0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9318.739999999998" table:formula="of:=[.H35]+[.F36]+[.G36]" table:style-name="ce9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7668.739999999998" table:formula="of:=[.H36]+[.F37]+[.G37]" table:style-name="ce9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6">
            <text:p>Doğuş Kira 2/12-2023-24– 30-09-22</text:p>
          </table:table-cell>
          <table:table-cell table:style-name="ce1"/>
          <table:table-cell office:value-type="float" office:value="3000" table:style-name="ce29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style-name="ce1"/>
          <table:table-cell table:style-name="ce108"/>
          <table:table-cell table:number-columns-repeated="3" table:style-name="ce1"/>
          <table:table-cell office:value-type="float" office:value="-16468.739999999998" table:formula="of:=[.H41]+[.F42]+[.G42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Lise Arkası Kira ++++++++++++++++</text:p>
          </table:table-cell>
          <table:table-cell table:style-name="ce225"/>
          <table:table-cell office:value-type="float" office:value="20000" table:style-name="ce22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9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8">
            <text:p>1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ĞUSTO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4617.910000000003" table:formula="of:=SUM([.D4:.D52])" table:style-name="ce47">
            <text:p>34.617,91</text:p>
          </table:table-cell>
          <table:table-cell office:value-type="float" office:value="-11695.349999999999" table:formula="of:=SUM([.E4:.E84])" table:style-name="ce47">
            <text:p>-11.695,35</text:p>
          </table:table-cell>
          <table:table-cell office:value-type="float" office:value="102061.66" table:formula="of:=SUM([.F4:.F81])" table:style-name="ce47">
            <text:p>102.061,66</text:p>
          </table:table-cell>
          <table:table-cell office:value-type="float" office:value="-33894.33" table:formula="of:=SUM([.G4:.G81])" table:style-name="ce47">
            <text:p>-33.894,33</text:p>
          </table:table-cell>
          <table:table-cell office:value-type="float" office:value="68167.33" table:formula="of:=[.F2]+[.G2]" table:style-name="ce47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9"/>
          <table:table-cell office:value-type="float" office:value="900" table:style-name="ce9">
            <text:p>900,00</text:p>
          </table:table-cell>
          <table:table-cell table:style-name="ce9"/>
          <table:table-cell office:value-type="float" office:value="900" table:formula="of:=[.H4]+[.F5]+[.G5]" table:style-name="ce9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9"/>
          <table:table-cell office:value-type="float" office:value="208.85" table:style-name="ce9">
            <text:p>208,85</text:p>
          </table:table-cell>
          <table:table-cell table:style-name="ce9"/>
          <table:table-cell office:value-type="float" office:value="1108.8499999999999" table:formula="of:=[.H5]+[.F6]+[.G6]" table:style-name="ce9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9"/>
          <table:table-cell office:value-type="float" office:value="488.3" table:style-name="ce9">
            <text:p>488,30</text:p>
          </table:table-cell>
          <table:table-cell table:style-name="ce9"/>
          <table:table-cell office:value-type="float" office:value="1597.1499999999999" table:formula="of:=[.H6]+[.F7]+[.G7]" table:style-name="ce9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9"/>
          <table:table-cell office:value-type="float" office:value="69.38" table:style-name="ce9">
            <text:p>69,38</text:p>
          </table:table-cell>
          <table:table-cell table:style-name="ce9"/>
          <table:table-cell office:value-type="float" office:value="1666.5299999999997" table:formula="of:=[.H7]+[.F8]+[.G8]" table:style-name="ce9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style-name="ce123"/>
          <table:table-cell table:style-name="ce134"/>
          <table:table-cell office:value-type="float" office:value="-1311.2" table:style-name="ce9">
            <text:p>-1.311,20</text:p>
          </table:table-cell>
          <table:table-cell table:style-name="ce9"/>
          <table:table-cell office:value-type="float" office:value="-1311.2" table:style-name="ce9">
            <text:p>-1.311,20</text:p>
          </table:table-cell>
          <table:table-cell office:value-type="float" office:value="355.3299999999997" table:formula="of:=[.H8]+[.F9]+[.G9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355.3299999999997" table:formula="of:=[.H9]+[.F10]+[.G10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5847500300 /CK ÇEPESAŞ/FATURA</text:p>
          </table:table-cell>
          <table:table-cell table:style-name="ce121"/>
          <table:table-cell table:style-name="ce122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54.9" table:style-name="ce9">
            <text:p>-254,90</text:p>
          </table:table-cell>
          <table:table-cell office:value-type="float" office:value="100.42999999999969" table:formula="of:=[.H10]+[.F11]+[.G11]" table:style-name="ce9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8222520300 /CK ÇEPESAŞ/FATURA</text:p>
          </table:table-cell>
          <table:table-cell table:style-name="ce121"/>
          <table:table-cell table:style-name="ce122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31.9" table:style-name="ce9">
            <text:p>-531,90</text:p>
          </table:table-cell>
          <table:table-cell office:value-type="float" office:value="-431.47000000000025" table:formula="of:=[.H11]+[.F12]+[.G12]" table:style-name="ce9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23">
            <text:p>8758480300 /CK ÇEPESAŞ/FATURA</text:p>
          </table:table-cell>
          <table:table-cell table:style-name="ce121"/>
          <table:table-cell table:style-name="ce122"/>
          <table:table-cell table:number-columns-repeated="2" table:style-name="ce29"/>
          <table:table-cell office:value-type="float" office:value="-149.30000000000001" table:style-name="ce9">
            <text:p>-149,30</text:p>
          </table:table-cell>
          <table:table-cell office:value-type="float" office:value="-580.77000000000021" table:formula="of:=[.H12]+[.F13]+[.G13]" table:style-name="ce9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dem Özen Kira Ödemesi 3/12</text:p>
          </table:table-cell>
          <table:table-cell table:style-name="ce121"/>
          <table:table-cell table:style-name="ce122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880.7700000000004" table:formula="of:=[.H13]+[.F14]+[.G14]" table:style-name="ce9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MarRyl Aidat 3/12</text:p>
          </table:table-cell>
          <table:table-cell table:style-name="ce121"/>
          <table:table-cell table:style-name="ce122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277.27" table:formula="of:=[.H14]+[.F15]+[.G15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277.27" table:formula="of:=[.H15]+[.F16]+[.G16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style-name="ce123"/>
          <table:table-cell table:style-name="ce134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140.51" table:style-name="ce9">
            <text:p>-140,51</text:p>
          </table:table-cell>
          <table:table-cell office:value-type="float" office:value="-5417.7800000000007" table:formula="of:=[.H16]+[.F17]+[.G17]" table:style-name="ce9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style-name="ce123"/>
          <table:table-cell table:style-name="ce134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59.47" table:style-name="ce9">
            <text:p>-59,47</text:p>
          </table:table-cell>
          <table:table-cell office:value-type="float" office:value="-5477.2500000000009" table:formula="of:=[.H17]+[.F18]+[.G18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477.2500000000009" table:formula="of:=[.H18]+[.F19]+[.G19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5/6</text:p>
          </table:table-cell>
          <table:table-cell table:style-name="ce123"/>
          <table:table-cell table:style-name="ce134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477.2500000000009" table:formula="of:=[.H19]+[.F20]+[.G20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ecathlon ayakkabı</text:p>
          </table:table-cell>
          <table:table-cell table:style-name="ce123"/>
          <table:table-cell table:style-name="ce134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477.2500000000009" table:formula="of:=[.H20]+[.F21]+[.G21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3">
            <text:p>2240</text:p>
          </table:table-cell>
          <table:table-cell table:style-name="ce123"/>
          <table:table-cell table:style-name="ce134"/>
          <table:table-cell office:value-type="float" office:value="-60" table:style-name="ce9">
            <text:p>-60,00</text:p>
          </table:table-cell>
          <table:table-cell table:number-columns-repeated="2" table:style-name="ce9"/>
          <table:table-cell office:value-type="float" office:value="-5477.2500000000009" table:formula="of:=[.H21]+[.F22]+[.G22]" table:style-name="ce9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6">
            <text:p>04.08.2022</text:p>
          </table:table-cell>
          <table:table-cell office:value-type="string" table:style-name="ce123">
            <text:p>4876 KK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337.65" table:style-name="ce9">
            <text:p>-337,65</text:p>
          </table:table-cell>
          <table:table-cell office:value-type="float" office:value="-5814.9000000000005" table:formula="of:=[.H22]+[.F23]+[.G23]" table:style-name="ce9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yasemin ehliyet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7314.9000000000005" table:formula="of:=[.H23]+[.F24]+[.G24]" table:style-name="ce9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9422.9000000000015" table:formula="of:=[.H24]+[.F25]+[.G25]" table:style-name="ce9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11530.900000000001" table:formula="of:=[.H25]+[.F26]+[.G26]" table:style-name="ce9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9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2568.900000000001" table:formula="of:=[.H27]+[.F28]+[.G28]" table:style-name="ce9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15568.900000000001" table:formula="of:=[.H28]+[.F29]+[.G29]" table:style-name="ce9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638" table:style-name="ce9">
            <text:p>-638,00</text:p>
          </table:table-cell>
          <table:table-cell office:value-type="float" office:value="-16206.900000000001" table:formula="of:=[.H29]+[.F30]+[.G30]" table:style-name="ce9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16606.900000000001" table:formula="of:=[.H30]+[.F31]+[.G31]" table:style-name="ce9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872.16" table:style-name="ce9">
            <text:p>-1.872,16</text:p>
          </table:table-cell>
          <table:table-cell office:value-type="float" office:value="-18479.060000000001" table:formula="of:=[.H31]+[.F32]+[.G32]" table:style-name="ce9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.74" table:style-name="ce9">
            <text:p>-3,74</text:p>
          </table:table-cell>
          <table:table-cell office:value-type="float" office:value="-18482.800000000003" table:formula="of:=[.H32]+[.F33]+[.G33]" table:style-name="ce9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" table:style-name="ce9">
            <text:p>-700,00</text:p>
          </table:table-cell>
          <table:table-cell office:value-type="float" office:value="-19182.800000000003" table:formula="of:=[.H33]+[.F34]+[.G34]" table:style-name="ce9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80" table:style-name="ce9">
            <text:p>-380,00</text:p>
          </table:table-cell>
          <table:table-cell office:value-type="float" office:value="-19562.800000000003" table:formula="of:=[.H34]+[.F35]+[.G35]" table:style-name="ce9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200" table:style-name="ce9">
            <text:p>-200,00</text:p>
          </table:table-cell>
          <table:table-cell office:value-type="float" office:value="-19762.800000000003" table:formula="of:=[.H35]+[.F36]+[.G36]" table:style-name="ce9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0" table:style-name="ce9">
            <text:p>-100,00</text:p>
          </table:table-cell>
          <table:table-cell office:value-type="float" office:value="-19862.800000000003" table:formula="of:=[.H36]+[.F37]+[.G37]" table:style-name="ce9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9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"/>
          <table:table-cell table:number-columns-repeated="2" table:style-name="ce1"/>
          <table:table-cell office:value-type="float" office:value="-26862.800000000003" table:formula="of:=[.H38]+[.F39]+[.G39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26862.800000000003" table:formula="of:=[.H39]+[.F40]+[.G40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227"/>
          <table:table-cell table:style-name="ce29"/>
          <table:table-cell office:value-type="float" office:value="20000" table:style-name="ce9">
            <text:p>20.000,00</text:p>
          </table:table-cell>
          <table:table-cell table:style-name="ce9"/>
          <table:table-cell office:value-type="float" office:value="-6862.8000000000029" table:formula="of:=[.H40]+[.F41]+[.G41]" table:style-name="ce9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134"/>
          <table:table-cell table:style-name="ce29"/>
          <table:table-cell office:value-type="float" office:value="25000" table:style-name="ce9">
            <text:p>25.000,00</text:p>
          </table:table-cell>
          <table:table-cell table:style-name="ce9"/>
          <table:table-cell office:value-type="float" office:value="18137.199999999997" table:formula="of:=[.H41]+[.F42]+[.G42]" table:style-name="ce9">
            <text:p>18.137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Emre Aktaş kira geri ödemesi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5365" table:style-name="ce9">
            <text:p>-5.365,00</text:p>
          </table:table-cell>
          <table:table-cell office:value-type="float" office:value="12772.199999999997" table:formula="of:=[.H42]+[.F43]+[.G43]" table:style-name="ce9">
            <text:p>1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Metin ÇELİK 31-9-22 – 23</text:p>
          </table:table-cell>
          <table:table-cell table:style-name="ce123"/>
          <table:table-cell table:style-name="ce134"/>
          <table:table-cell table:style-name="ce29"/>
          <table:table-cell office:value-type="float" office:value="40000" table:style-name="ce9">
            <text:p>40.000,00</text:p>
          </table:table-cell>
          <table:table-cell table:style-name="ce9"/>
          <table:table-cell office:value-type="float" office:value="52772.2" table:formula="of:=[.H43]+[.F44]+[.G44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40000 + (8 x 1000) = 48000 TL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4]+[.F45]+[.G45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5]+[.F46]+[.G46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7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57071.7" table:formula="of:=[.H46]+[.F47]+[.G47]" table:style-name="ce9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58721.7" table:formula="of:=[.H47]+[.F48]+[.G48]" table:style-name="ce9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61721.7" table:formula="of:=[.H48]+[.F49]+[.G49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8">
            <text:p>20.000,00</text:p>
          </table:table-cell>
          <table:table-cell table:style-name="ce7"/>
          <table:table-cell table:number-columns-repeated="2" table:style-name="ce1"/>
          <table:table-cell office:value-type="float" office:value="61721.7" table:formula="of:=[.H49]+[.F50]+[.G50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Doğuş Kira 11/12-2022-23 kalan bakiye</text:p>
          </table:table-cell>
          <table:table-cell table:style-name="ce194"/>
          <table:table-cell office:value-type="float" office:value="1000" table:style-name="ce197">
            <text:p>1.000,00</text:p>
          </table:table-cell>
          <table:table-cell table:style-name="ce194"/>
          <table:table-cell office:value-type="float" office:value="1000" table:style-name="ce229">
            <text:p>1.000,00</text:p>
          </table:table-cell>
          <table:table-cell table:style-name="ce1"/>
          <table:table-cell office:value-type="float" office:value="62721.7" table:formula="of:=[.H54]+[.F55]+[.G55]" table:style-name="ce9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230">
            <text:p>Doğuş Kira 12/12-2022-23 BANKADAN</text:p>
          </table:table-cell>
          <table:table-cell office:value-type="string" table:style-name="ce230">
            <text:p>BH</text:p>
          </table:table-cell>
          <table:table-cell office:value-type="float" office:value="5000" table:style-name="ce231">
            <text:p>5.000,00</text:p>
          </table:table-cell>
          <table:table-cell table:style-name="ce230"/>
          <table:table-cell office:value-type="float" office:value="5000" table:style-name="ce232">
            <text:p>5.000,00</text:p>
          </table:table-cell>
          <table:table-cell table:style-name="ce1"/>
          <table:table-cell office:value-type="float" office:value="67721.7" table:formula="of:=[.H55]+[.F56]+[.G56]" table:style-name="ce9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SnyF-Kynkçı Merdal elektrik haziran</text:p>
          </table:table-cell>
          <table:table-cell table:style-name="ce194"/>
          <table:table-cell table:style-name="ce233"/>
          <table:table-cell table:style-name="ce194"/>
          <table:table-cell office:value-type="float" office:value="445.63" table:style-name="ce194">
            <text:p>445,63</text:p>
          </table:table-cell>
          <table:table-cell table:style-name="ce1"/>
          <table:table-cell office:value-type="float" office:value="68167.33" table:formula="of:=[.H56]+[.F57]+[.G57]" table:style-name="ce9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formula="of:=['07'.D55]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9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8">
            <text:p>2,37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TEMMUZ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7131.070000000003" table:formula="of:=SUM([.D4:.D90])" table:style-name="ce47">
            <text:p>27.131,07</text:p>
          </table:table-cell>
          <table:table-cell office:value-type="float" office:value="-17400.82" table:formula="of:=SUM([.E4:.E90])" table:style-name="ce47">
            <text:p>-17.400,82</text:p>
          </table:table-cell>
          <table:table-cell office:value-type="float" office:value="16133.3" table:formula="of:=SUM([.F4:.F87])" table:style-name="ce47">
            <text:p>16.133,30</text:p>
          </table:table-cell>
          <table:table-cell office:value-type="float" office:value="-20600.82" table:formula="of:=SUM([.G4:.G87])" table:style-name="ce47">
            <text:p>-20.600,82</text:p>
          </table:table-cell>
          <table:table-cell office:value-type="float" office:value="-4467.5200000000004" table:formula="of:=[.F2]+[.G2]" table:style-name="ce47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9"/>
          <table:table-cell office:value-type="float" office:value="1060" table:style-name="ce1">
            <text:p>1060</text:p>
          </table:table-cell>
          <table:table-cell table:style-name="ce9"/>
          <table:table-cell office:value-type="float" office:value="1060" table:formula="of:=[.H4]+[.F5]+[.G5]" table:style-name="ce9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9"/>
          <table:table-cell office:value-type="float" office:value="325" table:style-name="ce1">
            <text:p>325</text:p>
          </table:table-cell>
          <table:table-cell table:style-name="ce9"/>
          <table:table-cell office:value-type="float" office:value="1385" table:formula="of:=[.H5]+[.F6]+[.G6]" table:style-name="ce9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9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9"/>
          <table:table-cell office:value-type="float" office:value="48.8" table:style-name="ce9">
            <text:p>48,80</text:p>
          </table:table-cell>
          <table:table-cell table:style-name="ce9"/>
          <table:table-cell office:value-type="float" office:value="1433.8" table:formula="of:=[.H7]+[.F8]+[.G8]" table:style-name="ce9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6">
            <text:p>13.07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429.2" table:style-name="ce9">
            <text:p>-1.429,20</text:p>
          </table:table-cell>
          <table:table-cell table:style-name="ce9"/>
          <table:table-cell office:value-type="float" office:value="-1429.2" table:style-name="ce9">
            <text:p>-1.429,20</text:p>
          </table:table-cell>
          <table:table-cell office:value-type="float" office:value="4.5999999999999091" table:formula="of:=[.H8]+[.F9]+[.G9]" table:style-name="ce9">
            <text:p>4,6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4.5999999999999091" table:formula="of:=[.H9]+[.F10]+[.G10]" table:style-name="ce9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19" table:style-name="ce9">
            <text:p>-219,00</text:p>
          </table:table-cell>
          <table:table-cell table:style-name="ce29"/>
          <table:table-cell office:value-type="float" office:value="-219" table:style-name="ce9">
            <text:p>-219,00</text:p>
          </table:table-cell>
          <table:table-cell office:value-type="float" office:value="-214.40000000000009" table:formula="of:=[.H10]+[.F11]+[.G11]" table:style-name="ce9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38.6" table:style-name="ce9">
            <text:p>-438,60</text:p>
          </table:table-cell>
          <table:table-cell table:style-name="ce29"/>
          <table:table-cell office:value-type="float" office:value="-438.6" table:style-name="ce9">
            <text:p>-438,60</text:p>
          </table:table-cell>
          <table:table-cell office:value-type="float" office:value="-653.00000000000011" table:formula="of:=[.H11]+[.F12]+[.G12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653.00000000000011" table:formula="of:=[.H12]+[.F13]+[.G13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1">
            <text:p>ziraat pervine havale kredi için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3450" table:style-name="ce9">
            <text:p>-3.450,00</text:p>
          </table:table-cell>
          <table:table-cell office:value-type="float" office:value="-4103" table:formula="of:=[.H13]+[.F14]+[.G14]" table:style-name="ce9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9">
            <text:p>-4,89</text:p>
          </table:table-cell>
          <table:table-cell table:style-name="ce2"/>
          <table:table-cell office:value-type="float" office:value="-4.8899999999999997" table:style-name="ce9">
            <text:p>-4,89</text:p>
          </table:table-cell>
          <table:table-cell office:value-type="float" office:value="-657.89" table:formula="of:=[.H16]+[.F17]+[.G17]" table:style-name="ce9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Adem Özen Kira Ödemesi 2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957.8900000000003" table:formula="of:=[.H17]+[.F18]+[.G18]" table:style-name="ce9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MarRyl Aidat 2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354.39" table:formula="of:=[.H18]+[.F19]+[.G1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19]+[.F20]+[.G2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2" table:style-name="ce9"/>
          <table:table-cell office:value-type="float" office:value="-5354.39" table:formula="of:=[.H20]+[.F21]+[.G2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29">
            <text:p>-50,00</text:p>
          </table:table-cell>
          <table:table-cell table:number-columns-repeated="2" table:style-name="ce9"/>
          <table:table-cell office:value-type="float" office:value="-5354.39" table:formula="of:=[.H21]+[.F22]+[.G2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22]+[.F23]+[.G23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4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354.39" table:formula="of:=[.H23]+[.F24]+[.G24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5354.39" table:formula="of:=[.H24]+[.F25]+[.G25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istanbulkart</text:p>
          </table:table-cell>
          <table:table-cell table:number-columns-repeated="2" table:style-name="ce123"/>
          <table:table-cell office:value-type="float" office:value="-31.99" table:style-name="ce9">
            <text:p>-31,99</text:p>
          </table:table-cell>
          <table:table-cell table:number-columns-repeated="2" table:style-name="ce9"/>
          <table:table-cell office:value-type="float" office:value="-5354.39" table:formula="of:=[.H25]+[.F26]+[.G26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yakkabı dechatlon ½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354.39" table:formula="of:=[.H26]+[.F27]+[.G27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amil bebek</text:p>
          </table:table-cell>
          <table:table-cell table:number-columns-repeated="2" table:style-name="ce123"/>
          <table:table-cell office:value-type="float" office:value="-344.2" table:style-name="ce9">
            <text:p>-344,20</text:p>
          </table:table-cell>
          <table:table-cell table:number-columns-repeated="2" table:style-name="ce9"/>
          <table:table-cell office:value-type="float" office:value="-5354.39" table:formula="of:=[.H27]+[.F28]+[.G28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 eskişehir tokat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28]+[.F29]+[.G2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256.89" table:style-name="ce9">
            <text:p>-256,89</text:p>
          </table:table-cell>
          <table:table-cell table:number-columns-repeated="2" table:style-name="ce9"/>
          <table:table-cell office:value-type="float" office:value="-5354.39" table:formula="of:=[.H29]+[.F30]+[.G3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sen yıl petrol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30]+[.F31]+[.G3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101 merdiven</text:p>
          </table:table-cell>
          <table:table-cell table:number-columns-repeated="2" table:style-name="ce123"/>
          <table:table-cell office:value-type="float" office:value="-529.9" table:style-name="ce9">
            <text:p>-529,90</text:p>
          </table:table-cell>
          <table:table-cell table:number-columns-repeated="2" table:style-name="ce9"/>
          <table:table-cell office:value-type="float" office:value="-5354.39" table:formula="of:=[.H31]+[.F32]+[.G3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5354.39" table:formula="of:=[.H32]+[.F33]+[.G33]" table:style-name="ce9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2610.63" table:style-name="ce9">
            <text:p>-2.610,63</text:p>
          </table:table-cell>
          <table:table-cell office:value-type="float" office:value="-7965.02" table:formula="of:=[.H33]+[.F34]+[.G34]" table:style-name="ce9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erdiven alüminyum motorcu ibo iade</text:p>
          </table:table-cell>
          <table:table-cell table:style-name="ce123"/>
          <table:table-cell office:value-type="float" office:value="200" table:style-name="ce227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9"/>
          <table:table-cell office:value-type="float" office:value="-7765.02" table:formula="of:=[.H34]+[.F35]+[.G35]" table:style-name="ce9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9872.02" table:formula="of:=[.H35]+[.F36]+[.G36]" table:style-name="ce9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0372.02" table:formula="of:=[.H36]+[.F37]+[.G37]" table:style-name="ce9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12479.02" table:formula="of:=[.H37]+[.F38]+[.G38]" table:style-name="ce9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2979.02" table:formula="of:=[.H38]+[.F39]+[.G39]" table:style-name="ce9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14479.02" table:formula="of:=[.H39]+[.F40]+[.G40]" table:style-name="ce9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5517.02" table:formula="of:=[.H40]+[.F41]+[.G41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5517.02" table:formula="of:=[.H41]+[.F42]+[.G42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aaş bayramlık</text:p>
          </table:table-cell>
          <table:table-cell table:style-name="ce123"/>
          <table:table-cell office:value-type="float" office:value="1100" table:style-name="ce227">
            <text:p>1.100,00</text:p>
          </table:table-cell>
          <table:table-cell table:style-name="ce9"/>
          <table:table-cell office:value-type="float" office:value="1100" table:style-name="ce9">
            <text:p>1.100,00</text:p>
          </table:table-cell>
          <table:table-cell table:style-name="ce9"/>
          <table:table-cell office:value-type="float" office:value="-14417.02" table:formula="of:=[.H42]+[.F43]+[.G43]" table:style-name="ce9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9">
            <text:p>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0117.52" table:formula="of:=[.H43]+[.F44]+[.G44]" table:style-name="ce9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8467.52" table:formula="of:=[.H44]+[.F45]+[.G45]" table:style-name="ce9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style-name="ce1"/>
          <table:table-cell table:number-columns-repeated="2" table:style-name="ce9"/>
          <table:table-cell office:value-type="float" office:value="-8467.52" table:formula="of:=[.H45]+[.F46]+[.G46]" table:style-name="ce9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4">
            <text:p>05.07.2022</text:p>
          </table:table-cell>
          <table:table-cell office:value-type="string" table:style-name="ce230">
            <text:p>Doğuş Kira 11/12-2022-23<text:s/><text:span text:style-name="T4">BANKADAN</text:span></text:p>
          </table:table-cell>
          <table:table-cell table:style-name="ce230"/>
          <table:table-cell office:value-type="float" office:value="4000" table:style-name="ce231">
            <text:p>4.000,00</text:p>
          </table:table-cell>
          <table:table-cell table:style-name="ce230"/>
          <table:table-cell office:value-type="float" office:value="4000" table:style-name="ce232">
            <text:p>4.000,00</text:p>
          </table:table-cell>
          <table:table-cell table:style-name="ce42"/>
          <table:table-cell office:value-type="float" office:value="-4467.5200000000004" table:formula="of:=[.H46]+[.F47]+[.G47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27"/>
          <table:table-cell office:value-type="string" table:style-name="ce225">
            <text:p>Doğuş Kira 11/12-2022-23 kalan bakiye</text:p>
          </table:table-cell>
          <table:table-cell table:style-name="ce225"/>
          <table:table-cell office:value-type="float" office:value="1000" table:style-name="ce235">
            <text:p>1.000,00</text:p>
          </table:table-cell>
          <table:table-cell table:style-name="ce225"/>
          <table:table-cell table:style-name="ce236"/>
          <table:table-cell table:style-name="ce237"/>
          <table:table-cell office:value-type="float" office:value="-4467.5200000000004" table:formula="of:=[.H47]+[.F48]+[.G48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9">
            <text:p>5.000,00</text:p>
          </table:table-cell>
          <table:table-cell table:number-columns-repeated="3" table:style-name="ce9"/>
          <table:table-cell office:value-type="float" office:value="-4467.5200000000004" table:formula="of:=[.H48]+[.F49]+[.G49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9"/>
          <table:table-cell office:value-type="float" office:value="-4467.5200000000004" table:formula="of:=[.H49]+[.F50]+[.G50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0]+[.F51]+[.G51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1]+[.F52]+[.G52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2]+[.F53]+[.G53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elektrik</text:p>
          </table:table-cell>
          <table:table-cell table:style-name="ce238"/>
          <table:table-cell office:value-type="float" office:value="445.63" table:style-name="ce239">
            <text:p>445,63</text:p>
          </table:table-cell>
          <table:table-cell table:style-name="ce240"/>
          <table:table-cell table:style-name="ce238"/>
          <table:table-cell table:style-name="ce240"/>
          <table:table-cell office:value-type="float" office:value="-4467.5200000000004" table:formula="of:=[.H53]+[.F54]+[.G54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26">
            <text:p>4.000,00</text:p>
          </table:table-cell>
          <table:table-cell table:number-columns-repeated="3" table:style-name="ce225"/>
          <table:table-cell office:value-type="float" office:value="-4467.5200000000004" table:formula="of:=[.H54]+[.F55]+[.G55]" table:style-name="ce9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8">
            <text:p>4,9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37.05" table:formula="of:=SUM([.D4:.D44])" table:style-name="ce47">
            <text:p>17.837,05</text:p>
          </table:table-cell>
          <table:table-cell office:value-type="float" office:value="-28058.100000000002" table:formula="of:=SUM([.E4:.E80])" table:style-name="ce47">
            <text:p>-28.058,10</text:p>
          </table:table-cell>
          <table:table-cell office:value-type="float" office:value="16654.189999999999" table:formula="of:=SUM([.F4:.F77])" table:style-name="ce47">
            <text:p>16.654,19</text:p>
          </table:table-cell>
          <table:table-cell office:value-type="float" office:value="-28058.1" table:formula="of:=SUM([.G4:.G77])" table:style-name="ce47">
            <text:p>-28.058,10</text:p>
          </table:table-cell>
          <table:table-cell office:value-type="float" office:value="-11403.91" table:formula="of:=[.F2]+[.G2]" table:style-name="ce47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41">
            <text:p>Mesut Elektrik</text:p>
          </table:table-cell>
          <table:table-cell table:style-name="ce241"/>
          <table:table-cell office:value-type="float" office:value="182.86" table:style-name="ce241">
            <text:p>182,86</text:p>
          </table:table-cell>
          <table:table-cell table:number-columns-repeated="3" table:style-name="ce242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9"/>
          <table:table-cell office:value-type="float" office:value="996.77" table:style-name="ce9">
            <text:p>996,77</text:p>
          </table:table-cell>
          <table:table-cell table:style-name="ce9"/>
          <table:table-cell office:value-type="float" office:value="996.77" table:formula="of:=[.H5]+[.F6]+[.G6]" table:style-name="ce9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9"/>
          <table:table-cell office:value-type="float" office:value="249.02" table:style-name="ce9">
            <text:p>249,02</text:p>
          </table:table-cell>
          <table:table-cell table:style-name="ce9"/>
          <table:table-cell office:value-type="float" office:value="1245.79" table:formula="of:=[.H6]+[.F7]+[.G7]" table:style-name="ce9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9"/>
          <table:table-cell office:value-type="float" office:value="140.4" table:style-name="ce9">
            <text:p>140,40</text:p>
          </table:table-cell>
          <table:table-cell table:style-name="ce9"/>
          <table:table-cell office:value-type="float" office:value="1386.19" table:formula="of:=[.H7]+[.F8]+[.G8]" table:style-name="ce9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9522138254 /CK ÇEPESAŞ/FATURA</text:p>
          </table:table-cell>
          <table:table-cell table:number-columns-repeated="2" table:style-name="ce243"/>
          <table:table-cell office:value-type="float" office:value="-1317.2" table:style-name="ce244">
            <text:p>-1.317,20</text:p>
          </table:table-cell>
          <table:table-cell table:style-name="ce244"/>
          <table:table-cell office:value-type="float" office:value="-1317.2" table:style-name="ce244">
            <text:p>-1.317,20</text:p>
          </table:table-cell>
          <table:table-cell office:value-type="float" office:value="68.990000000000009" table:formula="of:=[.H8]+[.F9]+[.G9]" table:style-name="ce9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68.990000000000009" table:formula="of:=[.H9]+[.F10]+[.G10]" table:style-name="ce9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.1" table:style-name="ce9">
            <text:p>-200,10</text:p>
          </table:table-cell>
          <table:table-cell table:style-name="ce29"/>
          <table:table-cell office:value-type="float" office:value="-200.1" table:style-name="ce9">
            <text:p>-200,10</text:p>
          </table:table-cell>
          <table:table-cell office:value-type="float" office:value="-131.10999999999999" table:formula="of:=[.H10]+[.F11]+[.G11]" table:style-name="ce9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95.4" table:style-name="ce9">
            <text:p>-395,40</text:p>
          </table:table-cell>
          <table:table-cell table:style-name="ce29"/>
          <table:table-cell office:value-type="float" office:value="-395.4" table:style-name="ce9">
            <text:p>-395,40</text:p>
          </table:table-cell>
          <table:table-cell office:value-type="float" office:value="-526.51" table:formula="of:=[.H11]+[.F12]+[.G12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526.51" table:formula="of:=[.H12]+[.F13]+[.G13]" table:style-name="ce9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6">
            <text:p>07.06.2022</text:p>
          </table:table-cell>
          <table:table-cell office:value-type="string" table:style-name="ce121">
            <text:p>Yasemin İstanbul Kira</text:p>
          </table:table-cell>
          <table:table-cell table:number-columns-repeated="2" table:style-name="ce121"/>
          <table:table-cell table:number-columns-repeated="2" table:style-name="ce29"/>
          <table:table-cell table:style-name="ce9"/>
          <table:table-cell office:value-type="float" office:value="-526.51" table:formula="of:=[.H13]+[.F14]+[.G14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9">
            <text:p>-4.820,00</text:p>
          </table:table-cell>
          <table:table-cell table:style-name="ce9"/>
          <table:table-cell office:value-type="float" office:value="-4820" table:style-name="ce9">
            <text:p>-4.820,00</text:p>
          </table:table-cell>
          <table:table-cell office:value-type="float" office:value="-5346.51" table:formula="of:=[.H14]+[.F15]+[.G15]" table:style-name="ce9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5596.51" table:formula="of:=[.H15]+[.F16]+[.G16]" table:style-name="ce9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5596.51" table:formula="of:=[.H16]+[.F17]+[.G17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7]+[.F18]+[.G18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8]+[.F19]+[.G19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9]+[.F20]+[.G20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9">
            <text:p>-12.800,00</text:p>
          </table:table-cell>
          <table:table-cell table:style-name="ce9"/>
          <table:table-cell office:value-type="float" office:value="-12800" table:style-name="ce9">
            <text:p>-12.800,00</text:p>
          </table:table-cell>
          <table:table-cell office:value-type="float" office:value="-18396.510000000002" table:formula="of:=[.H20]+[.F21]+[.G21]" table:style-name="ce9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9">
            <text:p>-421,50</text:p>
          </table:table-cell>
          <table:table-cell table:style-name="ce9"/>
          <table:table-cell office:value-type="float" office:value="-421.5" table:style-name="ce9">
            <text:p>-421,50</text:p>
          </table:table-cell>
          <table:table-cell office:value-type="float" office:value="-18818.010000000002" table:formula="of:=[.H21]+[.F22]+[.G22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18818.010000000002" table:formula="of:=[.H22]+[.F23]+[.G23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mazon 240gbWd ssd-braun-64gb 3/6</text:p>
          </table:table-cell>
          <table:table-cell table:number-columns-repeated="2" table:style-name="ce245"/>
          <table:table-cell office:value-type="float" office:value="-177.65" table:style-name="ce246">
            <text:p>-177,65</text:p>
          </table:table-cell>
          <table:table-cell table:number-columns-repeated="2" table:style-name="ce246"/>
          <table:table-cell office:value-type="float" office:value="-18818.010000000002" table:formula="of:=[.H23]+[.F24]+[.G24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389.06" table:style-name="ce9">
            <text:p>-389,06</text:p>
          </table:table-cell>
          <table:table-cell table:number-columns-repeated="2" table:style-name="ce9"/>
          <table:table-cell office:value-type="float" office:value="-18818.010000000002" table:formula="of:=[.H24]+[.F25]+[.G25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<text:s text:c="3"/>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5]+[.F26]+[.G26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igros şimşek yem</text:p>
          </table:table-cell>
          <table:table-cell table:number-columns-repeated="2" table:style-name="ce123"/>
          <table:table-cell office:value-type="float" office:value="-225" table:style-name="ce9">
            <text:p>-225,00</text:p>
          </table:table-cell>
          <table:table-cell table:number-columns-repeated="2" table:style-name="ce9"/>
          <table:table-cell office:value-type="float" office:value="-18818.010000000002" table:formula="of:=[.H26]+[.F27]+[.G27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fide bahçe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18818.010000000002" table:formula="of:=[.H27]+[.F28]+[.G28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 + gaz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8]+[.F29]+[.G29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e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18818.010000000002" table:formula="of:=[.H29]+[.F30]+[.G30]" table:style-name="ce9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1561.71" table:style-name="ce244">
            <text:p>-1.561,71</text:p>
          </table:table-cell>
          <table:table-cell office:value-type="float" office:value="-20379.72" table:formula="of:=[.H30]+[.F31]+[.G31]" table:style-name="ce9">
            <text:p>-20.379,7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0379.72" table:formula="of:=[.H31]+[.F32]+[.G32]" table:style-name="ce9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8758480300 çepesaş</text:p>
          </table:table-cell>
          <table:table-cell table:number-columns-repeated="2" table:style-name="ce123"/>
          <table:table-cell office:value-type="float" office:value="-99.5" table:style-name="ce9">
            <text:p>-99,50</text:p>
          </table:table-cell>
          <table:table-cell table:style-name="ce9"/>
          <table:table-cell office:value-type="float" office:value="-130.72999999999999" table:style-name="ce9">
            <text:p>-130,73</text:p>
          </table:table-cell>
          <table:table-cell office:value-type="float" office:value="-20510.45" table:formula="of:=[.H32]+[.F33]+[.G33]" table:style-name="ce9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6">
            <text:p>17.06.2022</text:p>
          </table:table-cell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49.96" table:style-name="ce9">
            <text:p>-49,96</text:p>
          </table:table-cell>
          <table:table-cell table:style-name="ce9"/>
          <table:table-cell office:value-type="float" office:value="-49.96" table:style-name="ce9">
            <text:p>-49,96</text:p>
          </table:table-cell>
          <table:table-cell office:value-type="float" office:value="-20560.41" table:formula="of:=[.H33]+[.F34]+[.G34]" table:style-name="ce9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130.72999999999999" table:style-name="ce9">
            <text:p>-130,73</text:p>
          </table:table-cell>
          <table:table-cell table:style-name="ce9"/>
          <table:table-cell office:value-type="float" office:value="-99.5" table:style-name="ce9">
            <text:p>-99,50</text:p>
          </table:table-cell>
          <table:table-cell office:value-type="float" office:value="-20659.91" table:formula="of:=[.H34]+[.F35]+[.G35]" table:style-name="ce9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0659.91" table:formula="of:=[.H35]+[.F36]+[.G36]" table:style-name="ce9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2165.91" table:formula="of:=[.H36]+[.F37]+[.G37]" table:style-name="ce9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3671.91" table:formula="of:=[.H37]+[.F38]+[.G38]" table:style-name="ce9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9">
            <text:p>-3.000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26671.91" table:formula="of:=[.H38]+[.F39]+[.G39]" table:style-name="ce9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6671.91" table:formula="of:=[.H39]+[.F40]+[.G40]" table:style-name="ce9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3651.54" table:formula="of:=[.H40]+[.F41]+[.G41]" table:style-name="ce9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22001.54" table:formula="of:=[.H41]+[.F42]+[.G42]" table:style-name="ce9">
            <text:p>-22.001,54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Doğuş Kira 11/12-2022-23</text:p>
          </table:table-cell>
          <table:table-cell table:style-name="ce238"/>
          <table:table-cell office:value-type="float" office:value="5000" table:style-name="ce240">
            <text:p>5.000,00</text:p>
          </table:table-cell>
          <table:table-cell table:number-columns-repeated="3" table:style-name="ce240"/>
          <table:table-cell office:value-type="float" office:value="-22001.54" table:formula="of:=[.H42]+[.F43]+[.G43]" table:style-name="ce9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5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9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5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9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4">
            <text:p>20.06.2022</text:p>
          </table:table-cell>
          <table:table-cell office:value-type="string" table:style-name="ce230">
            <text:p>SnyF-Kynkçı Merdal 9/12-2022</text:p>
          </table:table-cell>
          <table:table-cell table:number-columns-repeated="3" table:style-name="ce230"/>
          <table:table-cell office:value-type="float" office:value="4000" table:style-name="ce232">
            <text:p>4.000,00</text:p>
          </table:table-cell>
          <table:table-cell table:style-name="ce230"/>
          <table:table-cell office:value-type="float" office:value="-11403.91" table:formula="of:=[.H45]+[.F46]+[.G46]" table:style-name="ce9">
            <text:p>-11.403,91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48">
            <text:p>4.000,00</text:p>
          </table:table-cell>
          <table:table-cell table:number-columns-repeated="3" table:style-name="ce238"/>
          <table:table-cell office:value-type="float" office:value="-11403.91" table:formula="of:=[.H46]+[.F47]+[.G47]" table:style-name="ce9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8">
            <text:p>2,98</text:p>
          </table:table-cell>
          <table:table-cell table:number-columns-repeated="3" table:style-name="ce1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1328.34" table:formula="of:=SUM([.D4:.D32])" table:style-name="ce47">
            <text:p>11.328,34</text:p>
          </table:table-cell>
          <table:table-cell office:value-type="float" office:value="-7712.66" table:formula="of:=SUM([.E4:.E68])" table:style-name="ce47">
            <text:p>-7.712,66</text:p>
          </table:table-cell>
          <table:table-cell office:value-type="float" office:value="9522.369999999999" table:formula="of:=SUM([.F4:.F65])" table:style-name="ce47">
            <text:p>9.522,37</text:p>
          </table:table-cell>
          <table:table-cell office:value-type="float" office:value="-7722.66" table:formula="of:=SUM([.G4:.G65])" table:style-name="ce47">
            <text:p>-7.722,66</text:p>
          </table:table-cell>
          <table:table-cell office:value-type="float" office:value="1799.7099999999991" table:formula="of:=[.F2]+[.G2]" table:style-name="ce47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number-columns-repeated="3" table:style-name="ce119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9"/>
          <table:table-cell office:value-type="float" office:value="155" table:style-name="ce9">
            <text:p>155,00</text:p>
          </table:table-cell>
          <table:table-cell table:style-name="ce9"/>
          <table:table-cell office:value-type="float" office:value="155" table:formula="of:=[.H4]+[.F5]+[.G5]" table:style-name="ce9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9"/>
          <table:table-cell office:value-type="float" office:value="1035" table:style-name="ce9">
            <text:p>1.035,00</text:p>
          </table:table-cell>
          <table:table-cell table:style-name="ce9"/>
          <table:table-cell office:value-type="float" office:value="1190" table:formula="of:=[.H5]+[.F6]+[.G6]" table:style-name="ce9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9"/>
          <table:table-cell office:value-type="float" office:value="350" table:style-name="ce9">
            <text:p>350,00</text:p>
          </table:table-cell>
          <table:table-cell table:style-name="ce9"/>
          <table:table-cell office:value-type="float" office:value="1540" table:formula="of:=[.H6]+[.F7]+[.G7]" table:style-name="ce9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9"/>
          <table:table-cell office:value-type="float" office:value="230" table:style-name="ce9">
            <text:p>230,00</text:p>
          </table:table-cell>
          <table:table-cell table:style-name="ce9"/>
          <table:table-cell office:value-type="float" office:value="1770" table:formula="of:=[.H7]+[.F8]+[.G8]" table:style-name="ce9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9"/>
          <table:table-cell office:value-type="float" office:value="82" table:style-name="ce9">
            <text:p>82,00</text:p>
          </table:table-cell>
          <table:table-cell table:style-name="ce9"/>
          <table:table-cell office:value-type="float" office:value="1852" table:formula="of:=[.H8]+[.F9]+[.G9]" table:style-name="ce9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360.1" table:style-name="ce9">
            <text:p>-1.360,10</text:p>
          </table:table-cell>
          <table:table-cell table:style-name="ce9"/>
          <table:table-cell office:value-type="float" office:value="-1360.1" table:style-name="ce9">
            <text:p>-1.360,10</text:p>
          </table:table-cell>
          <table:table-cell office:value-type="float" office:value="491.90000000000009" table:formula="of:=[.H9]+[.F10]+[.G10]" table:style-name="ce9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197.1" table:style-name="ce9">
            <text:p>-197,10</text:p>
          </table:table-cell>
          <table:table-cell table:style-name="ce9"/>
          <table:table-cell office:value-type="float" office:value="-197.1" table:style-name="ce9">
            <text:p>-197,10</text:p>
          </table:table-cell>
          <table:table-cell office:value-type="float" office:value="294.80000000000007" table:formula="of:=[.H10]+[.F11]+[.G11]" table:style-name="ce9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65.7" table:style-name="ce9">
            <text:p>-365,70</text:p>
          </table:table-cell>
          <table:table-cell table:style-name="ce9"/>
          <table:table-cell office:value-type="float" office:value="-365.7" table:style-name="ce9">
            <text:p>-365,70</text:p>
          </table:table-cell>
          <table:table-cell office:value-type="float" office:value="-70.89999999999992" table:formula="of:=[.H11]+[.F12]+[.G12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70.89999999999992" table:formula="of:=[.H12]+[.F13]+[.G13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54.54" table:style-name="ce9">
            <text:p>-54,54</text:p>
          </table:table-cell>
          <table:table-cell table:style-name="ce9"/>
          <table:table-cell office:value-type="float" office:value="-54.54" table:style-name="ce9">
            <text:p>-54,54</text:p>
          </table:table-cell>
          <table:table-cell office:value-type="float" office:value="-125.43999999999991" table:formula="of:=[.H13]+[.F14]+[.G14]" table:style-name="ce9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327.25" table:style-name="ce9">
            <text:p>-327,25</text:p>
          </table:table-cell>
          <table:table-cell table:style-name="ce9"/>
          <table:table-cell office:value-type="float" office:value="-327.25" table:style-name="ce9">
            <text:p>-327,25</text:p>
          </table:table-cell>
          <table:table-cell office:value-type="float" office:value="-452.68999999999994" table:formula="of:=[.H14]+[.F15]+[.G15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452.68999999999994" table:formula="of:=[.H15]+[.F16]+[.G16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udi benzin</text:p>
          </table:table-cell>
          <table:table-cell table:number-columns-repeated="2" table:style-name="ce245"/>
          <table:table-cell office:value-type="float" office:value="-100" table:style-name="ce246">
            <text:p>-100,00</text:p>
          </table:table-cell>
          <table:table-cell table:number-columns-repeated="2" table:style-name="ce246"/>
          <table:table-cell office:value-type="float" office:value="-452.68999999999994" table:formula="of:=[.H16]+[.F17]+[.G17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115.31" table:style-name="ce9">
            <text:p>-115,31</text:p>
          </table:table-cell>
          <table:table-cell table:number-columns-repeated="2" table:style-name="ce9"/>
          <table:table-cell office:value-type="float" office:value="-452.68999999999994" table:formula="of:=[.H17]+[.F18]+[.G18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39.18" table:style-name="ce9">
            <text:p>-39,18</text:p>
          </table:table-cell>
          <table:table-cell table:number-columns-repeated="2" table:style-name="ce9"/>
          <table:table-cell office:value-type="float" office:value="-452.68999999999994" table:formula="of:=[.H18]+[.F19]+[.G19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452.68999999999994" table:formula="of:=[.H19]+[.F20]+[.G20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452.68999999999994" table:formula="of:=[.H20]+[.F21]+[.G21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ahçe su parası</text:p>
          </table:table-cell>
          <table:table-cell table:number-columns-repeated="2" table:style-name="ce123"/>
          <table:table-cell office:value-type="float" office:value="-205.83" table:style-name="ce9">
            <text:p>-205,83</text:p>
          </table:table-cell>
          <table:table-cell table:number-columns-repeated="2" table:style-name="ce9"/>
          <table:table-cell office:value-type="float" office:value="-452.68999999999994" table:formula="of:=[.H21]+[.F22]+[.G22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2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452.68999999999994" table:formula="of:=[.H22]+[.F23]+[.G23]" table:style-name="ce9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907.97" table:style-name="ce244">
            <text:p>-907,97</text:p>
          </table:table-cell>
          <table:table-cell office:value-type="float" office:value="-1360.6599999999999" table:formula="of:=[.H23]+[.F24]+[.G24]" table:style-name="ce9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360.6599999999999" table:formula="of:=[.H24]+[.F25]+[.G25]" table:style-name="ce9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2865.66" table:formula="of:=[.H25]+[.F26]+[.G26]" table:style-name="ce9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4370.66" table:formula="of:=[.H26]+[.F27]+[.G27]" table:style-name="ce9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5870.66" table:formula="of:=[.H27]+[.F28]+[.G28]" table:style-name="ce9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5870.66" table:formula="of:=[.H28]+[.F29]+[.G29]" table:style-name="ce9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850.29" table:formula="of:=[.H29]+[.F30]+[.G30]" table:style-name="ce9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200.29" table:formula="of:=[.H30]+[.F31]+[.G31]" table:style-name="ce9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9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1799.71" table:formula="of:=[.H31]+[.F32]+[.G32]" table:style-name="ce9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1799.71" table:formula="of:=[.H32]+[.F33]+[.G33]" table:style-name="ce9">
            <text:p>1.799,71</text:p>
          </table:table-cell>
          <table:table-cell table:number-columns-repeated="16376"/>
        </table:table-row>
        <table:table-row table:style-name="ro1">
          <table:table-cell table:style-name="ce250"/>
          <table:table-cell office:value-type="string" table:style-name="ce238">
            <text:p>SnyF-Kynkçı Merdal 9/12-2022</text:p>
          </table:table-cell>
          <table:table-cell table:style-name="ce238"/>
          <table:table-cell office:value-type="float" office:value="4000" table:style-name="ce251">
            <text:p>4.000,00</text:p>
          </table:table-cell>
          <table:table-cell table:style-name="ce238"/>
          <table:table-cell table:number-columns-repeated="2" table:style-name="ce240"/>
          <table:table-cell office:value-type="float" office:value="1799.71" table:formula="of:=[.H33]+[.F34]+[.G34]" table:style-name="ce9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8" table:default-cell-style-name="ce1"/>
        <table:table-column table:style-name="co52" table:default-cell-style-name="ce1"/>
        <table:table-column table:style-name="co56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8">
            <text:p>7,2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937.59" table:formula="of:=SUM([.D5:.D66])" table:style-name="ce47">
            <text:p>15.937,59</text:p>
          </table:table-cell>
          <table:table-cell office:value-type="float" office:value="-11790.68" table:formula="of:=SUM([.E5:.E66])" table:style-name="ce47">
            <text:p>-11.790,68</text:p>
          </table:table-cell>
          <table:table-cell office:value-type="float" office:value="17940.28" table:formula="of:=SUM([.F5:.F66])" table:style-name="ce47">
            <text:p>17.940,28</text:p>
          </table:table-cell>
          <table:table-cell office:value-type="float" office:value="-11140.68" table:formula="of:=SUM([.G5:.G66])" table:style-name="ce47">
            <text:p>-11.140,68</text:p>
          </table:table-cell>
          <table:table-cell office:value-type="float" office:value="6799.5999999999985" table:formula="of:=[.F2]+[.G2]" table:style-name="ce47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9"/>
          <table:table-cell office:value-type="float" office:value="260" table:style-name="ce9">
            <text:p>260,00</text:p>
          </table:table-cell>
          <table:table-cell table:style-name="ce9"/>
          <table:table-cell office:value-type="float" office:value="260" table:formula="of:=[.H4]+[.F5]+[.G5]" table:style-name="ce9">
            <text:p>26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9"/>
          <table:table-cell office:value-type="float" office:value="1089.6300000000001" table:style-name="ce9">
            <text:p>1.089,63</text:p>
          </table:table-cell>
          <table:table-cell table:style-name="ce9"/>
          <table:table-cell office:value-type="float" office:value="1349.63" table:formula="of:=[.H5]+[.F6]+[.G6]" table:style-name="ce9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9"/>
          <table:table-cell office:value-type="float" office:value="384.4" table:style-name="ce9">
            <text:p>384,40</text:p>
          </table:table-cell>
          <table:table-cell table:style-name="ce9"/>
          <table:table-cell office:value-type="float" office:value="1734.0300000000002" table:formula="of:=[.H6]+[.F7]+[.G7]" table:style-name="ce9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9"/>
          <table:table-cell office:value-type="float" office:value="85.88" table:style-name="ce9">
            <text:p>85,88</text:p>
          </table:table-cell>
          <table:table-cell table:style-name="ce9"/>
          <table:table-cell office:value-type="float" office:value="1819.9100000000003" table:formula="of:=[.H7]+[.F8]+[.G8]" table:style-name="ce9">
            <text:p>1.819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78.43" table:style-name="ce9">
            <text:p>-1.578,43</text:p>
          </table:table-cell>
          <table:table-cell table:style-name="ce9"/>
          <table:table-cell office:value-type="float" office:value="-1578.43" table:style-name="ce9">
            <text:p>-1.578,43</text:p>
          </table:table-cell>
          <table:table-cell office:value-type="float" office:value="241.48000000000025" table:formula="of:=[.H8]+[.F9]+[.G9]" table:style-name="ce9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383.8" table:style-name="ce9">
            <text:p>-383,80</text:p>
          </table:table-cell>
          <table:table-cell table:style-name="ce29"/>
          <table:table-cell office:value-type="float" office:value="-383.8" table:style-name="ce9">
            <text:p>-383,80</text:p>
          </table:table-cell>
          <table:table-cell office:value-type="float" office:value="-142.31999999999977" table:formula="of:=[.H9]+[.F10]+[.G10]" table:style-name="ce9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171.6" table:style-name="ce9">
            <text:p>-171,60</text:p>
          </table:table-cell>
          <table:table-cell table:style-name="ce29"/>
          <table:table-cell office:value-type="float" office:value="-171.6" table:style-name="ce9">
            <text:p>-171,60</text:p>
          </table:table-cell>
          <table:table-cell office:value-type="float" office:value="-313.91999999999973" table:formula="of:=[.H10]+[.F11]+[.G11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1"/>
          <table:table-cell table:style-name="ce29"/>
          <table:table-cell table:style-name="ce9"/>
          <table:table-cell office:value-type="float" office:value="-313.91999999999973" table:formula="of:=[.H11]+[.F12]+[.G12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313.91999999999973" table:formula="of:=[.H12]+[.F13]+[.G13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9"/>
          <table:table-cell office:value-type="float" office:value="-313.91999999999973" table:formula="of:=[.H13]+[.F14]+[.G14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313.91999999999973" table:formula="of:=[.H14]+[.F15]+[.G15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245">
            <text:p>06 yb 1397 2. taksit</text:p>
          </table:table-cell>
          <table:table-cell table:number-columns-repeated="2" table:style-name="ce245"/>
          <table:table-cell office:value-type="float" office:value="-169" table:style-name="ce246">
            <text:p>-169,00</text:p>
          </table:table-cell>
          <table:table-cell table:style-name="ce252"/>
          <table:table-cell table:style-name="ce246"/>
          <table:table-cell office:value-type="float" office:value="-313.91999999999973" table:formula="of:=[.H15]+[.F16]+[.G16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HAS KOMP ÇORUM</text:p>
          </table:table-cell>
          <table:table-cell table:number-columns-repeated="2" table:style-name="ce123"/>
          <table:table-cell office:value-type="float" office:value="-3270" table:style-name="ce9">
            <text:p>-3.270,00</text:p>
          </table:table-cell>
          <table:table-cell table:style-name="ce29"/>
          <table:table-cell table:style-name="ce9"/>
          <table:table-cell office:value-type="float" office:value="-313.91999999999973" table:formula="of:=[.H16]+[.F17]+[.G17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</text:p>
          </table:table-cell>
          <table:table-cell table:number-columns-repeated="2" table:style-name="ce123"/>
          <table:table-cell office:value-type="float" office:value="-238" table:style-name="ce9">
            <text:p>-238,00</text:p>
          </table:table-cell>
          <table:table-cell table:style-name="ce29"/>
          <table:table-cell table:style-name="ce9"/>
          <table:table-cell office:value-type="float" office:value="-313.91999999999973" table:formula="of:=[.H17]+[.F18]+[.G18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 bsmv</text:p>
          </table:table-cell>
          <table:table-cell table:number-columns-repeated="2" table:style-name="ce123"/>
          <table:table-cell office:value-type="float" office:value="-11.9" table:style-name="ce9">
            <text:p>-11,90</text:p>
          </table:table-cell>
          <table:table-cell table:style-name="ce29"/>
          <table:table-cell table:style-name="ce9"/>
          <table:table-cell office:value-type="float" office:value="-313.91999999999973" table:formula="of:=[.H18]+[.F19]+[.G19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amazon 240gbWd ssd-braun-64gb 1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style-name="ce29"/>
          <table:table-cell table:style-name="ce9"/>
          <table:table-cell office:value-type="float" office:value="-313.91999999999973" table:formula="of:=[.H19]+[.F20]+[.G20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gib gov tr kira damga v.</text:p>
          </table:table-cell>
          <table:table-cell table:number-columns-repeated="2" table:style-name="ce123"/>
          <table:table-cell office:value-type="float" office:value="-132.30000000000001" table:style-name="ce9">
            <text:p>-132,30</text:p>
          </table:table-cell>
          <table:table-cell table:style-name="ce29"/>
          <table:table-cell table:style-name="ce9"/>
          <table:table-cell office:value-type="float" office:value="-313.91999999999973" table:formula="of:=[.H20]+[.F21]+[.G21]" table:style-name="ce9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number-columns-repeated="2" table:style-name="ce247"/>
          <table:table-cell office:value-type="float" office:value="-3998.85" table:style-name="ce244">
            <text:p>-3.998,85</text:p>
          </table:table-cell>
          <table:table-cell office:value-type="float" office:value="-4312.7699999999995" table:formula="of:=[.H21]+[.F22]+[.G22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4312.7699999999995" table:formula="of:=[.H22]+[.F23]+[.G23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5816.7699999999995" table:formula="of:=[.H23]+[.F24]+[.G24]" table:style-name="ce9">
            <text:p>-5.816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7320.7699999999995" table:formula="of:=[.H24]+[.F25]+[.G25]" table:style-name="ce9">
            <text:p>-7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0" table:style-name="ce9">
            <text:p>-500,00</text:p>
          </table:table-cell>
          <table:table-cell office:value-type="float" office:value="-7820.7699999999995" table:formula="of:=[.H25]+[.F26]+[.G26]" table:style-name="ce9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9320.77" table:formula="of:=[.H26]+[.F27]+[.G27]" table:style-name="ce9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9">
            <text:p>-9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6300.4000000000005" table:formula="of:=[.H28]+[.F29]+[.G29]" table:style-name="ce9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3800.4000000000005" table:formula="of:=[.H29]+[.F30]+[.G30]" table:style-name="ce9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9">
            <text:p>1.600,00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9"/>
          <table:table-cell office:value-type="float" office:value="-2200.4000000000005" table:formula="of:=[.H30]+[.F31]+[.G31]" table:style-name="ce9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230">
            <text:p>Doğuş Kira 9/12-2022-23 <text:s text:c="3"/>+2000</text:p>
          </table:table-cell>
          <table:table-cell table:style-name="ce249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2799.5999999999995" table:formula="of:=[.H31]+[.F32]+[.G32]" table:style-name="ce9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9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9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9"/>
          <table:table-cell table:style-name="ce1"/>
          <table:table-cell table:style-name="ce42"/>
          <table:table-cell table:style-name="ce9"/>
          <table:table-cell office:value-type="float" office:value="6799.5999999999995" table:formula="of:=[.H34]+[.F35]+[.G35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31" table:default-cell-style-name="ce1"/>
        <table:table-column table:style-name="co37" table:default-cell-style-name="ce1"/>
        <table:table-column table:style-name="co31" table:default-cell-style-name="ce1"/>
        <table:table-column table:style-name="co37" table:number-columns-repeated="2" table:default-cell-style-name="ce1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8">
            <text:p>5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MAR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6859.61" table:formula="of:=SUM([.D5:.D61])" table:style-name="ce47">
            <text:p>36.859,61</text:p>
          </table:table-cell>
          <table:table-cell office:value-type="float" office:value="-30109.3" table:formula="of:=SUM([.E5:.E61])" table:style-name="ce47">
            <text:p>-30.109,30</text:p>
          </table:table-cell>
          <table:table-cell office:value-type="float" office:value="35859.61" table:formula="of:=SUM([.F5:.F61])" table:style-name="ce47">
            <text:p>35.859,61</text:p>
          </table:table-cell>
          <table:table-cell office:value-type="float" office:value="-30109.3" table:formula="of:=SUM([.G5:.G61])" table:style-name="ce47">
            <text:p>-30.109,30</text:p>
          </table:table-cell>
          <table:table-cell office:value-type="float" office:value="5750.3100000000013" table:formula="of:=[.F2]+[.G2]" table:style-name="ce47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style-name="ce6"/>
          <table:table-cell table:number-columns-repeated="2" table:style-name="ce7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3" table:style-name="ce29"/>
          <table:table-cell office:value-type="float" office:value="0" table:formula="of:=[.H3]+[.F4]+[.G4]" table:style-name="ce9">
            <text:p>0,0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9">
            <text:p>375,60</text:p>
          </table:table-cell>
          <table:table-cell table:style-name="ce1"/>
          <table:table-cell office:value-type="float" office:value="375.6" table:style-name="ce9">
            <text:p>375,60</text:p>
          </table:table-cell>
          <table:table-cell table:style-name="ce9"/>
          <table:table-cell office:value-type="float" office:value="375.6" table:formula="of:=[.H4]+[.F5]+[.G5]" table:style-name="ce9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9">
            <text:p>1.137,88</text:p>
          </table:table-cell>
          <table:table-cell table:style-name="ce1"/>
          <table:table-cell office:value-type="float" office:value="1137.8800000000001" table:style-name="ce9">
            <text:p>1.137,88</text:p>
          </table:table-cell>
          <table:table-cell table:style-name="ce9"/>
          <table:table-cell office:value-type="float" office:value="1513.48" table:formula="of:=[.H5]+[.F6]+[.G6]" table:style-name="ce9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9">
            <text:p>256,45</text:p>
          </table:table-cell>
          <table:table-cell table:style-name="ce1"/>
          <table:table-cell office:value-type="float" office:value="256.45" table:style-name="ce9">
            <text:p>256,45</text:p>
          </table:table-cell>
          <table:table-cell table:style-name="ce9"/>
          <table:table-cell office:value-type="float" office:value="1769.93" table:formula="of:=[.H6]+[.F7]+[.G7]" table:style-name="ce9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9">
            <text:p>69,31</text:p>
          </table:table-cell>
          <table:table-cell table:style-name="ce1"/>
          <table:table-cell office:value-type="float" office:value="69.31" table:style-name="ce9">
            <text:p>69,31</text:p>
          </table:table-cell>
          <table:table-cell table:style-name="ce9"/>
          <table:table-cell office:value-type="float" office:value="1839.24" table:formula="of:=[.H7]+[.F8]+[.G8]" table:style-name="ce9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6">
            <text:p>11.03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608.4" table:style-name="ce9">
            <text:p>-1.608,40</text:p>
          </table:table-cell>
          <table:table-cell table:style-name="ce9"/>
          <table:table-cell office:value-type="float" office:value="-1608.4" table:style-name="ce9">
            <text:p>-1.608,40</text:p>
          </table:table-cell>
          <table:table-cell office:value-type="float" office:value="230.83999999999992" table:formula="of:=[.H8]+[.F9]+[.G9]" table:style-name="ce9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6">
            <text:p>04.03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67" table:style-name="ce9">
            <text:p>-167,00</text:p>
          </table:table-cell>
          <table:table-cell table:style-name="ce29"/>
          <table:table-cell office:value-type="float" office:value="-167" table:style-name="ce29">
            <text:p>-167,00</text:p>
          </table:table-cell>
          <table:table-cell office:value-type="float" office:value="63.839999999999918" table:formula="of:=[.H9]+[.F10]+[.G10]" table:style-name="ce9">
            <text:p>63,84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28" table:style-name="ce9">
            <text:p>-428,00</text:p>
          </table:table-cell>
          <table:table-cell table:style-name="ce29"/>
          <table:table-cell office:value-type="float" office:value="-428" table:style-name="ce29">
            <text:p>-428,00</text:p>
          </table:table-cell>
          <table:table-cell office:value-type="float" office:value="-364.16000000000008" table:formula="of:=[.H10]+[.F11]+[.G11]" table:style-name="ce9">
            <text:p>-364,1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364.16000000000008" table:formula="of:=[.H11]+[.F12]+[.G12]" table:style-name="ce9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37.229999999999997" table:style-name="ce9">
            <text:p>-37,23</text:p>
          </table:table-cell>
          <table:table-cell table:style-name="ce9"/>
          <table:table-cell office:value-type="float" office:value="-37.229999999999997" table:style-name="ce9">
            <text:p>-37,23</text:p>
          </table:table-cell>
          <table:table-cell office:value-type="float" office:value="-401.3900000000001" table:formula="of:=[.H12]+[.F13]+[.G13]" table:style-name="ce9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632.91999999999996" table:style-name="ce9">
            <text:p>-632,92</text:p>
          </table:table-cell>
          <table:table-cell table:style-name="ce9"/>
          <table:table-cell office:value-type="float" office:value="-632.91999999999996" table:style-name="ce9">
            <text:p>-632,92</text:p>
          </table:table-cell>
          <table:table-cell office:value-type="float" office:value="-1034.31" table:formula="of:=[.H13]+[.F14]+[.G14]" table:style-name="ce9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number-columns-repeated="2" table:style-name="ce29"/>
          <table:table-cell office:value-type="float" office:value="-1034.31" table:formula="of:=[.H14]+[.F15]+[.G15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29"/>
          <table:table-cell office:value-type="float" office:value="-1034.31" table:formula="of:=[.H15]+[.F16]+[.G16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daü yasemin 21-22 <text:s/>bahar okul ücreti</text:p>
          </table:table-cell>
          <table:table-cell table:number-columns-repeated="2" table:style-name="ce123"/>
          <table:table-cell office:value-type="float" office:value="-21510.75" table:style-name="ce9">
            <text:p>-21.510,75</text:p>
          </table:table-cell>
          <table:table-cell table:number-columns-repeated="2" table:style-name="ce29"/>
          <table:table-cell office:value-type="float" office:value="-1034.31" table:formula="of:=[.H16]+[.F17]+[.G17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06 yb 1397 1. taksit</text:p>
          </table:table-cell>
          <table:table-cell table:number-columns-repeated="2" table:style-name="ce123"/>
          <table:table-cell office:value-type="float" office:value="-169" table:style-name="ce9">
            <text:p>-169,00</text:p>
          </table:table-cell>
          <table:table-cell table:number-columns-repeated="2" table:style-name="ce29"/>
          <table:table-cell office:value-type="float" office:value="-1034.31" table:formula="of:=[.H17]+[.F18]+[.G18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7T00:00:00" table:style-name="ce116">
            <text:p>07.03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style-name="ce9"/>
          <table:table-cell table:style-name="ce29"/>
          <table:table-cell office:value-type="float" office:value="-21729.75" table:style-name="ce29">
            <text:p>-21.729,75</text:p>
          </table:table-cell>
          <table:table-cell office:value-type="float" office:value="-22764.06" table:formula="of:=[.H18]+[.F19]+[.G19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29"/>
          <table:table-cell office:value-type="float" office:value="-22764.06" table:formula="of:=[.H19]+[.F20]+[.G20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4267.06" table:formula="of:=[.H20]+[.F21]+[.G21]" table:style-name="ce9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5770.06" table:formula="of:=[.H21]+[.F22]+[.G22]" table:style-name="ce9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000" table:style-name="ce9">
            <text:p>-1.000,00</text:p>
          </table:table-cell>
          <table:table-cell table:style-name="ce1"/>
          <table:table-cell office:value-type="float" office:value="-1000" table:style-name="ce9">
            <text:p>-1.000,00</text:p>
          </table:table-cell>
          <table:table-cell office:value-type="float" office:value="-26770.06" table:formula="of:=[.H22]+[.F23]+[.G23]" table:style-name="ce9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28270.06" table:formula="of:=[.H23]+[.F24]+[.G24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5249.690000000002" table:formula="of:=[.H25]+[.F26]+[.G26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-25249.690000000002" table:formula="of:=[.H26]+[.F27]+[.G27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9">
            <text:p>N</text:p>
          </table:table-cell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249.690000000002" table:formula="of:=[.H27]+[.F28]+[.G28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9">
            <text:p>N</text:p>
          </table:table-cell>
          <table:table-cell office:value-type="float" office:value="28000" table:style-name="ce9">
            <text:p>28.000,00</text:p>
          </table:table-cell>
          <table:table-cell table:style-name="ce9"/>
          <table:table-cell office:value-type="float" office:value="28000" table:style-name="ce9">
            <text:p>28.000,00</text:p>
          </table:table-cell>
          <table:table-cell table:style-name="ce1"/>
          <table:table-cell office:value-type="float" office:value="5750.3099999999977" table:formula="of:=[.H29]+[.F30]+[.G30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48000 TL-28000 7 aylık peşin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0]+[.F31]+[.G31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Aylık 4000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1]+[.F32]+[.G32]" table:style-name="ce9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59" table:default-cell-style-name="ce1"/>
        <table:table-column table:style-name="co29" table:default-cell-style-name="ce1"/>
        <table:table-column table:style-name="co54" table:default-cell-style-name="ce1"/>
        <table:table-column table:style-name="co10" table:number-columns-repeated="2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8">
            <text:p>4,8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0567.09" table:formula="of:=SUM([.D5:.D63])" table:style-name="ce47">
            <text:p>10.567,09</text:p>
          </table:table-cell>
          <table:table-cell office:value-type="float" office:value="-21938.15" table:formula="of:=SUM([.E5:.E63])" table:style-name="ce47">
            <text:p>-21.938,15</text:p>
          </table:table-cell>
          <table:table-cell office:value-type="float" office:value="11567.09" table:formula="of:=SUM([.F5:.F63])" table:style-name="ce47">
            <text:p>11.567,09</text:p>
          </table:table-cell>
          <table:table-cell office:value-type="float" office:value="-21938.15" table:formula="of:=SUM([.G5:.G63])" table:style-name="ce47">
            <text:p>-21.938,15</text:p>
          </table:table-cell>
          <table:table-cell office:value-type="float" office:value="-10371.060000000001" table:formula="of:=[.F2]+[.G2]" table:style-name="ce47">
            <text:p>-10.371,0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table:style-name="ce119"/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9"/>
          <table:table-cell office:value-type="float" office:value="508.99" table:formula="of:=[.H4]+[.F5]+[.G5]" table:style-name="ce9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9"/>
          <table:table-cell office:value-type="float" office:value="1996.82" table:formula="of:=[.H5]+[.F6]+[.G6]" table:style-name="ce9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9"/>
          <table:table-cell office:value-type="float" office:value="2486.48" table:formula="of:=[.H6]+[.F7]+[.G7]" table:style-name="ce9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9"/>
          <table:table-cell office:value-type="float" office:value="2546.7199999999998" table:formula="of:=[.H7]+[.F8]+[.G8]" table:style-name="ce9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6">
            <text:p>14.02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2319.48" table:style-name="ce9">
            <text:p>-2.319,48</text:p>
          </table:table-cell>
          <table:table-cell table:style-name="ce9"/>
          <table:table-cell office:value-type="float" office:value="-2319.48" table:style-name="ce9">
            <text:p>-2.319,48</text:p>
          </table:table-cell>
          <table:table-cell office:value-type="float" office:value="227.23999999999978" table:formula="of:=[.H8]+[.F9]+[.G9]" table:style-name="ce9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82.2" table:style-name="ce9">
            <text:p>-182,20</text:p>
          </table:table-cell>
          <table:table-cell table:style-name="ce9"/>
          <table:table-cell office:value-type="float" office:value="-182.2" table:style-name="ce9">
            <text:p>-182,20</text:p>
          </table:table-cell>
          <table:table-cell office:value-type="float" office:value="45.039999999999793" table:formula="of:=[.H9]+[.F10]+[.G10]" table:style-name="ce9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36.3" table:style-name="ce9">
            <text:p>-436,30</text:p>
          </table:table-cell>
          <table:table-cell table:style-name="ce9"/>
          <table:table-cell office:value-type="float" office:value="-436.3" table:style-name="ce9">
            <text:p>-436,30</text:p>
          </table:table-cell>
          <table:table-cell office:value-type="float" office:value="-391.26000000000022" table:formula="of:=[.H10]+[.F11]+[.G11]" table:style-name="ce9">
            <text:p>-391,26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3" table:style-name="ce9"/>
          <table:table-cell office:value-type="float" office:value="-391.26000000000022" table:formula="of:=[.H11]+[.F12]+[.G12]" table:style-name="ce9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44.38" table:style-name="ce9">
            <text:p>-44,38</text:p>
          </table:table-cell>
          <table:table-cell table:style-name="ce9"/>
          <table:table-cell office:value-type="float" office:value="-44.38" table:style-name="ce9">
            <text:p>-44,38</text:p>
          </table:table-cell>
          <table:table-cell office:value-type="float" office:value="-435.64000000000021" table:formula="of:=[.H12]+[.F13]+[.G13]" table:style-name="ce9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078.07" table:style-name="ce9">
            <text:p>-1.078,07</text:p>
          </table:table-cell>
          <table:table-cell table:style-name="ce9"/>
          <table:table-cell office:value-type="float" office:value="-1078.07" table:style-name="ce9">
            <text:p>-1.078,07</text:p>
          </table:table-cell>
          <table:table-cell office:value-type="float" office:value="-1513.71" table:formula="of:=[.H13]+[.F14]+[.G14]" table:style-name="ce9">
            <text:p>-1.513,7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1513.71" table:formula="of:=[.H14]+[.F15]+[.G15]" table:style-name="ce9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6">
            <text:p>04.02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9"/>
          <table:table-cell office:value-type="float" office:value="-5577.72" table:style-name="ce9">
            <text:p>-5.577,72</text:p>
          </table:table-cell>
          <table:table-cell office:value-type="float" office:value="-7091.43" table:formula="of:=[.H15]+[.F16]+[.G16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15" table:style-name="ce9">
            <text:p>-15,00</text:p>
          </table:table-cell>
          <table:table-cell table:number-columns-repeated="2" table:style-name="ce9"/>
          <table:table-cell office:value-type="float" office:value="-7091.43" table:formula="of:=[.H16]+[.F17]+[.G17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lmer bilgisayar</text:p>
          </table:table-cell>
          <table:table-cell table:number-columns-repeated="2" table:style-name="ce123"/>
          <table:table-cell office:value-type="float" office:value="-5254.4" table:style-name="ce9">
            <text:p>-5.254,40</text:p>
          </table:table-cell>
          <table:table-cell table:number-columns-repeated="2" table:style-name="ce9"/>
          <table:table-cell office:value-type="float" office:value="-7091.43" table:formula="of:=[.H17]+[.F18]+[.G18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nggood lcd controller</text:p>
          </table:table-cell>
          <table:table-cell table:number-columns-repeated="2" table:style-name="ce123"/>
          <table:table-cell office:value-type="float" office:value="-308.32" table:style-name="ce9">
            <text:p>-308,32</text:p>
          </table:table-cell>
          <table:table-cell table:number-columns-repeated="2" table:style-name="ce9"/>
          <table:table-cell office:value-type="float" office:value="-7091.43" table:formula="of:=[.H18]+[.F19]+[.G19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7091.43" table:formula="of:=[.H19]+[.F20]+[.G20]" table:style-name="ce9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8591.43" table:formula="of:=[.H20]+[.F21]+[.G21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9"/>
          <table:table-cell office:value-type="float" office:value="-8591.43" table:formula="of:=[.H21]+[.F22]+[.G22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9">
            <text:p>-1.400,00</text:p>
          </table:table-cell>
          <table:table-cell table:style-name="ce9"/>
          <table:table-cell office:value-type="float" office:value="-1400" table:style-name="ce9">
            <text:p>-1.400,00</text:p>
          </table:table-cell>
          <table:table-cell office:value-type="float" office:value="-9991.43" table:formula="of:=[.H22]+[.F23]+[.G23]" table:style-name="ce9">
            <text:p>-9.9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9">
            <text:p>-7.900,00</text:p>
          </table:table-cell>
          <table:table-cell table:style-name="ce9"/>
          <table:table-cell office:value-type="float" office:value="-7900" table:style-name="ce9">
            <text:p>-7.900,00</text:p>
          </table:table-cell>
          <table:table-cell office:value-type="float" office:value="-17891.43" table:formula="of:=[.H23]+[.F24]+[.G24]" table:style-name="ce9">
            <text:p>-17.8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19391.43" table:formula="of:=[.H24]+[.F25]+[.G25]" table:style-name="ce9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9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16371.060000000001" table:formula="of:=[.H26]+[.F27]+[.G27]" table:style-name="ce9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13871.060000000001" table:formula="of:=[.H27]+[.F28]+[.G28]" table:style-name="ce9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-13371.060000000001" table:formula="of:=[.H28]+[.F29]+[.G29]" table:style-name="ce9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10371.060000000001" table:formula="of:=[.H29]+[.F30]+[.G30]" table:style-name="ce9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number-columns-repeated="2" table:style-name="ce29"/>
          <table:table-cell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9" table:default-cell-style-name="ce1"/>
        <table:table-column table:style-name="co29" table:default-cell-style-name="ce1"/>
        <table:table-column table:style-name="co54" table:default-cell-style-name="ce1"/>
        <table:table-column table:style-name="co41" table:default-cell-style-name="ce1"/>
        <table:table-column table:style-name="co30" table:default-cell-style-name="ce9"/>
        <table:table-column table:style-name="co37" table:number-columns-repeated="3" table:default-cell-style-name="ce9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8">
            <text:p>11,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- OCA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7333.3" table:formula="of:=SUM([.D3:.D57])" table:style-name="ce47">
            <text:p>7.333,30</text:p>
          </table:table-cell>
          <table:table-cell office:value-type="float" office:value="-6834.05" table:formula="of:=SUM([.E3:.E57])" table:style-name="ce47">
            <text:p>-6.834,05</text:p>
          </table:table-cell>
          <table:table-cell office:value-type="float" office:value="46462.64" table:formula="of:=SUM([.F3:.F57])" table:style-name="ce47">
            <text:p>46.462,64</text:p>
          </table:table-cell>
          <table:table-cell office:value-type="float" office:value="-6834.05" table:formula="of:=SUM([.G3:.G57])" table:style-name="ce47">
            <text:p>-6.834,05</text:p>
          </table:table-cell>
          <table:table-cell office:value-type="float" office:value="39628.589999999997" table:formula="of:=[.F2]+[.G2]" table:style-name="ce47">
            <text:p>39.628,5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6">
            <text:p>31-12-2021 İşbank</text:p>
          </table:table-cell>
          <table:table-cell table:number-columns-repeated="2" table:style-name="ce1"/>
          <table:table-cell table:style-name="ce9"/>
          <table:table-cell office:value-type="float" office:value="40129.339999999997" table:style-name="ce9">
            <text:p>40.129,34</text:p>
          </table:table-cell>
          <table:table-cell table:style-name="ce9"/>
          <table:table-cell office:value-type="float" office:value="40129.339999999997" table:formula="of:=[.F3]+[.G3]" table:style-name="ce9">
            <text:p>40.129,34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40129.339999999997" table:formula="of:=[.H3]+[.F4]+[.G4]" table:style-name="ce9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9">
            <text:p>298,99</text:p>
          </table:table-cell>
          <table:table-cell table:style-name="ce1"/>
          <table:table-cell office:value-type="float" office:value="298.99" table:style-name="ce9">
            <text:p>298,99</text:p>
          </table:table-cell>
          <table:table-cell table:style-name="ce9"/>
          <table:table-cell office:value-type="float" office:value="40428.329999999994" table:formula="of:=[.H4]+[.F5]+[.G5]" table:style-name="ce9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9">
            <text:p>630,74</text:p>
          </table:table-cell>
          <table:table-cell table:style-name="ce1"/>
          <table:table-cell office:value-type="float" office:value="630.74" table:style-name="ce9">
            <text:p>630,74</text:p>
          </table:table-cell>
          <table:table-cell table:style-name="ce9"/>
          <table:table-cell office:value-type="float" office:value="41059.069999999992" table:formula="of:=[.H5]+[.F6]+[.G6]" table:style-name="ce9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9">
            <text:p>230,29</text:p>
          </table:table-cell>
          <table:table-cell table:style-name="ce1"/>
          <table:table-cell office:value-type="float" office:value="230.29" table:style-name="ce9">
            <text:p>230,29</text:p>
          </table:table-cell>
          <table:table-cell table:style-name="ce9"/>
          <table:table-cell office:value-type="float" office:value="41289.359999999993" table:formula="of:=[.H6]+[.F7]+[.G7]" table:style-name="ce9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9">
            <text:p>152,91</text:p>
          </table:table-cell>
          <table:table-cell table:style-name="ce1"/>
          <table:table-cell office:value-type="float" office:value="152.91" table:style-name="ce9">
            <text:p>152,91</text:p>
          </table:table-cell>
          <table:table-cell table:style-name="ce9"/>
          <table:table-cell office:value-type="float" office:value="41442.269999999997" table:formula="of:=[.H7]+[.F8]+[.G8]" table:style-name="ce9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6">
            <text:p>13.01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250.4000000000001" table:style-name="ce9">
            <text:p>-1.250,40</text:p>
          </table:table-cell>
          <table:table-cell table:style-name="ce9"/>
          <table:table-cell office:value-type="float" office:value="-1250.4000000000001" table:style-name="ce9">
            <text:p>-1.250,40</text:p>
          </table:table-cell>
          <table:table-cell office:value-type="float" office:value="40191.869999999995" table:formula="of:=[.H8]+[.F9]+[.G9]" table:style-name="ce9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30.30000000000001" table:style-name="ce119">
            <text:p>-130,30</text:p>
          </table:table-cell>
          <table:table-cell table:style-name="ce119"/>
          <table:table-cell office:value-type="float" office:value="-130.30000000000001" table:style-name="ce119">
            <text:p>-130,30</text:p>
          </table:table-cell>
          <table:table-cell office:value-type="float" office:value="40061.569999999992" table:formula="of:=[.H9]+[.F10]+[.G10]" table:style-name="ce9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255.4" table:style-name="ce119">
            <text:p>-255,40</text:p>
          </table:table-cell>
          <table:table-cell table:style-name="ce119"/>
          <table:table-cell office:value-type="float" office:value="-255.4" table:style-name="ce119">
            <text:p>-255,40</text:p>
          </table:table-cell>
          <table:table-cell office:value-type="float" office:value="39806.169999999991" table:formula="of:=[.H10]+[.F11]+[.G11]" table:style-name="ce9">
            <text:p>39.806,1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806.169999999991" table:formula="of:=[.H11]+[.F12]+[.G12]" table:style-name="ce9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37.869999999999997" table:style-name="ce9">
            <text:p>-37,87</text:p>
          </table:table-cell>
          <table:table-cell table:style-name="ce9"/>
          <table:table-cell office:value-type="float" office:value="-37.869999999999997" table:style-name="ce9">
            <text:p>-37,87</text:p>
          </table:table-cell>
          <table:table-cell office:value-type="float" office:value="39768.299999999988" table:formula="of:=[.H12]+[.F13]+[.G13]" table:style-name="ce9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608.08000000000004" table:style-name="ce9">
            <text:p>-608,08</text:p>
          </table:table-cell>
          <table:table-cell table:style-name="ce9"/>
          <table:table-cell office:value-type="float" office:value="-608.08000000000004" table:style-name="ce9">
            <text:p>-608,08</text:p>
          </table:table-cell>
          <table:table-cell office:value-type="float" office:value="39160.219999999987" table:formula="of:=[.H13]+[.F14]+[.G14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160.219999999987" table:formula="of:=[.H14]+[.F15]+[.G15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119">
            <text:p>-50,00</text:p>
          </table:table-cell>
          <table:table-cell table:number-columns-repeated="2" table:style-name="ce119"/>
          <table:table-cell office:value-type="float" office:value="39160.219999999987" table:formula="of:=[.H15]+[.F16]+[.G16]" table:style-name="ce9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6">
            <text:p>04.01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119"/>
          <table:table-cell office:value-type="float" office:value="-50" table:style-name="ce119">
            <text:p>-50,00</text:p>
          </table:table-cell>
          <table:table-cell office:value-type="float" office:value="39110.219999999987" table:formula="of:=[.H16]+[.F17]+[.G17]" table:style-name="ce9">
            <text:p>39.11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9110.219999999987" table:formula="of:=[.H17]+[.F18]+[.G18]" table:style-name="ce9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7609.219999999987" table:formula="of:=[.H18]+[.F19]+[.G19]" table:style-name="ce9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6108.219999999987" table:formula="of:=[.H19]+[.F20]+[.G20]" table:style-name="ce9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34608.219999999987" table:formula="of:=[.H20]+[.F21]+[.G21]" table:style-name="ce9">
            <text:p>34.608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4608.219999999987" table:formula="of:=[.H21]+[.F22]+[.G22]" table:style-name="ce9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7628.589999999989" table:formula="of:=[.H22]+[.F23]+[.G23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37628.589999999989" table:formula="of:=[.H23]+[.F24]+[.G24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39628.589999999989" table:formula="of:=[.H24]+[.F25]+[.G25]" table:style-name="ce9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6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119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17" table:style-name="ro1">
          <table:table-cell table:style-name="ce116"/>
          <table:table-cell table:number-columns-repeated="16383" table:style-name="ce1"/>
        </table:table-row>
        <table:table-row table:number-rows-repeated="4" table:style-name="ro1">
          <table:table-cell table:style-name="ce116"/>
          <table:table-cell table:number-columns-repeated="16383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8" table:default-cell-style-name="ce1"/>
        <table:table-column table:style-name="co31" table:default-cell-style-name="ce1"/>
        <table:table-column table:style-name="co20" table:default-cell-style-name="ce1"/>
        <table:table-column table:style-name="co59" table:number-columns-repeated="2" table:default-cell-style-name="ce1"/>
        <table:table-column table:style-name="co19" table:default-cell-style-name="ce1"/>
        <table:table-column table:style-name="co37" table:default-cell-style-name="ce1"/>
        <table:table-column table:style-name="co22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17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../../..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3">
            <text:p>%23,47</text:p>
          </table:table-cell>
          <table:table-cell office:value-type="percentage" office:value="0.76529000000000003" table:style-name="ce203">
            <text:p>%76,53</text:p>
          </table:table-cell>
          <table:table-cell table:style-name="ce204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style-name="ce67">
            <text:p>7.333,30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499.25" table:style-name="ce69">
            <text:p>499,25</text:p>
          </table:table-cell>
          <table:table-cell office:value-type="float" office:value="46462.64" table:style-name="ce67">
            <text:p>46.462,64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39628.589999999997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style-name="ce67">
            <text:p>10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-10871.81" table:style-name="ce69">
            <text:p>-10.871,81</text:p>
          </table:table-cell>
          <table:table-cell office:value-type="float" office:value="11567.09" table:style-name="ce67">
            <text:p>11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29257.53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style-name="ce67">
            <text:p>36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-4121.5" table:style-name="ce69">
            <text:p>-4.121,50</text:p>
          </table:table-cell>
          <table:table-cell office:value-type="float" office:value="35859.61" table:style-name="ce67">
            <text:p>35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35007.839999999997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style-name="ce67">
            <text:p>15.937,59</text:p>
          </table:table-cell>
          <table:table-cell office:value-type="float" office:value="-11790.68" table:style-name="ce68">
            <text:p>-11.790,68</text:p>
          </table:table-cell>
          <table:table-cell office:value-type="float" office:value="25.4100000000035" table:style-name="ce69">
            <text:p>25,41</text:p>
          </table:table-cell>
          <table:table-cell office:value-type="float" office:value="17940.28" table:style-name="ce67">
            <text:p>17.940,28</text:p>
          </table:table-cell>
          <table:table-cell office:value-type="float" office:value="-11140.68" table:style-name="ce68">
            <text:p>-11.140,68</text:p>
          </table:table-cell>
          <table:table-cell office:value-type="float" office:value="41807.440000000002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style-name="ce67">
            <text:p>11.328,34</text:p>
          </table:table-cell>
          <table:table-cell office:value-type="float" office:value="-7712.66" table:style-name="ce68">
            <text:p>-7.712,66</text:p>
          </table:table-cell>
          <table:table-cell office:value-type="float" office:value="3641.09" table:style-name="ce69">
            <text:p>3.641,09</text:p>
          </table:table-cell>
          <table:table-cell office:value-type="float" office:value="9522.3700000000008" table:style-name="ce67">
            <text:p>9.522,37</text:p>
          </table:table-cell>
          <table:table-cell office:value-type="float" office:value="-7722.66" table:style-name="ce68">
            <text:p>-7.722,66</text:p>
          </table:table-cell>
          <table:table-cell office:value-type="float" office:value="43607.15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style-name="ce67">
            <text:p>17.837,05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-6579.96" table:style-name="ce69">
            <text:p>-6.579,96</text:p>
          </table:table-cell>
          <table:table-cell office:value-type="float" office:value="16654.189999999999" table:style-name="ce67">
            <text:p>16.654,19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32203.24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" table:style-name="ce67">
            <text:p>27.131,07</text:p>
          </table:table-cell>
          <table:table-cell office:value-type="float" office:value="-17400.82" table:style-name="ce68">
            <text:p>-17.400,82</text:p>
          </table:table-cell>
          <table:table-cell office:value-type="float" office:value="3150.29" table:style-name="ce69">
            <text:p>3.150,29</text:p>
          </table:table-cell>
          <table:table-cell office:value-type="float" office:value="16133.3" table:style-name="ce67">
            <text:p>16.133,30</text:p>
          </table:table-cell>
          <table:table-cell office:value-type="float" office:value="-20600.82" table:style-name="ce68">
            <text:p>-20.600,82</text:p>
          </table:table-cell>
          <table:table-cell office:value-type="float" office:value="27735.72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style-name="ce115">
            <text:p>9,86</text:p>
          </table:table-cell>
          <table:table-cell office:value-type="float" office:value="32.142180000000003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style-name="ce67">
            <text:p>34.617,91</text:p>
          </table:table-cell>
          <table:table-cell office:value-type="float" office:value="-11695.35" table:style-name="ce68">
            <text:p>-11.695,35</text:p>
          </table:table-cell>
          <table:table-cell office:value-type="float" office:value="26072.85" table:style-name="ce69">
            <text:p>26.072,85</text:p>
          </table:table-cell>
          <table:table-cell office:value-type="float" office:value="102061.66" table:style-name="ce67">
            <text:p>102.061,66</text:p>
          </table:table-cell>
          <table:table-cell office:value-type="float" office:value="-33894.33" table:style-name="ce68">
            <text:p>-33.894,33</text:p>
          </table:table-cell>
          <table:table-cell office:value-type="float" office:value="95903.05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style-name="ce67">
            <text:p>66.162,31</text:p>
          </table:table-cell>
          <table:table-cell office:value-type="float" office:value="-61978.720000000001" table:style-name="ce68">
            <text:p>-61.978,72</text:p>
          </table:table-cell>
          <table:table-cell office:value-type="float" office:value="30256.44" table:style-name="ce69">
            <text:p>30.256,44</text:p>
          </table:table-cell>
          <table:table-cell office:value-type="float" office:value="9260.5" table:style-name="ce67">
            <text:p>9.260,50</text:p>
          </table:table-cell>
          <table:table-cell office:value-type="float" office:value="-25729.24" table:style-name="ce68">
            <text:p>-25.729,24</text:p>
          </table:table-cell>
          <table:table-cell office:value-type="float" office:value="79434.31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2" table:style-name="ce67">
            <text:p>23.872,20</text:p>
          </table:table-cell>
          <table:table-cell office:value-type="float" office:value="-34541.120000000003" table:style-name="ce68">
            <text:p>-34.541,12</text:p>
          </table:table-cell>
          <table:table-cell office:value-type="float" office:value="19587.52" table:style-name="ce69">
            <text:p>19.587,52</text:p>
          </table:table-cell>
          <table:table-cell office:value-type="float" office:value="79418.41" table:style-name="ce67">
            <text:p>79.418,41</text:p>
          </table:table-cell>
          <table:table-cell office:value-type="float" office:value="-90424.320000000007" table:style-name="ce68">
            <text:p>-90.424,32</text:p>
          </table:table-cell>
          <table:table-cell office:value-type="float" office:value="68428.399999999994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style-name="ce115">
            <text:p>10,56</text:p>
          </table:table-cell>
          <table:table-cell office:value-type="float" office:value="34.438049999999997" table:style-name="ce115">
            <text:p>34,44</text:p>
          </table:table-cell>
          <table:table-cell table:style-name="ce1"/>
          <table:table-cell office:value-type="float" office:value="400.76679000000001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style-name="ce67">
            <text:p>179.191,62</text:p>
          </table:table-cell>
          <table:table-cell office:value-type="float" office:value="-14175.82" table:style-name="ce68">
            <text:p>-14.175,82</text:p>
          </table:table-cell>
          <table:table-cell office:value-type="float" office:value="184603.32" table:style-name="ce69">
            <text:p>184.603,32</text:p>
          </table:table-cell>
          <table:table-cell office:value-type="float" office:value="178439.6" table:style-name="ce67">
            <text:p>178.439,60</text:p>
          </table:table-cell>
          <table:table-cell office:value-type="float" office:value="-18452.8" table:style-name="ce68">
            <text:p>-18.452,80</text:p>
          </table:table-cell>
          <table:table-cell office:value-type="float" office:value="228415.2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style-name="ce1"/>
          <table:table-cell office:value-type="float" office:value="33.397232500000001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" table:style-name="ce67">
            <text:p>15.475,96</text:p>
          </table:table-cell>
          <table:table-cell office:value-type="float" office:value="-16961.34" table:style-name="ce68">
            <text:p>-16.961,34</text:p>
          </table:table-cell>
          <table:table-cell office:value-type="float" office:value="183117.94" table:style-name="ce69">
            <text:p>183.117,94</text:p>
          </table:table-cell>
          <table:table-cell office:value-type="float" office:value="22052.39" table:style-name="ce67">
            <text:p>22.052,39</text:p>
          </table:table-cell>
          <table:table-cell office:value-type="float" office:value="-21692.25" table:style-name="ce68">
            <text:p>-21.692,25</text:p>
          </table:table-cell>
          <table:table-cell office:value-type="float" office:value="228775.34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" table:style-name="ce83">
            <text:p>446.314,05</text:p>
          </table:table-cell>
          <table:table-cell office:value-type="float" office:value="-263196.11" table:style-name="ce39">
            <text:p>-263.196,11</text:p>
          </table:table-cell>
          <table:table-cell office:value-type="float" office:value="183117.94" table:style-name="ce207">
            <text:p>183.117,94</text:p>
          </table:table-cell>
          <table:table-cell office:value-type="float" office:value="545372.04" table:style-name="ce83">
            <text:p>545.372,04</text:p>
          </table:table-cell>
          <table:table-cell office:value-type="float" office:value="-316596.7" table:style-name="ce39">
            <text:p>-316.596,70</text:p>
          </table:table-cell>
          <table:table-cell office:value-type="float" office:value="228775.34" table:style-name="ce207">
            <text:p>228.775,34</text:p>
          </table:table-cell>
          <table:table-cell table:style-name="ce71"/>
          <table:table-cell table:style-name="ce143"/>
          <table:table-cell office:value-type="float" office:value="351" table:style-name="ce143">
            <text:p>351</text:p>
          </table:table-cell>
          <table:table-cell office:value-type="float" office:value="82.383210000000005" table:style-name="ce208">
            <text:p>82,38</text:p>
          </table:table-cell>
          <table:table-cell office:value-type="float" office:value="268.61678999999998" table:style-name="ce208">
            <text:p>268,62</text:p>
          </table:table-cell>
          <table:table-cell office:value-type="float" office:value="86.05" table:style-name="ce208">
            <text:p>86,05</text:p>
          </table:table-cell>
          <table:table-cell office:value-type="float" office:value="46.1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style-name="ce210">
            <text:p>37.192,84</text:p>
          </table:table-cell>
          <table:table-cell office:value-type="float" office:value="-21933.009166666699" table:style-name="ce211">
            <text:p>-21.933,01</text:p>
          </table:table-cell>
          <table:table-cell table:style-name="ce211"/>
          <table:table-cell office:value-type="float" office:value="45447.67" table:style-name="ce211">
            <text:p>45.447,67</text:p>
          </table:table-cell>
          <table:table-cell office:value-type="float" office:value="-26383.058333333302" table:style-name="ce211">
            <text:p>-26.383,06</text:p>
          </table:table-cell>
          <table:table-cell office:value-type="float" office:value="19064.6116666667" table:style-name="ce211">
            <text:p>19.064,61</text:p>
          </table:table-cell>
          <table:table-cell table:style-name="ce94"/>
          <table:table-cell table:style-name="ce145"/>
          <table:table-cell office:value-type="float" office:value="29.25" table:style-name="ce211">
            <text:p>29,25</text:p>
          </table:table-cell>
          <table:table-cell office:value-type="float" office:value="6.8652674999999999" table:style-name="ce211">
            <text:p>6,87</text:p>
          </table:table-cell>
          <table:table-cell office:value-type="float" office:value="22.384732499999998" table:style-name="ce211">
            <text:p>22,38</text:p>
          </table:table-cell>
          <table:table-cell office:value-type="float" office:value="7.1708333333333298" table:style-name="ce211">
            <text:p>7,17</text:p>
          </table:table-cell>
          <table:table-cell office:value-type="float" office:value="3.8416666666666699" table:style-name="ce211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2P0"/>
    </number:number-style>
    <number:number-style style:name="N43">
      <number:number number:decimal-places="3" number:min-decimal-places="3" number:min-integer-digits="1" number:grouping="true"/>
    </number:number-style>
    <number:percentage-style style:name="N44">
      <number:number number:decimal-places="4" number:min-decimal-places="4" number:min-integer-digits="1"/>
      <number:text>%</number:text>
    </number:percentage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P0">
      <number:number number:decimal-places="9" number:min-decimal-places="9" number:min-integer-digits="1" number:grouping="true"/>
    </number:number-style>
    <number:number-style style:name="N48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8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17T14:52:01Z</dc:date>
    <meta:print-date>2023-12-11T05:55:06Z</meta:print-date>
    <meta:editing-cycles>260</meta:editing-cycles>
    <meta:editing-duration>PT64509S</meta:editing-duration>
  </office:meta>
</office:document-meta>
</file>